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</style:style>
    <style:style style:name="ce107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33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133">
      <style:table-cell-properties fo:border="0.74pt solid #000000"/>
    </style:style>
    <style:style style:name="ce132" style:family="table-cell" style:parent-style-name="Default" style:data-style-name="N135">
      <style:table-cell-properties fo:border="0.74pt solid #000000"/>
    </style:style>
    <style:style style:name="ce93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0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254&quot;;&quot;255&quot;;&quot;256&quot;)" table:allow-empty-cell="false" table:display-list="unsorted" table:base-cell-address="Summary.C4">
          <table:error-message table:message-type="stop" table:display="true"/>
        </table:content-validation>
      </table:content-validations>
      <table:table table:name="Summary" table:style-name="ta1">
        <table:shapes>
          <draw:frame draw:z-index="0" draw:style-name="gr1" draw:text-style-name="P1" svg:width="170.12mm" svg:height="89.99mm" svg:x="11.29mm" svg:y="108.09mm">
            <draw:object draw:notify-on-update-of-ranges="Summary.A17:Summary.A21 Summary.D16:Summary.D16 Summary.D17:Summary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arameters</text:p>
          </table:table-cell>
          <table:covered-table-cell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office:annotation draw:style-name="gr2" draw:text-style-name="P3" svg:width="28.99mm" svg:height="37.56mm" svg:x="28.57mm" svg:y="0mm" draw:caption-point-x="-6.1mm" draw:caption-point-y="4.61mm">
              <dc:date>2021-11-29T00:00:00</dc:date>
              <text:p text:style-name="P2">Absorption fraction is the amount of absorbed power that is retained by the atmosphere. Range is 0-1</text:p>
              <text:p text:style-name="P2"/>
            </office:annotation>
            <text:p>Absorption fraction</text:p>
          </table:table-cell>
          <table:table-cell table:style-name="ce57" office:value-type="string" calcext:value-type="string" table:number-columns-spanned="1" table:number-rows-spanned="2">
            <text:p>Emissivity</text:p>
          </table:table-cell>
          <table:table-cell table:style-name="ce15" office:value-type="string" calcext:value-type="string" table:number-columns-spanned="1" table:number-rows-spanned="2">
            <text:p>Zero atmosphere temperature (K)</text:p>
          </table:table-cell>
          <table:table-cell/>
        </table:table-row>
        <table:table-row table:style-name="ro1">
          <table:covered-table-cell table:style-name="ce30"/>
          <table:covered-table-cell table:style-name="ce1"/>
          <table:covered-table-cell/>
          <table:table-cell/>
        </table:table-row>
        <table:table-row table:style-name="ro1">
          <table:table-cell table:style-name="ce19" office:value-type="float" office:value="0.53" calcext:value-type="float">
            <text:p>0.53</text:p>
          </table:table-cell>
          <table:table-cell table:style-name="ce47" office:value-type="float" office:value="0.98" calcext:value-type="float">
            <text:p>0.98</text:p>
          </table:table-cell>
          <table:table-cell table:style-name="ce47" table:content-validation-name="val1" office:value-type="float" office:value="255" calcext:value-type="float">
            <text:p>255</text:p>
          </table:table-cell>
          <table:table-cell/>
        </table:table-row>
        <table:table-row table:style-name="ro1">
          <table:table-cell table:style-name="ce19"/>
          <table:table-cell table:style-name="ce47" table:number-columns-repeated="2"/>
          <table:table-cell/>
        </table:table-row>
        <table:table-row table:style-name="ro1">
          <table:table-cell table:style-name="ce40" office:value-type="string" calcext:value-type="string" table:number-columns-spanned="4" table:number-rows-spanned="6">
            <text:p>Sensitivity is calculated as the difference between the ‘pre industrial’ reference temperature of 14°C (287.15°K) and the ‘zero atmosphere’ temperature (settable above), divided by the difference between the Radiative Forcing of the ‘zero’ atmosphere (0) and the Radiative Forcing at 287.15°K 80% RH</text:p>
          </table:table-cell>
          <table:covered-table-cell table:number-columns-repeated="2" table:style-name="ce47"/>
          <table:covered-table-cell/>
        </table:table-row>
        <table:table-row table:style-name="ro1">
          <table:covered-table-cell table:style-name="ce30"/>
          <table:covered-table-cell table:number-columns-repeated="2" table:style-name="ce47"/>
          <table:covered-table-cell/>
        </table:table-row>
        <table:table-row table:style-name="ro2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Sensitivity ΔT / Δ RF:</text:p>
          </table:table-cell>
          <table:covered-table-cell/>
          <table:table-cell table:style-name="ce65" table:formula="of:=([$CO2_275ppm.A30] - [.C4]) / [$CO2_275ppm.G30]" office:value-type="float" office:value="0.223930939852249" calcext:value-type="float">
            <text:p>0.2239</text:p>
          </table:table-cell>
          <table:table-cell/>
        </table:table-row>
        <table:table-row table:style-name="ro1">
          <table:table-cell table:style-name="ce7"/>
          <table:table-cell/>
          <table:table-cell table:style-name="ce65"/>
          <table:table-cell/>
        </table:table-row>
        <table:table-row table:style-name="ro1">
          <table:table-cell table:style-name="ce46" office:value-type="string" calcext:value-type="string" table:number-columns-spanned="4" table:number-rows-spanned="2">
            <text:p>Increase in temperature for an increase in atmospheric CO2 concentration from 275 ppmv to:</text:p>
          </table:table-cell>
          <table:covered-table-cell table:style-name="ce60"/>
          <table:covered-table-cell table:style-name="ce54"/>
          <table:covered-table-cell table:style-name="ce60"/>
        </table:table-row>
        <table:table-row table:style-name="ro1">
          <table:covered-table-cell table:style-name="ce48"/>
          <table:covered-table-cell table:style-name="ce60"/>
          <table:covered-table-cell table:style-name="ce54"/>
          <table:covered-table-cell table:style-name="ce60"/>
        </table:table-row>
        <table:table-row table:style-name="ro1">
          <table:table-cell table:style-name="ce49" office:value-type="string" calcext:value-type="string">
            <text:p>CO2 ppmv</text:p>
          </table:table-cell>
          <table:table-cell table:style-name="ce61" office:value-type="string" calcext:value-type="string">
            <text:p>Δ RF</text:p>
          </table:table-cell>
          <table:table-cell table:style-name="ce61" office:value-type="string" calcext:value-type="string">
            <text:p>Δ T</text:p>
          </table:table-cell>
          <table:table-cell table:style-name="ce61" office:value-type="string" calcext:value-type="string">
            <text:p>T (°C )</text:p>
          </table:table-cell>
        </table:table-row>
        <table:table-row table:style-name="ro1">
          <table:table-cell table:style-name="ce50" office:value-type="float" office:value="275" calcext:value-type="float">
            <text:p>275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table:formula="of:=287.15 - 273.15" office:value-type="float" office:value="14" calcext:value-type="float">
            <text:p>14</text:p>
          </table:table-cell>
        </table:table-row>
        <table:table-row table:style-name="ro1">
          <table:table-cell table:style-name="ce55" office:value-type="float" office:value="400" calcext:value-type="float">
            <text:p>400</text:p>
          </table:table-cell>
          <table:table-cell table:style-name="ce64" table:formula="of:=[$CO2_400ppm.F44]" office:value-type="float" office:value="1.29048676881172" calcext:value-type="float">
            <text:p>1.29</text:p>
          </table:table-cell>
          <table:table-cell table:style-name="ce64" table:formula="of:=[$CO2_400ppm.G44]" office:value-type="float" office:value="0.496019710653911" calcext:value-type="float">
            <text:p>0.50</text:p>
          </table:table-cell>
          <table:table-cell table:style-name="ce64" table:formula="of:=[.D17]+[$CO2_400ppm.G44]" office:value-type="float" office:value="14.4960197106539" calcext:value-type="float">
            <text:p>14.50</text:p>
          </table:table-cell>
        </table:table-row>
        <table:table-row table:style-name="ro1">
          <table:table-cell table:style-name="ce56" office:value-type="float" office:value="550" calcext:value-type="float">
            <text:p>550</text:p>
          </table:table-cell>
          <table:table-cell table:style-name="ce64" table:formula="of:=[$CO2_550ppm.F44]" office:value-type="float" office:value="2.38477602234713" calcext:value-type="float">
            <text:p>2.38</text:p>
          </table:table-cell>
          <table:table-cell table:style-name="ce64" table:formula="of:=[$CO2_550ppm.G44]" office:value-type="float" office:value="0.915093056866283" calcext:value-type="float">
            <text:p>0.92</text:p>
          </table:table-cell>
          <table:table-cell table:style-name="ce64" table:formula="of:=[.D17]+[$CO2_550ppm.G44]" office:value-type="float" office:value="14.9150930568663" calcext:value-type="float">
            <text:p>14.92</text:p>
          </table:table-cell>
        </table:table-row>
        <table:table-row table:style-name="ro1">
          <table:table-cell table:style-name="ce56" office:value-type="float" office:value="800" calcext:value-type="float">
            <text:p>800</text:p>
          </table:table-cell>
          <table:table-cell table:style-name="ce64" table:formula="of:=[$CO2_800ppm.F44]" office:value-type="float" office:value="3.69709234077268" calcext:value-type="float">
            <text:p>3.70</text:p>
          </table:table-cell>
          <table:table-cell table:style-name="ce64" table:formula="of:=[$CO2_800ppm.G44]" office:value-type="float" office:value="1.41392289783215" calcext:value-type="float">
            <text:p>1.41</text:p>
          </table:table-cell>
          <table:table-cell table:style-name="ce64" table:formula="of:=[.D17]+[$CO2_800ppm.G44]" office:value-type="float" office:value="15.4139228978322" calcext:value-type="float">
            <text:p>15.41</text:p>
          </table:table-cell>
        </table:table-row>
        <table:table-row table:style-name="ro1">
          <table:table-cell table:style-name="ce56" office:value-type="float" office:value="1600" calcext:value-type="float">
            <text:p>1600</text:p>
          </table:table-cell>
          <table:table-cell table:style-name="ce64" table:formula="of:=[$CO2_1600ppm.F44]" office:value-type="float" office:value="6.45252161571082" calcext:value-type="float">
            <text:p>6.45</text:p>
          </table:table-cell>
          <table:table-cell table:style-name="ce64" table:formula="of:=[$CO2_1600ppm.G44]" office:value-type="float" office:value="2.43992251135791" calcext:value-type="float">
            <text:p>2.44</text:p>
          </table:table-cell>
          <table:table-cell table:style-name="ce64" table:formula="of:=[.D17]+[$CO2_1600ppm.G44]" office:value-type="float" office:value="16.4399225113579" calcext:value-type="float">
            <text:p>16.44</text:p>
          </table:table-cell>
        </table:table-row>
      </table:table>
      <table:table table:name="CO2_0ppm" table:style-name="ta1">
        <table:table-column table:style-name="co1" table:number-columns-repeated="2" table:default-cell-style-name="ce13"/>
        <table:table-column table:style-name="co1" table:number-columns-repeated="8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0 ppmv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3">
          <table:table-cell table:style-name="ce52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</table:table-row>
        <table:table-row table:style-name="ro1">
          <table:table-cell table:style-name="ce47" office:value-type="float" office:value="283.15" calcext:value-type="float">
            <text:p>283.15</text:p>
          </table:table-cell>
          <table:table-cell table:style-name="ce32" office:value-type="float" office:value="334.538116226112" calcext:value-type="float">
            <text:p>334.54</text:p>
          </table:table-cell>
          <table:table-cell table:style-name="ce32" office:value-type="float" office:value="195.098549578349" calcext:value-type="float">
            <text:p>195.10</text:p>
          </table:table-cell>
          <table:table-cell table:style-name="ce32" office:value-type="float" office:value="176.396862795393" calcext:value-type="float">
            <text:p>176.40</text:p>
          </table:table-cell>
          <table:table-cell table:style-name="ce32" office:value-type="float" office:value="157.615595264669" calcext:value-type="float">
            <text:p>157.62</text:p>
          </table:table-cell>
          <table:table-cell table:style-name="ce32" office:value-type="float" office:value="146.885942617618" calcext:value-type="float">
            <text:p>146.89</text:p>
          </table:table-cell>
          <table:table-cell table:style-name="ce32" office:value-type="float" office:value="139.457001520814" calcext:value-type="float">
            <text:p>139.46</text:p>
          </table:table-cell>
          <table:table-cell table:style-name="ce37" office:value-type="float" office:value="133.811240884674" calcext:value-type="float">
            <text:p>133.81</text:p>
          </table:table-cell>
          <table:table-cell table:style-name="ce13" table:formula="of:=0.0000000567037441900004*POWER([.A4];4)" office:value-type="float" office:value="364.483607161424" calcext:value-type="float">
            <text:p>364.48</text:p>
          </table:table-cell>
          <table:table-cell table:style-name="ce13" office:value-type="float" office:value="362.34484692245" calcext:value-type="float">
            <text:p>362.34</text:p>
          </table:table-cell>
        </table:table-row>
        <table:table-row table:style-name="ro1">
          <table:table-cell table:style-name="ce28" office:value-type="float" office:value="287.15" calcext:value-type="float">
            <text:p>287.15</text:p>
          </table:table-cell>
          <table:table-cell table:style-name="ce32" office:value-type="float" office:value="353.416041536072" calcext:value-type="float">
            <text:p>353.42</text:p>
          </table:table-cell>
          <table:table-cell table:style-name="ce32" office:value-type="float" office:value="197.493427806554" calcext:value-type="float">
            <text:p>197.49</text:p>
          </table:table-cell>
          <table:table-cell table:style-name="ce32" office:value-type="float" office:value="177.607881020303" calcext:value-type="float">
            <text:p>177.61</text:p>
          </table:table-cell>
          <table:table-cell table:style-name="ce32" office:value-type="float" office:value="158.000005030399" calcext:value-type="float">
            <text:p>158.00</text:p>
          </table:table-cell>
          <table:table-cell table:style-name="ce32" office:value-type="float" office:value="146.903094596384" calcext:value-type="float">
            <text:p>146.90</text:p>
          </table:table-cell>
          <table:table-cell table:style-name="ce32" office:value-type="float" office:value="139.232856102467" calcext:value-type="float">
            <text:p>139.23</text:p>
          </table:table-cell>
          <table:table-cell table:style-name="ce37" office:value-type="float" office:value="133.39599492967" calcext:value-type="float">
            <text:p>133.40</text:p>
          </table:table-cell>
          <table:table-cell table:style-name="ce13" table:formula="of:=0.0000000567037441900004*POWER([.A5];4)" office:value-type="float" office:value="385.520093917783" calcext:value-type="float">
            <text:p>385.52</text:p>
          </table:table-cell>
          <table:table-cell table:style-name="ce10" office:value-type="float" office:value="383.339838515444" calcext:value-type="float">
            <text:p>383.34</text:p>
          </table:table-cell>
        </table:table-row>
        <table:table-row table:style-name="ro1">
          <table:table-cell table:style-name="ce28" office:value-type="float" office:value="288.15" calcext:value-type="float">
            <text:p>288.15</text:p>
          </table:table-cell>
          <table:table-cell table:style-name="ce32" office:value-type="float" office:value="358.255923380569" calcext:value-type="float">
            <text:p>358.26</text:p>
          </table:table-cell>
          <table:table-cell table:style-name="ce32" office:value-type="float" office:value="197.913172410991" calcext:value-type="float">
            <text:p>197.91</text:p>
          </table:table-cell>
          <table:table-cell table:style-name="ce32" office:value-type="float" office:value="177.75380352234" calcext:value-type="float">
            <text:p>177.75</text:p>
          </table:table-cell>
          <table:table-cell table:style-name="ce32" office:value-type="float" office:value="157.955302153635" calcext:value-type="float">
            <text:p>157.96</text:p>
          </table:table-cell>
          <table:table-cell table:style-name="ce32" office:value-type="float" office:value="146.766082775302" calcext:value-type="float">
            <text:p>146.77</text:p>
          </table:table-cell>
          <table:table-cell table:style-name="ce32" office:value-type="float" office:value="139.1323772688" calcext:value-type="float">
            <text:p>139.13</text:p>
          </table:table-cell>
          <table:table-cell table:style-name="ce37" office:value-type="float" office:value="133.24151870195" calcext:value-type="float">
            <text:p>133.24</text:p>
          </table:table-cell>
          <table:table-cell table:style-name="ce13" table:formula="of:=0.0000000567037441900004*POWER([.A6];4)" office:value-type="float" office:value="390.918507769009" calcext:value-type="float">
            <text:p>390.92</text:p>
          </table:table-cell>
          <table:table-cell table:style-name="ce10" office:value-type="float" office:value="388.727817510757" calcext:value-type="float">
            <text:p>388.73</text:p>
          </table:table-cell>
        </table:table-row>
        <table:table-row table:style-name="ro1">
          <table:table-cell table:style-name="ce28" office:value-type="float" office:value="289.15" calcext:value-type="float">
            <text:p>289.15</text:p>
          </table:table-cell>
          <table:table-cell table:style-name="ce32" office:value-type="float" office:value="363.143910504436" calcext:value-type="float">
            <text:p>363.14</text:p>
          </table:table-cell>
          <table:table-cell table:style-name="ce32" office:value-type="float" office:value="198.524495428984" calcext:value-type="float">
            <text:p>198.52</text:p>
          </table:table-cell>
          <table:table-cell table:style-name="ce32" office:value-type="float" office:value="178.084231798393" calcext:value-type="float">
            <text:p>178.08</text:p>
          </table:table-cell>
          <table:table-cell table:style-name="ce32" office:value-type="float" office:value="158.094567758424" calcext:value-type="float">
            <text:p>158.09</text:p>
          </table:table-cell>
          <table:table-cell table:style-name="ce32" office:value-type="float" office:value="146.81355289858" calcext:value-type="float">
            <text:p>146.81</text:p>
          </table:table-cell>
          <table:table-cell table:style-name="ce32" office:value-type="float" office:value="139.010809238954" calcext:value-type="float">
            <text:p>139.01</text:p>
          </table:table-cell>
          <table:table-cell table:style-name="ce37" office:value-type="float" office:value="133.063091346442" calcext:value-type="float">
            <text:p>133.06</text:p>
          </table:table-cell>
          <table:table-cell table:style-name="ce13" table:formula="of:=0.0000000567037441900004*POWER([.A7];4)" office:value-type="float" office:value="396.373419363692" calcext:value-type="float">
            <text:p>396.37</text:p>
          </table:table-cell>
          <table:table-cell table:style-name="ce10" office:value-type="float" office:value="394.172268935681" calcext:value-type="float">
            <text:p>394.17</text:p>
          </table:table-cell>
        </table:table-row>
        <table:table-row table:style-name="ro1">
          <table:table-cell table:style-name="ce28" office:value-type="float" office:value="290.15" calcext:value-type="float">
            <text:p>290.15</text:p>
          </table:table-cell>
          <table:table-cell table:style-name="ce33" office:value-type="float" office:value="368.080820594255" calcext:value-type="float">
            <text:p>368.08</text:p>
          </table:table-cell>
          <table:table-cell table:style-name="ce33" office:value-type="float" office:value="198.992016294531" calcext:value-type="float">
            <text:p>198.99</text:p>
          </table:table-cell>
          <table:table-cell table:style-name="ce33" office:value-type="float" office:value="178.291617292081" calcext:value-type="float">
            <text:p>178.29</text:p>
          </table:table-cell>
          <table:table-cell table:style-name="ce33" office:value-type="float" office:value="158.116312934998" calcext:value-type="float">
            <text:p>158.12</text:p>
          </table:table-cell>
          <table:table-cell table:style-name="ce33" office:value-type="float" office:value="146.740652123475" calcext:value-type="float">
            <text:p>146.74</text:p>
          </table:table-cell>
          <table:table-cell table:style-name="ce33" office:value-type="float" office:value="138.86710323946" calcext:value-type="float">
            <text:p>138.87</text:p>
          </table:table-cell>
          <table:table-cell table:style-name="ce38" office:value-type="float" office:value="132.858456080853" calcext:value-type="float">
            <text:p>132.86</text:p>
          </table:table-cell>
          <table:table-cell table:style-name="ce13" table:formula="of:=0.0000000567037441900004*POWER([.A8];4)" office:value-type="float" office:value="401.88522152269" calcext:value-type="float">
            <text:p>401.89</text:p>
          </table:table-cell>
          <table:table-cell table:style-name="ce10" office:value-type="float" office:value="399.673585135707" calcext:value-type="float">
            <text:p>399.67</text:p>
          </table:table-cell>
        </table:table-row>
        <table:table-row table:style-name="ro1">
          <table:table-cell table:style-name="ce28" office:value-type="float" office:value="291.15" calcext:value-type="float">
            <text:p>291.15</text:p>
          </table:table-cell>
          <table:table-cell table:style-name="ce33" office:value-type="float" office:value="373.067044479112" calcext:value-type="float">
            <text:p>373.07</text:p>
          </table:table-cell>
          <table:table-cell table:style-name="ce33" office:value-type="float" office:value="199.435556494349" calcext:value-type="float">
            <text:p>199.44</text:p>
          </table:table-cell>
          <table:table-cell table:style-name="ce33" office:value-type="float" office:value="178.482528894691" calcext:value-type="float">
            <text:p>178.48</text:p>
          </table:table-cell>
          <table:table-cell table:style-name="ce33" office:value-type="float" office:value="158.12438274101" calcext:value-type="float">
            <text:p>158.12</text:p>
          </table:table-cell>
          <table:table-cell table:style-name="ce33" office:value-type="float" office:value="146.651467273246" calcext:value-type="float">
            <text:p>146.65</text:p>
          </table:table-cell>
          <table:table-cell table:style-name="ce32" office:value-type="float" office:value="138.703876629912" calcext:value-type="float">
            <text:p>138.70</text:p>
          </table:table-cell>
          <table:table-cell table:style-name="ce37" office:value-type="float" office:value="132.630288049053" calcext:value-type="float">
            <text:p>132.63</text:p>
          </table:table-cell>
          <table:table-cell table:style-name="ce13" table:formula="of:=0.0000000567037441900004*POWER([.A9];4)" office:value-type="float" office:value="407.454308427751" calcext:value-type="float">
            <text:p>407.45</text:p>
          </table:table-cell>
          <table:table-cell table:style-name="ce10" office:value-type="float" office:value="405.232159797989" calcext:value-type="float">
            <text:p>405.23</text:p>
          </table:table-cell>
        </table:table-row>
        <table:table-row table:style-name="ro1">
          <table:table-cell table:style-name="ce28" office:value-type="float" office:value="292.15" calcext:value-type="float">
            <text:p>292.15</text:p>
          </table:table-cell>
          <table:table-cell table:style-name="ce33" office:value-type="float" office:value="378.102824794889" calcext:value-type="float">
            <text:p>378.10</text:p>
          </table:table-cell>
          <table:table-cell table:style-name="ce33" office:value-type="float" office:value="199.86026037023" calcext:value-type="float">
            <text:p>199.86</text:p>
          </table:table-cell>
          <table:table-cell table:style-name="ce33" office:value-type="float" office:value="178.66125011643" calcext:value-type="float">
            <text:p>178.66</text:p>
          </table:table-cell>
          <table:table-cell table:style-name="ce33" office:value-type="float" office:value="158.121808281147" calcext:value-type="float">
            <text:p>158.12</text:p>
          </table:table-cell>
          <table:table-cell table:style-name="ce33" office:value-type="float" office:value="146.548972584395" calcext:value-type="float">
            <text:p>146.55</text:p>
          </table:table-cell>
          <table:table-cell table:style-name="ce32" office:value-type="float" office:value="138.523173192074" calcext:value-type="float">
            <text:p>138.52</text:p>
          </table:table-cell>
          <table:table-cell table:style-name="ce37" office:value-type="float" office:value="132.381209890049" calcext:value-type="float">
            <text:p>132.38</text:p>
          </table:table-cell>
          <table:table-cell table:style-name="ce13" table:formula="of:=0.0000000567037441900004*POWER([.A10];4)" office:value-type="float" office:value="413.081075621513" calcext:value-type="float">
            <text:p>413.08</text:p>
          </table:table-cell>
          <table:table-cell table:style-name="ce10" office:value-type="float" office:value="410.848387950499" calcext:value-type="float">
            <text:p>410.85</text:p>
          </table:table-cell>
        </table:table-row>
        <table:table-row table:style-name="ro1">
          <table:table-cell table:style-name="ce28" office:value-type="float" office:value="293.15" calcext:value-type="float">
            <text:p>293.15</text:p>
          </table:table-cell>
          <table:table-cell table:style-name="ce32" office:value-type="float" office:value="383.188684895128" calcext:value-type="float">
            <text:p>383.19</text:p>
          </table:table-cell>
          <table:table-cell table:style-name="ce32" office:value-type="float" office:value="200.265490774054" calcext:value-type="float">
            <text:p>200.27</text:p>
          </table:table-cell>
          <table:table-cell table:style-name="ce32" office:value-type="float" office:value="178.82615641552" calcext:value-type="float">
            <text:p>178.83</text:p>
          </table:table-cell>
          <table:table-cell table:style-name="ce32" office:value-type="float" office:value="158.109099757552" calcext:value-type="float">
            <text:p>158.11</text:p>
          </table:table-cell>
          <table:table-cell table:style-name="ce32" office:value-type="float" office:value="146.432834581708" calcext:value-type="float">
            <text:p>146.43</text:p>
          </table:table-cell>
          <table:table-cell table:style-name="ce32" office:value-type="float" office:value="138.324571511804" calcext:value-type="float">
            <text:p>138.32</text:p>
          </table:table-cell>
          <table:table-cell table:style-name="ce37" office:value-type="float" office:value="132.109186048644" calcext:value-type="float">
            <text:p>132.11</text:p>
          </table:table-cell>
          <table:table-cell table:style-name="ce13" table:formula="of:=0.0000000567037441900004*POWER([.A11];4)" office:value-type="float" office:value="418.765920007503" calcext:value-type="float">
            <text:p>418.77</text:p>
          </table:table-cell>
          <table:table-cell table:style-name="ce10" office:value-type="float" office:value="416.522665961189" calcext:value-type="float">
            <text:p>416.52</text:p>
          </table:table-cell>
        </table:table-row>
        <table:table-row table:style-name="ro1">
          <table:table-cell table:style-name="ce28" office:value-type="float" office:value="298.15" calcext:value-type="float">
            <text:p>298.15</text:p>
          </table:table-cell>
          <table:table-cell table:style-name="ce32" office:value-type="float" office:value="409.371829040786" calcext:value-type="float">
            <text:p>409.37</text:p>
          </table:table-cell>
          <table:table-cell table:style-name="ce32" office:value-type="float" office:value="202.034424267964" calcext:value-type="float">
            <text:p>202.03</text:p>
          </table:table-cell>
          <table:table-cell table:style-name="ce32" office:value-type="float" office:value="179.474509793677" calcext:value-type="float">
            <text:p>179.47</text:p>
          </table:table-cell>
          <table:table-cell table:style-name="ce32" office:value-type="float" office:value="157.835531226987" calcext:value-type="float">
            <text:p>157.84</text:p>
          </table:table-cell>
          <table:table-cell table:style-name="ce32" office:value-type="float" office:value="145.567347239072" calcext:value-type="float">
            <text:p>145.57</text:p>
          </table:table-cell>
          <table:table-cell table:style-name="ce32" office:value-type="float" office:value="136.965339640547" calcext:value-type="float">
            <text:p>136.97</text:p>
          </table:table-cell>
          <table:table-cell table:style-name="ce37" office:value-type="float" office:value="130.30809172377" calcext:value-type="float">
            <text:p>130.31</text:p>
          </table:table-cell>
          <table:table-cell table:style-name="ce13" table:formula="of:=0.0000000567037441900004*POWER([.A12];4)" office:value-type="float" office:value="448.075286706652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</table:table-row>
        <table:table-row table:style-name="ro1">
          <table:table-cell table:style-name="ce28"/>
          <table:table-cell table:style-name="ce32"/>
          <table:table-cell table:style-name="ce52" table:number-columns-repeated="5"/>
          <table:table-cell table:style-name="ce74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1">
          <table:table-cell table:style-name="ce40" table:formula="of:=[.A2]" office:value-type="string" office:string-value="0 ppmv" calcext:value-type="string" table:number-columns-spanned="8" table:number-rows-spanned="1">
            <text:p>0 ppmv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3">
          <table:table-cell table:style-name="ce52" office:value-type="string" calcext:value-type="string">
            <text:p>Temperature (K)</text:p>
          </table:table-cell>
          <table:table-cell table:style-name="ce52" office:value-type="string" calcext:value-type="string">
            <text:p>0% RH</text:p>
          </table:table-cell>
          <table:table-cell table:style-name="ce52" office:value-type="string" calcext:value-type="string">
            <text:p>10% RH</text:p>
          </table:table-cell>
          <table:table-cell table:style-name="ce52" office:value-type="string" calcext:value-type="string">
            <text:p>20% RH</text:p>
          </table:table-cell>
          <table:table-cell table:style-name="ce52" office:value-type="string" calcext:value-type="string">
            <text:p>40% RH</text:p>
          </table:table-cell>
          <table:table-cell table:style-name="ce52" office:value-type="string" calcext:value-type="string">
            <text:p>60% RH</text:p>
          </table:table-cell>
          <table:table-cell table:style-name="ce52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number-columns-repeated="2"/>
        </table:table-row>
        <table:table-row table:style-name="ro1">
          <table:table-cell table:style-name="ce47" office:value-type="float" office:value="283.15" calcext:value-type="float">
            <text:p>283.15</text:p>
          </table:table-cell>
          <table:table-cell table:style-name="ce11" table:formula="of:=([.$I4] - [.B4])" office:value-type="float" office:value="29.9454909353118" calcext:value-type="float">
            <text:p>29.95</text:p>
          </table:table-cell>
          <table:table-cell table:style-name="ce11" table:formula="of:=([.$I4] - [.C4])" office:value-type="float" office:value="169.385057583075" calcext:value-type="float">
            <text:p>169.39</text:p>
          </table:table-cell>
          <table:table-cell table:style-name="ce11" table:formula="of:=([.$I4] - [.D4])" office:value-type="float" office:value="188.086744366031" calcext:value-type="float">
            <text:p>188.09</text:p>
          </table:table-cell>
          <table:table-cell table:style-name="ce11" table:formula="of:=([.$I4] - [.E4])" office:value-type="float" office:value="206.868011896755" calcext:value-type="float">
            <text:p>206.87</text:p>
          </table:table-cell>
          <table:table-cell table:style-name="ce11" table:formula="of:=([.$I4] - [.F4])" office:value-type="float" office:value="217.597664543806" calcext:value-type="float">
            <text:p>217.60</text:p>
          </table:table-cell>
          <table:table-cell table:style-name="ce11" table:formula="of:=([.$I4] - [.G4])" office:value-type="float" office:value="225.02660564061" calcext:value-type="float">
            <text:p>225.03</text:p>
          </table:table-cell>
          <table:table-cell table:style-name="ce11" table:formula="of:=([.$I4] - [.H4])" office:value-type="float" office:value="230.67236627675" calcext:value-type="float">
            <text:p>230.67</text:p>
          </table:table-cell>
          <table:table-cell table:number-columns-repeated="2"/>
        </table:table-row>
        <table:table-row table:style-name="ro1">
          <table:table-cell table:style-name="ce28" office:value-type="float" office:value="287.15" calcext:value-type="float">
            <text:p>287.15</text:p>
          </table:table-cell>
          <table:table-cell table:style-name="ce11" table:formula="of:=([.$I5] - [.B5])" office:value-type="float" office:value="32.104052381711" calcext:value-type="float">
            <text:p>32.10</text:p>
          </table:table-cell>
          <table:table-cell table:style-name="ce11" table:formula="of:=([.$I5] - [.C5])" office:value-type="float" office:value="188.026666111229" calcext:value-type="float">
            <text:p>188.03</text:p>
          </table:table-cell>
          <table:table-cell table:style-name="ce11" table:formula="of:=([.$I5] - [.D5])" office:value-type="float" office:value="207.91221289748" calcext:value-type="float">
            <text:p>207.91</text:p>
          </table:table-cell>
          <table:table-cell table:style-name="ce11" table:formula="of:=([.$I5] - [.E5])" office:value-type="float" office:value="227.520088887384" calcext:value-type="float">
            <text:p>227.52</text:p>
          </table:table-cell>
          <table:table-cell table:style-name="ce11" table:formula="of:=([.$I5] - [.F5])" office:value-type="float" office:value="238.616999321399" calcext:value-type="float">
            <text:p>238.62</text:p>
          </table:table-cell>
          <table:table-cell table:style-name="ce11" table:formula="of:=([.$I5] - [.G5])" office:value-type="float" office:value="246.287237815316" calcext:value-type="float">
            <text:p>246.29</text:p>
          </table:table-cell>
          <table:table-cell table:style-name="ce11" table:formula="of:=([.$I5] - [.H5])" office:value-type="float" office:value="252.124098988113" calcext:value-type="float">
            <text:p>252.12</text:p>
          </table:table-cell>
          <table:table-cell table:number-columns-repeated="2"/>
        </table:table-row>
        <table:table-row table:style-name="ro1">
          <table:table-cell table:style-name="ce28" office:value-type="float" office:value="288.15" calcext:value-type="float">
            <text:p>288.15</text:p>
          </table:table-cell>
          <table:table-cell table:style-name="ce11" table:formula="of:=([.$I6] - [.B6])" office:value-type="float" office:value="32.6625843884403" calcext:value-type="float">
            <text:p>32.66</text:p>
          </table:table-cell>
          <table:table-cell table:style-name="ce11" table:formula="of:=([.$I6] - [.C6])" office:value-type="float" office:value="193.005335358018" calcext:value-type="float">
            <text:p>193.01</text:p>
          </table:table-cell>
          <table:table-cell table:style-name="ce11" table:formula="of:=([.$I6] - [.D6])" office:value-type="float" office:value="213.164704246669" calcext:value-type="float">
            <text:p>213.16</text:p>
          </table:table-cell>
          <table:table-cell table:style-name="ce11" table:formula="of:=([.$I6] - [.E6])" office:value-type="float" office:value="232.963205615374" calcext:value-type="float">
            <text:p>232.96</text:p>
          </table:table-cell>
          <table:table-cell table:style-name="ce11" table:formula="of:=([.$I6] - [.F6])" office:value-type="float" office:value="244.152424993707" calcext:value-type="float">
            <text:p>244.15</text:p>
          </table:table-cell>
          <table:table-cell table:style-name="ce11" table:formula="of:=([.$I6] - [.G6])" office:value-type="float" office:value="251.786130500209" calcext:value-type="float">
            <text:p>251.79</text:p>
          </table:table-cell>
          <table:table-cell table:style-name="ce11" table:formula="of:=([.$I6] - [.H6])" office:value-type="float" office:value="257.676989067059" calcext:value-type="float">
            <text:p>257.68</text:p>
          </table:table-cell>
          <table:table-cell table:number-columns-repeated="2"/>
        </table:table-row>
        <table:table-row table:style-name="ro1">
          <table:table-cell table:style-name="ce28" office:value-type="float" office:value="289.15" calcext:value-type="float">
            <text:p>289.15</text:p>
          </table:table-cell>
          <table:table-cell table:style-name="ce11" table:formula="of:=([.$I7] - [.B7])" office:value-type="float" office:value="33.2295088592562" calcext:value-type="float">
            <text:p>33.23</text:p>
          </table:table-cell>
          <table:table-cell table:style-name="ce11" table:formula="of:=([.$I7] - [.C7])" office:value-type="float" office:value="197.848923934708" calcext:value-type="float">
            <text:p>197.85</text:p>
          </table:table-cell>
          <table:table-cell table:style-name="ce11" table:formula="of:=([.$I7] - [.D7])" office:value-type="float" office:value="218.289187565299" calcext:value-type="float">
            <text:p>218.29</text:p>
          </table:table-cell>
          <table:table-cell table:style-name="ce11" table:formula="of:=([.$I7] - [.E7])" office:value-type="float" office:value="238.278851605268" calcext:value-type="float">
            <text:p>238.28</text:p>
          </table:table-cell>
          <table:table-cell table:style-name="ce11" table:formula="of:=([.$I7] - [.F7])" office:value-type="float" office:value="249.559866465112" calcext:value-type="float">
            <text:p>249.56</text:p>
          </table:table-cell>
          <table:table-cell table:style-name="ce11" table:formula="of:=([.$I7] - [.G7])" office:value-type="float" office:value="257.362610124738" calcext:value-type="float">
            <text:p>257.36</text:p>
          </table:table-cell>
          <table:table-cell table:style-name="ce11" table:formula="of:=([.$I7] - [.H7])" office:value-type="float" office:value="263.31032801725" calcext:value-type="float">
            <text:p>263.31</text:p>
          </table:table-cell>
          <table:table-cell table:number-columns-repeated="2"/>
        </table:table-row>
        <table:table-row table:style-name="ro1">
          <table:table-cell table:style-name="ce28" office:value-type="float" office:value="290.15" calcext:value-type="float">
            <text:p>290.15</text:p>
          </table:table-cell>
          <table:table-cell table:style-name="ce11" table:formula="of:=([.$I8] - [.B8])" office:value-type="float" office:value="33.8044009284351" calcext:value-type="float">
            <text:p>33.80</text:p>
          </table:table-cell>
          <table:table-cell table:style-name="ce11" table:formula="of:=([.$I8] - [.C8])" office:value-type="float" office:value="202.893205228159" calcext:value-type="float">
            <text:p>202.89</text:p>
          </table:table-cell>
          <table:table-cell table:style-name="ce11" table:formula="of:=([.$I8] - [.D8])" office:value-type="float" office:value="223.593604230609" calcext:value-type="float">
            <text:p>223.59</text:p>
          </table:table-cell>
          <table:table-cell table:style-name="ce11" table:formula="of:=([.$I8] - [.E8])" office:value-type="float" office:value="243.768908587692" calcext:value-type="float">
            <text:p>243.77</text:p>
          </table:table-cell>
          <table:table-cell table:style-name="ce11" table:formula="of:=([.$I8] - [.F8])" office:value-type="float" office:value="255.144569399215" calcext:value-type="float">
            <text:p>255.14</text:p>
          </table:table-cell>
          <table:table-cell table:style-name="ce11" table:formula="of:=([.$I8] - [.G8])" office:value-type="float" office:value="263.01811828323" calcext:value-type="float">
            <text:p>263.02</text:p>
          </table:table-cell>
          <table:table-cell table:style-name="ce11" table:formula="of:=([.$I8] - [.H8])" office:value-type="float" office:value="269.026765441837" calcext:value-type="float">
            <text:p>269.03</text:p>
          </table:table-cell>
          <table:table-cell table:number-columns-repeated="2"/>
        </table:table-row>
        <table:table-row table:style-name="ro1">
          <table:table-cell table:style-name="ce28" office:value-type="float" office:value="291.15" calcext:value-type="float">
            <text:p>291.15</text:p>
          </table:table-cell>
          <table:table-cell table:style-name="ce11" table:formula="of:=([.$I9] - [.B9])" office:value-type="float" office:value="34.3872639486389" calcext:value-type="float">
            <text:p>34.39</text:p>
          </table:table-cell>
          <table:table-cell table:style-name="ce11" table:formula="of:=([.$I9] - [.C9])" office:value-type="float" office:value="208.018751933402" calcext:value-type="float">
            <text:p>208.02</text:p>
          </table:table-cell>
          <table:table-cell table:style-name="ce11" table:formula="of:=([.$I9] - [.D9])" office:value-type="float" office:value="228.97177953306" calcext:value-type="float">
            <text:p>228.97</text:p>
          </table:table-cell>
          <table:table-cell table:style-name="ce11" table:formula="of:=([.$I9] - [.E9])" office:value-type="float" office:value="249.329925686741" calcext:value-type="float">
            <text:p>249.33</text:p>
          </table:table-cell>
          <table:table-cell table:style-name="ce11" table:formula="of:=([.$I9] - [.F9])" office:value-type="float" office:value="260.802841154505" calcext:value-type="float">
            <text:p>260.80</text:p>
          </table:table-cell>
          <table:table-cell table:style-name="ce11" table:formula="of:=([.$I9] - [.G9])" office:value-type="float" office:value="268.750431797839" calcext:value-type="float">
            <text:p>268.75</text:p>
          </table:table-cell>
          <table:table-cell table:style-name="ce11" table:formula="of:=([.$I9] - [.H9])" office:value-type="float" office:value="274.824020378698" calcext:value-type="float">
            <text:p>274.82</text:p>
          </table:table-cell>
          <table:table-cell table:number-columns-repeated="2"/>
        </table:table-row>
        <table:table-row table:style-name="ro1">
          <table:table-cell table:style-name="ce28" office:value-type="float" office:value="292.15" calcext:value-type="float">
            <text:p>292.15</text:p>
          </table:table-cell>
          <table:table-cell table:style-name="ce11" table:formula="of:=([.$I10] - [.B10])" office:value-type="float" office:value="34.9782508266237" calcext:value-type="float">
            <text:p>34.98</text:p>
          </table:table-cell>
          <table:table-cell table:style-name="ce11" table:formula="of:=([.$I10] - [.C10])" office:value-type="float" office:value="213.220815251283" calcext:value-type="float">
            <text:p>213.22</text:p>
          </table:table-cell>
          <table:table-cell table:style-name="ce11" table:formula="of:=([.$I10] - [.D10])" office:value-type="float" office:value="234.419825505083" calcext:value-type="float">
            <text:p>234.42</text:p>
          </table:table-cell>
          <table:table-cell table:style-name="ce11" table:formula="of:=([.$I10] - [.E10])" office:value-type="float" office:value="254.959267340366" calcext:value-type="float">
            <text:p>254.96</text:p>
          </table:table-cell>
          <table:table-cell table:style-name="ce11" table:formula="of:=([.$I10] - [.F10])" office:value-type="float" office:value="266.532103037118" calcext:value-type="float">
            <text:p>266.53</text:p>
          </table:table-cell>
          <table:table-cell table:style-name="ce11" table:formula="of:=([.$I10] - [.G10])" office:value-type="float" office:value="274.557902429439" calcext:value-type="float">
            <text:p>274.56</text:p>
          </table:table-cell>
          <table:table-cell table:style-name="ce11" table:formula="of:=([.$I10] - [.H10])" office:value-type="float" office:value="280.699865731464" calcext:value-type="float">
            <text:p>280.70</text:p>
          </table:table-cell>
          <table:table-cell table:number-columns-repeated="2"/>
        </table:table-row>
        <table:table-row table:style-name="ro1">
          <table:table-cell table:style-name="ce28" office:value-type="float" office:value="293.15" calcext:value-type="float">
            <text:p>293.15</text:p>
          </table:table-cell>
          <table:table-cell table:style-name="ce11" table:formula="of:=([.$I11] - [.B11])" office:value-type="float" office:value="35.5772351123753" calcext:value-type="float">
            <text:p>35.58</text:p>
          </table:table-cell>
          <table:table-cell table:style-name="ce11" table:formula="of:=([.$I11] - [.C11])" office:value-type="float" office:value="218.500429233449" calcext:value-type="float">
            <text:p>218.50</text:p>
          </table:table-cell>
          <table:table-cell table:style-name="ce11" table:formula="of:=([.$I11] - [.D11])" office:value-type="float" office:value="239.939763591983" calcext:value-type="float">
            <text:p>239.94</text:p>
          </table:table-cell>
          <table:table-cell table:style-name="ce11" table:formula="of:=([.$I11] - [.E11])" office:value-type="float" office:value="260.656820249951" calcext:value-type="float">
            <text:p>260.66</text:p>
          </table:table-cell>
          <table:table-cell table:style-name="ce11" table:formula="of:=([.$I11] - [.F11])" office:value-type="float" office:value="272.333085425795" calcext:value-type="float">
            <text:p>272.33</text:p>
          </table:table-cell>
          <table:table-cell table:style-name="ce11" table:formula="of:=([.$I11] - [.G11])" office:value-type="float" office:value="280.441348495699" calcext:value-type="float">
            <text:p>280.44</text:p>
          </table:table-cell>
          <table:table-cell table:style-name="ce11" table:formula="of:=([.$I11] - [.H11])" office:value-type="float" office:value="286.656733958859" calcext:value-type="float">
            <text:p>286.66</text:p>
          </table:table-cell>
          <table:table-cell table:number-columns-repeated="2"/>
        </table:table-row>
        <table:table-row table:style-name="ro1">
          <table:table-cell table:style-name="ce28" office:value-type="float" office:value="298.15" calcext:value-type="float">
            <text:p>298.15</text:p>
          </table:table-cell>
          <table:table-cell table:style-name="ce11" table:formula="of:=([.$I12] - [.B12])" office:value-type="float" office:value="38.7034576658663" calcext:value-type="float">
            <text:p>38.70</text:p>
          </table:table-cell>
          <table:table-cell table:style-name="ce11" table:formula="of:=([.$I12] - [.C12])" office:value-type="float" office:value="246.040862438688" calcext:value-type="float">
            <text:p>246.04</text:p>
          </table:table-cell>
          <table:table-cell table:style-name="ce11" table:formula="of:=([.$I12] - [.D12])" office:value-type="float" office:value="268.600776912975" calcext:value-type="float">
            <text:p>268.60</text:p>
          </table:table-cell>
          <table:table-cell table:style-name="ce11" table:formula="of:=([.$I12] - [.E12])" office:value-type="float" office:value="290.239755479665" calcext:value-type="float">
            <text:p>290.24</text:p>
          </table:table-cell>
          <table:table-cell table:style-name="ce11" table:formula="of:=([.$I12] - [.F12])" office:value-type="float" office:value="302.50793946758" calcext:value-type="float">
            <text:p>302.51</text:p>
          </table:table-cell>
          <table:table-cell table:style-name="ce11" table:formula="of:=([.$I12] - [.G12])" office:value-type="float" office:value="311.109947066105" calcext:value-type="float">
            <text:p>311.11</text:p>
          </table:table-cell>
          <table:table-cell table:style-name="ce11" table:formula="of:=([.$I12] - [.H12])" office:value-type="float" office:value="317.767194982882" calcext:value-type="float">
            <text:p>317.7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9" office:value-type="string" calcext:value-type="string" table:number-columns-spanned="8" table:number-rows-spanned="1">
            <text:p>Radiative Forcing (Absorption * Absorption fraction * Emissivity)</text:p>
          </table:table-cell>
          <table:covered-table-cell table:style-name="Default"/>
          <table:covered-table-cell table:number-columns-repeated="6"/>
          <table:table-cell table:number-columns-repeated="2"/>
        </table:table-row>
        <table:table-row table:style-name="ro3">
          <table:table-cell table:style-name="ce52" office:value-type="string" calcext:value-type="string">
            <text:p>Temperature (K)</text:p>
          </table:table-cell>
          <table:table-cell table:style-name="ce52" office:value-type="string" calcext:value-type="string">
            <text:p>0% RH</text:p>
          </table:table-cell>
          <table:table-cell table:style-name="ce52" office:value-type="string" calcext:value-type="string">
            <text:p>10% RH</text:p>
          </table:table-cell>
          <table:table-cell table:style-name="ce52" office:value-type="string" calcext:value-type="string">
            <text:p>20% RH</text:p>
          </table:table-cell>
          <table:table-cell table:style-name="ce52" office:value-type="string" calcext:value-type="string">
            <text:p>40% RH</text:p>
          </table:table-cell>
          <table:table-cell table:style-name="ce52" office:value-type="string" calcext:value-type="string">
            <text:p>60% RH</text:p>
          </table:table-cell>
          <table:table-cell table:style-name="ce52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/>
          <table:table-cell table:style-name="ce39"/>
        </table:table-row>
        <table:table-row table:style-name="ro1">
          <table:table-cell table:style-name="ce47" table:formula="of:=[.A17]" office:value-type="float" office:value="283.15" calcext:value-type="float">
            <text:p>283.15</text:p>
          </table:table-cell>
          <table:table-cell table:formula="of:=[.B17] * [$Summary.$A$4] * [$Summary.$B$4]" office:value-type="float" office:value="15.5536879918009" calcext:value-type="float">
            <text:p>15.55</text:p>
          </table:table-cell>
          <table:table-cell table:style-name="ce13" table:formula="of:=[.C17] * [$Summary.$A$4] * [$Summary.$B$4]" office:value-type="float" office:value="87.978598908649" calcext:value-type="float">
            <text:p>87.98</text:p>
          </table:table-cell>
          <table:table-cell table:style-name="ce13" table:formula="of:=[.D17] * [$Summary.$A$4] * [$Summary.$B$4]" office:value-type="float" office:value="97.6922550237164" calcext:value-type="float">
            <text:p>97.69</text:p>
          </table:table-cell>
          <table:table-cell table:style-name="ce13" table:formula="of:=[.E17] * [$Summary.$A$4] * [$Summary.$B$4]" office:value-type="float" office:value="107.447245379174" calcext:value-type="float">
            <text:p>107.45</text:p>
          </table:table-cell>
          <table:table-cell table:style-name="ce13" table:formula="of:=[.F17] * [$Summary.$A$4] * [$Summary.$B$4]" office:value-type="float" office:value="113.020226964053" calcext:value-type="float">
            <text:p>113.02</text:p>
          </table:table-cell>
          <table:table-cell table:style-name="ce13" table:formula="of:=[.G17] * [$Summary.$A$4] * [$Summary.$B$4]" office:value-type="float" office:value="116.878818969733" calcext:value-type="float">
            <text:p>116.88</text:p>
          </table:table-cell>
          <table:table-cell table:style-name="ce13" table:formula="of:=[.H17] * [$Summary.$A$4] * [$Summary.$B$4]" office:value-type="float" office:value="119.811227044144" calcext:value-type="float">
            <text:p>119.81</text:p>
          </table:table-cell>
          <table:table-cell/>
          <table:table-cell table:style-name="ce13"/>
        </table:table-row>
        <table:table-row table:style-name="ro1">
          <table:table-cell table:style-name="ce47" table:formula="of:=[.A18]" office:value-type="float" office:value="287.15" calcext:value-type="float">
            <text:p>287.15</text:p>
          </table:table-cell>
          <table:table-cell table:formula="of:=[.B18] * [$Summary.$A$4] * [$Summary.$B$4]" office:value-type="float" office:value="16.6748448070607" calcext:value-type="float">
            <text:p>16.67</text:p>
          </table:table-cell>
          <table:table-cell table:style-name="ce13" table:formula="of:=[.C18] * [$Summary.$A$4] * [$Summary.$B$4]" office:value-type="float" office:value="97.6610503781723" calcext:value-type="float">
            <text:p>97.66</text:p>
          </table:table-cell>
          <table:table-cell table:style-name="ce13" table:formula="of:=[.D18] * [$Summary.$A$4] * [$Summary.$B$4]" office:value-type="float" office:value="107.989603378951" calcext:value-type="float">
            <text:p>107.99</text:p>
          </table:table-cell>
          <table:table-cell table:style-name="ce13" table:formula="of:=[.E18] * [$Summary.$A$4] * [$Summary.$B$4]" office:value-type="float" office:value="118.173934168107" calcext:value-type="float">
            <text:p>118.17</text:p>
          </table:table-cell>
          <table:table-cell table:style-name="ce13" table:formula="of:=[.F18] * [$Summary.$A$4] * [$Summary.$B$4]" office:value-type="float" office:value="123.937669447535" calcext:value-type="float">
            <text:p>123.94</text:p>
          </table:table-cell>
          <table:table-cell table:style-name="ce13" table:formula="of:=[.G18] * [$Summary.$A$4] * [$Summary.$B$4]" office:value-type="float" office:value="127.921591321275" calcext:value-type="float">
            <text:p>127.92</text:p>
          </table:table-cell>
          <table:table-cell table:style-name="ce13" table:formula="of:=[.H18] * [$Summary.$A$4] * [$Summary.$B$4]" office:value-type="float" office:value="130.953257014426" calcext:value-type="float">
            <text:p>130.95</text:p>
          </table:table-cell>
          <table:table-cell/>
          <table:table-cell table:style-name="ce13"/>
        </table:table-row>
        <table:table-row table:style-name="ro1">
          <table:table-cell table:style-name="ce47" table:formula="of:=[.A19]" office:value-type="float" office:value="288.15" calcext:value-type="float">
            <text:p>288.15</text:p>
          </table:table-cell>
          <table:table-cell table:formula="of:=[.B19] * [$Summary.$A$4] * [$Summary.$B$4]" office:value-type="float" office:value="16.9649463313559" calcext:value-type="float">
            <text:p>16.96</text:p>
          </table:table-cell>
          <table:table-cell table:style-name="ce13" table:formula="of:=[.C19] * [$Summary.$A$4] * [$Summary.$B$4]" office:value-type="float" office:value="100.246971184955" calcext:value-type="float">
            <text:p>100.25</text:p>
          </table:table-cell>
          <table:table-cell table:style-name="ce13" table:formula="of:=[.D19] * [$Summary.$A$4] * [$Summary.$B$4]" office:value-type="float" office:value="110.71774738572" calcext:value-type="float">
            <text:p>110.72</text:p>
          </table:table-cell>
          <table:table-cell table:style-name="ce13" table:formula="of:=[.E19] * [$Summary.$A$4] * [$Summary.$B$4]" office:value-type="float" office:value="121.001088996625" calcext:value-type="float">
            <text:p>121.00</text:p>
          </table:table-cell>
          <table:table-cell table:style-name="ce13" table:formula="of:=[.F19] * [$Summary.$A$4] * [$Summary.$B$4]" office:value-type="float" office:value="126.812769541732" calcext:value-type="float">
            <text:p>126.81</text:p>
          </table:table-cell>
          <table:table-cell table:style-name="ce13" table:formula="of:=[.G19] * [$Summary.$A$4] * [$Summary.$B$4]" office:value-type="float" office:value="130.777716181809" calcext:value-type="float">
            <text:p>130.78</text:p>
          </table:table-cell>
          <table:table-cell table:style-name="ce13" table:formula="of:=[.H19] * [$Summary.$A$4] * [$Summary.$B$4]" office:value-type="float" office:value="133.837428121431" calcext:value-type="float">
            <text:p>133.84</text:p>
          </table:table-cell>
          <table:table-cell/>
          <table:table-cell table:style-name="ce13"/>
        </table:table-row>
        <table:table-row table:style-name="ro1">
          <table:table-cell table:style-name="ce47" table:formula="of:=[.A20]" office:value-type="float" office:value="289.15" calcext:value-type="float">
            <text:p>289.15</text:p>
          </table:table-cell>
          <table:table-cell table:formula="of:=[.B20] * [$Summary.$A$4] * [$Summary.$B$4]" office:value-type="float" office:value="17.2594069014977" calcext:value-type="float">
            <text:p>17.26</text:p>
          </table:table-cell>
          <table:table-cell table:style-name="ce13" table:formula="of:=[.C20] * [$Summary.$A$4] * [$Summary.$B$4]" office:value-type="float" office:value="102.762731091687" calcext:value-type="float">
            <text:p>102.76</text:p>
          </table:table-cell>
          <table:table-cell table:style-name="ce13" table:formula="of:=[.D20] * [$Summary.$A$4] * [$Summary.$B$4]" office:value-type="float" office:value="113.379404021416" calcext:value-type="float">
            <text:p>113.38</text:p>
          </table:table-cell>
          <table:table-cell table:style-name="ce13" table:formula="of:=[.E20] * [$Summary.$A$4] * [$Summary.$B$4]" office:value-type="float" office:value="123.762035523776" calcext:value-type="float">
            <text:p>123.76</text:p>
          </table:table-cell>
          <table:table-cell table:style-name="ce13" table:formula="of:=[.F20] * [$Summary.$A$4] * [$Summary.$B$4]" office:value-type="float" office:value="129.621394641979" calcext:value-type="float">
            <text:p>129.62</text:p>
          </table:table-cell>
          <table:table-cell table:style-name="ce13" table:formula="of:=[.G20] * [$Summary.$A$4] * [$Summary.$B$4]" office:value-type="float" office:value="133.674139698789" calcext:value-type="float">
            <text:p>133.67</text:p>
          </table:table-cell>
          <table:table-cell table:style-name="ce13" table:formula="of:=[.H20] * [$Summary.$A$4] * [$Summary.$B$4]" office:value-type="float" office:value="136.76338437216" calcext:value-type="float">
            <text:p>136.76</text:p>
          </table:table-cell>
          <table:table-cell/>
          <table:table-cell table:style-name="ce13"/>
        </table:table-row>
        <table:table-row table:style-name="ro1">
          <table:table-cell table:style-name="ce47" table:formula="of:=[.A21]" office:value-type="float" office:value="290.15" calcext:value-type="float">
            <text:p>290.15</text:p>
          </table:table-cell>
          <table:table-cell table:formula="of:=[.B21] * [$Summary.$A$4] * [$Summary.$B$4]" office:value-type="float" office:value="17.5580058422292" calcext:value-type="float">
            <text:p>17.56</text:p>
          </table:table-cell>
          <table:table-cell table:style-name="ce13" table:formula="of:=[.C21] * [$Summary.$A$4] * [$Summary.$B$4]" office:value-type="float" office:value="105.382730795506" calcext:value-type="float">
            <text:p>105.38</text:p>
          </table:table-cell>
          <table:table-cell table:style-name="ce13" table:formula="of:=[.D21] * [$Summary.$A$4] * [$Summary.$B$4]" office:value-type="float" office:value="116.134518037378" calcext:value-type="float">
            <text:p>116.13</text:p>
          </table:table-cell>
          <table:table-cell table:style-name="ce13" table:formula="of:=[.E21] * [$Summary.$A$4] * [$Summary.$B$4]" office:value-type="float" office:value="126.613571120447" calcext:value-type="float">
            <text:p>126.61</text:p>
          </table:table-cell>
          <table:table-cell table:style-name="ce13" table:formula="of:=[.F21] * [$Summary.$A$4] * [$Summary.$B$4]" office:value-type="float" office:value="132.522089345952" calcext:value-type="float">
            <text:p>132.52</text:p>
          </table:table-cell>
          <table:table-cell table:style-name="ce13" table:formula="of:=[.G21] * [$Summary.$A$4] * [$Summary.$B$4]" office:value-type="float" office:value="136.61161063631" calcext:value-type="float">
            <text:p>136.61</text:p>
          </table:table-cell>
          <table:table-cell table:style-name="ce13" table:formula="of:=[.H21] * [$Summary.$A$4] * [$Summary.$B$4]" office:value-type="float" office:value="139.73250197049" calcext:value-type="float">
            <text:p>139.73</text:p>
          </table:table-cell>
          <table:table-cell/>
          <table:table-cell table:style-name="ce13"/>
        </table:table-row>
        <table:table-row table:style-name="ro1">
          <table:table-cell table:style-name="ce47" table:formula="of:=[.A22]" office:value-type="float" office:value="291.15" calcext:value-type="float">
            <text:p>291.15</text:p>
          </table:table-cell>
          <table:table-cell table:formula="of:=[.B22] * [$Summary.$A$4] * [$Summary.$B$4]" office:value-type="float" office:value="17.8607448949231" calcext:value-type="float">
            <text:p>17.86</text:p>
          </table:table-cell>
          <table:table-cell table:style-name="ce13" table:formula="of:=[.C22] * [$Summary.$A$4] * [$Summary.$B$4]" office:value-type="float" office:value="108.044939754209" calcext:value-type="float">
            <text:p>108.04</text:p>
          </table:table-cell>
          <table:table-cell table:style-name="ce13" table:formula="of:=[.D22] * [$Summary.$A$4] * [$Summary.$B$4]" office:value-type="float" office:value="118.927942289471" calcext:value-type="float">
            <text:p>118.93</text:p>
          </table:table-cell>
          <table:table-cell table:style-name="ce13" table:formula="of:=[.E22] * [$Summary.$A$4] * [$Summary.$B$4]" office:value-type="float" office:value="129.501963401693" calcext:value-type="float">
            <text:p>129.50</text:p>
          </table:table-cell>
          <table:table-cell table:style-name="ce13" table:formula="of:=[.F22] * [$Summary.$A$4] * [$Summary.$B$4]" office:value-type="float" office:value="135.46099569565" calcext:value-type="float">
            <text:p>135.46</text:p>
          </table:table-cell>
          <table:table-cell table:style-name="ce13" table:formula="of:=[.G22] * [$Summary.$A$4] * [$Summary.$B$4]" office:value-type="float" office:value="139.588974275798" calcext:value-type="float">
            <text:p>139.59</text:p>
          </table:table-cell>
          <table:table-cell table:style-name="ce13" table:formula="of:=[.H22] * [$Summary.$A$4] * [$Summary.$B$4]" office:value-type="float" office:value="142.743596184696" calcext:value-type="float">
            <text:p>142.74</text:p>
          </table:table-cell>
          <table:table-cell/>
          <table:table-cell table:style-name="ce13"/>
        </table:table-row>
        <table:table-row table:style-name="ro1">
          <table:table-cell table:style-name="ce47" table:formula="of:=[.A23]" office:value-type="float" office:value="292.15" calcext:value-type="float">
            <text:p>292.15</text:p>
          </table:table-cell>
          <table:table-cell table:formula="of:=[.B23] * [$Summary.$A$4] * [$Summary.$B$4]" office:value-type="float" office:value="18.1677034793484" calcext:value-type="float">
            <text:p>18.17</text:p>
          </table:table-cell>
          <table:table-cell table:style-name="ce13" table:formula="of:=[.C23] * [$Summary.$A$4] * [$Summary.$B$4]" office:value-type="float" office:value="110.746891441516" calcext:value-type="float">
            <text:p>110.75</text:p>
          </table:table-cell>
          <table:table-cell table:style-name="ce13" table:formula="of:=[.D23] * [$Summary.$A$4] * [$Summary.$B$4]" office:value-type="float" office:value="121.75765736734" calcext:value-type="float">
            <text:p>121.76</text:p>
          </table:table-cell>
          <table:table-cell table:style-name="ce13" table:formula="of:=[.E23] * [$Summary.$A$4] * [$Summary.$B$4]" office:value-type="float" office:value="132.425843456586" calcext:value-type="float">
            <text:p>132.43</text:p>
          </table:table-cell>
          <table:table-cell table:style-name="ce13" table:formula="of:=[.F23] * [$Summary.$A$4] * [$Summary.$B$4]" office:value-type="float" office:value="138.436774317479" calcext:value-type="float">
            <text:p>138.44</text:p>
          </table:table-cell>
          <table:table-cell table:style-name="ce13" table:formula="of:=[.G23] * [$Summary.$A$4] * [$Summary.$B$4]" office:value-type="float" office:value="142.60537452185" calcext:value-type="float">
            <text:p>142.61</text:p>
          </table:table-cell>
          <table:table-cell table:style-name="ce13" table:formula="of:=[.H23] * [$Summary.$A$4] * [$Summary.$B$4]" office:value-type="float" office:value="145.795510260922" calcext:value-type="float">
            <text:p>145.80</text:p>
          </table:table-cell>
          <table:table-cell/>
          <table:table-cell table:style-name="ce13"/>
        </table:table-row>
        <table:table-row table:style-name="ro1">
          <table:table-cell table:style-name="ce47" table:formula="of:=[.A24]" office:value-type="float" office:value="293.15" calcext:value-type="float">
            <text:p>293.15</text:p>
          </table:table-cell>
          <table:table-cell table:formula="of:=[.B24] * [$Summary.$A$4] * [$Summary.$B$4]" office:value-type="float" office:value="18.4788159173677" calcext:value-type="float">
            <text:p>18.48</text:p>
          </table:table-cell>
          <table:table-cell table:style-name="ce13" table:formula="of:=[.C24] * [$Summary.$A$4] * [$Summary.$B$4]" office:value-type="float" office:value="113.489122943854" calcext:value-type="float">
            <text:p>113.49</text:p>
          </table:table-cell>
          <table:table-cell table:style-name="ce13" table:formula="of:=[.D24] * [$Summary.$A$4] * [$Summary.$B$4]" office:value-type="float" office:value="124.624713209676" calcext:value-type="float">
            <text:p>124.62</text:p>
          </table:table-cell>
          <table:table-cell table:style-name="ce13" table:formula="of:=[.E24] * [$Summary.$A$4] * [$Summary.$B$4]" office:value-type="float" office:value="135.385152437825" calcext:value-type="float">
            <text:p>135.39</text:p>
          </table:table-cell>
          <table:table-cell table:style-name="ce13" table:formula="of:=[.F24] * [$Summary.$A$4] * [$Summary.$B$4]" office:value-type="float" office:value="141.449804570158" calcext:value-type="float">
            <text:p>141.45</text:p>
          </table:table-cell>
          <table:table-cell table:style-name="ce13" table:formula="of:=[.G24] * [$Summary.$A$4] * [$Summary.$B$4]" office:value-type="float" office:value="145.661236408666" calcext:value-type="float">
            <text:p>145.66</text:p>
          </table:table-cell>
          <table:table-cell table:style-name="ce13" table:formula="of:=[.H24] * [$Summary.$A$4] * [$Summary.$B$4]" office:value-type="float" office:value="148.889507618232" calcext:value-type="float">
            <text:p>148.89</text:p>
          </table:table-cell>
          <table:table-cell/>
          <table:table-cell table:style-name="ce13"/>
        </table:table-row>
        <table:table-row table:style-name="ro1">
          <table:table-cell table:style-name="ce47" table:formula="of:=[.A25]" office:value-type="float" office:value="298.15" calcext:value-type="float">
            <text:p>298.15</text:p>
          </table:table-cell>
          <table:table-cell table:formula="of:=[.B25] * [$Summary.$A$4] * [$Summary.$B$4]" office:value-type="float" office:value="20.102575911651" calcext:value-type="float">
            <text:p>20.10</text:p>
          </table:table-cell>
          <table:table-cell table:style-name="ce13" table:formula="of:=[.C25] * [$Summary.$A$4] * [$Summary.$B$4]" office:value-type="float" office:value="127.793623950655" calcext:value-type="float">
            <text:p>127.79</text:p>
          </table:table-cell>
          <table:table-cell table:style-name="ce13" table:formula="of:=[.D25] * [$Summary.$A$4] * [$Summary.$B$4]" office:value-type="float" office:value="139.511243528599" calcext:value-type="float">
            <text:p>139.51</text:p>
          </table:table-cell>
          <table:table-cell table:style-name="ce13" table:formula="of:=[.E25] * [$Summary.$A$4] * [$Summary.$B$4]" office:value-type="float" office:value="150.750528996138" calcext:value-type="float">
            <text:p>150.75</text:p>
          </table:table-cell>
          <table:table-cell table:style-name="ce13" table:formula="of:=[.F25] * [$Summary.$A$4] * [$Summary.$B$4]" office:value-type="float" office:value="157.122623759461" calcext:value-type="float">
            <text:p>157.12</text:p>
          </table:table-cell>
          <table:table-cell table:style-name="ce13" table:formula="of:=[.G25] * [$Summary.$A$4] * [$Summary.$B$4]" office:value-type="float" office:value="161.590506506135" calcext:value-type="float">
            <text:p>161.59</text:p>
          </table:table-cell>
          <table:table-cell table:style-name="ce13" table:formula="of:=[.H25] * [$Summary.$A$4] * [$Summary.$B$4]" office:value-type="float" office:value="165.048281074109" calcext:value-type="float">
            <text:p>165.05</text:p>
          </table:table-cell>
          <table:table-cell/>
          <table:table-cell table:style-name="ce13"/>
        </table:table-row>
        <table:table-row table:style-name="ro1">
          <table:table-cell table:style-name="ce47"/>
          <table:table-cell table:style-name="Default"/>
          <table:table-cell table:number-columns-repeated="8"/>
        </table:table-row>
        <table:table-row table:style-name="ro1">
          <table:table-cell table:style-name="ce8"/>
          <table:table-cell table:style-name="Default"/>
          <table:table-cell table:number-columns-repeated="8"/>
        </table:table-row>
        <table:table-row table:style-name="ro1">
          <table:table-cell table:style-name="ce52" table:number-columns-repeated="7"/>
          <table:table-cell table:style-name="ce74"/>
          <table:table-cell/>
          <table:table-cell table:style-name="ce39"/>
        </table:table-row>
        <table:table-row table:style-name="ro1">
          <table:table-cell table:style-name="ce108"/>
          <table:table-cell table:style-name="ce2"/>
          <table:table-cell table:style-name="ce13" table:number-columns-repeated="6"/>
          <table:table-cell table:number-columns-repeated="2"/>
        </table:table-row>
        <table:table-row table:style-name="ro1">
          <table:table-cell table:style-name="ce47"/>
          <table:table-cell/>
          <table:table-cell table:style-name="ce13" table:number-columns-repeated="6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13" table:number-columns-repeated="6"/>
          <table:table-cell table:number-columns-repeated="2"/>
        </table:table-row>
        <table:table-row table:style-name="ro1" table:number-rows-repeated="9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2_200ppm" table:style-name="ta1">
        <table:table-column table:style-name="co1" table:default-cell-style-name="ce47"/>
        <table:table-column table:style-name="co1" table:number-columns-repeated="7" table:default-cell-style-name="ce13"/>
        <table:table-column table:style-name="co1" table:number-columns-repeated="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200 ppmv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</table:table-row>
        <table:table-row table:style-name="ro1">
          <table:table-cell table:formula="of:=[$CO2_0ppm.A4]" office:value-type="float" office:value="283.15" calcext:value-type="float">
            <text:p>283.15</text:p>
          </table:table-cell>
          <table:table-cell table:style-name="ce33" office:value-type="float" office:value="278.691729630342" calcext:value-type="float">
            <text:p>278.69</text:p>
          </table:table-cell>
          <table:table-cell table:style-name="ce33" office:value-type="float" office:value="149.440971710708" calcext:value-type="float">
            <text:p>149.44</text:p>
          </table:table-cell>
          <table:table-cell table:style-name="ce33" office:value-type="float" office:value="134.826500080476" calcext:value-type="float">
            <text:p>134.83</text:p>
          </table:table-cell>
          <table:table-cell table:style-name="ce33" office:value-type="float" office:value="121.228202118205" calcext:value-type="float">
            <text:p>121.23</text:p>
          </table:table-cell>
          <table:table-cell table:style-name="ce33" office:value-type="float" office:value="114.003283369949" calcext:value-type="float">
            <text:p>114.00</text:p>
          </table:table-cell>
          <table:table-cell table:style-name="ce33" office:value-type="float" office:value="109.226984701929" calcext:value-type="float">
            <text:p>109.23</text:p>
          </table:table-cell>
          <table:table-cell table:style-name="ce38" office:value-type="float" office:value="105.706979661641" calcext:value-type="float">
            <text:p>105.71</text:p>
          </table:table-cell>
          <table:table-cell table:style-name="ce13" table:formula="of:=0.0000000567037441900005*POWER([.A4];4)" office:value-type="float" office:value="364.483607161424" calcext:value-type="float">
            <text:p>364.48</text:p>
          </table:table-cell>
          <table:table-cell table:style-name="ce10" office:value-type="float" office:value="362.34484692245" calcext:value-type="float">
            <text:p>362.34</text:p>
          </table:table-cell>
        </table:table-row>
        <table:table-row table:style-name="ro1">
          <table:table-cell table:formula="of:=[$CO2_0ppm.A5]" office:value-type="float" office:value="287.15" calcext:value-type="float">
            <text:p>287.15</text:p>
          </table:table-cell>
          <table:table-cell table:style-name="ce33" office:value-type="float" office:value="294.043890057279" calcext:value-type="float">
            <text:p>294.04</text:p>
          </table:table-cell>
          <table:table-cell table:style-name="ce33" office:value-type="float" office:value="151.022840593349" calcext:value-type="float">
            <text:p>151.02</text:p>
          </table:table-cell>
          <table:table-cell table:style-name="ce33" office:value-type="float" office:value="136.05021636316" calcext:value-type="float">
            <text:p>136.05</text:p>
          </table:table-cell>
          <table:table-cell table:style-name="ce33" office:value-type="float" office:value="122.500255249184" calcext:value-type="float">
            <text:p>122.50</text:p>
          </table:table-cell>
          <table:table-cell table:style-name="ce33" office:value-type="float" office:value="115.365957454016" calcext:value-type="float">
            <text:p>115.37</text:p>
          </table:table-cell>
          <table:table-cell table:style-name="ce33" office:value-type="float" office:value="110.623271523572" calcext:value-type="float">
            <text:p>110.62</text:p>
          </table:table-cell>
          <table:table-cell table:style-name="ce38" office:value-type="float" office:value="107.090778196807" calcext:value-type="float">
            <text:p>107.09</text:p>
          </table:table-cell>
          <table:table-cell table:style-name="ce13" table:formula="of:=0.0000000567037441900005*POWER([.A5];4)" office:value-type="float" office:value="385.520093917784" calcext:value-type="float">
            <text:p>385.52</text:p>
          </table:table-cell>
          <table:table-cell table:style-name="ce10" office:value-type="float" office:value="383.339838515444" calcext:value-type="float">
            <text:p>383.34</text:p>
          </table:table-cell>
        </table:table-row>
        <table:table-row table:style-name="ro1">
          <table:table-cell table:formula="of:=[$CO2_0ppm.A6]" office:value-type="float" office:value="288.15" calcext:value-type="float">
            <text:p>288.15</text:p>
          </table:table-cell>
          <table:table-cell table:style-name="ce33" office:value-type="float" office:value="297.97902560971" calcext:value-type="float">
            <text:p>297.98</text:p>
          </table:table-cell>
          <table:table-cell table:style-name="ce33" office:value-type="float" office:value="151.398008266494" calcext:value-type="float">
            <text:p>151.40</text:p>
          </table:table-cell>
          <table:table-cell table:style-name="ce33" office:value-type="float" office:value="136.370464861147" calcext:value-type="float">
            <text:p>136.37</text:p>
          </table:table-cell>
          <table:table-cell table:style-name="ce33" office:value-type="float" office:value="122.845352967023" calcext:value-type="float">
            <text:p>122.85</text:p>
          </table:table-cell>
          <table:table-cell table:style-name="ce33" office:value-type="float" office:value="115.725760762045" calcext:value-type="float">
            <text:p>115.73</text:p>
          </table:table-cell>
          <table:table-cell table:style-name="ce33" office:value-type="float" office:value="110.978535909475" calcext:value-type="float">
            <text:p>110.98</text:p>
          </table:table-cell>
          <table:table-cell table:style-name="ce38" office:value-type="float" office:value="107.429465563992" calcext:value-type="float">
            <text:p>107.43</text:p>
          </table:table-cell>
          <table:table-cell table:style-name="ce13" table:formula="of:=0.0000000567037441900005*POWER([.A6];4)" office:value-type="float" office:value="390.91850776901" calcext:value-type="float">
            <text:p>390.92</text:p>
          </table:table-cell>
          <table:table-cell table:style-name="ce10" office:value-type="float" office:value="388.727817510757" calcext:value-type="float">
            <text:p>388.73</text:p>
          </table:table-cell>
        </table:table-row>
        <table:table-row table:style-name="ro1">
          <table:table-cell table:formula="of:=[$CO2_0ppm.A7]" office:value-type="float" office:value="289.15" calcext:value-type="float">
            <text:p>289.15</text:p>
          </table:table-cell>
          <table:table-cell table:style-name="ce33" office:value-type="float" office:value="301.951932603332" calcext:value-type="float">
            <text:p>301.95</text:p>
          </table:table-cell>
          <table:table-cell table:style-name="ce33" office:value-type="float" office:value="151.767890935121" calcext:value-type="float">
            <text:p>151.77</text:p>
          </table:table-cell>
          <table:table-cell table:style-name="ce33" office:value-type="float" office:value="136.697197369688" calcext:value-type="float">
            <text:p>136.70</text:p>
          </table:table-cell>
          <table:table-cell table:style-name="ce33" office:value-type="float" office:value="123.199044613168" calcext:value-type="float">
            <text:p>123.20</text:p>
          </table:table-cell>
          <table:table-cell table:style-name="ce33" office:value-type="float" office:value="116.088583891937" calcext:value-type="float">
            <text:p>116.09</text:p>
          </table:table-cell>
          <table:table-cell table:style-name="ce33" office:value-type="float" office:value="111.330391141387" calcext:value-type="float">
            <text:p>111.33</text:p>
          </table:table-cell>
          <table:table-cell table:style-name="ce38" office:value-type="float" office:value="107.758811404297" calcext:value-type="float">
            <text:p>107.76</text:p>
          </table:table-cell>
          <table:table-cell table:style-name="ce13" table:formula="of:=0.0000000567037441900005*POWER([.A7];4)" office:value-type="float" office:value="396.373419363693" calcext:value-type="float">
            <text:p>396.37</text:p>
          </table:table-cell>
          <table:table-cell table:style-name="ce10" office:value-type="float" office:value="394.172268935681" calcext:value-type="float">
            <text:p>394.17</text:p>
          </table:table-cell>
        </table:table-row>
        <table:table-row table:style-name="ro1">
          <table:table-cell table:formula="of:=[$CO2_0ppm.A8]" office:value-type="float" office:value="290.15" calcext:value-type="float">
            <text:p>290.15</text:p>
          </table:table-cell>
          <table:table-cell table:style-name="ce33" office:value-type="float" office:value="305.964004584506" calcext:value-type="float">
            <text:p>305.96</text:p>
          </table:table-cell>
          <table:table-cell table:style-name="ce33" office:value-type="float" office:value="152.134296391945" calcext:value-type="float">
            <text:p>152.13</text:p>
          </table:table-cell>
          <table:table-cell table:style-name="ce33" office:value-type="float" office:value="137.031686768582" calcext:value-type="float">
            <text:p>137.03</text:p>
          </table:table-cell>
          <table:table-cell table:style-name="ce33" office:value-type="float" office:value="123.560566336166" calcext:value-type="float">
            <text:p>123.56</text:p>
          </table:table-cell>
          <table:table-cell table:style-name="ce33" office:value-type="float" office:value="116.452820389395" calcext:value-type="float">
            <text:p>116.45</text:p>
          </table:table-cell>
          <table:table-cell table:style-name="ce33" office:value-type="float" office:value="111.676779622638" calcext:value-type="float">
            <text:p>111.68</text:p>
          </table:table-cell>
          <table:table-cell table:style-name="ce38" office:value-type="float" office:value="108.075768682786" calcext:value-type="float">
            <text:p>108.08</text:p>
          </table:table-cell>
          <table:table-cell table:style-name="ce13" table:formula="of:=0.0000000567037441900005*POWER([.A8];4)" office:value-type="float" office:value="401.885221522691" calcext:value-type="float">
            <text:p>401.89</text:p>
          </table:table-cell>
          <table:table-cell table:style-name="ce13" office:value-type="float" office:value="399.673585135707" calcext:value-type="float">
            <text:p>399.67</text:p>
          </table:table-cell>
        </table:table-row>
        <table:table-row table:style-name="ro1">
          <table:table-cell table:formula="of:=[$CO2_0ppm.A9]" office:value-type="float" office:value="291.15" calcext:value-type="float">
            <text:p>291.15</text:p>
          </table:table-cell>
          <table:table-cell table:style-name="ce33" office:value-type="float" office:value="310.016919970513" calcext:value-type="float">
            <text:p>310.02</text:p>
          </table:table-cell>
          <table:table-cell table:style-name="ce33" office:value-type="float" office:value="152.50178735402" calcext:value-type="float">
            <text:p>152.50</text:p>
          </table:table-cell>
          <table:table-cell table:style-name="ce33" office:value-type="float" office:value="137.377115993087" calcext:value-type="float">
            <text:p>137.38</text:p>
          </table:table-cell>
          <table:table-cell table:style-name="ce33" office:value-type="float" office:value="123.93157963963" calcext:value-type="float">
            <text:p>123.93</text:p>
          </table:table-cell>
          <table:table-cell table:style-name="ce33" office:value-type="float" office:value="116.819215753126" calcext:value-type="float">
            <text:p>116.82</text:p>
          </table:table-cell>
          <table:table-cell table:style-name="ce33" office:value-type="float" office:value="112.018090745871" calcext:value-type="float">
            <text:p>112.02</text:p>
          </table:table-cell>
          <table:table-cell table:style-name="ce38" office:value-type="float" office:value="108.38067717813" calcext:value-type="float">
            <text:p>108.38</text:p>
          </table:table-cell>
          <table:table-cell table:style-name="ce13" table:formula="of:=0.0000000567037441900005*POWER([.A9];4)" office:value-type="float" office:value="407.454308427752" calcext:value-type="float">
            <text:p>407.45</text:p>
          </table:table-cell>
          <table:table-cell table:style-name="ce10" office:value-type="float" office:value="405.232159797989" calcext:value-type="float">
            <text:p>405.23</text:p>
          </table:table-cell>
        </table:table-row>
        <table:table-row table:style-name="ro1">
          <table:table-cell table:formula="of:=[$CO2_0ppm.A10]" office:value-type="float" office:value="292.15" calcext:value-type="float">
            <text:p>292.15</text:p>
          </table:table-cell>
          <table:table-cell table:style-name="ce33" office:value-type="float" office:value="314.111145263065" calcext:value-type="float">
            <text:p>314.11</text:p>
          </table:table-cell>
          <table:table-cell table:style-name="ce33" office:value-type="float" office:value="152.874408757102" calcext:value-type="float">
            <text:p>152.87</text:p>
          </table:table-cell>
          <table:table-cell table:style-name="ce33" office:value-type="float" office:value="137.735821306355" calcext:value-type="float">
            <text:p>137.74</text:p>
          </table:table-cell>
          <table:table-cell table:style-name="ce33" office:value-type="float" office:value="124.312578341455" calcext:value-type="float">
            <text:p>124.31</text:p>
          </table:table-cell>
          <table:table-cell table:style-name="ce33" office:value-type="float" office:value="117.187770807406" calcext:value-type="float">
            <text:p>117.19</text:p>
          </table:table-cell>
          <table:table-cell table:style-name="ce33" office:value-type="float" office:value="112.353753708778" calcext:value-type="float">
            <text:p>112.35</text:p>
          </table:table-cell>
          <table:table-cell table:style-name="ce38" office:value-type="float" office:value="108.673283855592" calcext:value-type="float">
            <text:p>108.67</text:p>
          </table:table-cell>
          <table:table-cell table:style-name="ce13" table:formula="of:=0.0000000567037441900005*POWER([.A10];4)" office:value-type="float" office:value="413.081075621513" calcext:value-type="float">
            <text:p>413.08</text:p>
          </table:table-cell>
          <table:table-cell table:style-name="ce10" office:value-type="float" office:value="410.848387950499" calcext:value-type="float">
            <text:p>410.85</text:p>
          </table:table-cell>
        </table:table-row>
        <table:table-row table:style-name="ro1">
          <table:table-cell table:formula="of:=[$CO2_0ppm.A11]" office:value-type="float" office:value="293.15" calcext:value-type="float">
            <text:p>293.15</text:p>
          </table:table-cell>
          <table:table-cell table:style-name="ce33" office:value-type="float" office:value="318.247566796835" calcext:value-type="float">
            <text:p>318.25</text:p>
          </table:table-cell>
          <table:table-cell table:style-name="ce33" office:value-type="float" office:value="153.25255519738" calcext:value-type="float">
            <text:p>153.25</text:p>
          </table:table-cell>
          <table:table-cell table:style-name="ce33" office:value-type="float" office:value="138.106601900208" calcext:value-type="float">
            <text:p>138.11</text:p>
          </table:table-cell>
          <table:table-cell table:style-name="ce33" office:value-type="float" office:value="124.70281136238" calcext:value-type="float">
            <text:p>124.70</text:p>
          </table:table-cell>
          <table:table-cell table:style-name="ce33" office:value-type="float" office:value="117.556930186535" calcext:value-type="float">
            <text:p>117.56</text:p>
          </table:table-cell>
          <table:table-cell table:style-name="ce33" office:value-type="float" office:value="112.681973727734" calcext:value-type="float">
            <text:p>112.68</text:p>
          </table:table-cell>
          <table:table-cell table:style-name="ce38" office:value-type="float" office:value="108.950789164763" calcext:value-type="float">
            <text:p>108.95</text:p>
          </table:table-cell>
          <table:table-cell table:style-name="ce13" table:formula="of:=0.0000000567037441900005*POWER([.A11];4)" office:value-type="float" office:value="418.765920007504" calcext:value-type="float">
            <text:p>418.77</text:p>
          </table:table-cell>
          <table:table-cell table:style-name="ce10" office:value-type="float" office:value="416.522665961189" calcext:value-type="float">
            <text:p>416.52</text:p>
          </table:table-cell>
        </table:table-row>
        <table:table-row table:style-name="ro1">
          <table:table-cell table:formula="of:=[$CO2_0ppm.A12]" office:value-type="float" office:value="298.15" calcext:value-type="float">
            <text:p>298.15</text:p>
          </table:table-cell>
          <table:table-cell table:style-name="ce33" office:value-type="float" office:value="339.563179347897" calcext:value-type="float">
            <text:p>339.56</text:p>
          </table:table-cell>
          <table:table-cell table:style-name="ce33" office:value-type="float" office:value="155.271281435974" calcext:value-type="float">
            <text:p>155.27</text:p>
          </table:table-cell>
          <table:table-cell table:style-name="ce33" office:value-type="float" office:value="140.154412690192" calcext:value-type="float">
            <text:p>140.15</text:p>
          </table:table-cell>
          <table:table-cell table:style-name="ce33" office:value-type="float" office:value="126.712089251731" calcext:value-type="float">
            <text:p>126.71</text:p>
          </table:table-cell>
          <table:table-cell table:style-name="ce33" office:value-type="float" office:value="119.308246867822" calcext:value-type="float">
            <text:p>119.31</text:p>
          </table:table-cell>
          <table:table-cell table:style-name="ce33" office:value-type="float" office:value="114.091498107371" calcext:value-type="float">
            <text:p>114.09</text:p>
          </table:table-cell>
          <table:table-cell table:style-name="ce38" office:value-type="float" office:value="109.988401967276" calcext:value-type="float">
            <text:p>109.99</text:p>
          </table:table-cell>
          <table:table-cell table:style-name="ce13" table:formula="of:=0.0000000567037441900005*POWER([.A12];4)" office:value-type="float" office:value="448.075286706653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</table:table-row>
        <table:table-row table:style-name="ro1">
          <table:table-cell table:style-name="ce28"/>
          <table:table-cell table:style-name="ce40" table:number-columns-repeated="6"/>
          <table:table-cell table:style-name="ce74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1">
          <table:table-cell table:style-name="ce40" table:formula="of:=[.A2]" office:value-type="string" office:string-value="200 ppmv" calcext:value-type="string" table:number-columns-spanned="8" table:number-rows-spanned="1">
            <text:p>200 ppmv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number-columns-repeated="2"/>
        </table:table-row>
        <table:table-row table:style-name="ro1">
          <table:table-cell office:value-type="float" office:value="283.15" calcext:value-type="float">
            <text:p>283.15</text:p>
          </table:table-cell>
          <table:table-cell table:formula="of:=([.$I4] - [.B4])" office:value-type="float" office:value="85.7918775310824" calcext:value-type="float">
            <text:p>85.79</text:p>
          </table:table-cell>
          <table:table-cell table:formula="of:=([.$I4] - [.C4])" office:value-type="float" office:value="215.042635450716" calcext:value-type="float">
            <text:p>215.04</text:p>
          </table:table-cell>
          <table:table-cell table:formula="of:=([.$I4] - [.D4])" office:value-type="float" office:value="229.657107080948" calcext:value-type="float">
            <text:p>229.66</text:p>
          </table:table-cell>
          <table:table-cell table:formula="of:=([.$I4] - [.E4])" office:value-type="float" office:value="243.255405043219" calcext:value-type="float">
            <text:p>243.26</text:p>
          </table:table-cell>
          <table:table-cell table:formula="of:=([.$I4] - [.F4])" office:value-type="float" office:value="250.480323791475" calcext:value-type="float">
            <text:p>250.48</text:p>
          </table:table-cell>
          <table:table-cell table:formula="of:=([.$I4] - [.G4])" office:value-type="float" office:value="255.256622459495" calcext:value-type="float">
            <text:p>255.26</text:p>
          </table:table-cell>
          <table:table-cell table:formula="of:=([.$I4] - [.H4])" office:value-type="float" office:value="258.776627499783" calcext:value-type="float">
            <text:p>258.78</text:p>
          </table:table-cell>
          <table:table-cell table:number-columns-repeated="2"/>
        </table:table-row>
        <table:table-row table:style-name="ro1">
          <table:table-cell table:style-name="ce28" office:value-type="float" office:value="287.15" calcext:value-type="float">
            <text:p>287.15</text:p>
          </table:table-cell>
          <table:table-cell table:formula="of:=([.$I5] - [.B5])" office:value-type="float" office:value="91.4762038605047" calcext:value-type="float">
            <text:p>91.48</text:p>
          </table:table-cell>
          <table:table-cell table:formula="of:=([.$I5] - [.C5])" office:value-type="float" office:value="234.497253324435" calcext:value-type="float">
            <text:p>234.50</text:p>
          </table:table-cell>
          <table:table-cell table:formula="of:=([.$I5] - [.D5])" office:value-type="float" office:value="249.469877554624" calcext:value-type="float">
            <text:p>249.47</text:p>
          </table:table-cell>
          <table:table-cell table:formula="of:=([.$I5] - [.E5])" office:value-type="float" office:value="263.0198386686" calcext:value-type="float">
            <text:p>263.02</text:p>
          </table:table-cell>
          <table:table-cell table:formula="of:=([.$I5] - [.F5])" office:value-type="float" office:value="270.154136463768" calcext:value-type="float">
            <text:p>270.15</text:p>
          </table:table-cell>
          <table:table-cell table:formula="of:=([.$I5] - [.G5])" office:value-type="float" office:value="274.896822394212" calcext:value-type="float">
            <text:p>274.90</text:p>
          </table:table-cell>
          <table:table-cell table:formula="of:=([.$I5] - [.H5])" office:value-type="float" office:value="278.429315720977" calcext:value-type="float">
            <text:p>278.43</text:p>
          </table:table-cell>
          <table:table-cell table:number-columns-repeated="2"/>
        </table:table-row>
        <table:table-row table:style-name="ro1">
          <table:table-cell table:style-name="ce28" office:value-type="float" office:value="288.15" calcext:value-type="float">
            <text:p>288.15</text:p>
          </table:table-cell>
          <table:table-cell table:formula="of:=([.$I6] - [.B6])" office:value-type="float" office:value="92.9394821593" calcext:value-type="float">
            <text:p>92.94</text:p>
          </table:table-cell>
          <table:table-cell table:formula="of:=([.$I6] - [.C6])" office:value-type="float" office:value="239.520499502516" calcext:value-type="float">
            <text:p>239.52</text:p>
          </table:table-cell>
          <table:table-cell table:formula="of:=([.$I6] - [.D6])" office:value-type="float" office:value="254.548042907863" calcext:value-type="float">
            <text:p>254.55</text:p>
          </table:table-cell>
          <table:table-cell table:formula="of:=([.$I6] - [.E6])" office:value-type="float" office:value="268.073154801987" calcext:value-type="float">
            <text:p>268.07</text:p>
          </table:table-cell>
          <table:table-cell table:formula="of:=([.$I6] - [.F6])" office:value-type="float" office:value="275.192747006965" calcext:value-type="float">
            <text:p>275.19</text:p>
          </table:table-cell>
          <table:table-cell table:formula="of:=([.$I6] - [.G6])" office:value-type="float" office:value="279.939971859535" calcext:value-type="float">
            <text:p>279.94</text:p>
          </table:table-cell>
          <table:table-cell table:formula="of:=([.$I6] - [.H6])" office:value-type="float" office:value="283.489042205018" calcext:value-type="float">
            <text:p>283.49</text:p>
          </table:table-cell>
          <table:table-cell table:number-columns-repeated="2"/>
        </table:table-row>
        <table:table-row table:style-name="ro1">
          <table:table-cell table:style-name="ce28" office:value-type="float" office:value="289.15" calcext:value-type="float">
            <text:p>289.15</text:p>
          </table:table-cell>
          <table:table-cell table:formula="of:=([.$I7] - [.B7])" office:value-type="float" office:value="94.4214867603609" calcext:value-type="float">
            <text:p>94.42</text:p>
          </table:table-cell>
          <table:table-cell table:formula="of:=([.$I7] - [.C7])" office:value-type="float" office:value="244.605528428572" calcext:value-type="float">
            <text:p>244.61</text:p>
          </table:table-cell>
          <table:table-cell table:formula="of:=([.$I7] - [.D7])" office:value-type="float" office:value="259.676221994005" calcext:value-type="float">
            <text:p>259.68</text:p>
          </table:table-cell>
          <table:table-cell table:formula="of:=([.$I7] - [.E7])" office:value-type="float" office:value="273.174374750525" calcext:value-type="float">
            <text:p>273.17</text:p>
          </table:table-cell>
          <table:table-cell table:formula="of:=([.$I7] - [.F7])" office:value-type="float" office:value="280.284835471756" calcext:value-type="float">
            <text:p>280.28</text:p>
          </table:table-cell>
          <table:table-cell table:formula="of:=([.$I7] - [.G7])" office:value-type="float" office:value="285.043028222306" calcext:value-type="float">
            <text:p>285.04</text:p>
          </table:table-cell>
          <table:table-cell table:formula="of:=([.$I7] - [.H7])" office:value-type="float" office:value="288.614607959396" calcext:value-type="float">
            <text:p>288.61</text:p>
          </table:table-cell>
          <table:table-cell table:number-columns-repeated="2"/>
        </table:table-row>
        <table:table-row table:style-name="ro1">
          <table:table-cell table:style-name="ce28" office:value-type="float" office:value="290.15" calcext:value-type="float">
            <text:p>290.15</text:p>
          </table:table-cell>
          <table:table-cell table:formula="of:=([.$I8] - [.B8])" office:value-type="float" office:value="95.9212169381848" calcext:value-type="float">
            <text:p>95.92</text:p>
          </table:table-cell>
          <table:table-cell table:formula="of:=([.$I8] - [.C8])" office:value-type="float" office:value="249.750925130746" calcext:value-type="float">
            <text:p>249.75</text:p>
          </table:table-cell>
          <table:table-cell table:formula="of:=([.$I8] - [.D8])" office:value-type="float" office:value="264.853534754109" calcext:value-type="float">
            <text:p>264.85</text:p>
          </table:table-cell>
          <table:table-cell table:formula="of:=([.$I8] - [.E8])" office:value-type="float" office:value="278.324655186525" calcext:value-type="float">
            <text:p>278.32</text:p>
          </table:table-cell>
          <table:table-cell table:formula="of:=([.$I8] - [.F8])" office:value-type="float" office:value="285.432401133296" calcext:value-type="float">
            <text:p>285.43</text:p>
          </table:table-cell>
          <table:table-cell table:formula="of:=([.$I8] - [.G8])" office:value-type="float" office:value="290.208441900053" calcext:value-type="float">
            <text:p>290.21</text:p>
          </table:table-cell>
          <table:table-cell table:formula="of:=([.$I8] - [.H8])" office:value-type="float" office:value="293.809452839905" calcext:value-type="float">
            <text:p>293.81</text:p>
          </table:table-cell>
          <table:table-cell table:number-columns-repeated="2"/>
        </table:table-row>
        <table:table-row table:style-name="ro1">
          <table:table-cell table:style-name="ce28" office:value-type="float" office:value="291.15" calcext:value-type="float">
            <text:p>291.15</text:p>
          </table:table-cell>
          <table:table-cell table:formula="of:=([.$I9] - [.B9])" office:value-type="float" office:value="97.4373884572386" calcext:value-type="float">
            <text:p>97.44</text:p>
          </table:table-cell>
          <table:table-cell table:formula="of:=([.$I9] - [.C9])" office:value-type="float" office:value="254.952521073732" calcext:value-type="float">
            <text:p>254.95</text:p>
          </table:table-cell>
          <table:table-cell table:formula="of:=([.$I9] - [.D9])" office:value-type="float" office:value="270.077192434665" calcext:value-type="float">
            <text:p>270.08</text:p>
          </table:table-cell>
          <table:table-cell table:formula="of:=([.$I9] - [.E9])" office:value-type="float" office:value="283.522728788122" calcext:value-type="float">
            <text:p>283.52</text:p>
          </table:table-cell>
          <table:table-cell table:formula="of:=([.$I9] - [.F9])" office:value-type="float" office:value="290.635092674626" calcext:value-type="float">
            <text:p>290.64</text:p>
          </table:table-cell>
          <table:table-cell table:formula="of:=([.$I9] - [.G9])" office:value-type="float" office:value="295.436217681881" calcext:value-type="float">
            <text:p>295.44</text:p>
          </table:table-cell>
          <table:table-cell table:formula="of:=([.$I9] - [.H9])" office:value-type="float" office:value="299.073631249622" calcext:value-type="float">
            <text:p>299.07</text:p>
          </table:table-cell>
          <table:table-cell table:number-columns-repeated="2"/>
        </table:table-row>
        <table:table-row table:style-name="ro1">
          <table:table-cell table:style-name="ce28" office:value-type="float" office:value="292.15" calcext:value-type="float">
            <text:p>292.15</text:p>
          </table:table-cell>
          <table:table-cell table:formula="of:=([.$I10] - [.B10])" office:value-type="float" office:value="98.9699303584484" calcext:value-type="float">
            <text:p>98.97</text:p>
          </table:table-cell>
          <table:table-cell table:formula="of:=([.$I10] - [.C10])" office:value-type="float" office:value="260.206666864411" calcext:value-type="float">
            <text:p>260.21</text:p>
          </table:table-cell>
          <table:table-cell table:formula="of:=([.$I10] - [.D10])" office:value-type="float" office:value="275.345254315158" calcext:value-type="float">
            <text:p>275.35</text:p>
          </table:table-cell>
          <table:table-cell table:formula="of:=([.$I10] - [.E10])" office:value-type="float" office:value="288.768497280058" calcext:value-type="float">
            <text:p>288.77</text:p>
          </table:table-cell>
          <table:table-cell table:formula="of:=([.$I10] - [.F10])" office:value-type="float" office:value="295.893304814107" calcext:value-type="float">
            <text:p>295.89</text:p>
          </table:table-cell>
          <table:table-cell table:formula="of:=([.$I10] - [.G10])" office:value-type="float" office:value="300.727321912735" calcext:value-type="float">
            <text:p>300.73</text:p>
          </table:table-cell>
          <table:table-cell table:formula="of:=([.$I10] - [.H10])" office:value-type="float" office:value="304.407791765921" calcext:value-type="float">
            <text:p>304.41</text:p>
          </table:table-cell>
          <table:table-cell table:number-columns-repeated="2"/>
        </table:table-row>
        <table:table-row table:style-name="ro1">
          <table:table-cell table:style-name="ce28" office:value-type="float" office:value="293.15" calcext:value-type="float">
            <text:p>293.15</text:p>
          </table:table-cell>
          <table:table-cell table:formula="of:=([.$I11] - [.B11])" office:value-type="float" office:value="100.518353210669" calcext:value-type="float">
            <text:p>100.52</text:p>
          </table:table-cell>
          <table:table-cell table:formula="of:=([.$I11] - [.C11])" office:value-type="float" office:value="265.513364810124" calcext:value-type="float">
            <text:p>265.51</text:p>
          </table:table-cell>
          <table:table-cell table:formula="of:=([.$I11] - [.D11])" office:value-type="float" office:value="280.659318107296" calcext:value-type="float">
            <text:p>280.66</text:p>
          </table:table-cell>
          <table:table-cell table:formula="of:=([.$I11] - [.E11])" office:value-type="float" office:value="294.063108645124" calcext:value-type="float">
            <text:p>294.06</text:p>
          </table:table-cell>
          <table:table-cell table:formula="of:=([.$I11] - [.F11])" office:value-type="float" office:value="301.208989820969" calcext:value-type="float">
            <text:p>301.21</text:p>
          </table:table-cell>
          <table:table-cell table:formula="of:=([.$I11] - [.G11])" office:value-type="float" office:value="306.08394627977" calcext:value-type="float">
            <text:p>306.08</text:p>
          </table:table-cell>
          <table:table-cell table:formula="of:=([.$I11] - [.H11])" office:value-type="float" office:value="309.815130842741" calcext:value-type="float">
            <text:p>309.82</text:p>
          </table:table-cell>
          <table:table-cell table:number-columns-repeated="2"/>
        </table:table-row>
        <table:table-row table:style-name="ro1">
          <table:table-cell table:style-name="ce28" office:value-type="float" office:value="298.15" calcext:value-type="float">
            <text:p>298.15</text:p>
          </table:table-cell>
          <table:table-cell table:formula="of:=([.$I12] - [.B12])" office:value-type="float" office:value="108.512107358756" calcext:value-type="float">
            <text:p>108.51</text:p>
          </table:table-cell>
          <table:table-cell table:formula="of:=([.$I12] - [.C12])" office:value-type="float" office:value="292.804005270679" calcext:value-type="float">
            <text:p>292.80</text:p>
          </table:table-cell>
          <table:table-cell table:formula="of:=([.$I12] - [.D12])" office:value-type="float" office:value="307.920874016461" calcext:value-type="float">
            <text:p>307.92</text:p>
          </table:table-cell>
          <table:table-cell table:formula="of:=([.$I12] - [.E12])" office:value-type="float" office:value="321.363197454922" calcext:value-type="float">
            <text:p>321.36</text:p>
          </table:table-cell>
          <table:table-cell table:formula="of:=([.$I12] - [.F12])" office:value-type="float" office:value="328.767039838831" calcext:value-type="float">
            <text:p>328.77</text:p>
          </table:table-cell>
          <table:table-cell table:formula="of:=([.$I12] - [.G12])" office:value-type="float" office:value="333.983788599282" calcext:value-type="float">
            <text:p>333.98</text:p>
          </table:table-cell>
          <table:table-cell table:formula="of:=([.$I12] - [.H12])" office:value-type="float" office:value="338.086884739377" calcext:value-type="float">
            <text:p>338.09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8" table:number-rows-spanned="1">
            <text:p>Radiative Forcing</text:p>
          </table:table-cell>
          <table:covered-table-cell table:number-columns-repeated="7" table:style-name="Default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/>
          <table:table-cell table:style-name="ce57"/>
        </table:table-row>
        <table:table-row table:style-name="ro1">
          <table:table-cell table:formula="of:=[.A17]" office:value-type="float" office:value="283.15" calcext:value-type="float">
            <text:p>283.15</text:p>
          </table:table-cell>
          <table:table-cell table:formula="of:=[.B17] * [$Summary.$A$4] * [$Summary.$B$4]" office:value-type="float" office:value="44.5603011896442" calcext:value-type="float">
            <text:p>44.56</text:p>
          </table:table-cell>
          <table:table-cell table:formula="of:=[.C17] * [$Summary.$A$4] * [$Summary.$B$4]" office:value-type="float" office:value="111.693144853102" calcext:value-type="float">
            <text:p>111.69</text:p>
          </table:table-cell>
          <table:table-cell table:formula="of:=[.D17] * [$Summary.$A$4] * [$Summary.$B$4]" office:value-type="float" office:value="119.283901417845" calcext:value-type="float">
            <text:p>119.28</text:p>
          </table:table-cell>
          <table:table-cell table:formula="of:=[.E17] * [$Summary.$A$4] * [$Summary.$B$4]" office:value-type="float" office:value="126.346857379448" calcext:value-type="float">
            <text:p>126.35</text:p>
          </table:table-cell>
          <table:table-cell table:formula="of:=[.F17] * [$Summary.$A$4] * [$Summary.$B$4]" office:value-type="float" office:value="130.099480177292" calcext:value-type="float">
            <text:p>130.10</text:p>
          </table:table-cell>
          <table:table-cell table:formula="of:=[.G17] * [$Summary.$A$4] * [$Summary.$B$4]" office:value-type="float" office:value="132.580289705462" calcext:value-type="float">
            <text:p>132.58</text:p>
          </table:table-cell>
          <table:table-cell table:formula="of:=[.H17] * [$Summary.$A$4] * [$Summary.$B$4]" office:value-type="float" office:value="134.408580323388" calcext:value-type="float">
            <text:p>134.41</text:p>
          </table:table-cell>
          <table:table-cell/>
          <table:table-cell table:style-name="ce13"/>
        </table:table-row>
        <table:table-row table:style-name="ro1">
          <table:table-cell table:formula="of:=[.A18]" office:value-type="float" office:value="287.15" calcext:value-type="float">
            <text:p>287.15</text:p>
          </table:table-cell>
          <table:table-cell table:formula="of:=[.B18] * [$Summary.$A$4] * [$Summary.$B$4]" office:value-type="float" office:value="47.5127402851461" calcext:value-type="float">
            <text:p>47.51</text:p>
          </table:table-cell>
          <table:table-cell table:formula="of:=[.C18] * [$Summary.$A$4] * [$Summary.$B$4]" office:value-type="float" office:value="121.797873376711" calcext:value-type="float">
            <text:p>121.80</text:p>
          </table:table-cell>
          <table:table-cell table:formula="of:=[.D18] * [$Summary.$A$4] * [$Summary.$B$4]" office:value-type="float" office:value="129.574654401872" calcext:value-type="float">
            <text:p>129.57</text:p>
          </table:table-cell>
          <table:table-cell table:formula="of:=[.E18] * [$Summary.$A$4] * [$Summary.$B$4]" office:value-type="float" office:value="136.612504204471" calcext:value-type="float">
            <text:p>136.61</text:p>
          </table:table-cell>
          <table:table-cell table:formula="of:=[.F18] * [$Summary.$A$4] * [$Summary.$B$4]" office:value-type="float" office:value="140.318058479281" calcext:value-type="float">
            <text:p>140.32</text:p>
          </table:table-cell>
          <table:table-cell table:formula="of:=[.G18] * [$Summary.$A$4] * [$Summary.$B$4]" office:value-type="float" office:value="142.781409551554" calcext:value-type="float">
            <text:p>142.78</text:p>
          </table:table-cell>
          <table:table-cell table:formula="of:=[.H18] * [$Summary.$A$4] * [$Summary.$B$4]" office:value-type="float" office:value="144.616186585475" calcext:value-type="float">
            <text:p>144.62</text:p>
          </table:table-cell>
          <table:table-cell/>
          <table:table-cell table:style-name="ce13"/>
        </table:table-row>
        <table:table-row table:style-name="ro1">
          <table:table-cell table:formula="of:=[.A19]" office:value-type="float" office:value="288.15" calcext:value-type="float">
            <text:p>288.15</text:p>
          </table:table-cell>
          <table:table-cell table:formula="of:=[.B19] * [$Summary.$A$4] * [$Summary.$B$4]" office:value-type="float" office:value="48.2727670335404" calcext:value-type="float">
            <text:p>48.27</text:p>
          </table:table-cell>
          <table:table-cell table:formula="of:=[.C19] * [$Summary.$A$4] * [$Summary.$B$4]" office:value-type="float" office:value="124.406947441607" calcext:value-type="float">
            <text:p>124.41</text:p>
          </table:table-cell>
          <table:table-cell table:formula="of:=[.D19] * [$Summary.$A$4] * [$Summary.$B$4]" office:value-type="float" office:value="132.212253486344" calcext:value-type="float">
            <text:p>132.21</text:p>
          </table:table-cell>
          <table:table-cell table:formula="of:=[.E19] * [$Summary.$A$4] * [$Summary.$B$4]" office:value-type="float" office:value="139.237196604152" calcext:value-type="float">
            <text:p>139.24</text:p>
          </table:table-cell>
          <table:table-cell table:formula="of:=[.F19] * [$Summary.$A$4] * [$Summary.$B$4]" office:value-type="float" office:value="142.935112795418" calcext:value-type="float">
            <text:p>142.94</text:p>
          </table:table-cell>
          <table:table-cell table:formula="of:=[.G19] * [$Summary.$A$4] * [$Summary.$B$4]" office:value-type="float" office:value="145.400821383842" calcext:value-type="float">
            <text:p>145.40</text:p>
          </table:table-cell>
          <table:table-cell table:formula="of:=[.H19] * [$Summary.$A$4] * [$Summary.$B$4]" office:value-type="float" office:value="147.244208521286" calcext:value-type="float">
            <text:p>147.24</text:p>
          </table:table-cell>
          <table:table-cell/>
          <table:table-cell table:style-name="ce103"/>
        </table:table-row>
        <table:table-row table:style-name="ro1">
          <table:table-cell table:formula="of:=[.A20]" office:value-type="float" office:value="289.15" calcext:value-type="float">
            <text:p>289.15</text:p>
          </table:table-cell>
          <table:table-cell table:formula="of:=[.B20] * [$Summary.$A$4] * [$Summary.$B$4]" office:value-type="float" office:value="49.0425202233315" calcext:value-type="float">
            <text:p>49.04</text:p>
          </table:table-cell>
          <table:table-cell table:formula="of:=[.C20] * [$Summary.$A$4] * [$Summary.$B$4]" office:value-type="float" office:value="127.0481114658" calcext:value-type="float">
            <text:p>127.05</text:p>
          </table:table-cell>
          <table:table-cell table:formula="of:=[.D20] * [$Summary.$A$4] * [$Summary.$B$4]" office:value-type="float" office:value="134.875829703686" calcext:value-type="float">
            <text:p>134.88</text:p>
          </table:table-cell>
          <table:table-cell table:formula="of:=[.E20] * [$Summary.$A$4] * [$Summary.$B$4]" office:value-type="float" office:value="141.886770245423" calcext:value-type="float">
            <text:p>141.89</text:p>
          </table:table-cell>
          <table:table-cell table:formula="of:=[.F20] * [$Summary.$A$4] * [$Summary.$B$4]" office:value-type="float" office:value="145.57994354403" calcext:value-type="float">
            <text:p>145.58</text:p>
          </table:table-cell>
          <table:table-cell table:formula="of:=[.G20] * [$Summary.$A$4] * [$Summary.$B$4]" office:value-type="float" office:value="148.051348858666" calcext:value-type="float">
            <text:p>148.05</text:p>
          </table:table-cell>
          <table:table-cell table:formula="of:=[.H20] * [$Summary.$A$4] * [$Summary.$B$4]" office:value-type="float" office:value="149.90642737411" calcext:value-type="float">
            <text:p>149.91</text:p>
          </table:table-cell>
          <table:table-cell/>
          <table:table-cell table:style-name="ce13"/>
        </table:table-row>
        <table:table-row table:style-name="ro1">
          <table:table-cell table:formula="of:=[.A21]" office:value-type="float" office:value="290.15" calcext:value-type="float">
            <text:p>290.15</text:p>
          </table:table-cell>
          <table:table-cell table:formula="of:=[.B21] * [$Summary.$A$4] * [$Summary.$B$4]" office:value-type="float" office:value="49.8214800776932" calcext:value-type="float">
            <text:p>49.82</text:p>
          </table:table-cell>
          <table:table-cell table:formula="of:=[.C21] * [$Summary.$A$4] * [$Summary.$B$4]" office:value-type="float" office:value="129.720630512909" calcext:value-type="float">
            <text:p>129.72</text:p>
          </table:table-cell>
          <table:table-cell table:formula="of:=[.D21] * [$Summary.$A$4] * [$Summary.$B$4]" office:value-type="float" office:value="137.564925951284" calcext:value-type="float">
            <text:p>137.56</text:p>
          </table:table-cell>
          <table:table-cell table:formula="of:=[.E21] * [$Summary.$A$4] * [$Summary.$B$4]" office:value-type="float" office:value="144.561825903881" calcext:value-type="float">
            <text:p>144.56</text:p>
          </table:table-cell>
          <table:table-cell table:formula="of:=[.F21] * [$Summary.$A$4] * [$Summary.$B$4]" office:value-type="float" office:value="148.253589148634" calcext:value-type="float">
            <text:p>148.25</text:p>
          </table:table-cell>
          <table:table-cell table:formula="of:=[.G21] * [$Summary.$A$4] * [$Summary.$B$4]" office:value-type="float" office:value="150.734264722887" calcext:value-type="float">
            <text:p>150.73</text:p>
          </table:table-cell>
          <table:table-cell table:formula="of:=[.H21] * [$Summary.$A$4] * [$Summary.$B$4]" office:value-type="float" office:value="152.604629805047" calcext:value-type="float">
            <text:p>152.60</text:p>
          </table:table-cell>
          <table:table-cell/>
          <table:table-cell table:style-name="ce13"/>
        </table:table-row>
        <table:table-row table:style-name="ro1">
          <table:table-cell table:formula="of:=[.A22]" office:value-type="float" office:value="291.15" calcext:value-type="float">
            <text:p>291.15</text:p>
          </table:table-cell>
          <table:table-cell table:formula="of:=[.B22] * [$Summary.$A$4] * [$Summary.$B$4]" office:value-type="float" office:value="50.6089795646897" calcext:value-type="float">
            <text:p>50.61</text:p>
          </table:table-cell>
          <table:table-cell table:formula="of:=[.C22] * [$Summary.$A$4] * [$Summary.$B$4]" office:value-type="float" office:value="132.422339445696" calcext:value-type="float">
            <text:p>132.42</text:p>
          </table:table-cell>
          <table:table-cell table:formula="of:=[.D22] * [$Summary.$A$4] * [$Summary.$B$4]" office:value-type="float" office:value="140.278093750565" calcext:value-type="float">
            <text:p>140.28</text:p>
          </table:table-cell>
          <table:table-cell table:formula="of:=[.E22] * [$Summary.$A$4] * [$Summary.$B$4]" office:value-type="float" office:value="147.26170533255" calcext:value-type="float">
            <text:p>147.26</text:p>
          </table:table-cell>
          <table:table-cell table:formula="of:=[.F22] * [$Summary.$A$4] * [$Summary.$B$4]" office:value-type="float" office:value="150.955867135201" calcext:value-type="float">
            <text:p>150.96</text:p>
          </table:table-cell>
          <table:table-cell table:formula="of:=[.G22] * [$Summary.$A$4] * [$Summary.$B$4]" office:value-type="float" office:value="153.449571463969" calcext:value-type="float">
            <text:p>153.45</text:p>
          </table:table-cell>
          <table:table-cell table:formula="of:=[.H22] * [$Summary.$A$4] * [$Summary.$B$4]" office:value-type="float" office:value="155.338844071054" calcext:value-type="float">
            <text:p>155.34</text:p>
          </table:table-cell>
          <table:table-cell/>
          <table:table-cell table:style-name="ce13"/>
        </table:table-row>
        <table:table-row table:style-name="ro1">
          <table:table-cell table:formula="of:=[.A23]" office:value-type="float" office:value="292.15" calcext:value-type="float">
            <text:p>292.15</text:p>
          </table:table-cell>
          <table:table-cell table:formula="of:=[.B23] * [$Summary.$A$4] * [$Summary.$B$4]" office:value-type="float" office:value="51.4049818281781" calcext:value-type="float">
            <text:p>51.40</text:p>
          </table:table-cell>
          <table:table-cell table:formula="of:=[.C23] * [$Summary.$A$4] * [$Summary.$B$4]" office:value-type="float" office:value="135.151342769375" calcext:value-type="float">
            <text:p>135.15</text:p>
          </table:table-cell>
          <table:table-cell table:formula="of:=[.D23] * [$Summary.$A$4] * [$Summary.$B$4]" office:value-type="float" office:value="143.014325091293" calcext:value-type="float">
            <text:p>143.01</text:p>
          </table:table-cell>
          <table:table-cell table:formula="of:=[.E23] * [$Summary.$A$4] * [$Summary.$B$4]" office:value-type="float" office:value="149.986357487262" calcext:value-type="float">
            <text:p>149.99</text:p>
          </table:table-cell>
          <table:table-cell table:formula="of:=[.F23] * [$Summary.$A$4] * [$Summary.$B$4]" office:value-type="float" office:value="153.686982520447" calcext:value-type="float">
            <text:p>153.69</text:p>
          </table:table-cell>
          <table:table-cell table:formula="of:=[.G23] * [$Summary.$A$4] * [$Summary.$B$4]" office:value-type="float" office:value="156.197771001475" calcext:value-type="float">
            <text:p>156.20</text:p>
          </table:table-cell>
          <table:table-cell table:formula="of:=[.H23] * [$Summary.$A$4] * [$Summary.$B$4]" office:value-type="float" office:value="158.10940704322" calcext:value-type="float">
            <text:p>158.11</text:p>
          </table:table-cell>
          <table:table-cell/>
          <table:table-cell table:style-name="ce13"/>
        </table:table-row>
        <table:table-row table:style-name="ro1">
          <table:table-cell table:formula="of:=[.A24]" office:value-type="float" office:value="293.15" calcext:value-type="float">
            <text:p>293.15</text:p>
          </table:table-cell>
          <table:table-cell table:formula="of:=[.B24] * [$Summary.$A$4] * [$Summary.$B$4]" office:value-type="float" office:value="52.2092326576215" calcext:value-type="float">
            <text:p>52.21</text:p>
          </table:table-cell>
          <table:table-cell table:formula="of:=[.C24] * [$Summary.$A$4] * [$Summary.$B$4]" office:value-type="float" office:value="137.907641682378" calcext:value-type="float">
            <text:p>137.91</text:p>
          </table:table-cell>
          <table:table-cell table:formula="of:=[.D24] * [$Summary.$A$4] * [$Summary.$B$4]" office:value-type="float" office:value="145.77444982493" calcext:value-type="float">
            <text:p>145.77</text:p>
          </table:table-cell>
          <table:table-cell table:formula="of:=[.E24] * [$Summary.$A$4] * [$Summary.$B$4]" office:value-type="float" office:value="152.736378630277" calcext:value-type="float">
            <text:p>152.74</text:p>
          </table:table-cell>
          <table:table-cell table:formula="of:=[.F24] * [$Summary.$A$4] * [$Summary.$B$4]" office:value-type="float" office:value="156.447949313011" calcext:value-type="float">
            <text:p>156.45</text:p>
          </table:table-cell>
          <table:table-cell table:formula="of:=[.G24] * [$Summary.$A$4] * [$Summary.$B$4]" office:value-type="float" office:value="158.980001697713" calcext:value-type="float">
            <text:p>158.98</text:p>
          </table:table-cell>
          <table:table-cell table:formula="of:=[.H24] * [$Summary.$A$4] * [$Summary.$B$4]" office:value-type="float" office:value="160.91797895972" calcext:value-type="float">
            <text:p>160.92</text:p>
          </table:table-cell>
          <table:table-cell/>
          <table:table-cell table:style-name="ce13"/>
        </table:table-row>
        <table:table-row table:style-name="ro1">
          <table:table-cell table:formula="of:=[.A25]" office:value-type="float" office:value="298.15" calcext:value-type="float">
            <text:p>298.15</text:p>
          </table:table-cell>
          <table:table-cell table:formula="of:=[.B25] * [$Summary.$A$4] * [$Summary.$B$4]" office:value-type="float" office:value="56.3611885621379" calcext:value-type="float">
            <text:p>56.36</text:p>
          </table:table-cell>
          <table:table-cell table:formula="of:=[.C25] * [$Summary.$A$4] * [$Summary.$B$4]" office:value-type="float" office:value="152.082400337591" calcext:value-type="float">
            <text:p>152.08</text:p>
          </table:table-cell>
          <table:table-cell table:formula="of:=[.D25] * [$Summary.$A$4] * [$Summary.$B$4]" office:value-type="float" office:value="159.93410196415" calcext:value-type="float">
            <text:p>159.93</text:p>
          </table:table-cell>
          <table:table-cell table:formula="of:=[.E25] * [$Summary.$A$4] * [$Summary.$B$4]" office:value-type="float" office:value="166.916044758087" calcext:value-type="float">
            <text:p>166.92</text:p>
          </table:table-cell>
          <table:table-cell table:formula="of:=[.F25] * [$Summary.$A$4] * [$Summary.$B$4]" office:value-type="float" office:value="170.761600492289" calcext:value-type="float">
            <text:p>170.76</text:p>
          </table:table-cell>
          <table:table-cell table:formula="of:=[.G25] * [$Summary.$A$4] * [$Summary.$B$4]" office:value-type="float" office:value="173.471179798467" calcext:value-type="float">
            <text:p>173.47</text:p>
          </table:table-cell>
          <table:table-cell table:formula="of:=[.H25] * [$Summary.$A$4] * [$Summary.$B$4]" office:value-type="float" office:value="175.602327933632" calcext:value-type="float">
            <text:p>175.60</text:p>
          </table:table-cell>
          <table:table-cell/>
          <table:table-cell table:style-name="ce13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ce57"/>
        </table:table-row>
      </table:table>
      <table:table table:name="CO2_275ppm" table:style-name="ta1">
        <table:shapes>
          <draw:frame draw:z-index="0" draw:style-name="gr1" draw:text-style-name="P1" svg:width="147.86mm" svg:height="99.97mm" svg:x="22.3mm" svg:y="194.95mm">
            <draw:object draw:notify-on-update-of-ranges="CO2_275ppm.A29:CO2_275ppm.A37 CO2_275ppm.G28:CO2_275ppm.G28 CO2_275ppm.G29:CO2_275ppm.G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13"/>
        <table:table-column table:style-name="co1" table:number-columns-repeated="9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8" table:number-rows-spanned="1">
            <text:p>275 ppmv</text:p>
          </table:table-cell>
          <table:covered-table-cell table:number-columns-repeated="6" table:style-name="ce40"/>
          <table:covered-table-cell table:style-name="ce74"/>
          <table:table-cell table:number-columns-repeated="3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  <table:table-cell table:style-name="ce42"/>
        </table:table-row>
        <table:table-row table:style-name="ro1">
          <table:table-cell table:style-name="ce34" table:formula="of:=[$CO2_0ppm.A4]" office:value-type="float" office:value="283.15" calcext:value-type="float">
            <text:p>283.15</text:p>
          </table:table-cell>
          <table:table-cell table:style-name="ce33" office:value-type="float" office:value="275.927030496386" calcext:value-type="float">
            <text:p>275.93</text:p>
          </table:table-cell>
          <table:table-cell table:style-name="ce33" office:value-type="float" office:value="147.17433497683" calcext:value-type="float">
            <text:p>147.17</text:p>
          </table:table-cell>
          <table:table-cell table:style-name="ce33" office:value-type="float" office:value="132.755431919331" calcext:value-type="float">
            <text:p>132.76</text:p>
          </table:table-cell>
          <table:table-cell table:style-name="ce33" office:value-type="float" office:value="119.397380545687" calcext:value-type="float">
            <text:p>119.40</text:p>
          </table:table-cell>
          <table:table-cell table:style-name="ce33" office:value-type="float" office:value="112.327976237972" calcext:value-type="float">
            <text:p>112.33</text:p>
          </table:table-cell>
          <table:table-cell table:style-name="ce33" office:value-type="float" office:value="107.665472329252" calcext:value-type="float">
            <text:p>107.67</text:p>
          </table:table-cell>
          <table:table-cell table:style-name="ce38" office:value-type="float" office:value="104.2343328084" calcext:value-type="float">
            <text:p>104.23</text:p>
          </table:table-cell>
          <table:table-cell table:style-name="ce13" table:formula="of:=0.0000000567037441900005*POWER([.A4];4)" office:value-type="float" office:value="364.483607161424" calcext:value-type="float">
            <text:p>364.48</text:p>
          </table:table-cell>
          <table:table-cell table:style-name="ce10" office:value-type="float" office:value="362.34484692245" calcext:value-type="float">
            <text:p>362.34</text:p>
          </table:table-cell>
          <table:table-cell table:style-name="ce13"/>
        </table:table-row>
        <table:table-row table:style-name="ro1">
          <table:table-cell table:style-name="ce34" table:formula="of:=[$CO2_0ppm.A5]" office:value-type="float" office:value="287.15" calcext:value-type="float">
            <text:p>287.15</text:p>
          </table:table-cell>
          <table:table-cell table:style-name="ce33" office:value-type="float" office:value="291.093742748661" calcext:value-type="float">
            <text:p>291.09</text:p>
          </table:table-cell>
          <table:table-cell table:style-name="ce33" office:value-type="float" office:value="148.70562263514" calcext:value-type="float">
            <text:p>148.71</text:p>
          </table:table-cell>
          <table:table-cell table:style-name="ce33" office:value-type="float" office:value="133.966334068944" calcext:value-type="float">
            <text:p>133.97</text:p>
          </table:table-cell>
          <table:table-cell table:style-name="ce33" office:value-type="float" office:value="120.689619142384" calcext:value-type="float">
            <text:p>120.69</text:p>
          </table:table-cell>
          <table:table-cell table:style-name="ce33" office:value-type="float" office:value="113.7248387773" calcext:value-type="float">
            <text:p>113.72</text:p>
          </table:table-cell>
          <table:table-cell table:style-name="ce33" office:value-type="float" office:value="109.10297940829" calcext:value-type="float">
            <text:p>109.10</text:p>
          </table:table-cell>
          <table:table-cell table:style-name="ce38" office:value-type="float" office:value="105.663197204419" calcext:value-type="float">
            <text:p>105.66</text:p>
          </table:table-cell>
          <table:table-cell table:style-name="ce13" table:formula="of:=0.0000000567037441900005*POWER([.A5];4)" office:value-type="float" office:value="385.520093917784" calcext:value-type="float">
            <text:p>385.52</text:p>
          </table:table-cell>
          <table:table-cell table:style-name="ce10" office:value-type="float" office:value="383.339838515444" calcext:value-type="float">
            <text:p>383.34</text:p>
          </table:table-cell>
          <table:table-cell table:style-name="ce13"/>
        </table:table-row>
        <table:table-row table:style-name="ro1">
          <table:table-cell table:style-name="ce34" table:formula="of:=[$CO2_0ppm.A6]" office:value-type="float" office:value="288.15" calcext:value-type="float">
            <text:p>288.15</text:p>
          </table:table-cell>
          <table:table-cell table:style-name="ce33" office:value-type="float" office:value="294.980787811997" calcext:value-type="float">
            <text:p>294.98</text:p>
          </table:table-cell>
          <table:table-cell table:style-name="ce33" office:value-type="float" office:value="149.07046263309" calcext:value-type="float">
            <text:p>149.07</text:p>
          </table:table-cell>
          <table:table-cell table:style-name="ce33" office:value-type="float" office:value="134.28579016088" calcext:value-type="float">
            <text:p>134.29</text:p>
          </table:table-cell>
          <table:table-cell table:style-name="ce33" office:value-type="float" office:value="121.041511518456" calcext:value-type="float">
            <text:p>121.04</text:p>
          </table:table-cell>
          <table:table-cell table:style-name="ce33" office:value-type="float" office:value="114.094211336421" calcext:value-type="float">
            <text:p>114.09</text:p>
          </table:table-cell>
          <table:table-cell table:style-name="ce33" office:value-type="float" office:value="109.469116791838" calcext:value-type="float">
            <text:p>109.47</text:p>
          </table:table-cell>
          <table:table-cell table:style-name="ce38" office:value-type="float" office:value="106.013526099725" calcext:value-type="float">
            <text:p>106.01</text:p>
          </table:table-cell>
          <table:table-cell table:style-name="ce13" table:formula="of:=0.0000000567037441900005*POWER([.A6];4)" office:value-type="float" office:value="390.91850776901" calcext:value-type="float">
            <text:p>390.92</text:p>
          </table:table-cell>
          <table:table-cell table:style-name="ce10" office:value-type="float" office:value="388.727817510757" calcext:value-type="float">
            <text:p>388.73</text:p>
          </table:table-cell>
          <table:table-cell table:style-name="ce13"/>
        </table:table-row>
        <table:table-row table:style-name="ro1">
          <table:table-cell table:style-name="ce34" table:formula="of:=[$CO2_0ppm.A7]" office:value-type="float" office:value="289.15" calcext:value-type="float">
            <text:p>289.15</text:p>
          </table:table-cell>
          <table:table-cell table:style-name="ce33" office:value-type="float" office:value="298.904913436336" calcext:value-type="float">
            <text:p>298.90</text:p>
          </table:table-cell>
          <table:table-cell table:style-name="ce33" office:value-type="float" office:value="149.430950928575" calcext:value-type="float">
            <text:p>149.43</text:p>
          </table:table-cell>
          <table:table-cell table:style-name="ce33" office:value-type="float" office:value="134.612618910984" calcext:value-type="float">
            <text:p>134.61</text:p>
          </table:table-cell>
          <table:table-cell table:style-name="ce33" office:value-type="float" office:value="121.402438842215" calcext:value-type="float">
            <text:p>121.40</text:p>
          </table:table-cell>
          <table:table-cell table:style-name="ce33" office:value-type="float" office:value="114.46697428238" calcext:value-type="float">
            <text:p>114.47</text:p>
          </table:table-cell>
          <table:table-cell table:style-name="ce33" office:value-type="float" office:value="109.832066162755" calcext:value-type="float">
            <text:p>109.83</text:p>
          </table:table-cell>
          <table:table-cell table:style-name="ce38" office:value-type="float" office:value="106.354492368423" calcext:value-type="float">
            <text:p>106.35</text:p>
          </table:table-cell>
          <table:table-cell table:style-name="ce13" table:formula="of:=0.0000000567037441900005*POWER([.A7];4)" office:value-type="float" office:value="396.373419363693" calcext:value-type="float">
            <text:p>396.37</text:p>
          </table:table-cell>
          <table:table-cell table:style-name="ce10" office:value-type="float" office:value="394.172268935681" calcext:value-type="float">
            <text:p>394.17</text:p>
          </table:table-cell>
          <table:table-cell table:style-name="ce13"/>
        </table:table-row>
        <table:table-row table:style-name="ro1">
          <table:table-cell table:style-name="ce34" table:formula="of:=[$CO2_0ppm.A8]" office:value-type="float" office:value="290.15" calcext:value-type="float">
            <text:p>290.15</text:p>
          </table:table-cell>
          <table:table-cell table:style-name="ce33" office:value-type="float" office:value="302.867536978767" calcext:value-type="float">
            <text:p>302.87</text:p>
          </table:table-cell>
          <table:table-cell table:style-name="ce33" office:value-type="float" office:value="149.788940219577" calcext:value-type="float">
            <text:p>149.79</text:p>
          </table:table-cell>
          <table:table-cell table:style-name="ce33" office:value-type="float" office:value="134.948017246886" calcext:value-type="float">
            <text:p>134.95</text:p>
          </table:table-cell>
          <table:table-cell table:style-name="ce33" office:value-type="float" office:value="121.771821763525" calcext:value-type="float">
            <text:p>121.77</text:p>
          </table:table-cell>
          <table:table-cell table:style-name="ce33" office:value-type="float" office:value="114.841425038736" calcext:value-type="float">
            <text:p>114.84</text:p>
          </table:table-cell>
          <table:table-cell table:style-name="ce33" office:value-type="float" office:value="110.18966559701" calcext:value-type="float">
            <text:p>110.19</text:p>
          </table:table-cell>
          <table:table-cell table:style-name="ce38" office:value-type="float" office:value="106.683140608057" calcext:value-type="float">
            <text:p>106.68</text:p>
          </table:table-cell>
          <table:table-cell table:style-name="ce13" table:formula="of:=0.0000000567037441900005*POWER([.A8];4)" office:value-type="float" office:value="401.885221522691" calcext:value-type="float">
            <text:p>401.89</text:p>
          </table:table-cell>
          <table:table-cell table:style-name="ce10" office:value-type="float" office:value="399.673585135707" calcext:value-type="float">
            <text:p>399.67</text:p>
          </table:table-cell>
          <table:table-cell table:style-name="ce13"/>
        </table:table-row>
        <table:table-row table:style-name="ro1">
          <table:table-cell table:style-name="ce34" table:formula="of:=[$CO2_0ppm.A9]" office:value-type="float" office:value="291.15" calcext:value-type="float">
            <text:p>291.15</text:p>
          </table:table-cell>
          <table:table-cell table:style-name="ce33" office:value-type="float" office:value="306.870432933493" calcext:value-type="float">
            <text:p>306.87</text:p>
          </table:table-cell>
          <table:table-cell table:style-name="ce33" office:value-type="float" office:value="150.149066716819" calcext:value-type="float">
            <text:p>150.15</text:p>
          </table:table-cell>
          <table:table-cell table:style-name="ce33" office:value-type="float" office:value="135.295268592853" calcext:value-type="float">
            <text:p>135.30</text:p>
          </table:table-cell>
          <table:table-cell table:style-name="ce33" office:value-type="float" office:value="122.150052380455" calcext:value-type="float">
            <text:p>122.15</text:p>
          </table:table-cell>
          <table:table-cell table:style-name="ce33" office:value-type="float" office:value="113.70906537969" calcext:value-type="float">
            <text:p>113.71</text:p>
          </table:table-cell>
          <table:table-cell table:style-name="ce33" office:value-type="float" office:value="110.542179743794" calcext:value-type="float">
            <text:p>110.54</text:p>
          </table:table-cell>
          <table:table-cell table:style-name="ce38" office:value-type="float" office:value="106.999651946024" calcext:value-type="float">
            <text:p>107.00</text:p>
          </table:table-cell>
          <table:table-cell table:style-name="ce13" table:formula="of:=0.0000000567037441900005*POWER([.A9];4)" office:value-type="float" office:value="407.454308427752" calcext:value-type="float">
            <text:p>407.45</text:p>
          </table:table-cell>
          <table:table-cell table:style-name="ce10" office:value-type="float" office:value="405.232159797989" calcext:value-type="float">
            <text:p>405.23</text:p>
          </table:table-cell>
          <table:table-cell table:style-name="ce13"/>
        </table:table-row>
        <table:table-row table:style-name="ro1">
          <table:table-cell table:style-name="ce34" table:formula="of:=[$CO2_0ppm.A10]" office:value-type="float" office:value="292.15" calcext:value-type="float">
            <text:p>292.15</text:p>
          </table:table-cell>
          <table:table-cell table:style-name="ce33" office:value-type="float" office:value="310.914085492762" calcext:value-type="float">
            <text:p>310.91</text:p>
          </table:table-cell>
          <table:table-cell table:style-name="ce33" office:value-type="float" office:value="150.515273768494" calcext:value-type="float">
            <text:p>150.52</text:p>
          </table:table-cell>
          <table:table-cell table:style-name="ce33" office:value-type="float" office:value="135.656550207675" calcext:value-type="float">
            <text:p>135.66</text:p>
          </table:table-cell>
          <table:table-cell table:style-name="ce33" office:value-type="float" office:value="122.540615442588" calcext:value-type="float">
            <text:p>122.54</text:p>
          </table:table-cell>
          <table:table-cell table:style-name="ce33" office:value-type="float" office:value="115.597125970535" calcext:value-type="float">
            <text:p>115.60</text:p>
          </table:table-cell>
          <table:table-cell table:style-name="ce33" office:value-type="float" office:value="110.88898781475" calcext:value-type="float">
            <text:p>110.89</text:p>
          </table:table-cell>
          <table:table-cell table:style-name="ce38" office:value-type="float" office:value="107.303744944141" calcext:value-type="float">
            <text:p>107.30</text:p>
          </table:table-cell>
          <table:table-cell table:style-name="ce13" table:formula="of:=0.0000000567037441900005*POWER([.A10];4)" office:value-type="float" office:value="413.081075621513" calcext:value-type="float">
            <text:p>413.08</text:p>
          </table:table-cell>
          <table:table-cell table:style-name="ce10" office:value-type="float" office:value="410.848387950499" calcext:value-type="float">
            <text:p>410.85</text:p>
          </table:table-cell>
          <table:table-cell table:style-name="ce13"/>
        </table:table-row>
        <table:table-row table:style-name="ro1">
          <table:table-cell table:style-name="ce34" table:formula="of:=[$CO2_0ppm.A11]" office:value-type="float" office:value="293.15" calcext:value-type="float">
            <text:p>293.15</text:p>
          </table:table-cell>
          <table:table-cell table:style-name="ce33" office:value-type="float" office:value="314.999374974989" calcext:value-type="float">
            <text:p>315.00</text:p>
          </table:table-cell>
          <table:table-cell table:style-name="ce33" office:value-type="float" office:value="150.887923424358" calcext:value-type="float">
            <text:p>150.89</text:p>
          </table:table-cell>
          <table:table-cell table:style-name="ce33" office:value-type="float" office:value="136.030595615808" calcext:value-type="float">
            <text:p>136.03</text:p>
          </table:table-cell>
          <table:table-cell table:style-name="ce33" office:value-type="float" office:value="122.938693276646" calcext:value-type="float">
            <text:p>122.94</text:p>
          </table:table-cell>
          <table:table-cell table:style-name="ce33" office:value-type="float" office:value="115.976796976598" calcext:value-type="float">
            <text:p>115.98</text:p>
          </table:table-cell>
          <table:table-cell table:style-name="ce33" office:value-type="float" office:value="111.228390179837" calcext:value-type="float">
            <text:p>111.23</text:p>
          </table:table-cell>
          <table:table-cell table:style-name="ce38" office:value-type="float" office:value="107.592695908084" calcext:value-type="float">
            <text:p>107.59</text:p>
          </table:table-cell>
          <table:table-cell table:style-name="ce13" table:formula="of:=0.0000000567037441900005*POWER([.A11];4)" office:value-type="float" office:value="418.765920007504" calcext:value-type="float">
            <text:p>418.77</text:p>
          </table:table-cell>
          <table:table-cell table:style-name="ce10" office:value-type="float" office:value="416.522665961189" calcext:value-type="float">
            <text:p>416.52</text:p>
          </table:table-cell>
          <table:table-cell table:style-name="ce13"/>
        </table:table-row>
        <table:table-row table:style-name="ro1">
          <table:table-cell table:style-name="ce34" table:formula="of:=[$CO2_0ppm.A12]" office:value-type="float" office:value="298.15" calcext:value-type="float">
            <text:p>298.15</text:p>
          </table:table-cell>
          <table:table-cell table:style-name="ce33" office:value-type="float" office:value="336.05201534637" calcext:value-type="float">
            <text:p>336.05</text:p>
          </table:table-cell>
          <table:table-cell table:style-name="ce33" office:value-type="float" office:value="152.892999138399" calcext:value-type="float">
            <text:p>152.89</text:p>
          </table:table-cell>
          <table:table-cell table:style-name="ce33" office:value-type="float" office:value="138.103866549892" calcext:value-type="float">
            <text:p>138.10</text:p>
          </table:table-cell>
          <table:table-cell table:style-name="ce33" office:value-type="float" office:value="124.996173997963" calcext:value-type="float">
            <text:p>125.00</text:p>
          </table:table-cell>
          <table:table-cell table:style-name="ce33" office:value-type="float" office:value="117.78099253364" calcext:value-type="float">
            <text:p>117.78</text:p>
          </table:table-cell>
          <table:table-cell table:style-name="ce33" office:value-type="float" office:value="112.692999948849" calcext:value-type="float">
            <text:p>112.69</text:p>
          </table:table-cell>
          <table:table-cell table:style-name="ce38" office:value-type="float" office:value="108.68687235286" calcext:value-type="float">
            <text:p>108.69</text:p>
          </table:table-cell>
          <table:table-cell table:style-name="ce13" table:formula="of:=0.0000000567037441900005*POWER([.A12];4)" office:value-type="float" office:value="448.075286706653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  <table:table-cell table:style-name="ce13"/>
        </table:table-row>
        <table:table-row table:style-name="ro1">
          <table:table-cell table:style-name="ce40"/>
          <table:table-cell table:style-name="ce31" table:number-columns-repeated="6"/>
          <table:table-cell table:style-name="ce36"/>
          <table:table-cell table:style-name="ce13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31"/>
          <table:covered-table-cell table:style-name="ce36"/>
          <table:table-cell table:number-columns-repeated="3"/>
        </table:table-row>
        <table:table-row table:style-name="ro1">
          <table:table-cell table:style-name="ce40" table:formula="of:=[.A2]" office:value-type="string" office:string-value="275 ppmv" calcext:value-type="string" table:number-columns-spanned="8" table:number-rows-spanned="1">
            <text:p>275 ppmv</text:p>
          </table:table-cell>
          <table:covered-table-cell table:number-columns-repeated="6" table:style-name="ce31"/>
          <table:covered-table-cell table:style-name="ce36"/>
          <table:table-cell table:number-columns-repeated="3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/>
          <table:table-cell table:style-name="ce57"/>
          <table:table-cell/>
        </table:table-row>
        <table:table-row table:style-name="ro1">
          <table:table-cell table:style-name="ce47" office:value-type="float" office:value="283.15" calcext:value-type="float">
            <text:p>283.15</text:p>
          </table:table-cell>
          <table:table-cell table:formula="of:=([.$I4] - [.B4])" office:value-type="float" office:value="88.5565766650385" calcext:value-type="float">
            <text:p>88.56</text:p>
          </table:table-cell>
          <table:table-cell table:style-name="ce13" table:formula="of:=([.$I4] - [.C4])" office:value-type="float" office:value="217.309272184594" calcext:value-type="float">
            <text:p>217.31</text:p>
          </table:table-cell>
          <table:table-cell table:style-name="ce13" table:formula="of:=([.$I4] - [.D4])" office:value-type="float" office:value="231.728175242093" calcext:value-type="float">
            <text:p>231.73</text:p>
          </table:table-cell>
          <table:table-cell table:style-name="ce13" table:formula="of:=([.$I4] - [.E4])" office:value-type="float" office:value="245.086226615737" calcext:value-type="float">
            <text:p>245.09</text:p>
          </table:table-cell>
          <table:table-cell table:style-name="ce13" table:formula="of:=([.$I4] - [.F4])" office:value-type="float" office:value="252.155630923452" calcext:value-type="float">
            <text:p>252.16</text:p>
          </table:table-cell>
          <table:table-cell table:style-name="ce13" table:formula="of:=([.$I4] - [.G4])" office:value-type="float" office:value="256.818134832172" calcext:value-type="float">
            <text:p>256.82</text:p>
          </table:table-cell>
          <table:table-cell table:style-name="ce13" table:formula="of:=([.$I4] - [.H4])" office:value-type="float" office:value="260.249274353024" calcext:value-type="float">
            <text:p>260.25</text:p>
          </table:table-cell>
          <table:table-cell table:number-columns-repeated="3"/>
        </table:table-row>
        <table:table-row table:style-name="ro1">
          <table:table-cell table:style-name="ce28" office:value-type="float" office:value="287.15" calcext:value-type="float">
            <text:p>287.15</text:p>
          </table:table-cell>
          <table:table-cell table:formula="of:=([.$I5] - [.B5])" office:value-type="float" office:value="94.4263511691227" calcext:value-type="float">
            <text:p>94.43</text:p>
          </table:table-cell>
          <table:table-cell table:style-name="ce13" table:formula="of:=([.$I5] - [.C5])" office:value-type="float" office:value="236.814471282644" calcext:value-type="float">
            <text:p>236.81</text:p>
          </table:table-cell>
          <table:table-cell table:style-name="ce13" table:formula="of:=([.$I5] - [.D5])" office:value-type="float" office:value="251.55375984884" calcext:value-type="float">
            <text:p>251.55</text:p>
          </table:table-cell>
          <table:table-cell table:style-name="ce13" table:formula="of:=([.$I5] - [.E5])" office:value-type="float" office:value="264.8304747754" calcext:value-type="float">
            <text:p>264.83</text:p>
          </table:table-cell>
          <table:table-cell table:style-name="ce13" table:formula="of:=([.$I5] - [.F5])" office:value-type="float" office:value="271.795255140484" calcext:value-type="float">
            <text:p>271.80</text:p>
          </table:table-cell>
          <table:table-cell table:style-name="ce13" table:formula="of:=([.$I5] - [.G5])" office:value-type="float" office:value="276.417114509494" calcext:value-type="float">
            <text:p>276.42</text:p>
          </table:table-cell>
          <table:table-cell table:style-name="ce13" table:formula="of:=([.$I5] - [.H5])" office:value-type="float" office:value="279.856896713365" calcext:value-type="float">
            <text:p>279.86</text:p>
          </table:table-cell>
          <table:table-cell table:number-columns-repeated="3"/>
        </table:table-row>
        <table:table-row table:style-name="ro1">
          <table:table-cell table:style-name="ce28" office:value-type="float" office:value="288.15" calcext:value-type="float">
            <text:p>288.15</text:p>
          </table:table-cell>
          <table:table-cell table:formula="of:=([.$I6] - [.B6])" office:value-type="float" office:value="95.937719957013" calcext:value-type="float">
            <text:p>95.94</text:p>
          </table:table-cell>
          <table:table-cell table:style-name="ce13" table:formula="of:=([.$I6] - [.C6])" office:value-type="float" office:value="241.84804513592" calcext:value-type="float">
            <text:p>241.85</text:p>
          </table:table-cell>
          <table:table-cell table:style-name="ce13" table:formula="of:=([.$I6] - [.D6])" office:value-type="float" office:value="256.63271760813" calcext:value-type="float">
            <text:p>256.63</text:p>
          </table:table-cell>
          <table:table-cell table:style-name="ce13" table:formula="of:=([.$I6] - [.E6])" office:value-type="float" office:value="269.876996250554" calcext:value-type="float">
            <text:p>269.88</text:p>
          </table:table-cell>
          <table:table-cell table:style-name="ce13" table:formula="of:=([.$I6] - [.F6])" office:value-type="float" office:value="276.824296432589" calcext:value-type="float">
            <text:p>276.82</text:p>
          </table:table-cell>
          <table:table-cell table:style-name="ce13" table:formula="of:=([.$I6] - [.G6])" office:value-type="float" office:value="281.449390977172" calcext:value-type="float">
            <text:p>281.45</text:p>
          </table:table-cell>
          <table:table-cell table:style-name="ce13" table:formula="of:=([.$I6] - [.H6])" office:value-type="float" office:value="284.904981669285" calcext:value-type="float">
            <text:p>284.90</text:p>
          </table:table-cell>
          <table:table-cell table:number-columns-repeated="3"/>
        </table:table-row>
        <table:table-row table:style-name="ro1">
          <table:table-cell table:style-name="ce28" office:value-type="float" office:value="289.15" calcext:value-type="float">
            <text:p>289.15</text:p>
          </table:table-cell>
          <table:table-cell table:formula="of:=([.$I7] - [.B7])" office:value-type="float" office:value="97.4685059273569" calcext:value-type="float">
            <text:p>97.47</text:p>
          </table:table-cell>
          <table:table-cell table:style-name="ce13" table:formula="of:=([.$I7] - [.C7])" office:value-type="float" office:value="246.942468435118" calcext:value-type="float">
            <text:p>246.94</text:p>
          </table:table-cell>
          <table:table-cell table:style-name="ce13" table:formula="of:=([.$I7] - [.D7])" office:value-type="float" office:value="261.760800452709" calcext:value-type="float">
            <text:p>261.76</text:p>
          </table:table-cell>
          <table:table-cell table:style-name="ce13" table:formula="of:=([.$I7] - [.E7])" office:value-type="float" office:value="274.970980521478" calcext:value-type="float">
            <text:p>274.97</text:p>
          </table:table-cell>
          <table:table-cell table:style-name="ce13" table:formula="of:=([.$I7] - [.F7])" office:value-type="float" office:value="281.906445081313" calcext:value-type="float">
            <text:p>281.91</text:p>
          </table:table-cell>
          <table:table-cell table:style-name="ce13" table:formula="of:=([.$I7] - [.G7])" office:value-type="float" office:value="286.541353200938" calcext:value-type="float">
            <text:p>286.54</text:p>
          </table:table-cell>
          <table:table-cell table:style-name="ce13" table:formula="of:=([.$I7] - [.H7])" office:value-type="float" office:value="290.01892699527" calcext:value-type="float">
            <text:p>290.02</text:p>
          </table:table-cell>
          <table:table-cell table:number-columns-repeated="3"/>
        </table:table-row>
        <table:table-row table:style-name="ro1">
          <table:table-cell table:style-name="ce28" office:value-type="float" office:value="290.15" calcext:value-type="float">
            <text:p>290.15</text:p>
          </table:table-cell>
          <table:table-cell table:formula="of:=([.$I8] - [.B8])" office:value-type="float" office:value="99.0176845439238" calcext:value-type="float">
            <text:p>99.02</text:p>
          </table:table-cell>
          <table:table-cell table:style-name="ce13" table:formula="of:=([.$I8] - [.C8])" office:value-type="float" office:value="252.096281303114" calcext:value-type="float">
            <text:p>252.10</text:p>
          </table:table-cell>
          <table:table-cell table:style-name="ce13" table:formula="of:=([.$I8] - [.D8])" office:value-type="float" office:value="266.937204275805" calcext:value-type="float">
            <text:p>266.94</text:p>
          </table:table-cell>
          <table:table-cell table:style-name="ce13" table:formula="of:=([.$I8] - [.E8])" office:value-type="float" office:value="280.113399759166" calcext:value-type="float">
            <text:p>280.11</text:p>
          </table:table-cell>
          <table:table-cell table:style-name="ce13" table:formula="of:=([.$I8] - [.F8])" office:value-type="float" office:value="287.043796483955" calcext:value-type="float">
            <text:p>287.04</text:p>
          </table:table-cell>
          <table:table-cell table:style-name="ce13" table:formula="of:=([.$I8] - [.G8])" office:value-type="float" office:value="291.695555925681" calcext:value-type="float">
            <text:p>291.70</text:p>
          </table:table-cell>
          <table:table-cell table:style-name="ce13" table:formula="of:=([.$I8] - [.H8])" office:value-type="float" office:value="295.202080914634" calcext:value-type="float">
            <text:p>295.20</text:p>
          </table:table-cell>
          <table:table-cell table:number-columns-repeated="3"/>
        </table:table-row>
        <table:table-row table:style-name="ro1">
          <table:table-cell table:style-name="ce28" office:value-type="float" office:value="291.15" calcext:value-type="float">
            <text:p>291.15</text:p>
          </table:table-cell>
          <table:table-cell table:formula="of:=([.$I9] - [.B9])" office:value-type="float" office:value="100.583875494259" calcext:value-type="float">
            <text:p>100.58</text:p>
          </table:table-cell>
          <table:table-cell table:style-name="ce13" table:formula="of:=([.$I9] - [.C9])" office:value-type="float" office:value="257.305241710933" calcext:value-type="float">
            <text:p>257.31</text:p>
          </table:table-cell>
          <table:table-cell table:style-name="ce13" table:formula="of:=([.$I9] - [.D9])" office:value-type="float" office:value="272.159039834899" calcext:value-type="float">
            <text:p>272.16</text:p>
          </table:table-cell>
          <table:table-cell table:style-name="ce13" table:formula="of:=([.$I9] - [.E9])" office:value-type="float" office:value="285.304256047297" calcext:value-type="float">
            <text:p>285.30</text:p>
          </table:table-cell>
          <table:table-cell table:style-name="ce13" table:formula="of:=([.$I9] - [.F9])" office:value-type="float" office:value="293.745243048062" calcext:value-type="float">
            <text:p>293.75</text:p>
          </table:table-cell>
          <table:table-cell table:style-name="ce13" table:formula="of:=([.$I9] - [.G9])" office:value-type="float" office:value="296.912128683958" calcext:value-type="float">
            <text:p>296.91</text:p>
          </table:table-cell>
          <table:table-cell table:style-name="ce13" table:formula="of:=([.$I9] - [.H9])" office:value-type="float" office:value="300.454656481728" calcext:value-type="float">
            <text:p>300.45</text:p>
          </table:table-cell>
          <table:table-cell table:number-columns-repeated="3"/>
        </table:table-row>
        <table:table-row table:style-name="ro1">
          <table:table-cell table:style-name="ce28" office:value-type="float" office:value="292.15" calcext:value-type="float">
            <text:p>292.15</text:p>
          </table:table-cell>
          <table:table-cell table:formula="of:=([.$I10] - [.B10])" office:value-type="float" office:value="102.166990128751" calcext:value-type="float">
            <text:p>102.17</text:p>
          </table:table-cell>
          <table:table-cell table:style-name="ce13" table:formula="of:=([.$I10] - [.C10])" office:value-type="float" office:value="262.565801853019" calcext:value-type="float">
            <text:p>262.57</text:p>
          </table:table-cell>
          <table:table-cell table:style-name="ce13" table:formula="of:=([.$I10] - [.D10])" office:value-type="float" office:value="277.424525413838" calcext:value-type="float">
            <text:p>277.42</text:p>
          </table:table-cell>
          <table:table-cell table:style-name="ce13" table:formula="of:=([.$I10] - [.E10])" office:value-type="float" office:value="290.540460178925" calcext:value-type="float">
            <text:p>290.54</text:p>
          </table:table-cell>
          <table:table-cell table:style-name="ce13" table:formula="of:=([.$I10] - [.F10])" office:value-type="float" office:value="297.483949650978" calcext:value-type="float">
            <text:p>297.48</text:p>
          </table:table-cell>
          <table:table-cell table:style-name="ce13" table:formula="of:=([.$I10] - [.G10])" office:value-type="float" office:value="302.192087806763" calcext:value-type="float">
            <text:p>302.19</text:p>
          </table:table-cell>
          <table:table-cell table:style-name="ce13" table:formula="of:=([.$I10] - [.H10])" office:value-type="float" office:value="305.777330677372" calcext:value-type="float">
            <text:p>305.78</text:p>
          </table:table-cell>
          <table:table-cell table:number-columns-repeated="3"/>
        </table:table-row>
        <table:table-row table:style-name="ro1">
          <table:table-cell table:style-name="ce28" office:value-type="float" office:value="293.15" calcext:value-type="float">
            <text:p>293.15</text:p>
          </table:table-cell>
          <table:table-cell table:formula="of:=([.$I11] - [.B11])" office:value-type="float" office:value="103.766545032515" calcext:value-type="float">
            <text:p>103.77</text:p>
          </table:table-cell>
          <table:table-cell table:style-name="ce13" table:formula="of:=([.$I11] - [.C11])" office:value-type="float" office:value="267.877996583146" calcext:value-type="float">
            <text:p>267.88</text:p>
          </table:table-cell>
          <table:table-cell table:style-name="ce13" table:formula="of:=([.$I11] - [.D11])" office:value-type="float" office:value="282.735324391696" calcext:value-type="float">
            <text:p>282.74</text:p>
          </table:table-cell>
          <table:table-cell table:style-name="ce13" table:formula="of:=([.$I11] - [.E11])" office:value-type="float" office:value="295.827226730858" calcext:value-type="float">
            <text:p>295.83</text:p>
          </table:table-cell>
          <table:table-cell table:style-name="ce13" table:formula="of:=([.$I11] - [.F11])" office:value-type="float" office:value="302.789123030906" calcext:value-type="float">
            <text:p>302.79</text:p>
          </table:table-cell>
          <table:table-cell table:style-name="ce13" table:formula="of:=([.$I11] - [.G11])" office:value-type="float" office:value="307.537529827667" calcext:value-type="float">
            <text:p>307.54</text:p>
          </table:table-cell>
          <table:table-cell table:style-name="ce13" table:formula="of:=([.$I11] - [.H11])" office:value-type="float" office:value="311.17322409942" calcext:value-type="float">
            <text:p>311.17</text:p>
          </table:table-cell>
          <table:table-cell table:number-columns-repeated="3"/>
        </table:table-row>
        <table:table-row table:style-name="ro1">
          <table:table-cell table:style-name="ce47" office:value-type="float" office:value="298.15" calcext:value-type="float">
            <text:p>298.15</text:p>
          </table:table-cell>
          <table:table-cell table:formula="of:=([.$I12] - [.B12])" office:value-type="float" office:value="112.023271360283" calcext:value-type="float">
            <text:p>112.02</text:p>
          </table:table-cell>
          <table:table-cell table:style-name="ce13" table:formula="of:=([.$I12] - [.C12])" office:value-type="float" office:value="295.182287568254" calcext:value-type="float">
            <text:p>295.18</text:p>
          </table:table-cell>
          <table:table-cell table:style-name="ce13" table:formula="of:=([.$I12] - [.D12])" office:value-type="float" office:value="309.971420156761" calcext:value-type="float">
            <text:p>309.97</text:p>
          </table:table-cell>
          <table:table-cell table:style-name="ce13" table:formula="of:=([.$I12] - [.E12])" office:value-type="float" office:value="323.07911270869" calcext:value-type="float">
            <text:p>323.08</text:p>
          </table:table-cell>
          <table:table-cell table:style-name="ce13" table:formula="of:=([.$I12] - [.F12])" office:value-type="float" office:value="330.294294173013" calcext:value-type="float">
            <text:p>330.29</text:p>
          </table:table-cell>
          <table:table-cell table:style-name="ce13" table:formula="of:=([.$I12] - [.G12])" office:value-type="float" office:value="335.382286757804" calcext:value-type="float">
            <text:p>335.38</text:p>
          </table:table-cell>
          <table:table-cell table:style-name="ce13" table:formula="of:=([.$I12] - [.H12])" office:value-type="float" office:value="339.388414353793" calcext:value-type="float">
            <text:p>339.39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Radiative Forcing</text:p>
          </table:table-cell>
          <table:covered-table-cell table:style-name="Default"/>
          <table:covered-table-cell table:number-columns-repeated="6"/>
          <table:table-cell table:number-columns-repeated="3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/>
          <table:table-cell table:number-columns-repeated="2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[.B17] * [$Summary.$A$4] * [$Summary.$B$4]" office:value-type="float" office:value="45.996285919821" calcext:value-type="float">
            <text:p>46.00</text:p>
          </table:table-cell>
          <table:table-cell table:style-name="ce13" table:formula="of:=[.C17] * [$Summary.$A$4] * [$Summary.$B$4]" office:value-type="float" office:value="112.870435972678" calcext:value-type="float">
            <text:p>112.87</text:p>
          </table:table-cell>
          <table:table-cell table:style-name="ce13" table:formula="of:=[.D17] * [$Summary.$A$4] * [$Summary.$B$4]" office:value-type="float" office:value="120.359614220743" calcext:value-type="float">
            <text:p>120.36</text:p>
          </table:table-cell>
          <table:table-cell table:style-name="ce13" table:formula="of:=[.E17] * [$Summary.$A$4] * [$Summary.$B$4]" office:value-type="float" office:value="127.297786104214" calcext:value-type="float">
            <text:p>127.30</text:p>
          </table:table-cell>
          <table:table-cell table:style-name="ce13" table:formula="of:=[.F17] * [$Summary.$A$4] * [$Summary.$B$4]" office:value-type="float" office:value="130.969634701641" calcext:value-type="float">
            <text:p>130.97</text:p>
          </table:table-cell>
          <table:table-cell table:style-name="ce13" table:formula="of:=[.G17] * [$Summary.$A$4] * [$Summary.$B$4]" office:value-type="float" office:value="133.39133923183" calcext:value-type="float">
            <text:p>133.39</text:p>
          </table:table-cell>
          <table:table-cell table:style-name="ce13" table:formula="of:=[.H17] * [$Summary.$A$4] * [$Summary.$B$4]" office:value-type="float" office:value="135.173473098961" calcext:value-type="float">
            <text:p>135.17</text:p>
          </table:table-cell>
          <table:table-cell table:number-columns-repeated="3"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[.B18] * [$Summary.$A$4] * [$Summary.$B$4]" office:value-type="float" office:value="49.0450467972423" calcext:value-type="float">
            <text:p>49.05</text:p>
          </table:table-cell>
          <table:table-cell table:style-name="ce13" table:formula="of:=[.C18] * [$Summary.$A$4] * [$Summary.$B$4]" office:value-type="float" office:value="123.001436384205" calcext:value-type="float">
            <text:p>123.00</text:p>
          </table:table-cell>
          <table:table-cell table:style-name="ce13" table:formula="of:=[.D18] * [$Summary.$A$4] * [$Summary.$B$4]" office:value-type="float" office:value="130.657022865487" calcext:value-type="float">
            <text:p>130.66</text:p>
          </table:table-cell>
          <table:table-cell table:style-name="ce13" table:formula="of:=[.E18] * [$Summary.$A$4] * [$Summary.$B$4]" office:value-type="float" office:value="137.552948598343" calcext:value-type="float">
            <text:p>137.55</text:p>
          </table:table-cell>
          <table:table-cell table:style-name="ce13" table:formula="of:=[.F18] * [$Summary.$A$4] * [$Summary.$B$4]" office:value-type="float" office:value="141.170455519967" calcext:value-type="float">
            <text:p>141.17</text:p>
          </table:table-cell>
          <table:table-cell table:style-name="ce13" table:formula="of:=[.G18] * [$Summary.$A$4] * [$Summary.$B$4]" office:value-type="float" office:value="143.571049276231" calcext:value-type="float">
            <text:p>143.57</text:p>
          </table:table-cell>
          <table:table-cell table:style-name="ce13" table:formula="of:=[.H18] * [$Summary.$A$4] * [$Summary.$B$4]" office:value-type="float" office:value="145.357672152922" calcext:value-type="float">
            <text:p>145.36</text:p>
          </table:table-cell>
          <table:table-cell table:number-columns-repeated="3"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[.B19] * [$Summary.$A$4] * [$Summary.$B$4]" office:value-type="float" office:value="49.8300517456725" calcext:value-type="float">
            <text:p>49.83</text:p>
          </table:table-cell>
          <table:table-cell table:style-name="ce13" table:formula="of:=[.C19] * [$Summary.$A$4] * [$Summary.$B$4]" office:value-type="float" office:value="125.615874643597" calcext:value-type="float">
            <text:p>125.62</text:p>
          </table:table-cell>
          <table:table-cell table:style-name="ce13" table:formula="of:=[.D19] * [$Summary.$A$4] * [$Summary.$B$4]" office:value-type="float" office:value="133.295033525663" calcext:value-type="float">
            <text:p>133.30</text:p>
          </table:table-cell>
          <table:table-cell table:style-name="ce13" table:formula="of:=[.E19] * [$Summary.$A$4] * [$Summary.$B$4]" office:value-type="float" office:value="140.174111852538" calcext:value-type="float">
            <text:p>140.17</text:p>
          </table:table-cell>
          <table:table-cell table:style-name="ce13" table:formula="of:=[.F19] * [$Summary.$A$4] * [$Summary.$B$4]" office:value-type="float" office:value="143.782539567087" calcext:value-type="float">
            <text:p>143.78</text:p>
          </table:table-cell>
          <table:table-cell table:style-name="ce13" table:formula="of:=[.G19] * [$Summary.$A$4] * [$Summary.$B$4]" office:value-type="float" office:value="146.184813673543" calcext:value-type="float">
            <text:p>146.18</text:p>
          </table:table-cell>
          <table:table-cell table:style-name="ce13" table:formula="of:=[.H19] * [$Summary.$A$4] * [$Summary.$B$4]" office:value-type="float" office:value="147.979647479027" calcext:value-type="float">
            <text:p>147.98</text:p>
          </table:table-cell>
          <table:table-cell table:number-columns-repeated="3"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[.B20] * [$Summary.$A$4] * [$Summary.$B$4]" office:value-type="float" office:value="50.6251419786692" calcext:value-type="float">
            <text:p>50.63</text:p>
          </table:table-cell>
          <table:table-cell table:style-name="ce13" table:formula="of:=[.C20] * [$Summary.$A$4] * [$Summary.$B$4]" office:value-type="float" office:value="128.2619181052" calcext:value-type="float">
            <text:p>128.26</text:p>
          </table:table-cell>
          <table:table-cell table:style-name="ce13" table:formula="of:=[.D20] * [$Summary.$A$4] * [$Summary.$B$4]" office:value-type="float" office:value="135.958559755137" calcext:value-type="float">
            <text:p>135.96</text:p>
          </table:table-cell>
          <table:table-cell table:style-name="ce13" table:formula="of:=[.E20] * [$Summary.$A$4] * [$Summary.$B$4]" office:value-type="float" office:value="142.819927282856" calcext:value-type="float">
            <text:p>142.82</text:p>
          </table:table-cell>
          <table:table-cell table:style-name="ce13" table:formula="of:=[.F20] * [$Summary.$A$4] * [$Summary.$B$4]" office:value-type="float" office:value="146.422207575234" calcext:value-type="float">
            <text:p>146.42</text:p>
          </table:table-cell>
          <table:table-cell table:style-name="ce13" table:formula="of:=[.G20] * [$Summary.$A$4] * [$Summary.$B$4]" office:value-type="float" office:value="148.829578852567" calcext:value-type="float">
            <text:p>148.83</text:p>
          </table:table-cell>
          <table:table-cell table:style-name="ce13" table:formula="of:=[.H20] * [$Summary.$A$4] * [$Summary.$B$4]" office:value-type="float" office:value="150.635830681343" calcext:value-type="float">
            <text:p>150.64</text:p>
          </table:table-cell>
          <table:table-cell table:number-columns-repeated="3"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[.B21] * [$Summary.$A$4] * [$Summary.$B$4]" office:value-type="float" office:value="51.429785352114" calcext:value-type="float">
            <text:p>51.43</text:p>
          </table:table-cell>
          <table:table-cell table:style-name="ce13" table:formula="of:=[.C21] * [$Summary.$A$4] * [$Summary.$B$4]" office:value-type="float" office:value="130.938808508837" calcext:value-type="float">
            <text:p>130.94</text:p>
          </table:table-cell>
          <table:table-cell table:style-name="ce13" table:formula="of:=[.D21] * [$Summary.$A$4] * [$Summary.$B$4]" office:value-type="float" office:value="138.647183900853" calcext:value-type="float">
            <text:p>138.65</text:p>
          </table:table-cell>
          <table:table-cell table:style-name="ce13" table:formula="of:=[.E21] * [$Summary.$A$4] * [$Summary.$B$4]" office:value-type="float" office:value="145.490899834911" calcext:value-type="float">
            <text:p>145.49</text:p>
          </table:table-cell>
          <table:table-cell table:style-name="ce13" table:formula="of:=[.F21] * [$Summary.$A$4] * [$Summary.$B$4]" office:value-type="float" office:value="149.090547893766" calcext:value-type="float">
            <text:p>149.09</text:p>
          </table:table-cell>
          <table:table-cell table:style-name="ce13" table:formula="of:=[.G21] * [$Summary.$A$4] * [$Summary.$B$4]" office:value-type="float" office:value="151.506671747799" calcext:value-type="float">
            <text:p>151.51</text:p>
          </table:table-cell>
          <table:table-cell table:style-name="ce13" table:formula="of:=[.H21] * [$Summary.$A$4] * [$Summary.$B$4]" office:value-type="float" office:value="153.327960827061" calcext:value-type="float">
            <text:p>153.33</text:p>
          </table:table-cell>
          <table:table-cell table:number-columns-repeated="3"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[.B22] * [$Summary.$A$4] * [$Summary.$B$4]" office:value-type="float" office:value="52.2432649317179" calcext:value-type="float">
            <text:p>52.24</text:p>
          </table:table-cell>
          <table:table-cell table:style-name="ce13" table:formula="of:=[.C22] * [$Summary.$A$4] * [$Summary.$B$4]" office:value-type="float" office:value="133.644342544658" calcext:value-type="float">
            <text:p>133.64</text:p>
          </table:table-cell>
          <table:table-cell table:style-name="ce13" table:formula="of:=[.D22] * [$Summary.$A$4] * [$Summary.$B$4]" office:value-type="float" office:value="141.359405290246" calcext:value-type="float">
            <text:p>141.36</text:p>
          </table:table-cell>
          <table:table-cell table:style-name="ce13" table:formula="of:=[.E22] * [$Summary.$A$4] * [$Summary.$B$4]" office:value-type="float" office:value="148.187030590966" calcext:value-type="float">
            <text:p>148.19</text:p>
          </table:table-cell>
          <table:table-cell table:style-name="ce13" table:formula="of:=[.F22] * [$Summary.$A$4] * [$Summary.$B$4]" office:value-type="float" office:value="152.571279239163" calcext:value-type="float">
            <text:p>152.57</text:p>
          </table:table-cell>
          <table:table-cell table:style-name="ce13" table:formula="of:=[.G22] * [$Summary.$A$4] * [$Summary.$B$4]" office:value-type="float" office:value="154.216159638448" calcext:value-type="float">
            <text:p>154.22</text:p>
          </table:table-cell>
          <table:table-cell table:style-name="ce13" table:formula="of:=[.H22] * [$Summary.$A$4] * [$Summary.$B$4]" office:value-type="float" office:value="156.056148576609" calcext:value-type="float">
            <text:p>156.06</text:p>
          </table:table-cell>
          <table:table-cell table:number-columns-repeated="3"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[.B23] * [$Summary.$A$4] * [$Summary.$B$4]" office:value-type="float" office:value="53.0655346728735" calcext:value-type="float">
            <text:p>53.07</text:p>
          </table:table-cell>
          <table:table-cell table:style-name="ce13" table:formula="of:=[.C23] * [$Summary.$A$4] * [$Summary.$B$4]" office:value-type="float" office:value="136.376677482458" calcext:value-type="float">
            <text:p>136.38</text:p>
          </table:table-cell>
          <table:table-cell table:style-name="ce13" table:formula="of:=[.D23] * [$Summary.$A$4] * [$Summary.$B$4]" office:value-type="float" office:value="144.094298499948" calcext:value-type="float">
            <text:p>144.09</text:p>
          </table:table-cell>
          <table:table-cell table:style-name="ce13" table:formula="of:=[.E23] * [$Summary.$A$4] * [$Summary.$B$4]" office:value-type="float" office:value="150.906715016934" calcext:value-type="float">
            <text:p>150.91</text:p>
          </table:table-cell>
          <table:table-cell table:style-name="ce13" table:formula="of:=[.F23] * [$Summary.$A$4] * [$Summary.$B$4]" office:value-type="float" office:value="154.513163448718" calcext:value-type="float">
            <text:p>154.51</text:p>
          </table:table-cell>
          <table:table-cell table:style-name="ce13" table:formula="of:=[.G23] * [$Summary.$A$4] * [$Summary.$B$4]" office:value-type="float" office:value="156.958570406833" calcext:value-type="float">
            <text:p>156.96</text:p>
          </table:table-cell>
          <table:table-cell table:style-name="ce13" table:formula="of:=[.H23] * [$Summary.$A$4] * [$Summary.$B$4]" office:value-type="float" office:value="158.820745553827" calcext:value-type="float">
            <text:p>158.82</text:p>
          </table:table-cell>
          <table:table-cell table:number-columns-repeated="3"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[.B24] * [$Summary.$A$4] * [$Summary.$B$4]" office:value-type="float" office:value="53.8963434898883" calcext:value-type="float">
            <text:p>53.90</text:p>
          </table:table-cell>
          <table:table-cell table:style-name="ce13" table:formula="of:=[.C24] * [$Summary.$A$4] * [$Summary.$B$4]" office:value-type="float" office:value="139.135831425286" calcext:value-type="float">
            <text:p>139.14</text:p>
          </table:table-cell>
          <table:table-cell table:style-name="ce13" table:formula="of:=[.D24] * [$Summary.$A$4] * [$Summary.$B$4]" office:value-type="float" office:value="146.852727489047" calcext:value-type="float">
            <text:p>146.85</text:p>
          </table:table-cell>
          <table:table-cell table:style-name="ce13" table:formula="of:=[.E24] * [$Summary.$A$4] * [$Summary.$B$4]" office:value-type="float" office:value="153.652661564008" calcext:value-type="float">
            <text:p>153.65</text:p>
          </table:table-cell>
          <table:table-cell table:style-name="ce13" table:formula="of:=[.F24] * [$Summary.$A$4] * [$Summary.$B$4]" office:value-type="float" office:value="157.268670502253" calcext:value-type="float">
            <text:p>157.27</text:p>
          </table:table-cell>
          <table:table-cell table:style-name="ce13" table:formula="of:=[.G24] * [$Summary.$A$4] * [$Summary.$B$4]" office:value-type="float" office:value="159.73499299249" calcext:value-type="float">
            <text:p>159.73</text:p>
          </table:table-cell>
          <table:table-cell table:style-name="ce13" table:formula="of:=[.H24] * [$Summary.$A$4] * [$Summary.$B$4]" office:value-type="float" office:value="161.623372597239" calcext:value-type="float">
            <text:p>161.62</text:p>
          </table:table-cell>
          <table:table-cell table:number-columns-repeated="3"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[.B25] * [$Summary.$A$4] * [$Summary.$B$4]" office:value-type="float" office:value="58.184887144531" calcext:value-type="float">
            <text:p>58.18</text:p>
          </table:table-cell>
          <table:table-cell table:style-name="ce13" table:formula="of:=[.C25] * [$Summary.$A$4] * [$Summary.$B$4]" office:value-type="float" office:value="153.317680162951" calcext:value-type="float">
            <text:p>153.32</text:p>
          </table:table-cell>
          <table:table-cell table:style-name="ce13" table:formula="of:=[.D25] * [$Summary.$A$4] * [$Summary.$B$4]" office:value-type="float" office:value="160.999155629422" calcext:value-type="float">
            <text:p>161.00</text:p>
          </table:table-cell>
          <table:table-cell table:style-name="ce13" table:formula="of:=[.E25] * [$Summary.$A$4] * [$Summary.$B$4]" office:value-type="float" office:value="167.807291140894" calcext:value-type="float">
            <text:p>167.81</text:p>
          </table:table-cell>
          <table:table-cell table:style-name="ce13" table:formula="of:=[.F25] * [$Summary.$A$4] * [$Summary.$B$4]" office:value-type="float" office:value="171.554856393463" calcext:value-type="float">
            <text:p>171.55</text:p>
          </table:table-cell>
          <table:table-cell table:style-name="ce13" table:formula="of:=[.G25] * [$Summary.$A$4] * [$Summary.$B$4]" office:value-type="float" office:value="174.197559742003" calcext:value-type="float">
            <text:p>174.20</text:p>
          </table:table-cell>
          <table:table-cell table:style-name="ce13" table:formula="of:=[.H25] * [$Summary.$A$4] * [$Summary.$B$4]" office:value-type="float" office:value="176.27834241536" calcext:value-type="float">
            <text:p>176.28</text:p>
          </table:table-cell>
          <table:table-cell table:number-columns-repeated="3"/>
        </table:table-row>
        <table:table-row table:style-name="ro1">
          <table:table-cell table:style-name="ce47"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08"/>
          <table:table-cell table:style-name="ce1"/>
          <table:table-cell table:style-name="ce8" table:number-columns-repeated="2"/>
          <table:table-cell table:style-name="ce13" table:number-columns-repeated="3"/>
          <table:table-cell table:number-columns-repeated="4"/>
        </table:table-row>
        <table:table-row table:style-name="ro1">
          <table:table-cell table:style-name="ce47"/>
          <table:table-cell/>
          <table:table-cell table:style-name="ce47"/>
          <table:table-cell table:number-columns-repeated="8"/>
        </table:table-row>
        <table:table-row table:style-name="ro1">
          <table:table-cell table:style-name="ce47"/>
          <table:table-cell table:number-columns-repeated="10"/>
        </table:table-row>
        <table:table-row table:style-name="ro1" table:number-rows-repeated="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O2_400ppm" table:style-name="ta1">
        <table:shapes>
          <draw:frame draw:z-index="0" draw:style-name="gr1" draw:text-style-name="P1" svg:width="147.86mm" svg:height="99.97mm" svg:x="56.45mm" svg:y="217.03mm">
            <draw:object draw:notify-on-update-of-ranges="CO2_400ppm.A29:CO2_400ppm.A37 CO2_400ppm.G28:CO2_400ppm.G28 CO2_400ppm.G29:CO2_400ppm.G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3"/>
        <table:table-column table:style-name="co1" table:number-columns-repeated="2" table:default-cell-style-name="Default"/>
        <table:table-column table:style-name="co1" table:default-cell-style-name="ce13"/>
        <table:table-column table:style-name="co3" table:default-cell-style-name="ce13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 table:number-columns-repeated="8"/>
        </table:table-row>
        <table:table-row table:style-name="ro1">
          <table:table-cell table:style-name="ce40" office:value-type="string" calcext:value-type="string" table:number-columns-spanned="8" table:number-rows-spanned="1">
            <text:p>400 ppmv</text:p>
          </table:table-cell>
          <table:covered-table-cell table:number-columns-repeated="6" table:style-name="ce40"/>
          <table:covered-table-cell table:style-name="ce74"/>
          <table:table-cell table:number-columns-repeated="8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  <table:table-cell table:style-name="ce42"/>
          <table:table-cell table:style-name="ce40" table:number-columns-repeated="2"/>
          <table:table-cell table:number-columns-repeated="3"/>
        </table:table-row>
        <table:table-row table:style-name="ro1">
          <table:table-cell table:style-name="ce34" table:formula="of:=[$CO2_0ppm.A4]" office:value-type="float" office:value="283.15" calcext:value-type="float">
            <text:p>283.15</text:p>
          </table:table-cell>
          <table:table-cell table:style-name="ce32" office:value-type="float" office:value="272.690385763552" calcext:value-type="float">
            <text:p>272.69</text:p>
          </table:table-cell>
          <table:table-cell table:style-name="ce32" office:value-type="float" office:value="144.541752484267" calcext:value-type="float">
            <text:p>144.54</text:p>
          </table:table-cell>
          <table:table-cell table:style-name="ce32" office:value-type="float" office:value="130.353615563112" calcext:value-type="float">
            <text:p>130.35</text:p>
          </table:table-cell>
          <table:table-cell table:style-name="ce32" office:value-type="float" office:value="117.274088983908" calcext:value-type="float">
            <text:p>117.27</text:p>
          </table:table-cell>
          <table:table-cell table:style-name="ce32" office:value-type="float" office:value="110.382226582387" calcext:value-type="float">
            <text:p>110.38</text:p>
          </table:table-cell>
          <table:table-cell table:style-name="ce32" office:value-type="float" office:value="105.848284701308" calcext:value-type="float">
            <text:p>105.85</text:p>
          </table:table-cell>
          <table:table-cell table:style-name="ce37" office:value-type="float" office:value="102.516708530215" calcext:value-type="float">
            <text:p>102.52</text:p>
          </table:table-cell>
          <table:table-cell table:style-name="ce13" table:formula="of:=0.0000000567037441900005*POWER([.A4];4)" office:value-type="float" office:value="364.483607161424" calcext:value-type="float">
            <text:p>364.48</text:p>
          </table:table-cell>
          <table:table-cell table:style-name="ce13" office:value-type="float" office:value="362.34484692245" calcext:value-type="float">
            <text:p>362.34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table:style-name="ce34" table:formula="of:=[$CO2_0ppm.A5]" office:value-type="float" office:value="287.15" calcext:value-type="float">
            <text:p>287.15</text:p>
          </table:table-cell>
          <table:table-cell table:style-name="ce33" office:value-type="float" office:value="287.635850858942" calcext:value-type="float">
            <text:p>287.64</text:p>
          </table:table-cell>
          <table:table-cell table:style-name="ce33" office:value-type="float" office:value="146.013462984416" calcext:value-type="float">
            <text:p>146.01</text:p>
          </table:table-cell>
          <table:table-cell table:style-name="ce33" office:value-type="float" office:value="131.547083861352" calcext:value-type="float">
            <text:p>131.55</text:p>
          </table:table-cell>
          <table:table-cell table:style-name="ce33" office:value-type="float" office:value="118.583688512446" calcext:value-type="float">
            <text:p>118.58</text:p>
          </table:table-cell>
          <table:table-cell table:style-name="ce33" office:value-type="float" office:value="111.809975375603" calcext:value-type="float">
            <text:p>111.81</text:p>
          </table:table-cell>
          <table:table-cell table:style-name="ce33" office:value-type="float" office:value="107.322906534209" calcext:value-type="float">
            <text:p>107.32</text:p>
          </table:table-cell>
          <table:table-cell table:style-name="ce38" office:value-type="float" office:value="103.985927616713" calcext:value-type="float">
            <text:p>103.99</text:p>
          </table:table-cell>
          <table:table-cell table:style-name="ce13" table:formula="of:=0.0000000567037441900005*POWER([.A5];4)" office:value-type="float" office:value="385.520093917784" calcext:value-type="float">
            <text:p>385.52</text:p>
          </table:table-cell>
          <table:table-cell table:style-name="ce13" office:value-type="float" office:value="383.339838515444" calcext:value-type="float">
            <text:p>383.34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table:style-name="ce34" table:formula="of:=[$CO2_0ppm.A6]" office:value-type="float" office:value="288.15" calcext:value-type="float">
            <text:p>288.15</text:p>
          </table:table-cell>
          <table:table-cell table:style-name="ce33" office:value-type="float" office:value="291.46548360272" calcext:value-type="float">
            <text:p>291.47</text:p>
          </table:table-cell>
          <table:table-cell table:style-name="ce33" office:value-type="float" office:value="146.365884530019" calcext:value-type="float">
            <text:p>146.37</text:p>
          </table:table-cell>
          <table:table-cell table:style-name="ce33" office:value-type="float" office:value="131.86451453658" calcext:value-type="float">
            <text:p>131.86</text:p>
          </table:table-cell>
          <table:table-cell table:style-name="ce33" office:value-type="float" office:value="118.941277171567" calcext:value-type="float">
            <text:p>118.94</text:p>
          </table:table-cell>
          <table:table-cell table:style-name="ce33" office:value-type="float" office:value="112.187764109946" calcext:value-type="float">
            <text:p>112.19</text:p>
          </table:table-cell>
          <table:table-cell table:style-name="ce33" office:value-type="float" office:value="107.69856338852" calcext:value-type="float">
            <text:p>107.70</text:p>
          </table:table-cell>
          <table:table-cell table:style-name="ce38" office:value-type="float" office:value="104.346231175915" calcext:value-type="float">
            <text:p>104.35</text:p>
          </table:table-cell>
          <table:table-cell table:style-name="ce13" table:formula="of:=0.0000000567037441900005*POWER([.A6];4)" office:value-type="float" office:value="390.91850776901" calcext:value-type="float">
            <text:p>390.92</text:p>
          </table:table-cell>
          <table:table-cell table:style-name="ce13" office:value-type="float" office:value="388.727817510762" calcext:value-type="float">
            <text:p>388.73</text:p>
          </table:table-cell>
          <table:table-cell table:style-name="ce13"/>
          <table:table-cell table:style-name="ce94"/>
          <table:table-cell table:style-name="ce13"/>
          <table:table-cell table:number-columns-repeated="3"/>
        </table:table-row>
        <table:table-row table:style-name="ro1">
          <table:table-cell table:style-name="ce34" table:formula="of:=[$CO2_0ppm.A7]" office:value-type="float" office:value="289.15" calcext:value-type="float">
            <text:p>289.15</text:p>
          </table:table-cell>
          <table:table-cell table:style-name="ce33" office:value-type="float" office:value="295.331256976737" calcext:value-type="float">
            <text:p>295.33</text:p>
          </table:table-cell>
          <table:table-cell table:style-name="ce33" office:value-type="float" office:value="146.714950759114" calcext:value-type="float">
            <text:p>146.71</text:p>
          </table:table-cell>
          <table:table-cell table:style-name="ce33" office:value-type="float" office:value="132.190136302682" calcext:value-type="float">
            <text:p>132.19</text:p>
          </table:table-cell>
          <table:table-cell table:style-name="ce33" office:value-type="float" office:value="119.308295087602" calcext:value-type="float">
            <text:p>119.31</text:p>
          </table:table-cell>
          <table:table-cell table:style-name="ce33" office:value-type="float" office:value="112.568953019432" calcext:value-type="float">
            <text:p>112.57</text:p>
          </table:table-cell>
          <table:table-cell table:style-name="ce33" office:value-type="float" office:value="108.070896034384" calcext:value-type="float">
            <text:p>108.07</text:p>
          </table:table-cell>
          <table:table-cell table:style-name="ce38" office:value-type="float" office:value="104.696945747637" calcext:value-type="float">
            <text:p>104.70</text:p>
          </table:table-cell>
          <table:table-cell table:style-name="ce13" table:formula="of:=0.0000000567037441900005*POWER([.A7];4)" office:value-type="float" office:value="396.373419363693" calcext:value-type="float">
            <text:p>396.37</text:p>
          </table:table-cell>
          <table:table-cell table:style-name="ce13" office:value-type="float" office:value="394.172268935681" calcext:value-type="float">
            <text:p>394.17</text:p>
          </table:table-cell>
          <table:table-cell table:style-name="ce13"/>
          <table:table-cell table:style-name="ce94"/>
          <table:table-cell table:style-name="ce13"/>
          <table:table-cell table:number-columns-repeated="3"/>
        </table:table-row>
        <table:table-row table:style-name="ro1">
          <table:table-cell table:style-name="ce34" table:formula="of:=[$CO2_0ppm.A8]" office:value-type="float" office:value="290.15" calcext:value-type="float">
            <text:p>290.15</text:p>
          </table:table-cell>
          <table:table-cell table:style-name="ce33" office:value-type="float" office:value="299.234676788745" calcext:value-type="float">
            <text:p>299.23</text:p>
          </table:table-cell>
          <table:table-cell table:style-name="ce33" office:value-type="float" office:value="147.062447707121" calcext:value-type="float">
            <text:p>147.06</text:p>
          </table:table-cell>
          <table:table-cell table:style-name="ce33" office:value-type="float" office:value="132.525152089395" calcext:value-type="float">
            <text:p>132.53</text:p>
          </table:table-cell>
          <table:table-cell table:style-name="ce33" office:value-type="float" office:value="119.684076840115" calcext:value-type="float">
            <text:p>119.68</text:p>
          </table:table-cell>
          <table:table-cell table:style-name="ce33" office:value-type="float" office:value="112.951898914829" calcext:value-type="float">
            <text:p>112.95</text:p>
          </table:table-cell>
          <table:table-cell table:style-name="ce33" office:value-type="float" office:value="108.43777018004" calcext:value-type="float">
            <text:p>108.44</text:p>
          </table:table-cell>
          <table:table-cell table:style-name="ce38" office:value-type="float" office:value="105.035221467439" calcext:value-type="float">
            <text:p>105.04</text:p>
          </table:table-cell>
          <table:table-cell table:style-name="ce13" table:formula="of:=0.0000000567037441900005*POWER([.A8];4)" office:value-type="float" office:value="401.885221522691" calcext:value-type="float">
            <text:p>401.89</text:p>
          </table:table-cell>
          <table:table-cell table:style-name="ce13" office:value-type="float" office:value="399.673585135707" calcext:value-type="float">
            <text:p>399.67</text:p>
          </table:table-cell>
          <table:table-cell table:style-name="ce13"/>
          <table:table-cell table:style-name="ce94"/>
          <table:table-cell table:style-name="ce13"/>
          <table:table-cell table:number-columns-repeated="3"/>
        </table:table-row>
        <table:table-row table:style-name="ro1">
          <table:table-cell table:style-name="ce34" table:formula="of:=[$CO2_0ppm.A9]" office:value-type="float" office:value="291.15" calcext:value-type="float">
            <text:p>291.15</text:p>
          </table:table-cell>
          <table:table-cell table:style-name="ce33" office:value-type="float" office:value="303.177574763906" calcext:value-type="float">
            <text:p>303.18</text:p>
          </table:table-cell>
          <table:table-cell table:style-name="ce33" office:value-type="float" office:value="147.413125671708" calcext:value-type="float">
            <text:p>147.41</text:p>
          </table:table-cell>
          <table:table-cell table:style-name="ce33" office:value-type="float" office:value="132.872717059167" calcext:value-type="float">
            <text:p>132.87</text:p>
          </table:table-cell>
          <table:table-cell table:style-name="ce33" office:value-type="float" office:value="120.070010827497" calcext:value-type="float">
            <text:p>120.07</text:p>
          </table:table-cell>
          <table:table-cell table:style-name="ce33" office:value-type="float" office:value="111.861919556192" calcext:value-type="float">
            <text:p>111.86</text:p>
          </table:table-cell>
          <table:table-cell table:style-name="ce33" office:value-type="float" office:value="108.799417270448" calcext:value-type="float">
            <text:p>108.80</text:p>
          </table:table-cell>
          <table:table-cell table:style-name="ce38" office:value-type="float" office:value="105.361226074835" calcext:value-type="float">
            <text:p>105.36</text:p>
          </table:table-cell>
          <table:table-cell table:style-name="ce13" table:formula="of:=0.0000000567037441900005*POWER([.A9];4)" office:value-type="float" office:value="407.454308427752" calcext:value-type="float">
            <text:p>407.45</text:p>
          </table:table-cell>
          <table:table-cell table:style-name="ce13" office:value-type="float" office:value="405.232159797989" calcext:value-type="float">
            <text:p>405.23</text:p>
          </table:table-cell>
          <table:table-cell table:style-name="ce13"/>
          <table:table-cell table:style-name="ce94"/>
          <table:table-cell table:style-name="ce13"/>
          <table:table-cell table:number-columns-repeated="3"/>
        </table:table-row>
        <table:table-row table:style-name="ro1">
          <table:table-cell table:style-name="ce34" table:formula="of:=[$CO2_0ppm.A10]" office:value-type="float" office:value="292.15" calcext:value-type="float">
            <text:p>292.15</text:p>
          </table:table-cell>
          <table:table-cell table:style-name="ce33" office:value-type="float" office:value="307.160569779347" calcext:value-type="float">
            <text:p>307.16</text:p>
          </table:table-cell>
          <table:table-cell table:style-name="ce33" office:value-type="float" office:value="147.770778289987" calcext:value-type="float">
            <text:p>147.77</text:p>
          </table:table-cell>
          <table:table-cell table:style-name="ce33" office:value-type="float" office:value="133.234996910186" calcext:value-type="float">
            <text:p>133.23</text:p>
          </table:table-cell>
          <table:table-cell table:style-name="ce33" office:value-type="float" office:value="120.466460229097" calcext:value-type="float">
            <text:p>120.47</text:p>
          </table:table-cell>
          <table:table-cell table:style-name="ce33" office:value-type="float" office:value="113.724577237971" calcext:value-type="float">
            <text:p>113.72</text:p>
          </table:table-cell>
          <table:table-cell table:style-name="ce33" office:value-type="float" office:value="109.15526971349" calcext:value-type="float">
            <text:p>109.16</text:p>
          </table:table-cell>
          <table:table-cell table:style-name="ce38" office:value-type="float" office:value="105.674638143803" calcext:value-type="float">
            <text:p>105.67</text:p>
          </table:table-cell>
          <table:table-cell table:style-name="ce13" table:formula="of:=0.0000000567037441900005*POWER([.A10];4)" office:value-type="float" office:value="413.081075621513" calcext:value-type="float">
            <text:p>413.08</text:p>
          </table:table-cell>
          <table:table-cell table:style-name="ce13" office:value-type="float" office:value="410.848387950499" calcext:value-type="float">
            <text:p>410.85</text:p>
          </table:table-cell>
          <table:table-cell table:style-name="ce13"/>
          <table:table-cell table:style-name="ce94"/>
          <table:table-cell table:style-name="ce10"/>
          <table:table-cell table:number-columns-repeated="3"/>
        </table:table-row>
        <table:table-row table:style-name="ro1">
          <table:table-cell table:style-name="ce34" table:formula="of:=[$CO2_0ppm.A11]" office:value-type="float" office:value="293.15" calcext:value-type="float">
            <text:p>293.15</text:p>
          </table:table-cell>
          <table:table-cell table:style-name="ce33" office:value-type="float" office:value="311.184618191455" calcext:value-type="float">
            <text:p>311.18</text:p>
          </table:table-cell>
          <table:table-cell table:style-name="ce33" office:value-type="float" office:value="148.135940499296" calcext:value-type="float">
            <text:p>148.14</text:p>
          </table:table-cell>
          <table:table-cell table:style-name="ce33" office:value-type="float" office:value="133.610733097496" calcext:value-type="float">
            <text:p>133.61</text:p>
          </table:table-cell>
          <table:table-cell table:style-name="ce33" office:value-type="float" office:value="120.872534635263" calcext:value-type="float">
            <text:p>120.87</text:p>
          </table:table-cell>
          <table:table-cell table:style-name="ce33" office:value-type="float" office:value="114.112601499073" calcext:value-type="float">
            <text:p>114.11</text:p>
          </table:table-cell>
          <table:table-cell table:style-name="ce33" office:value-type="float" office:value="109.503443269699" calcext:value-type="float">
            <text:p>109.50</text:p>
          </table:table-cell>
          <table:table-cell table:style-name="ce38" office:value-type="float" office:value="105.972616186642" calcext:value-type="float">
            <text:p>105.97</text:p>
          </table:table-cell>
          <table:table-cell table:style-name="ce13" table:formula="of:=0.0000000567037441900005*POWER([.A11];4)" office:value-type="float" office:value="418.765920007504" calcext:value-type="float">
            <text:p>418.77</text:p>
          </table:table-cell>
          <table:table-cell table:style-name="ce13" office:value-type="float" office:value="416.522665961189" calcext:value-type="float">
            <text:p>416.52</text:p>
          </table:table-cell>
          <table:table-cell table:style-name="ce13"/>
          <table:table-cell table:style-name="ce94"/>
          <table:table-cell table:style-name="ce13"/>
          <table:table-cell table:number-columns-repeated="3"/>
        </table:table-row>
        <table:table-row table:style-name="ro1">
          <table:table-cell table:style-name="ce34" table:formula="of:=[$CO2_0ppm.A12]" office:value-type="float" office:value="298.15" calcext:value-type="float">
            <text:p>298.15</text:p>
          </table:table-cell>
          <table:table-cell table:style-name="ce33" office:value-type="float" office:value="331.920888751336" calcext:value-type="float">
            <text:p>331.92</text:p>
          </table:table-cell>
          <table:table-cell table:style-name="ce33" office:value-type="float" office:value="150.116561396898" calcext:value-type="float">
            <text:p>150.12</text:p>
          </table:table-cell>
          <table:table-cell table:style-name="ce33" office:value-type="float" office:value="135.69950331844" calcext:value-type="float">
            <text:p>135.70</text:p>
          </table:table-cell>
          <table:table-cell table:style-name="ce33" office:value-type="float" office:value="122.964332025237" calcext:value-type="float">
            <text:p>122.96</text:p>
          </table:table-cell>
          <table:table-cell table:style-name="ce33" office:value-type="float" office:value="115.956717743827" calcext:value-type="float">
            <text:p>115.96</text:p>
          </table:table-cell>
          <table:table-cell table:style-name="ce33" office:value-type="float" office:value="111.010246456456" calcext:value-type="float">
            <text:p>111.01</text:p>
          </table:table-cell>
          <table:table-cell table:style-name="ce38" office:value-type="float" office:value="107.111042164695" calcext:value-type="float">
            <text:p>107.11</text:p>
          </table:table-cell>
          <table:table-cell table:style-name="ce13" table:formula="of:=0.0000000567037441900005*POWER([.A12];4)" office:value-type="float" office:value="448.075286706653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table:style-name="ce40"/>
          <table:table-cell table:style-name="ce107" table:formula="of:=1 - (([.B6]+[$CO2_0ppm.B13]) / [.I6])" office:value-type="percentage" office:value="0.254408584371901" calcext:value-type="percentage">
            <text:p>25%</text:p>
          </table:table-cell>
          <table:table-cell table:style-name="ce31" table:number-columns-repeated="4"/>
          <table:table-cell table:style-name="ce107" table:formula="of:=1 - ([.G6]/[.I6])" office:value-type="percentage" office:value="0.724498683873627" calcext:value-type="percentage">
            <text:p>72%</text:p>
          </table:table-cell>
          <table:table-cell table:style-name="ce36"/>
          <table:table-cell table:number-columns-repeated="8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31"/>
          <table:covered-table-cell table:style-name="ce36"/>
          <table:table-cell table:number-columns-repeated="8"/>
        </table:table-row>
        <table:table-row table:style-name="ro1">
          <table:table-cell table:style-name="ce40" table:formula="of:=[.A2]" office:value-type="string" office:string-value="400 ppmv" calcext:value-type="string" table:number-columns-spanned="8" table:number-rows-spanned="1">
            <text:p>400 ppmv</text:p>
          </table:table-cell>
          <table:covered-table-cell table:number-columns-repeated="6" table:style-name="ce31"/>
          <table:covered-table-cell table:style-name="ce36"/>
          <table:table-cell table:number-columns-repeated="8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number-columns-repeated="8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style-name="ce11" table:formula="of:=([.$I4] - [.B4])" office:value-type="float" office:value="91.7932213978725" calcext:value-type="float">
            <text:p>91.79</text:p>
          </table:table-cell>
          <table:table-cell table:style-name="ce11" table:formula="of:=([.$I4] - [.C4])" office:value-type="float" office:value="219.941854677157" calcext:value-type="float">
            <text:p>219.94</text:p>
          </table:table-cell>
          <table:table-cell table:style-name="ce11" table:formula="of:=([.$I4] - [.D4])" office:value-type="float" office:value="234.129991598312" calcext:value-type="float">
            <text:p>234.13</text:p>
          </table:table-cell>
          <table:table-cell table:style-name="ce11" table:formula="of:=([.$I4] - [.E4])" office:value-type="float" office:value="247.209518177516" calcext:value-type="float">
            <text:p>247.21</text:p>
          </table:table-cell>
          <table:table-cell table:style-name="ce11" table:formula="of:=([.$I4] - [.F4])" office:value-type="float" office:value="254.101380579037" calcext:value-type="float">
            <text:p>254.10</text:p>
          </table:table-cell>
          <table:table-cell table:style-name="ce11" table:formula="of:=([.$I4] - [.G4])" office:value-type="float" office:value="258.635322460116" calcext:value-type="float">
            <text:p>258.64</text:p>
          </table:table-cell>
          <table:table-cell table:style-name="ce11" table:formula="of:=([.$I4] - [.H4])" office:value-type="float" office:value="261.966898631209" calcext:value-type="float">
            <text:p>261.97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47" office:value-type="float" office:value="287.15" calcext:value-type="float">
            <text:p>287.15</text:p>
          </table:table-cell>
          <table:table-cell table:style-name="ce11" table:formula="of:=([.$I5] - [.B5])" office:value-type="float" office:value="97.8842430588417" calcext:value-type="float">
            <text:p>97.88</text:p>
          </table:table-cell>
          <table:table-cell table:style-name="ce11" table:formula="of:=([.$I5] - [.C5])" office:value-type="float" office:value="239.506630933368" calcext:value-type="float">
            <text:p>239.51</text:p>
          </table:table-cell>
          <table:table-cell table:style-name="ce11" table:formula="of:=([.$I5] - [.D5])" office:value-type="float" office:value="253.973010056432" calcext:value-type="float">
            <text:p>253.97</text:p>
          </table:table-cell>
          <table:table-cell table:style-name="ce11" table:formula="of:=([.$I5] - [.E5])" office:value-type="float" office:value="266.936405405338" calcext:value-type="float">
            <text:p>266.94</text:p>
          </table:table-cell>
          <table:table-cell table:style-name="ce11" table:formula="of:=([.$I5] - [.F5])" office:value-type="float" office:value="273.710118542181" calcext:value-type="float">
            <text:p>273.71</text:p>
          </table:table-cell>
          <table:table-cell table:style-name="ce11" table:formula="of:=([.$I5] - [.G5])" office:value-type="float" office:value="278.197187383575" calcext:value-type="float">
            <text:p>278.20</text:p>
          </table:table-cell>
          <table:table-cell table:style-name="ce11" table:formula="of:=([.$I5] - [.H5])" office:value-type="float" office:value="281.534166301071" calcext:value-type="float">
            <text:p>281.53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88.15" calcext:value-type="float">
            <text:p>288.15</text:p>
          </table:table-cell>
          <table:table-cell table:style-name="ce11" table:formula="of:=([.$I6] - [.B6])" office:value-type="float" office:value="99.45302416629" calcext:value-type="float">
            <text:p>99.45</text:p>
          </table:table-cell>
          <table:table-cell table:style-name="ce11" table:formula="of:=([.$I6] - [.C6])" office:value-type="float" office:value="244.552623238991" calcext:value-type="float">
            <text:p>244.55</text:p>
          </table:table-cell>
          <table:table-cell table:style-name="ce11" table:formula="of:=([.$I6] - [.D6])" office:value-type="float" office:value="259.05399323243" calcext:value-type="float">
            <text:p>259.05</text:p>
          </table:table-cell>
          <table:table-cell table:style-name="ce11" table:formula="of:=([.$I6] - [.E6])" office:value-type="float" office:value="271.977230597443" calcext:value-type="float">
            <text:p>271.98</text:p>
          </table:table-cell>
          <table:table-cell table:style-name="ce11" table:formula="of:=([.$I6] - [.F6])" office:value-type="float" office:value="278.730743659064" calcext:value-type="float">
            <text:p>278.73</text:p>
          </table:table-cell>
          <table:table-cell table:style-name="ce11" table:formula="of:=([.$I6] - [.G6])" office:value-type="float" office:value="283.21994438049" calcext:value-type="float">
            <text:p>283.22</text:p>
          </table:table-cell>
          <table:table-cell table:style-name="ce11" table:formula="of:=([.$I6] - [.H6])" office:value-type="float" office:value="286.572276593095" calcext:value-type="float">
            <text:p>286.57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89.15" calcext:value-type="float">
            <text:p>289.15</text:p>
          </table:table-cell>
          <table:table-cell table:style-name="ce11" table:formula="of:=([.$I7] - [.B7])" office:value-type="float" office:value="101.042162386956" calcext:value-type="float">
            <text:p>101.04</text:p>
          </table:table-cell>
          <table:table-cell table:style-name="ce11" table:formula="of:=([.$I7] - [.C7])" office:value-type="float" office:value="249.658468604579" calcext:value-type="float">
            <text:p>249.66</text:p>
          </table:table-cell>
          <table:table-cell table:style-name="ce11" table:formula="of:=([.$I7] - [.D7])" office:value-type="float" office:value="264.183283061011" calcext:value-type="float">
            <text:p>264.18</text:p>
          </table:table-cell>
          <table:table-cell table:style-name="ce11" table:formula="of:=([.$I7] - [.E7])" office:value-type="float" office:value="277.065124276091" calcext:value-type="float">
            <text:p>277.07</text:p>
          </table:table-cell>
          <table:table-cell table:style-name="ce11" table:formula="of:=([.$I7] - [.F7])" office:value-type="float" office:value="283.804466344261" calcext:value-type="float">
            <text:p>283.80</text:p>
          </table:table-cell>
          <table:table-cell table:style-name="ce11" table:formula="of:=([.$I7] - [.G7])" office:value-type="float" office:value="288.302523329309" calcext:value-type="float">
            <text:p>288.30</text:p>
          </table:table-cell>
          <table:table-cell table:style-name="ce11" table:formula="of:=([.$I7] - [.H7])" office:value-type="float" office:value="291.676473616056" calcext:value-type="float">
            <text:p>291.68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90.15" calcext:value-type="float">
            <text:p>290.15</text:p>
          </table:table-cell>
          <table:table-cell table:style-name="ce11" table:formula="of:=([.$I8] - [.B8])" office:value-type="float" office:value="102.650544733946" calcext:value-type="float">
            <text:p>102.65</text:p>
          </table:table-cell>
          <table:table-cell table:style-name="ce11" table:formula="of:=([.$I8] - [.C8])" office:value-type="float" office:value="254.82277381557" calcext:value-type="float">
            <text:p>254.82</text:p>
          </table:table-cell>
          <table:table-cell table:style-name="ce11" table:formula="of:=([.$I8] - [.D8])" office:value-type="float" office:value="269.360069433296" calcext:value-type="float">
            <text:p>269.36</text:p>
          </table:table-cell>
          <table:table-cell table:style-name="ce11" table:formula="of:=([.$I8] - [.E8])" office:value-type="float" office:value="282.201144682576" calcext:value-type="float">
            <text:p>282.20</text:p>
          </table:table-cell>
          <table:table-cell table:style-name="ce11" table:formula="of:=([.$I8] - [.F8])" office:value-type="float" office:value="288.933322607862" calcext:value-type="float">
            <text:p>288.93</text:p>
          </table:table-cell>
          <table:table-cell table:style-name="ce11" table:formula="of:=([.$I8] - [.G8])" office:value-type="float" office:value="293.447451342651" calcext:value-type="float">
            <text:p>293.45</text:p>
          </table:table-cell>
          <table:table-cell table:style-name="ce11" table:formula="of:=([.$I8] - [.H8])" office:value-type="float" office:value="296.850000055252" calcext:value-type="float">
            <text:p>296.85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91.15" calcext:value-type="float">
            <text:p>291.15</text:p>
          </table:table-cell>
          <table:table-cell table:style-name="ce11" table:formula="of:=([.$I9] - [.B9])" office:value-type="float" office:value="104.276733663846" calcext:value-type="float">
            <text:p>104.28</text:p>
          </table:table-cell>
          <table:table-cell table:style-name="ce11" table:formula="of:=([.$I9] - [.C9])" office:value-type="float" office:value="260.041182756044" calcext:value-type="float">
            <text:p>260.04</text:p>
          </table:table-cell>
          <table:table-cell table:style-name="ce11" table:formula="of:=([.$I9] - [.D9])" office:value-type="float" office:value="274.581591368585" calcext:value-type="float">
            <text:p>274.58</text:p>
          </table:table-cell>
          <table:table-cell table:style-name="ce11" table:formula="of:=([.$I9] - [.E9])" office:value-type="float" office:value="287.384297600255" calcext:value-type="float">
            <text:p>287.38</text:p>
          </table:table-cell>
          <table:table-cell table:style-name="ce11" table:formula="of:=([.$I9] - [.F9])" office:value-type="float" office:value="295.59238887156" calcext:value-type="float">
            <text:p>295.59</text:p>
          </table:table-cell>
          <table:table-cell table:style-name="ce11" table:formula="of:=([.$I9] - [.G9])" office:value-type="float" office:value="298.654891157304" calcext:value-type="float">
            <text:p>298.65</text:p>
          </table:table-cell>
          <table:table-cell table:style-name="ce11" table:formula="of:=([.$I9] - [.H9])" office:value-type="float" office:value="302.093082352917" calcext:value-type="float">
            <text:p>302.09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92.15" calcext:value-type="float">
            <text:p>292.15</text:p>
          </table:table-cell>
          <table:table-cell table:style-name="ce11" table:formula="of:=([.$I10] - [.B10])" office:value-type="float" office:value="105.920505842166" calcext:value-type="float">
            <text:p>105.92</text:p>
          </table:table-cell>
          <table:table-cell table:style-name="ce11" table:formula="of:=([.$I10] - [.C10])" office:value-type="float" office:value="265.310297331526" calcext:value-type="float">
            <text:p>265.31</text:p>
          </table:table-cell>
          <table:table-cell table:style-name="ce11" table:formula="of:=([.$I10] - [.D10])" office:value-type="float" office:value="279.846078711327" calcext:value-type="float">
            <text:p>279.85</text:p>
          </table:table-cell>
          <table:table-cell table:style-name="ce11" table:formula="of:=([.$I10] - [.E10])" office:value-type="float" office:value="292.614615392416" calcext:value-type="float">
            <text:p>292.61</text:p>
          </table:table-cell>
          <table:table-cell table:style-name="ce11" table:formula="of:=([.$I10] - [.F10])" office:value-type="float" office:value="299.356498383542" calcext:value-type="float">
            <text:p>299.36</text:p>
          </table:table-cell>
          <table:table-cell table:style-name="ce11" table:formula="of:=([.$I10] - [.G10])" office:value-type="float" office:value="303.925805908023" calcext:value-type="float">
            <text:p>303.93</text:p>
          </table:table-cell>
          <table:table-cell table:style-name="ce11" table:formula="of:=([.$I10] - [.H10])" office:value-type="float" office:value="307.40643747771" calcext:value-type="float">
            <text:p>307.41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93.15" calcext:value-type="float">
            <text:p>293.15</text:p>
          </table:table-cell>
          <table:table-cell table:style-name="ce11" table:formula="of:=([.$I11] - [.B11])" office:value-type="float" office:value="107.581301816049" calcext:value-type="float">
            <text:p>107.58</text:p>
          </table:table-cell>
          <table:table-cell table:style-name="ce11" table:formula="of:=([.$I11] - [.C11])" office:value-type="float" office:value="270.629979508208" calcext:value-type="float">
            <text:p>270.63</text:p>
          </table:table-cell>
          <table:table-cell table:style-name="ce11" table:formula="of:=([.$I11] - [.D11])" office:value-type="float" office:value="285.155186910008" calcext:value-type="float">
            <text:p>285.16</text:p>
          </table:table-cell>
          <table:table-cell table:style-name="ce11" table:formula="of:=([.$I11] - [.E11])" office:value-type="float" office:value="297.893385372241" calcext:value-type="float">
            <text:p>297.89</text:p>
          </table:table-cell>
          <table:table-cell table:style-name="ce11" table:formula="of:=([.$I11] - [.F11])" office:value-type="float" office:value="304.653318508431" calcext:value-type="float">
            <text:p>304.65</text:p>
          </table:table-cell>
          <table:table-cell table:style-name="ce11" table:formula="of:=([.$I11] - [.G11])" office:value-type="float" office:value="309.262476737805" calcext:value-type="float">
            <text:p>309.26</text:p>
          </table:table-cell>
          <table:table-cell table:style-name="ce11" table:formula="of:=([.$I11] - [.H11])" office:value-type="float" office:value="312.793303820862" calcext:value-type="float">
            <text:p>312.79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 office:value-type="float" office:value="298.15" calcext:value-type="float">
            <text:p>298.15</text:p>
          </table:table-cell>
          <table:table-cell table:style-name="ce11" table:formula="of:=([.$I12] - [.B12])" office:value-type="float" office:value="116.154397955317" calcext:value-type="float">
            <text:p>116.15</text:p>
          </table:table-cell>
          <table:table-cell table:style-name="ce11" table:formula="of:=([.$I12] - [.C12])" office:value-type="float" office:value="297.958725309755" calcext:value-type="float">
            <text:p>297.96</text:p>
          </table:table-cell>
          <table:table-cell table:style-name="ce11" table:formula="of:=([.$I12] - [.D12])" office:value-type="float" office:value="312.375783388213" calcext:value-type="float">
            <text:p>312.38</text:p>
          </table:table-cell>
          <table:table-cell table:style-name="ce11" table:formula="of:=([.$I12] - [.E12])" office:value-type="float" office:value="325.110954681416" calcext:value-type="float">
            <text:p>325.11</text:p>
          </table:table-cell>
          <table:table-cell table:style-name="ce11" table:formula="of:=([.$I12] - [.F12])" office:value-type="float" office:value="332.118568962826" calcext:value-type="float">
            <text:p>332.12</text:p>
          </table:table-cell>
          <table:table-cell table:style-name="ce11" table:formula="of:=([.$I12] - [.G12])" office:value-type="float" office:value="337.065040250197" calcext:value-type="float">
            <text:p>337.07</text:p>
          </table:table-cell>
          <table:table-cell table:style-name="ce11" table:formula="of:=([.$I12] - [.H12])" office:value-type="float" office:value="340.964244541958" calcext:value-type="float">
            <text:p>340.96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28"/>
          <table:table-cell table:style-name="ce11" table:number-columns-repeated="7"/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8" table:number-rows-spanned="1">
            <text:p>Radiative Forcing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8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 table:number-columns-repeated="2"/>
          <table:table-cell table:style-name="ce40" table:number-columns-repeated="2"/>
          <table:table-cell table:number-columns-repeated="4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[.B17] * [$Summary.$A$4] * [$Summary.$B$4]" office:value-type="float" office:value="47.677399194055" calcext:value-type="float">
            <text:p>47.68</text:p>
          </table:table-cell>
          <table:table-cell table:style-name="ce13" table:formula="of:=[.C17] * [$Summary.$A$4] * [$Summary.$B$4]" office:value-type="float" office:value="114.237799319316" calcext:value-type="float">
            <text:p>114.24</text:p>
          </table:table-cell>
          <table:table-cell table:style-name="ce13" table:formula="of:=[.D17] * [$Summary.$A$4] * [$Summary.$B$4]" office:value-type="float" office:value="121.607117636164" calcext:value-type="float">
            <text:p>121.61</text:p>
          </table:table-cell>
          <table:table-cell table:formula="of:=[.E17] * [$Summary.$A$4] * [$Summary.$B$4]" office:value-type="float" office:value="128.400623741402" calcext:value-type="float">
            <text:p>128.40</text:p>
          </table:table-cell>
          <table:table-cell table:formula="of:=[.F17] * [$Summary.$A$4] * [$Summary.$B$4]" office:value-type="float" office:value="131.980257072752" calcext:value-type="float">
            <text:p>131.98</text:p>
          </table:table-cell>
          <table:table-cell table:style-name="ce13" table:formula="of:=[.G17] * [$Summary.$A$4] * [$Summary.$B$4]" office:value-type="float" office:value="134.335186485785" calcext:value-type="float">
            <text:p>134.34</text:p>
          </table:table-cell>
          <table:table-cell table:style-name="ce13" table:formula="of:=[.H17] * [$Summary.$A$4] * [$Summary.$B$4]" office:value-type="float" office:value="136.06560714905" calcext:value-type="float">
            <text:p>136.07</text:p>
          </table:table-cell>
          <table:table-cell table:number-columns-repeated="8"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[.B18] * [$Summary.$A$4] * [$Summary.$B$4]" office:value-type="float" office:value="50.8410758447624" calcext:value-type="float">
            <text:p>50.84</text:p>
          </table:table-cell>
          <table:table-cell table:style-name="ce13" table:formula="of:=[.C18] * [$Summary.$A$4] * [$Summary.$B$4]" office:value-type="float" office:value="124.399744106791" calcext:value-type="float">
            <text:p>124.40</text:p>
          </table:table-cell>
          <table:table-cell table:style-name="ce13" table:formula="of:=[.D18] * [$Summary.$A$4] * [$Summary.$B$4]" office:value-type="float" office:value="131.913581423311" calcext:value-type="float">
            <text:p>131.91</text:p>
          </table:table-cell>
          <table:table-cell table:formula="of:=[.E18] * [$Summary.$A$4] * [$Summary.$B$4]" office:value-type="float" office:value="138.646768967532" calcext:value-type="float">
            <text:p>138.65</text:p>
          </table:table-cell>
          <table:table-cell table:formula="of:=[.F18] * [$Summary.$A$4] * [$Summary.$B$4]" office:value-type="float" office:value="142.165035570809" calcext:value-type="float">
            <text:p>142.17</text:p>
          </table:table-cell>
          <table:table-cell table:style-name="ce13" table:formula="of:=[.G18] * [$Summary.$A$4] * [$Summary.$B$4]" office:value-type="float" office:value="144.495619127029" calcext:value-type="float">
            <text:p>144.50</text:p>
          </table:table-cell>
          <table:table-cell table:style-name="ce13" table:formula="of:=[.H18] * [$Summary.$A$4] * [$Summary.$B$4]" office:value-type="float" office:value="146.228845976776" calcext:value-type="float">
            <text:p>146.23</text:p>
          </table:table-cell>
          <table:table-cell table:style-name="ce65" table:number-columns-repeated="2"/>
          <table:table-cell table:number-columns-repeated="6"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[.B19] * [$Summary.$A$4] * [$Summary.$B$4]" office:value-type="float" office:value="51.655900751971" calcext:value-type="float">
            <text:p>51.66</text:p>
          </table:table-cell>
          <table:table-cell table:style-name="ce13" table:formula="of:=[.C19] * [$Summary.$A$4] * [$Summary.$B$4]" office:value-type="float" office:value="127.020632510332" calcext:value-type="float">
            <text:p>127.02</text:p>
          </table:table-cell>
          <table:table-cell table:style-name="ce13" table:formula="of:=[.D19] * [$Summary.$A$4] * [$Summary.$B$4]" office:value-type="float" office:value="134.552644084924" calcext:value-type="float">
            <text:p>134.55</text:p>
          </table:table-cell>
          <table:table-cell table:formula="of:=[.E19] * [$Summary.$A$4] * [$Summary.$B$4]" office:value-type="float" office:value="141.264973572312" calcext:value-type="float">
            <text:p>141.26</text:p>
          </table:table-cell>
          <table:table-cell table:formula="of:=[.F19] * [$Summary.$A$4] * [$Summary.$B$4]" office:value-type="float" office:value="144.772748256518" calcext:value-type="float">
            <text:p>144.77</text:p>
          </table:table-cell>
          <table:table-cell table:style-name="ce13" table:formula="of:=[.G19] * [$Summary.$A$4] * [$Summary.$B$4]" office:value-type="float" office:value="147.104439111227" calcext:value-type="float">
            <text:p>147.10</text:p>
          </table:table-cell>
          <table:table-cell table:style-name="ce13" table:formula="of:=[.H19] * [$Summary.$A$4] * [$Summary.$B$4]" office:value-type="float" office:value="148.845640462454" calcext:value-type="float">
            <text:p>148.85</text:p>
          </table:table-cell>
          <table:table-cell table:style-name="ce125" table:number-columns-repeated="2"/>
          <table:table-cell table:number-columns-repeated="6"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[.B20] * [$Summary.$A$4] * [$Summary.$B$4]" office:value-type="float" office:value="52.4812991437849" calcext:value-type="float">
            <text:p>52.48</text:p>
          </table:table-cell>
          <table:table-cell table:style-name="ce13" table:formula="of:=[.C20] * [$Summary.$A$4] * [$Summary.$B$4]" office:value-type="float" office:value="129.672608593218" calcext:value-type="float">
            <text:p>129.67</text:p>
          </table:table-cell>
          <table:table-cell table:style-name="ce13" table:formula="of:=[.D20] * [$Summary.$A$4] * [$Summary.$B$4]" office:value-type="float" office:value="137.216797221889" calcext:value-type="float">
            <text:p>137.22</text:p>
          </table:table-cell>
          <table:table-cell table:formula="of:=[.E20] * [$Summary.$A$4] * [$Summary.$B$4]" office:value-type="float" office:value="143.907625549002" calcext:value-type="float">
            <text:p>143.91</text:p>
          </table:table-cell>
          <table:table-cell table:formula="of:=[.F20] * [$Summary.$A$4] * [$Summary.$B$4]" office:value-type="float" office:value="147.408039819209" calcext:value-type="float">
            <text:p>147.41</text:p>
          </table:table-cell>
          <table:table-cell table:style-name="ce13" table:formula="of:=[.G20] * [$Summary.$A$4] * [$Summary.$B$4]" office:value-type="float" office:value="149.744330617243" calcext:value-type="float">
            <text:p>149.74</text:p>
          </table:table-cell>
          <table:table-cell table:style-name="ce13" table:formula="of:=[.H20] * [$Summary.$A$4] * [$Summary.$B$4]" office:value-type="float" office:value="151.496760396179" calcext:value-type="float">
            <text:p>151.50</text:p>
          </table:table-cell>
          <table:table-cell table:style-name="ce125" table:number-columns-repeated="2"/>
          <table:table-cell table:number-columns-repeated="6"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[.B21] * [$Summary.$A$4] * [$Summary.$B$4]" office:value-type="float" office:value="53.3166929348115" calcext:value-type="float">
            <text:p>53.32</text:p>
          </table:table-cell>
          <table:table-cell table:style-name="ce13" table:formula="of:=[.C21] * [$Summary.$A$4] * [$Summary.$B$4]" office:value-type="float" office:value="132.354948719807" calcext:value-type="float">
            <text:p>132.35</text:p>
          </table:table-cell>
          <table:table-cell table:style-name="ce13" table:formula="of:=[.D21] * [$Summary.$A$4] * [$Summary.$B$4]" office:value-type="float" office:value="139.905620063654" calcext:value-type="float">
            <text:p>139.91</text:p>
          </table:table-cell>
          <table:table-cell table:formula="of:=[.E21] * [$Summary.$A$4] * [$Summary.$B$4]" office:value-type="float" office:value="146.57527454813" calcext:value-type="float">
            <text:p>146.58</text:p>
          </table:table-cell>
          <table:table-cell table:formula="of:=[.F21] * [$Summary.$A$4] * [$Summary.$B$4]" office:value-type="float" office:value="150.071967762523" calcext:value-type="float">
            <text:p>150.07</text:p>
          </table:table-cell>
          <table:table-cell table:style-name="ce13" table:formula="of:=[.G21] * [$Summary.$A$4] * [$Summary.$B$4]" office:value-type="float" office:value="152.416606227373" calcext:value-type="float">
            <text:p>152.42</text:p>
          </table:table-cell>
          <table:table-cell table:style-name="ce13" table:formula="of:=[.H21] * [$Summary.$A$4] * [$Summary.$B$4]" office:value-type="float" office:value="154.183890028698" calcext:value-type="float">
            <text:p>154.18</text:p>
          </table:table-cell>
          <table:table-cell table:style-name="ce125" table:number-columns-repeated="2"/>
          <table:table-cell table:number-columns-repeated="6"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[.B22] * [$Summary.$A$4] * [$Summary.$B$4]" office:value-type="float" office:value="54.1613354650014" calcext:value-type="float">
            <text:p>54.16</text:p>
          </table:table-cell>
          <table:table-cell table:style-name="ce13" table:formula="of:=[.C22] * [$Summary.$A$4] * [$Summary.$B$4]" office:value-type="float" office:value="135.065390323489" calcext:value-type="float">
            <text:p>135.07</text:p>
          </table:table-cell>
          <table:table-cell table:style-name="ce13" table:formula="of:=[.D22] * [$Summary.$A$4] * [$Summary.$B$4]" office:value-type="float" office:value="142.617678556843" calcext:value-type="float">
            <text:p>142.62</text:p>
          </table:table-cell>
          <table:table-cell table:formula="of:=[.E22] * [$Summary.$A$4] * [$Summary.$B$4]" office:value-type="float" office:value="149.267404173572" calcext:value-type="float">
            <text:p>149.27</text:p>
          </table:table-cell>
          <table:table-cell table:formula="of:=[.F22] * [$Summary.$A$4] * [$Summary.$B$4]" office:value-type="float" office:value="153.530686779888" calcext:value-type="float">
            <text:p>153.53</text:p>
          </table:table-cell>
          <table:table-cell table:style-name="ce13" table:formula="of:=[.G22] * [$Summary.$A$4] * [$Summary.$B$4]" office:value-type="float" office:value="155.121350467103" calcext:value-type="float">
            <text:p>155.12</text:p>
          </table:table-cell>
          <table:table-cell table:style-name="ce13" table:formula="of:=[.H22] * [$Summary.$A$4] * [$Summary.$B$4]" office:value-type="float" office:value="156.907146974105" calcext:value-type="float">
            <text:p>156.91</text:p>
          </table:table-cell>
          <table:table-cell table:style-name="ce125" table:number-columns-repeated="2"/>
          <table:table-cell table:number-columns-repeated="6"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[.B23] * [$Summary.$A$4] * [$Summary.$B$4]" office:value-type="float" office:value="55.0151107344213" calcext:value-type="float">
            <text:p>55.02</text:p>
          </table:table-cell>
          <table:table-cell table:style-name="ce13" table:formula="of:=[.C23] * [$Summary.$A$4] * [$Summary.$B$4]" office:value-type="float" office:value="137.802168433995" calcext:value-type="float">
            <text:p>137.80</text:p>
          </table:table-cell>
          <table:table-cell table:style-name="ce13" table:formula="of:=[.D23] * [$Summary.$A$4] * [$Summary.$B$4]" office:value-type="float" office:value="145.352053282664" calcext:value-type="float">
            <text:p>145.35</text:p>
          </table:table-cell>
          <table:table-cell table:formula="of:=[.E23] * [$Summary.$A$4] * [$Summary.$B$4]" office:value-type="float" office:value="151.984031234821" calcext:value-type="float">
            <text:p>151.98</text:p>
          </table:table-cell>
          <table:table-cell table:formula="of:=[.F23] * [$Summary.$A$4] * [$Summary.$B$4]" office:value-type="float" office:value="155.485765260412" calcext:value-type="float">
            <text:p>155.49</text:p>
          </table:table-cell>
          <table:table-cell table:style-name="ce13" table:formula="of:=[.G23] * [$Summary.$A$4] * [$Summary.$B$4]" office:value-type="float" office:value="157.859063588627" calcext:value-type="float">
            <text:p>157.86</text:p>
          </table:table-cell>
          <table:table-cell table:style-name="ce13" table:formula="of:=[.H23] * [$Summary.$A$4] * [$Summary.$B$4]" office:value-type="float" office:value="159.666903625923" calcext:value-type="float">
            <text:p>159.67</text:p>
          </table:table-cell>
          <table:table-cell table:style-name="ce125" table:number-columns-repeated="2"/>
          <table:table-cell table:number-columns-repeated="6"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[.B24] * [$Summary.$A$4] * [$Summary.$B$4]" office:value-type="float" office:value="55.8777281632559" calcext:value-type="float">
            <text:p>55.88</text:p>
          </table:table-cell>
          <table:table-cell table:style-name="ce13" table:formula="of:=[.C24] * [$Summary.$A$4] * [$Summary.$B$4]" office:value-type="float" office:value="140.565211356563" calcext:value-type="float">
            <text:p>140.57</text:p>
          </table:table-cell>
          <table:table-cell table:style-name="ce13" table:formula="of:=[.D24] * [$Summary.$A$4] * [$Summary.$B$4]" office:value-type="float" office:value="148.109604081058" calcext:value-type="float">
            <text:p>148.11</text:p>
          </table:table-cell>
          <table:table-cell table:formula="of:=[.E24] * [$Summary.$A$4] * [$Summary.$B$4]" office:value-type="float" office:value="154.725824362342" calcext:value-type="float">
            <text:p>154.73</text:p>
          </table:table-cell>
          <table:table-cell table:formula="of:=[.F24] * [$Summary.$A$4] * [$Summary.$B$4]" office:value-type="float" office:value="158.236933633279" calcext:value-type="float">
            <text:p>158.24</text:p>
          </table:table-cell>
          <table:table-cell table:style-name="ce13" table:formula="of:=[.G24] * [$Summary.$A$4] * [$Summary.$B$4]" office:value-type="float" office:value="160.630930417616" calcext:value-type="float">
            <text:p>160.63</text:p>
          </table:table-cell>
          <table:table-cell table:style-name="ce13" table:formula="of:=[.H24] * [$Summary.$A$4] * [$Summary.$B$4]" office:value-type="float" office:value="162.464842004556" calcext:value-type="float">
            <text:p>162.46</text:p>
          </table:table-cell>
          <table:table-cell table:style-name="ce125" table:number-columns-repeated="2"/>
          <table:table-cell table:number-columns-repeated="6"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[.B25] * [$Summary.$A$4] * [$Summary.$B$4]" office:value-type="float" office:value="60.3305942979917" calcext:value-type="float">
            <text:p>60.33</text:p>
          </table:table-cell>
          <table:table-cell table:style-name="ce13" table:formula="of:=[.C25] * [$Summary.$A$4] * [$Summary.$B$4]" office:value-type="float" office:value="154.759761925887" calcext:value-type="float">
            <text:p>154.76</text:p>
          </table:table-cell>
          <table:table-cell table:style-name="ce13" table:formula="of:=[.D25] * [$Summary.$A$4] * [$Summary.$B$4]" office:value-type="float" office:value="162.247981891838" calcext:value-type="float">
            <text:p>162.25</text:p>
          </table:table-cell>
          <table:table-cell table:formula="of:=[.E25] * [$Summary.$A$4] * [$Summary.$B$4]" office:value-type="float" office:value="168.862629861528" calcext:value-type="float">
            <text:p>168.86</text:p>
          </table:table-cell>
          <table:table-cell table:formula="of:=[.F25] * [$Summary.$A$4] * [$Summary.$B$4]" office:value-type="float" office:value="172.502384719292" calcext:value-type="float">
            <text:p>172.50</text:p>
          </table:table-cell>
          <table:table-cell table:style-name="ce13" table:formula="of:=[.G25] * [$Summary.$A$4] * [$Summary.$B$4]" office:value-type="float" office:value="175.071581905952" calcext:value-type="float">
            <text:p>175.07</text:p>
          </table:table-cell>
          <table:table-cell table:style-name="ce13" table:formula="of:=[.H25] * [$Summary.$A$4] * [$Summary.$B$4]" office:value-type="float" office:value="177.096828615093" calcext:value-type="float">
            <text:p>177.1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2"/>
          <table:table-cell table:style-name="Default" table:number-columns-repeated="2"/>
          <table:table-cell table:style-name="ce65"/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7" table:number-rows-spanned="1">
            <text:p>Stepwise summation of RF due to temperature increase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covered-table-cell/>
          <table:table-cell table:number-columns-repeated="9"/>
        </table:table-row>
        <table:table-row table:style-name="ro1">
          <table:table-cell table:style-name="ce49" office:value-type="string" calcext:value-type="string" table:number-columns-spanned="4" table:number-rows-spanned="1">
            <text:p>Cubic polynomial coefficients</text:p>
          </table:table-cell>
          <table:covered-table-cell table:number-columns-repeated="3" table:style-name="ce60"/>
          <table:table-cell table:style-name="ce40" office:value-type="string" calcext:value-type="string" table:number-columns-spanned="1" table:number-rows-spanned="2">
            <text:p>Calibration ΔT/Δ RF</text:p>
          </table:table-cell>
          <table:table-cell table:style-name="ce57" office:value-type="string" calcext:value-type="string" table:number-columns-spanned="1" table:number-rows-spanned="2">
            <text:p>Δ RF </text:p>
          </table:table-cell>
          <table:table-cell table:style-name="ce57" office:value-type="string" calcext:value-type="string" table:number-columns-spanned="1" table:number-rows-spanned="2">
            <text:p>Δ T</text:p>
          </table:table-cell>
          <table:table-cell table:style-name="ce57" office:value-type="string" calcext:value-type="string" table:number-columns-spanned="1" table:number-rows-spanned="2">
            <text:p>Δ T / Δ RF 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covered-table-cell table:style-name="Default"/>
          <table:covered-table-cell table:number-columns-repeated="3" table:style-name="ce8"/>
          <table:table-cell table:number-columns-repeated="8"/>
        </table:table-row>
        <table:table-row table:style-name="ro1">
          <table:table-cell table:style-name="ce22" table:formula="of:=INDEX(LINEST([.G29:.G37];[.A29:.A37]^{1;2;3};1;1);1)" office:value-type="float" office:value="0.000207070099831028" calcext:value-type="float">
            <text:p>0.000207070099831</text:p>
          </table:table-cell>
          <table:table-cell table:style-name="ce22" table:formula="of:=INDEX(LINEST([.G29:.G37];[.A29:.A37]^{1;2;3};1;1);1;2)" office:value-type="float" office:value="-0.163858353486064" calcext:value-type="float">
            <text:p>-0.163858353486064</text:p>
          </table:table-cell>
          <table:table-cell table:style-name="ce22" table:formula="of:=INDEX(LINEST([.G29:.G37];[.A29:.A37]^{1;2;3};1;1);1;3)" office:value-type="float" office:value="45.4767258002949" calcext:value-type="float">
            <text:p>45.4767258002949</text:p>
          </table:table-cell>
          <table:table-cell table:style-name="ce22" table:formula="of:=INDEX(LINEST([.G29:.G37];[.A29:.A37]^{1;2;3};1;1);1;4)" office:value-type="float" office:value="-4305.98214774052" calcext:value-type="float">
            <text:p>-4305.98214774052</text:p>
          </table:table-cell>
          <table:table-cell table:style-name="ce65" table:formula="of:=[$Summary.C12]" office:value-type="float" office:value="0.223930939852249" calcext:value-type="float">
            <text:p>0.2239</text:p>
          </table:table-cell>
          <table:table-cell table:formula="of:=[.B94]-[.B46]" office:value-type="float" office:value="1.29048676881172" calcext:value-type="float">
            <text:p>1.29</text:p>
          </table:table-cell>
          <table:table-cell table:style-name="ce13" table:formula="of:=[.A94]-[.A46]" office:value-type="float" office:value="0.496019710653911" calcext:value-type="float">
            <text:p>0.50</text:p>
          </table:table-cell>
          <table:table-cell table:style-name="ce13" table:formula="of:=[.G44]/[.F44]" office:value-type="float" office:value="0.384366366739774" calcext:value-type="float">
            <text:p>0.38</text:p>
          </table:table-cell>
          <table:table-cell table:number-columns-repeated="8"/>
        </table:table-row>
        <table:table-row table:style-name="ro1">
          <table:table-cell table:style-name="ce108" office:value-type="string" calcext:value-type="string">
            <text:p>Temperature</text:p>
          </table:table-cell>
          <table:table-cell table:style-name="ce1" office:value-type="string" calcext:value-type="string">
            <text:p>RF</text:p>
          </table:table-cell>
          <table:table-cell table:style-name="ce8" table:number-columns-repeated="2"/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style-name="ce47" office:value-type="float" office:value="287.15" calcext:value-type="float">
            <text:p>287.15</text:p>
          </table:table-cell>
          <table:table-cell table:formula="of:=[.G30]" office:value-type="float" office:value="144.495619127029" calcext:value-type="float">
            <text:p>144.50</text:p>
          </table:table-cell>
          <table:table-cell/>
          <table:table-cell table:style-name="ce65"/>
          <table:table-cell table:number-columns-repeated="2"/>
          <table:table-cell table:style-name="ce13"/>
          <table:table-cell table:number-columns-repeated="6"/>
          <table:table-cell table:style-name="ce13" table:number-columns-repeated="3"/>
        </table:table-row>
        <table:table-row table:style-name="ro1">
          <table:table-cell table:formula="of:=[.A46] + (([.G30]-[$CO2_275ppm.G30]) * [.$E$44])" office:value-type="float" office:value="287.357039795648" calcext:value-type="float">
            <text:p>287.36</text:p>
          </table:table-cell>
          <table:table-cell table:formula="of:=(([.$A$44] * POWER([.A47];3) + ([.$B$44] * POWER([.A47];2)) + ([.$C$44] * [.A47]) + [.$D$44]))" office:value-type="float" office:value="145.033273978479" calcext:value-type="float">
            <text:p>145.03</text:p>
          </table:table-cell>
          <table:table-cell/>
          <table:table-cell table:style-name="ce65"/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formula="of:=[.A47] + (([.B47]-[.B46]) * [.$E$44])" office:value-type="float" office:value="287.47743735185" calcext:value-type="float">
            <text:p>287.48</text:p>
          </table:table-cell>
          <table:table-cell table:formula="of:=(([.$A$44] * POWER([.A48];3) + ([.$B$44] * POWER([.A48];2)) + ([.$C$44] * [.A48]) + [.$D$44]))" office:value-type="float" office:value="145.346626873981" calcext:value-type="float">
            <text:p>145.35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48] + (([.B48]-[.B47]) * [.$E$44])" office:value-type="float" office:value="287.547606760245" calcext:value-type="float">
            <text:p>287.55</text:p>
          </table:table-cell>
          <table:table-cell table:formula="of:=(([.$A$44] * POWER([.A49];3) + ([.$B$44] * POWER([.A49];2)) + ([.$C$44] * [.A49]) + [.$D$44]))" office:value-type="float" office:value="145.529450169995" calcext:value-type="float">
            <text:p>145.53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49] + (([.B49]-[.B48]) * [.$E$44])" office:value-type="float" office:value="287.588546552748" calcext:value-type="float">
            <text:p>287.59</text:p>
          </table:table-cell>
          <table:table-cell table:formula="of:=(([.$A$44] * POWER([.A50];3) + ([.$B$44] * POWER([.A50];2)) + ([.$C$44] * [.A50]) + [.$D$44]))" office:value-type="float" office:value="145.636184146455" calcext:value-type="float">
            <text:p>145.64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0] + (([.B50]-[.B49]) * [.$E$44])" office:value-type="float" office:value="287.612447592411" calcext:value-type="float">
            <text:p>287.61</text:p>
          </table:table-cell>
          <table:table-cell table:formula="of:=(([.$A$44] * POWER([.A51];3) + ([.$B$44] * POWER([.A51];2)) + ([.$C$44] * [.A51]) + [.$D$44]))" office:value-type="float" office:value="145.698519378229" calcext:value-type="float">
            <text:p>145.70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1] + (([.B51]-[.B50]) * [.$E$44])" office:value-type="float" office:value="287.626406379448" calcext:value-type="float">
            <text:p>287.63</text:p>
          </table:table-cell>
          <table:table-cell table:formula="of:=(([.$A$44] * POWER([.A52];3) + ([.$B$44] * POWER([.A52];2)) + ([.$C$44] * [.A52]) + [.$D$44]))" office:value-type="float" office:value="145.734932491301" calcext:value-type="float">
            <text:p>145.73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2] + (([.B52]-[.B51]) * [.$E$44])" office:value-type="float" office:value="287.634560402081" calcext:value-type="float">
            <text:p>287.63</text:p>
          </table:table-cell>
          <table:table-cell table:formula="of:=(([.$A$44] * POWER([.A53];3) + ([.$B$44] * POWER([.A53];2)) + ([.$C$44] * [.A53]) + [.$D$44]))" office:value-type="float" office:value="145.756205875579" calcext:value-type="float">
            <text:p>145.76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3] + (([.B53]-[.B52]) * [.$E$44])" office:value-type="float" office:value="287.639324171016" calcext:value-type="float">
            <text:p>287.64</text:p>
          </table:table-cell>
          <table:table-cell table:formula="of:=(([.$A$44] * POWER([.A54];3) + ([.$B$44] * POWER([.A54];2)) + ([.$C$44] * [.A54]) + [.$D$44]))" office:value-type="float" office:value="145.768635191675" calcext:value-type="float">
            <text:p>145.77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4] + (([.B54]-[.B53]) * [.$E$44])" office:value-type="float" office:value="287.642107479451" calcext:value-type="float">
            <text:p>287.64</text:p>
          </table:table-cell>
          <table:table-cell table:formula="of:=(([.$A$44] * POWER([.A55];3) + ([.$B$44] * POWER([.A55];2)) + ([.$C$44] * [.A55]) + [.$D$44]))" office:value-type="float" office:value="145.775897530461" calcext:value-type="float">
            <text:p>145.78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5] + (([.B55]-[.B54]) * [.$E$44])" office:value-type="float" office:value="287.643733741801" calcext:value-type="float">
            <text:p>287.64</text:p>
          </table:table-cell>
          <table:table-cell table:formula="of:=(([.$A$44] * POWER([.A56];3) + ([.$B$44] * POWER([.A56];2)) + ([.$C$44] * [.A56]) + [.$D$44]))" office:value-type="float" office:value="145.780140956716" calcext:value-type="float">
            <text:p>145.78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6] + (([.B56]-[.B55]) * [.$E$44])" office:value-type="float" office:value="287.644683976231" calcext:value-type="float">
            <text:p>287.64</text:p>
          </table:table-cell>
          <table:table-cell table:formula="of:=(([.$A$44] * POWER([.A57];3) + ([.$B$44] * POWER([.A57];2)) + ([.$C$44] * [.A57]) + [.$D$44]))" office:value-type="float" office:value="145.782620451349" calcext:value-type="float">
            <text:p>145.78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7] + (([.B57]-[.B56]) * [.$E$44])" office:value-type="float" office:value="287.645239211794" calcext:value-type="float">
            <text:p>287.65</text:p>
          </table:table-cell>
          <table:table-cell table:formula="of:=(([.$A$44] * POWER([.A58];3) + ([.$B$44] * POWER([.A58];2)) + ([.$C$44] * [.A58]) + [.$D$44]))" office:value-type="float" office:value="145.784069267907" calcext:value-type="float">
            <text:p>145.78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8] + (([.B58]-[.B57]) * [.$E$44])" office:value-type="float" office:value="287.645563646648" calcext:value-type="float">
            <text:p>287.65</text:p>
          </table:table-cell>
          <table:table-cell table:formula="of:=(([.$A$44] * POWER([.A59];3) + ([.$B$44] * POWER([.A59];2)) + ([.$C$44] * [.A59]) + [.$D$44]))" office:value-type="float" office:value="145.784915843613" calcext:value-type="float">
            <text:p>145.78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59] + (([.B59]-[.B58]) * [.$E$44])" office:value-type="float" office:value="287.645753221141" calcext:value-type="float">
            <text:p>287.65</text:p>
          </table:table-cell>
          <table:table-cell table:formula="of:=(([.$A$44] * POWER([.A60];3) + ([.$B$44] * POWER([.A60];2)) + ([.$C$44] * [.A60]) + [.$D$44]))" office:value-type="float" office:value="145.785410518054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0] + (([.B60]-[.B59]) * [.$E$44])" office:value-type="float" office:value="287.645863994054" calcext:value-type="float">
            <text:p>287.65</text:p>
          </table:table-cell>
          <table:table-cell table:formula="of:=(([.$A$44] * POWER([.A61];3) + ([.$B$44] * POWER([.A61];2)) + ([.$C$44] * [.A61]) + [.$D$44]))" office:value-type="float" office:value="145.785699568658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1] + (([.B61]-[.B60]) * [.$E$44])" office:value-type="float" office:value="287.645928721427" calcext:value-type="float">
            <text:p>287.65</text:p>
          </table:table-cell>
          <table:table-cell table:formula="of:=(([.$A$44] * POWER([.A62];3) + ([.$B$44] * POWER([.A62];2)) + ([.$C$44] * [.A62]) + [.$D$44]))" office:value-type="float" office:value="145.785868468296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2] + (([.B62]-[.B61]) * [.$E$44])" office:value-type="float" office:value="287.645966543282" calcext:value-type="float">
            <text:p>287.65</text:p>
          </table:table-cell>
          <table:table-cell table:formula="of:=(([.$A$44] * POWER([.A63];3) + ([.$B$44] * POWER([.A63];2)) + ([.$C$44] * [.A63]) + [.$D$44]))" office:value-type="float" office:value="145.785967160722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3] + (([.B63]-[.B62]) * [.$E$44])" office:value-type="float" office:value="287.64598864357" calcext:value-type="float">
            <text:p>287.65</text:p>
          </table:table-cell>
          <table:table-cell table:formula="of:=(([.$A$44] * POWER([.A64];3) + ([.$B$44] * POWER([.A64];2)) + ([.$C$44] * [.A64]) + [.$D$44]))" office:value-type="float" office:value="145.786024829276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4] + (([.B64]-[.B63]) * [.$E$44])" office:value-type="float" office:value="287.646001557343" calcext:value-type="float">
            <text:p>287.65</text:p>
          </table:table-cell>
          <table:table-cell table:formula="of:=(([.$A$44] * POWER([.A65];3) + ([.$B$44] * POWER([.A65];2)) + ([.$C$44] * [.A65]) + [.$D$44]))" office:value-type="float" office:value="145.786058526523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5] + (([.B65]-[.B64]) * [.$E$44])" office:value-type="float" office:value="287.646009103199" calcext:value-type="float">
            <text:p>287.65</text:p>
          </table:table-cell>
          <table:table-cell table:formula="of:=(([.$A$44] * POWER([.A66];3) + ([.$B$44] * POWER([.A66];2)) + ([.$C$44] * [.A66]) + [.$D$44]))" office:value-type="float" office:value="145.786078216704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6] + (([.B66]-[.B65]) * [.$E$44])" office:value-type="float" office:value="287.64601351244" calcext:value-type="float">
            <text:p>287.65</text:p>
          </table:table-cell>
          <table:table-cell table:formula="of:=(([.$A$44] * POWER([.A67];3) + ([.$B$44] * POWER([.A67];2)) + ([.$C$44] * [.A67]) + [.$D$44]))" office:value-type="float" office:value="145.786089722194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7] + (([.B67]-[.B66]) * [.$E$44])" office:value-type="float" office:value="287.646016088875" calcext:value-type="float">
            <text:p>287.65</text:p>
          </table:table-cell>
          <table:table-cell table:formula="of:=(([.$A$44] * POWER([.A68];3) + ([.$B$44] * POWER([.A68];2)) + ([.$C$44] * [.A68]) + [.$D$44]))" office:value-type="float" office:value="145.786096445159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8] + (([.B68]-[.B67]) * [.$E$44])" office:value-type="float" office:value="287.646017594355" calcext:value-type="float">
            <text:p>287.65</text:p>
          </table:table-cell>
          <table:table-cell table:formula="of:=(([.$A$44] * POWER([.A69];3) + ([.$B$44] * POWER([.A69];2)) + ([.$C$44] * [.A69]) + [.$D$44]))" office:value-type="float" office:value="145.786100373563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69] + (([.B69]-[.B68]) * [.$E$44])" office:value-type="float" office:value="287.646018474046" calcext:value-type="float">
            <text:p>287.65</text:p>
          </table:table-cell>
          <table:table-cell table:formula="of:=(([.$A$44] * POWER([.A70];3) + ([.$B$44] * POWER([.A70];2)) + ([.$C$44] * [.A70]) + [.$D$44]))" office:value-type="float" office:value="145.78610266903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70] + (([.B70]-[.B69]) * [.$E$44])" office:value-type="float" office:value="287.646018988072" calcext:value-type="float">
            <text:p>287.65</text:p>
          </table:table-cell>
          <table:table-cell table:formula="of:=(([.$A$44] * POWER([.A71];3) + ([.$B$44] * POWER([.A71];2)) + ([.$C$44] * [.A71]) + [.$D$44]))" office:value-type="float" office:value="145.786104010333" calcext:value-type="float">
            <text:p>145.79</text:p>
          </table:table-cell>
          <table:table-cell/>
          <table:table-cell table:style-name="ce65"/>
          <table:table-cell table:number-columns-repeated="12"/>
        </table:table-row>
        <table:table-row table:style-name="ro1">
          <table:table-cell table:formula="of:=[.A71] + (([.B71]-[.B70]) * [.$E$44])" office:value-type="float" office:value="287.646019288432" calcext:value-type="float">
            <text:p>287.65</text:p>
          </table:table-cell>
          <table:table-cell table:formula="of:=(([.$A$44] * POWER([.A72];3) + ([.$B$44] * POWER([.A72];2)) + ([.$C$44] * [.A72]) + [.$D$44]))" office:value-type="float" office:value="145.786104794091" calcext:value-type="float">
            <text:p>145.79</text:p>
          </table:table-cell>
          <table:table-cell/>
          <table:table-cell table:style-name="ce51"/>
          <table:table-cell table:number-columns-repeated="12"/>
        </table:table-row>
        <table:table-row table:style-name="ro1">
          <table:table-cell table:formula="of:=[.A72] + (([.B72]-[.B71]) * [.$E$44])" office:value-type="float" office:value="287.646019463939" calcext:value-type="float">
            <text:p>287.65</text:p>
          </table:table-cell>
          <table:table-cell table:formula="of:=(([.$A$44] * POWER([.A73];3) + ([.$B$44] * POWER([.A73];2)) + ([.$C$44] * [.A73]) + [.$D$44]))" office:value-type="float" office:value="145.786105252064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3] + (([.B73]-[.B72]) * [.$E$44])" office:value-type="float" office:value="287.646019566494" calcext:value-type="float">
            <text:p>287.65</text:p>
          </table:table-cell>
          <table:table-cell table:formula="of:=(([.$A$44] * POWER([.A74];3) + ([.$B$44] * POWER([.A74];2)) + ([.$C$44] * [.A74]) + [.$D$44]))" office:value-type="float" office:value="145.786105519666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4] + (([.B74]-[.B73]) * [.$E$44])" office:value-type="float" office:value="287.646019626418" calcext:value-type="float">
            <text:p>287.65</text:p>
          </table:table-cell>
          <table:table-cell table:formula="of:=(([.$A$44] * POWER([.A75];3) + ([.$B$44] * POWER([.A75];2)) + ([.$C$44] * [.A75]) + [.$D$44]))" office:value-type="float" office:value="145.786105676036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5] + (([.B75]-[.B74]) * [.$E$44])" office:value-type="float" office:value="287.646019661434" calcext:value-type="float">
            <text:p>287.65</text:p>
          </table:table-cell>
          <table:table-cell table:formula="of:=(([.$A$44] * POWER([.A76];3) + ([.$B$44] * POWER([.A76];2)) + ([.$C$44] * [.A76]) + [.$D$44]))" office:value-type="float" office:value="145.786105767407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6] + (([.B76]-[.B75]) * [.$E$44])" office:value-type="float" office:value="287.646019681895" calcext:value-type="float">
            <text:p>287.65</text:p>
          </table:table-cell>
          <table:table-cell table:formula="of:=(([.$A$44] * POWER([.A77];3) + ([.$B$44] * POWER([.A77];2)) + ([.$C$44] * [.A77]) + [.$D$44]))" office:value-type="float" office:value="145.786105820795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7] + (([.B77]-[.B76]) * [.$E$44])" office:value-type="float" office:value="287.64601969385" calcext:value-type="float">
            <text:p>287.65</text:p>
          </table:table-cell>
          <table:table-cell table:formula="of:=(([.$A$44] * POWER([.A78];3) + ([.$B$44] * POWER([.A78];2)) + ([.$C$44] * [.A78]) + [.$D$44]))" office:value-type="float" office:value="145.786105851994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8] + (([.B78]-[.B77]) * [.$E$44])" office:value-type="float" office:value="287.646019700836" calcext:value-type="float">
            <text:p>287.65</text:p>
          </table:table-cell>
          <table:table-cell table:formula="of:=(([.$A$44] * POWER([.A79];3) + ([.$B$44] * POWER([.A79];2)) + ([.$C$44] * [.A79]) + [.$D$44]))" office:value-type="float" office:value="145.786105870224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79] + (([.B79]-[.B78]) * [.$E$44])" office:value-type="float" office:value="287.646019704919" calcext:value-type="float">
            <text:p>287.65</text:p>
          </table:table-cell>
          <table:table-cell table:formula="of:=(([.$A$44] * POWER([.A80];3) + ([.$B$44] * POWER([.A80];2)) + ([.$C$44] * [.A80]) + [.$D$44]))" office:value-type="float" office:value="145.786105880876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0] + (([.B80]-[.B79]) * [.$E$44])" office:value-type="float" office:value="287.646019707304" calcext:value-type="float">
            <text:p>287.65</text:p>
          </table:table-cell>
          <table:table-cell table:formula="of:=(([.$A$44] * POWER([.A81];3) + ([.$B$44] * POWER([.A81];2)) + ([.$C$44] * [.A81]) + [.$D$44]))" office:value-type="float" office:value="145.786105887099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1] + (([.B81]-[.B80]) * [.$E$44])" office:value-type="float" office:value="287.646019708697" calcext:value-type="float">
            <text:p>287.65</text:p>
          </table:table-cell>
          <table:table-cell table:formula="of:=(([.$A$44] * POWER([.A82];3) + ([.$B$44] * POWER([.A82];2)) + ([.$C$44] * [.A82]) + [.$D$44]))" office:value-type="float" office:value="145.786105890737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2] + (([.B82]-[.B81]) * [.$E$44])" office:value-type="float" office:value="287.646019709512" calcext:value-type="float">
            <text:p>287.65</text:p>
          </table:table-cell>
          <table:table-cell table:formula="of:=(([.$A$44] * POWER([.A83];3) + ([.$B$44] * POWER([.A83];2)) + ([.$C$44] * [.A83]) + [.$D$44]))" office:value-type="float" office:value="145.786105892861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3] + (([.B83]-[.B82]) * [.$E$44])" office:value-type="float" office:value="287.646019709988" calcext:value-type="float">
            <text:p>287.65</text:p>
          </table:table-cell>
          <table:table-cell table:formula="of:=(([.$A$44] * POWER([.A84];3) + ([.$B$44] * POWER([.A84];2)) + ([.$C$44] * [.A84]) + [.$D$44]))" office:value-type="float" office:value="145.786105894103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4] + (([.B84]-[.B83]) * [.$E$44])" office:value-type="float" office:value="287.646019710266" calcext:value-type="float">
            <text:p>287.65</text:p>
          </table:table-cell>
          <table:table-cell table:formula="of:=(([.$A$44] * POWER([.A85];3) + ([.$B$44] * POWER([.A85];2)) + ([.$C$44] * [.A85]) + [.$D$44]))" office:value-type="float" office:value="145.786105894829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5] + (([.B85]-[.B84]) * [.$E$44])" office:value-type="float" office:value="287.646019710429" calcext:value-type="float">
            <text:p>287.65</text:p>
          </table:table-cell>
          <table:table-cell table:formula="of:=(([.$A$44] * POWER([.A86];3) + ([.$B$44] * POWER([.A86];2)) + ([.$C$44] * [.A86]) + [.$D$44]))" office:value-type="float" office:value="145.786105895255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6] + (([.B86]-[.B85]) * [.$E$44])" office:value-type="float" office:value="287.646019710524" calcext:value-type="float">
            <text:p>287.65</text:p>
          </table:table-cell>
          <table:table-cell table:formula="of:=(([.$A$44] * POWER([.A87];3) + ([.$B$44] * POWER([.A87];2)) + ([.$C$44] * [.A87]) + [.$D$44]))" office:value-type="float" office:value="145.786105895502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7] + (([.B87]-[.B86]) * [.$E$44])" office:value-type="float" office:value="287.646019710579" calcext:value-type="float">
            <text:p>287.65</text:p>
          </table:table-cell>
          <table:table-cell table:formula="of:=(([.$A$44] * POWER([.A88];3) + ([.$B$44] * POWER([.A88];2)) + ([.$C$44] * [.A88]) + [.$D$44]))" office:value-type="float" office:value="145.786105895648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8] + (([.B88]-[.B87]) * [.$E$44])" office:value-type="float" office:value="287.646019710612" calcext:value-type="float">
            <text:p>287.65</text:p>
          </table:table-cell>
          <table:table-cell table:formula="of:=(([.$A$44] * POWER([.A89];3) + ([.$B$44] * POWER([.A89];2)) + ([.$C$44] * [.A89]) + [.$D$44]))" office:value-type="float" office:value="145.78610589573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89] + (([.B89]-[.B88]) * [.$E$44])" office:value-type="float" office:value="287.64601971063" calcext:value-type="float">
            <text:p>287.65</text:p>
          </table:table-cell>
          <table:table-cell table:formula="of:=(([.$A$44] * POWER([.A90];3) + ([.$B$44] * POWER([.A90];2)) + ([.$C$44] * [.A90]) + [.$D$44]))" office:value-type="float" office:value="145.786105895781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90] + (([.B90]-[.B89]) * [.$E$44])" office:value-type="float" office:value="287.646019710642" calcext:value-type="float">
            <text:p>287.65</text:p>
          </table:table-cell>
          <table:table-cell table:formula="of:=(([.$A$44] * POWER([.A91];3) + ([.$B$44] * POWER([.A91];2)) + ([.$C$44] * [.A91]) + [.$D$44]))" office:value-type="float" office:value="145.786105895808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91] + (([.B91]-[.B90]) * [.$E$44])" office:value-type="float" office:value="287.646019710648" calcext:value-type="float">
            <text:p>287.65</text:p>
          </table:table-cell>
          <table:table-cell table:formula="of:=(([.$A$44] * POWER([.A92];3) + ([.$B$44] * POWER([.A92];2)) + ([.$C$44] * [.A92]) + [.$D$44]))" office:value-type="float" office:value="145.786105895824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92] + (([.B92]-[.B91]) * [.$E$44])" office:value-type="float" office:value="287.646019710651" calcext:value-type="float">
            <text:p>287.65</text:p>
          </table:table-cell>
          <table:table-cell table:formula="of:=(([.$A$44] * POWER([.A93];3) + ([.$B$44] * POWER([.A93];2)) + ([.$C$44] * [.A93]) + [.$D$44]))" office:value-type="float" office:value="145.786105895835" calcext:value-type="float">
            <text:p>145.79</text:p>
          </table:table-cell>
          <table:table-cell table:number-columns-repeated="14"/>
        </table:table-row>
        <table:table-row table:style-name="ro1">
          <table:table-cell table:formula="of:=[.A93] + (([.B93]-[.B92]) * [.$E$44])" office:value-type="float" office:value="287.646019710654" calcext:value-type="float">
            <text:p>287.65</text:p>
          </table:table-cell>
          <table:table-cell table:formula="of:=(([.$A$44] * POWER([.A94];3) + ([.$B$44] * POWER([.A94];2)) + ([.$C$44] * [.A94]) + [.$D$44]))" office:value-type="float" office:value="145.786105895841" calcext:value-type="float">
            <text:p>145.79</text:p>
          </table:table-cell>
          <table:table-cell table:number-columns-repeated="14"/>
        </table:table-row>
        <table:table-row table:style-name="ro1" table:number-rows-repeated="16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</table:table>
      <table:table table:name="CO2_550ppm" table:style-name="ta1">
        <table:shapes>
          <draw:frame draw:z-index="0" draw:style-name="gr1" draw:text-style-name="P1" svg:width="147.86mm" svg:height="99.97mm" svg:x="49.65mm" svg:y="217.51mm">
            <draw:object draw:notify-on-update-of-ranges="CO2_550ppm.A29:CO2_550ppm.A37 CO2_550ppm.G28:CO2_550ppm.G28 CO2_550ppm.G29:CO2_550ppm.G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3"/>
        <table:table-column table:style-name="co1" table:default-cell-style-name="ce127"/>
        <table:table-column table:style-name="co1" table:default-cell-style-name="ce65"/>
        <table:table-column table:style-name="co1" table:number-columns-repeated="2" table:default-cell-style-name="ce13"/>
        <table:table-column table:style-name="co1" table:number-columns-repeated="3" table:default-cell-style-name="Default"/>
        <table:table-column table:style-name="co1" table:number-columns-repeated="2" table:default-cell-style-name="ce13"/>
        <table:table-column table:style-name="co1" table:number-columns-repeated="5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0" office:value-type="string" calcext:value-type="string" table:number-columns-spanned="8" table:number-rows-spanned="1">
            <text:p>550 ppmv</text:p>
          </table:table-cell>
          <table:covered-table-cell table:number-columns-repeated="6" table:style-name="ce40"/>
          <table:covered-table-cell table:style-name="ce74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4]" office:value-type="float" office:value="283.15" calcext:value-type="float">
            <text:p>283.15</text:p>
          </table:table-cell>
          <table:table-cell table:style-name="ce33" office:value-type="float" office:value="269.977841526378" calcext:value-type="float">
            <text:p>269.98</text:p>
          </table:table-cell>
          <table:table-cell table:style-name="ce33" office:value-type="float" office:value="142.357587690234" calcext:value-type="float">
            <text:p>142.36</text:p>
          </table:table-cell>
          <table:table-cell table:style-name="ce33" office:value-type="float" office:value="128.363922908579" calcext:value-type="float">
            <text:p>128.36</text:p>
          </table:table-cell>
          <table:table-cell table:style-name="ce33" office:value-type="float" office:value="115.513975592703" calcext:value-type="float">
            <text:p>115.51</text:p>
          </table:table-cell>
          <table:table-cell table:style-name="ce33" office:value-type="float" office:value="108.765811713039" calcext:value-type="float">
            <text:p>108.77</text:p>
          </table:table-cell>
          <table:table-cell table:style-name="ce33" office:value-type="float" office:value="104.334740224931" calcext:value-type="float">
            <text:p>104.33</text:p>
          </table:table-cell>
          <table:table-cell table:style-name="ce38" office:value-type="float" office:value="101.082291498024" calcext:value-type="float">
            <text:p>101.08</text:p>
          </table:table-cell>
          <table:table-cell table:style-name="ce13" table:formula="of:=0.0000000567037441900005*POWER([.A4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5]" office:value-type="float" office:value="287.15" calcext:value-type="float">
            <text:p>287.15</text:p>
          </table:table-cell>
          <table:table-cell table:style-name="ce33" office:value-type="float" office:value="284.730301192682" calcext:value-type="float">
            <text:p>284.73</text:p>
          </table:table-cell>
          <table:table-cell table:style-name="ce33" office:value-type="float" office:value="143.774941593038" calcext:value-type="float">
            <text:p>143.77</text:p>
          </table:table-cell>
          <table:table-cell table:style-name="ce33" office:value-type="float" office:value="129.535998171815" calcext:value-type="float">
            <text:p>129.54</text:p>
          </table:table-cell>
          <table:table-cell table:style-name="ce33" office:value-type="float" office:value="116.827755437454" calcext:value-type="float">
            <text:p>116.83</text:p>
          </table:table-cell>
          <table:table-cell table:style-name="ce33" office:value-type="float" office:value="110.206993017935" calcext:value-type="float">
            <text:p>110.21</text:p>
          </table:table-cell>
          <table:table-cell table:style-name="ce33" office:value-type="float" office:value="105.826659187054" calcext:value-type="float">
            <text:p>105.83</text:p>
          </table:table-cell>
          <table:table-cell table:style-name="ce38" office:value-type="float" office:value="102.570367617413" calcext:value-type="float">
            <text:p>102.57</text:p>
          </table:table-cell>
          <table:table-cell table:style-name="ce13" table:formula="of:=0.0000000567037441900005*POWER([.A5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6]" office:value-type="float" office:value="288.15" calcext:value-type="float">
            <text:p>288.15</text:p>
          </table:table-cell>
          <table:table-cell table:style-name="ce33" office:value-type="float" office:value="288.509636318887" calcext:value-type="float">
            <text:p>288.51</text:p>
          </table:table-cell>
          <table:table-cell table:style-name="ce33" office:value-type="float" office:value="144.115420456705" calcext:value-type="float">
            <text:p>144.12</text:p>
          </table:table-cell>
          <table:table-cell table:style-name="ce33" office:value-type="float" office:value="129.849460987087" calcext:value-type="float">
            <text:p>129.85</text:p>
          </table:table-cell>
          <table:table-cell table:style-name="ce33" office:value-type="float" office:value="117.186954824075" calcext:value-type="float">
            <text:p>117.19</text:p>
          </table:table-cell>
          <table:table-cell table:style-name="ce33" office:value-type="float" office:value="110.588093693232" calcext:value-type="float">
            <text:p>110.59</text:p>
          </table:table-cell>
          <table:table-cell table:style-name="ce33" office:value-type="float" office:value="106.206207906569" calcext:value-type="float">
            <text:p>106.21</text:p>
          </table:table-cell>
          <table:table-cell table:style-name="ce38" office:value-type="float" office:value="102.93478532613" calcext:value-type="float">
            <text:p>102.93</text:p>
          </table:table-cell>
          <table:table-cell table:style-name="ce13" table:formula="of:=0.0000000567037441900005*POWER([.A6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7]" office:value-type="float" office:value="289.15" calcext:value-type="float">
            <text:p>289.15</text:p>
          </table:table-cell>
          <table:table-cell table:style-name="ce33" office:value-type="float" office:value="292.324169500128" calcext:value-type="float">
            <text:p>292.32</text:p>
          </table:table-cell>
          <table:table-cell table:style-name="ce33" office:value-type="float" office:value="144.453058670211" calcext:value-type="float">
            <text:p>144.45</text:p>
          </table:table-cell>
          <table:table-cell table:style-name="ce33" office:value-type="float" office:value="130.171592895693" calcext:value-type="float">
            <text:p>130.17</text:p>
          </table:table-cell>
          <table:table-cell table:style-name="ce33" office:value-type="float" office:value="117.55568355898" calcext:value-type="float">
            <text:p>117.56</text:p>
          </table:table-cell>
          <table:table-cell table:style-name="ce33" office:value-type="float" office:value="110.972451538166" calcext:value-type="float">
            <text:p>110.97</text:p>
          </table:table-cell>
          <table:table-cell table:style-name="ce33" office:value-type="float" office:value="106.5821708661" calcext:value-type="float">
            <text:p>106.58</text:p>
          </table:table-cell>
          <table:table-cell table:style-name="ce38" office:value-type="float" office:value="103.289389105139" calcext:value-type="float">
            <text:p>103.29</text:p>
          </table:table-cell>
          <table:table-cell table:style-name="ce13" table:formula="of:=0.0000000567037441900005*POWER([.A7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8]" office:value-type="float" office:value="290.15" calcext:value-type="float">
            <text:p>290.15</text:p>
          </table:table-cell>
          <table:table-cell table:style-name="ce33" office:value-type="float" office:value="296.175439831818" calcext:value-type="float">
            <text:p>296.18</text:p>
          </table:table-cell>
          <table:table-cell table:style-name="ce33" office:value-type="float" office:value="144.789889548773" calcext:value-type="float">
            <text:p>144.79</text:p>
          </table:table-cell>
          <table:table-cell table:style-name="ce33" office:value-type="float" office:value="130.503544777216" calcext:value-type="float">
            <text:p>130.50</text:p>
          </table:table-cell>
          <table:table-cell table:style-name="ce33" office:value-type="float" office:value="117.933237149905" calcext:value-type="float">
            <text:p>117.93</text:p>
          </table:table-cell>
          <table:table-cell table:style-name="ce33" office:value-type="float" office:value="111.358394190548" calcext:value-type="float">
            <text:p>111.36</text:p>
          </table:table-cell>
          <table:table-cell table:style-name="ce33" office:value-type="float" office:value="106.952428597048" calcext:value-type="float">
            <text:p>106.95</text:p>
          </table:table-cell>
          <table:table-cell table:style-name="ce38" office:value-type="float" office:value="103.631218325552" calcext:value-type="float">
            <text:p>103.63</text:p>
          </table:table-cell>
          <table:table-cell table:style-name="ce13" table:formula="of:=0.0000000567037441900005*POWER([.A8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9]" office:value-type="float" office:value="291.15" calcext:value-type="float">
            <text:p>291.15</text:p>
          </table:table-cell>
          <table:table-cell table:style-name="ce33" office:value-type="float" office:value="300.065488350186" calcext:value-type="float">
            <text:p>300.07</text:p>
          </table:table-cell>
          <table:table-cell table:style-name="ce33" office:value-type="float" office:value="145.130409657257" calcext:value-type="float">
            <text:p>145.13</text:p>
          </table:table-cell>
          <table:table-cell table:style-name="ce33" office:value-type="float" office:value="130.848420640048" calcext:value-type="float">
            <text:p>130.85</text:p>
          </table:table-cell>
          <table:table-cell table:style-name="ce33" office:value-type="float" office:value="118.320855410884" calcext:value-type="float">
            <text:p>118.32</text:p>
          </table:table-cell>
          <table:table-cell table:style-name="ce33" office:value-type="float" office:value="110.295961107714" calcext:value-type="float">
            <text:p>110.30</text:p>
          </table:table-cell>
          <table:table-cell table:style-name="ce33" office:value-type="float" office:value="107.317224519934" calcext:value-type="float">
            <text:p>107.32</text:p>
          </table:table-cell>
          <table:table-cell table:style-name="ce38" office:value-type="float" office:value="103.960505253665" calcext:value-type="float">
            <text:p>103.96</text:p>
          </table:table-cell>
          <table:table-cell table:style-name="ce13" table:formula="of:=0.0000000567037441900005*POWER([.A9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10]" office:value-type="float" office:value="292.15" calcext:value-type="float">
            <text:p>292.15</text:p>
          </table:table-cell>
          <table:table-cell table:style-name="ce33" office:value-type="float" office:value="303.994970449753" calcext:value-type="float">
            <text:p>303.99</text:p>
          </table:table-cell>
          <table:table-cell table:style-name="ce33" office:value-type="float" office:value="145.478685018406" calcext:value-type="float">
            <text:p>145.48</text:p>
          </table:table-cell>
          <table:table-cell table:style-name="ce33" office:value-type="float" office:value="131.20839716027" calcext:value-type="float">
            <text:p>131.21</text:p>
          </table:table-cell>
          <table:table-cell table:style-name="ce33" office:value-type="float" office:value="118.718970000526" calcext:value-type="float">
            <text:p>118.72</text:p>
          </table:table-cell>
          <table:table-cell table:style-name="ce33" office:value-type="float" office:value="112.136477825095" calcext:value-type="float">
            <text:p>112.14</text:p>
          </table:table-cell>
          <table:table-cell table:style-name="ce33" office:value-type="float" office:value="107.675941658116" calcext:value-type="float">
            <text:p>107.68</text:p>
          </table:table-cell>
          <table:table-cell table:style-name="ce38" office:value-type="float" office:value="104.276977949003" calcext:value-type="float">
            <text:p>104.28</text:p>
          </table:table-cell>
          <table:table-cell table:style-name="ce13" table:formula="of:=0.0000000567037441900005*POWER([.A10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11]" office:value-type="float" office:value="293.15" calcext:value-type="float">
            <text:p>293.15</text:p>
          </table:table-cell>
          <table:table-cell table:style-name="ce33" office:value-type="float" office:value="307.964834164468" calcext:value-type="float">
            <text:p>307.96</text:p>
          </table:table-cell>
          <table:table-cell table:style-name="ce33" office:value-type="float" office:value="145.834949275327" calcext:value-type="float">
            <text:p>145.83</text:p>
          </table:table-cell>
          <table:table-cell table:style-name="ce33" office:value-type="float" office:value="131.582092097673" calcext:value-type="float">
            <text:p>131.58</text:p>
          </table:table-cell>
          <table:table-cell table:style-name="ce33" office:value-type="float" office:value="119.126621200491" calcext:value-type="float">
            <text:p>119.13</text:p>
          </table:table-cell>
          <table:table-cell table:style-name="ce33" office:value-type="float" office:value="112.526846105002" calcext:value-type="float">
            <text:p>112.53</text:p>
          </table:table-cell>
          <table:table-cell table:style-name="ce33" office:value-type="float" office:value="108.026747977107" calcext:value-type="float">
            <text:p>108.03</text:p>
          </table:table-cell>
          <table:table-cell table:style-name="ce38" office:value-type="float" office:value="104.577913952017" calcext:value-type="float">
            <text:p>104.58</text:p>
          </table:table-cell>
          <table:table-cell table:style-name="ce13" table:formula="of:=0.0000000567037441900005*POWER([.A11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4" table:formula="of:=[$CO2_0ppm.A12]" office:value-type="float" office:value="298.15" calcext:value-type="float">
            <text:p>298.15</text:p>
          </table:table-cell>
          <table:table-cell table:style-name="ce33" office:value-type="float" office:value="328.420279938492" calcext:value-type="float">
            <text:p>328.42</text:p>
          </table:table-cell>
          <table:table-cell table:style-name="ce33" office:value-type="float" office:value="147.779288125537" calcext:value-type="float">
            <text:p>147.78</text:p>
          </table:table-cell>
          <table:table-cell table:style-name="ce33" office:value-type="float" office:value="133.663624513537" calcext:value-type="float">
            <text:p>133.66</text:p>
          </table:table-cell>
          <table:table-cell table:style-name="ce33" office:value-type="float" office:value="121.224171531246" calcext:value-type="float">
            <text:p>121.22</text:p>
          </table:table-cell>
          <table:table-cell table:style-name="ce33" office:value-type="float" office:value="114.379558955859" calcext:value-type="float">
            <text:p>114.38</text:p>
          </table:table-cell>
          <table:table-cell table:style-name="ce33" office:value-type="float" office:value="109.544322902366" calcext:value-type="float">
            <text:p>109.54</text:p>
          </table:table-cell>
          <table:table-cell table:style-name="ce38" office:value-type="float" office:value="105.729537156251" calcext:value-type="float">
            <text:p>105.73</text:p>
          </table:table-cell>
          <table:table-cell table:style-name="ce13" table:formula="of:=0.0000000567037441900005*POWER([.A12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0"/>
          <table:table-cell table:style-name="ce31" table:number-columns-repeated="6"/>
          <table:table-cell table:style-name="ce3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31"/>
          <table:covered-table-cell table:style-name="ce3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0" table:formula="of:=[.A2]" office:value-type="string" office:string-value="550 ppmv" calcext:value-type="string" table:number-columns-spanned="8" table:number-rows-spanned="1">
            <text:p>550 ppmv</text:p>
          </table:table-cell>
          <table:covered-table-cell table:number-columns-repeated="6" table:style-name="ce31"/>
          <table:covered-table-cell table:style-name="ce36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([.$I4] - [.B4])" office:value-type="float" office:value="94.5057656350465" calcext:value-type="float">
            <text:p>94.51</text:p>
          </table:table-cell>
          <table:table-cell table:style-name="ce13" table:formula="of:=([.$I4] - [.C4])" office:value-type="float" office:value="222.12601947119" calcext:value-type="float">
            <text:p>222.13</text:p>
          </table:table-cell>
          <table:table-cell table:style-name="ce13" table:formula="of:=([.$I4] - [.D4])" office:value-type="float" office:value="236.119684252845" calcext:value-type="float">
            <text:p>236.12</text:p>
          </table:table-cell>
          <table:table-cell table:formula="of:=([.$I4] - [.E4])" office:value-type="float" office:value="248.969631568721" calcext:value-type="float">
            <text:p>248.97</text:p>
          </table:table-cell>
          <table:table-cell table:formula="of:=([.$I4] - [.F4])" office:value-type="float" office:value="255.717795448385" calcext:value-type="float">
            <text:p>255.72</text:p>
          </table:table-cell>
          <table:table-cell table:style-name="ce13" table:formula="of:=([.$I4] - [.G4])" office:value-type="float" office:value="260.148866936493" calcext:value-type="float">
            <text:p>260.15</text:p>
          </table:table-cell>
          <table:table-cell table:style-name="ce13" table:formula="of:=([.$I4] - [.H4])" office:value-type="float" office:value="263.4013156634" calcext:value-type="float">
            <text:p>263.4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([.$I5] - [.B5])" office:value-type="float" office:value="100.789792725102" calcext:value-type="float">
            <text:p>100.79</text:p>
          </table:table-cell>
          <table:table-cell table:style-name="ce13" table:formula="of:=([.$I5] - [.C5])" office:value-type="float" office:value="241.745152324746" calcext:value-type="float">
            <text:p>241.75</text:p>
          </table:table-cell>
          <table:table-cell table:style-name="ce13" table:formula="of:=([.$I5] - [.D5])" office:value-type="float" office:value="255.984095745969" calcext:value-type="float">
            <text:p>255.98</text:p>
          </table:table-cell>
          <table:table-cell table:formula="of:=([.$I5] - [.E5])" office:value-type="float" office:value="268.69233848033" calcext:value-type="float">
            <text:p>268.69</text:p>
          </table:table-cell>
          <table:table-cell table:formula="of:=([.$I5] - [.F5])" office:value-type="float" office:value="275.313100899849" calcext:value-type="float">
            <text:p>275.31</text:p>
          </table:table-cell>
          <table:table-cell table:style-name="ce13" table:formula="of:=([.$I5] - [.G5])" office:value-type="float" office:value="279.69343473073" calcext:value-type="float">
            <text:p>279.69</text:p>
          </table:table-cell>
          <table:table-cell table:style-name="ce13" table:formula="of:=([.$I5] - [.H5])" office:value-type="float" office:value="282.949726300371" calcext:value-type="float">
            <text:p>282.9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([.$I6] - [.B6])" office:value-type="float" office:value="102.408871450123" calcext:value-type="float">
            <text:p>102.41</text:p>
          </table:table-cell>
          <table:table-cell table:style-name="ce13" table:formula="of:=([.$I6] - [.C6])" office:value-type="float" office:value="246.803087312305" calcext:value-type="float">
            <text:p>246.80</text:p>
          </table:table-cell>
          <table:table-cell table:style-name="ce13" table:formula="of:=([.$I6] - [.D6])" office:value-type="float" office:value="261.069046781923" calcext:value-type="float">
            <text:p>261.07</text:p>
          </table:table-cell>
          <table:table-cell table:formula="of:=([.$I6] - [.E6])" office:value-type="float" office:value="273.731552944935" calcext:value-type="float">
            <text:p>273.73</text:p>
          </table:table-cell>
          <table:table-cell table:formula="of:=([.$I6] - [.F6])" office:value-type="float" office:value="280.330414075778" calcext:value-type="float">
            <text:p>280.33</text:p>
          </table:table-cell>
          <table:table-cell table:style-name="ce13" table:formula="of:=([.$I6] - [.G6])" office:value-type="float" office:value="284.712299862441" calcext:value-type="float">
            <text:p>284.71</text:p>
          </table:table-cell>
          <table:table-cell table:style-name="ce13" table:formula="of:=([.$I6] - [.H6])" office:value-type="float" office:value="287.98372244288" calcext:value-type="float">
            <text:p>287.98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([.$I7] - [.B7])" office:value-type="float" office:value="104.049249863565" calcext:value-type="float">
            <text:p>104.05</text:p>
          </table:table-cell>
          <table:table-cell table:style-name="ce13" table:formula="of:=([.$I7] - [.C7])" office:value-type="float" office:value="251.920360693482" calcext:value-type="float">
            <text:p>251.92</text:p>
          </table:table-cell>
          <table:table-cell table:style-name="ce13" table:formula="of:=([.$I7] - [.D7])" office:value-type="float" office:value="266.201826468" calcext:value-type="float">
            <text:p>266.20</text:p>
          </table:table-cell>
          <table:table-cell table:formula="of:=([.$I7] - [.E7])" office:value-type="float" office:value="278.817735804713" calcext:value-type="float">
            <text:p>278.82</text:p>
          </table:table-cell>
          <table:table-cell table:formula="of:=([.$I7] - [.F7])" office:value-type="float" office:value="285.400967825527" calcext:value-type="float">
            <text:p>285.40</text:p>
          </table:table-cell>
          <table:table-cell table:style-name="ce13" table:formula="of:=([.$I7] - [.G7])" office:value-type="float" office:value="289.791248497593" calcext:value-type="float">
            <text:p>289.79</text:p>
          </table:table-cell>
          <table:table-cell table:style-name="ce13" table:formula="of:=([.$I7] - [.H7])" office:value-type="float" office:value="293.084030258554" calcext:value-type="float">
            <text:p>293.08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([.$I8] - [.B8])" office:value-type="float" office:value="105.709781690873" calcext:value-type="float">
            <text:p>105.71</text:p>
          </table:table-cell>
          <table:table-cell table:style-name="ce13" table:formula="of:=([.$I8] - [.C8])" office:value-type="float" office:value="257.095331973918" calcext:value-type="float">
            <text:p>257.10</text:p>
          </table:table-cell>
          <table:table-cell table:style-name="ce13" table:formula="of:=([.$I8] - [.D8])" office:value-type="float" office:value="271.381676745475" calcext:value-type="float">
            <text:p>271.38</text:p>
          </table:table-cell>
          <table:table-cell table:formula="of:=([.$I8] - [.E8])" office:value-type="float" office:value="283.951984372786" calcext:value-type="float">
            <text:p>283.95</text:p>
          </table:table-cell>
          <table:table-cell table:formula="of:=([.$I8] - [.F8])" office:value-type="float" office:value="290.526827332143" calcext:value-type="float">
            <text:p>290.53</text:p>
          </table:table-cell>
          <table:table-cell table:style-name="ce13" table:formula="of:=([.$I8] - [.G8])" office:value-type="float" office:value="294.932792925643" calcext:value-type="float">
            <text:p>294.93</text:p>
          </table:table-cell>
          <table:table-cell table:style-name="ce13" table:formula="of:=([.$I8] - [.H8])" office:value-type="float" office:value="298.254003197139" calcext:value-type="float">
            <text:p>298.2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([.$I9] - [.B9])" office:value-type="float" office:value="107.388820077566" calcext:value-type="float">
            <text:p>107.39</text:p>
          </table:table-cell>
          <table:table-cell table:style-name="ce13" table:formula="of:=([.$I9] - [.C9])" office:value-type="float" office:value="262.323898770495" calcext:value-type="float">
            <text:p>262.32</text:p>
          </table:table-cell>
          <table:table-cell table:style-name="ce13" table:formula="of:=([.$I9] - [.D9])" office:value-type="float" office:value="276.605887787704" calcext:value-type="float">
            <text:p>276.61</text:p>
          </table:table-cell>
          <table:table-cell table:formula="of:=([.$I9] - [.E9])" office:value-type="float" office:value="289.133453016868" calcext:value-type="float">
            <text:p>289.13</text:p>
          </table:table-cell>
          <table:table-cell table:formula="of:=([.$I9] - [.F9])" office:value-type="float" office:value="297.158347320038" calcext:value-type="float">
            <text:p>297.16</text:p>
          </table:table-cell>
          <table:table-cell table:style-name="ce13" table:formula="of:=([.$I9] - [.G9])" office:value-type="float" office:value="300.137083907818" calcext:value-type="float">
            <text:p>300.14</text:p>
          </table:table-cell>
          <table:table-cell table:style-name="ce13" table:formula="of:=([.$I9] - [.H9])" office:value-type="float" office:value="303.493803174087" calcext:value-type="float">
            <text:p>303.49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([.$I10] - [.B10])" office:value-type="float" office:value="109.08610517176" calcext:value-type="float">
            <text:p>109.09</text:p>
          </table:table-cell>
          <table:table-cell table:style-name="ce13" table:formula="of:=([.$I10] - [.C10])" office:value-type="float" office:value="267.602390603107" calcext:value-type="float">
            <text:p>267.60</text:p>
          </table:table-cell>
          <table:table-cell table:style-name="ce13" table:formula="of:=([.$I10] - [.D10])" office:value-type="float" office:value="281.872678461243" calcext:value-type="float">
            <text:p>281.87</text:p>
          </table:table-cell>
          <table:table-cell table:formula="of:=([.$I10] - [.E10])" office:value-type="float" office:value="294.362105620987" calcext:value-type="float">
            <text:p>294.36</text:p>
          </table:table-cell>
          <table:table-cell table:formula="of:=([.$I10] - [.F10])" office:value-type="float" office:value="300.944597796418" calcext:value-type="float">
            <text:p>300.94</text:p>
          </table:table-cell>
          <table:table-cell table:style-name="ce13" table:formula="of:=([.$I10] - [.G10])" office:value-type="float" office:value="305.405133963397" calcext:value-type="float">
            <text:p>305.41</text:p>
          </table:table-cell>
          <table:table-cell table:style-name="ce13" table:formula="of:=([.$I10] - [.H10])" office:value-type="float" office:value="308.80409767251" calcext:value-type="float">
            <text:p>308.8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([.$I11] - [.B11])" office:value-type="float" office:value="110.801085843036" calcext:value-type="float">
            <text:p>110.80</text:p>
          </table:table-cell>
          <table:table-cell table:style-name="ce13" table:formula="of:=([.$I11] - [.C11])" office:value-type="float" office:value="272.930970732177" calcext:value-type="float">
            <text:p>272.93</text:p>
          </table:table-cell>
          <table:table-cell table:style-name="ce13" table:formula="of:=([.$I11] - [.D11])" office:value-type="float" office:value="287.183827909831" calcext:value-type="float">
            <text:p>287.18</text:p>
          </table:table-cell>
          <table:table-cell table:formula="of:=([.$I11] - [.E11])" office:value-type="float" office:value="299.639298807013" calcext:value-type="float">
            <text:p>299.64</text:p>
          </table:table-cell>
          <table:table-cell table:formula="of:=([.$I11] - [.F11])" office:value-type="float" office:value="306.239073902502" calcext:value-type="float">
            <text:p>306.24</text:p>
          </table:table-cell>
          <table:table-cell table:style-name="ce13" table:formula="of:=([.$I11] - [.G11])" office:value-type="float" office:value="310.739172030397" calcext:value-type="float">
            <text:p>310.74</text:p>
          </table:table-cell>
          <table:table-cell table:style-name="ce13" table:formula="of:=([.$I11] - [.H11])" office:value-type="float" office:value="314.188006055487" calcext:value-type="float">
            <text:p>314.19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([.$I12] - [.B12])" office:value-type="float" office:value="119.655006768161" calcext:value-type="float">
            <text:p>119.66</text:p>
          </table:table-cell>
          <table:table-cell table:style-name="ce13" table:formula="of:=([.$I12] - [.C12])" office:value-type="float" office:value="300.295998581116" calcext:value-type="float">
            <text:p>300.30</text:p>
          </table:table-cell>
          <table:table-cell table:style-name="ce13" table:formula="of:=([.$I12] - [.D12])" office:value-type="float" office:value="314.411662193116" calcext:value-type="float">
            <text:p>314.41</text:p>
          </table:table-cell>
          <table:table-cell table:formula="of:=([.$I12] - [.E12])" office:value-type="float" office:value="326.851115175407" calcext:value-type="float">
            <text:p>326.85</text:p>
          </table:table-cell>
          <table:table-cell table:formula="of:=([.$I12] - [.F12])" office:value-type="float" office:value="333.695727750794" calcext:value-type="float">
            <text:p>333.70</text:p>
          </table:table-cell>
          <table:table-cell table:style-name="ce13" table:formula="of:=([.$I12] - [.G12])" office:value-type="float" office:value="338.530963804287" calcext:value-type="float">
            <text:p>338.53</text:p>
          </table:table-cell>
          <table:table-cell table:style-name="ce13" table:formula="of:=([.$I12] - [.H12])" office:value-type="float" office:value="342.345749550402" calcext:value-type="float">
            <text:p>342.35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8" table:number-rows-spanned="1">
            <text:p>Radiative Forcing</text:p>
          </table:table-cell>
          <table:covered-table-cell table:number-columns-repeated="5" table:style-name="Default"/>
          <table:covered-table-cell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[.B17] * [$Summary.$A$4] * [$Summary.$B$4]" office:value-type="float" office:value="49.0862946708432" calcext:value-type="float">
            <text:p>49.09</text:p>
          </table:table-cell>
          <table:table-cell table:style-name="ce13" table:formula="of:=[.C17] * [$Summary.$A$4] * [$Summary.$B$4]" office:value-type="float" office:value="115.372254513336" calcext:value-type="float">
            <text:p>115.37</text:p>
          </table:table-cell>
          <table:table-cell table:style-name="ce13" table:formula="of:=[.D17] * [$Summary.$A$4] * [$Summary.$B$4]" office:value-type="float" office:value="122.640564000928" calcext:value-type="float">
            <text:p>122.64</text:p>
          </table:table-cell>
          <table:table-cell table:formula="of:=[.E17] * [$Summary.$A$4] * [$Summary.$B$4]" office:value-type="float" office:value="129.314826636794" calcext:value-type="float">
            <text:p>129.31</text:p>
          </table:table-cell>
          <table:table-cell table:formula="of:=[.F17] * [$Summary.$A$4] * [$Summary.$B$4]" office:value-type="float" office:value="132.819822955891" calcext:value-type="float">
            <text:p>132.82</text:p>
          </table:table-cell>
          <table:table-cell table:style-name="ce13" table:formula="of:=[.G17] * [$Summary.$A$4] * [$Summary.$B$4]" office:value-type="float" office:value="135.121321486815" calcext:value-type="float">
            <text:p>135.12</text:p>
          </table:table-cell>
          <table:table-cell table:style-name="ce13" table:formula="of:=[.H17] * [$Summary.$A$4] * [$Summary.$B$4]" office:value-type="float" office:value="136.81064335557" calcext:value-type="float">
            <text:p>136.81</text:p>
          </table:table-cell>
          <table:table-cell/>
          <table:table-cell table:style-name="ce129" table:number-columns-repeated="2"/>
          <table:table-cell table:style-name="ce8" table:number-columns-repeated="4"/>
          <table:table-cell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[.B18] * [$Summary.$A$4] * [$Summary.$B$4]" office:value-type="float" office:value="52.3502183414178" calcext:value-type="float">
            <text:p>52.35</text:p>
          </table:table-cell>
          <table:table-cell table:style-name="ce13" table:formula="of:=[.C18] * [$Summary.$A$4] * [$Summary.$B$4]" office:value-type="float" office:value="125.562432117473" calcext:value-type="float">
            <text:p>125.56</text:p>
          </table:table-cell>
          <table:table-cell table:style-name="ce13" table:formula="of:=[.D18] * [$Summary.$A$4] * [$Summary.$B$4]" office:value-type="float" office:value="132.958139330456" calcext:value-type="float">
            <text:p>132.96</text:p>
          </table:table-cell>
          <table:table-cell table:formula="of:=[.E18] * [$Summary.$A$4] * [$Summary.$B$4]" office:value-type="float" office:value="139.558800606683" calcext:value-type="float">
            <text:p>139.56</text:p>
          </table:table-cell>
          <table:table-cell table:formula="of:=[.F18] * [$Summary.$A$4] * [$Summary.$B$4]" office:value-type="float" office:value="142.997624607381" calcext:value-type="float">
            <text:p>143.00</text:p>
          </table:table-cell>
          <table:table-cell table:style-name="ce13" table:formula="of:=[.G18] * [$Summary.$A$4] * [$Summary.$B$4]" office:value-type="float" office:value="145.272769999141" calcext:value-type="float">
            <text:p>145.27</text:p>
          </table:table-cell>
          <table:table-cell table:style-name="ce13" table:formula="of:=[.H18] * [$Summary.$A$4] * [$Summary.$B$4]" office:value-type="float" office:value="146.964087840413" calcext:value-type="float">
            <text:p>146.96</text:p>
          </table:table-cell>
          <table:table-cell/>
          <table:table-cell table:style-name="ce110"/>
          <table:table-cell table:style-name="Default"/>
          <table:table-cell table:number-columns-repeated="5"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[.B19] * [$Summary.$A$4] * [$Summary.$B$4]" office:value-type="float" office:value="53.1911678311939" calcext:value-type="float">
            <text:p>53.19</text:p>
          </table:table-cell>
          <table:table-cell table:style-name="ce13" table:formula="of:=[.C19] * [$Summary.$A$4] * [$Summary.$B$4]" office:value-type="float" office:value="128.189523550011" calcext:value-type="float">
            <text:p>128.19</text:p>
          </table:table-cell>
          <table:table-cell table:style-name="ce13" table:formula="of:=[.D19] * [$Summary.$A$4] * [$Summary.$B$4]" office:value-type="float" office:value="135.599262898531" calcext:value-type="float">
            <text:p>135.60</text:p>
          </table:table-cell>
          <table:table-cell table:formula="of:=[.E19] * [$Summary.$A$4] * [$Summary.$B$4]" office:value-type="float" office:value="142.176168599599" calcext:value-type="float">
            <text:p>142.18</text:p>
          </table:table-cell>
          <table:table-cell table:formula="of:=[.F19] * [$Summary.$A$4] * [$Summary.$B$4]" office:value-type="float" office:value="145.603617070959" calcext:value-type="float">
            <text:p>145.60</text:p>
          </table:table-cell>
          <table:table-cell table:style-name="ce13" table:formula="of:=[.G19] * [$Summary.$A$4] * [$Summary.$B$4]" office:value-type="float" office:value="147.879568548552" calcext:value-type="float">
            <text:p>147.88</text:p>
          </table:table-cell>
          <table:table-cell table:style-name="ce13" table:formula="of:=[.H19] * [$Summary.$A$4] * [$Summary.$B$4]" office:value-type="float" office:value="149.578745436832" calcext:value-type="float">
            <text:p>149.58</text:p>
          </table:table-cell>
          <table:table-cell/>
          <table:table-cell table:style-name="ce110"/>
          <table:table-cell table:style-name="Default"/>
          <table:table-cell table:number-columns-repeated="5"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[.B20] * [$Summary.$A$4] * [$Summary.$B$4]" office:value-type="float" office:value="54.0431803791357" calcext:value-type="float">
            <text:p>54.04</text:p>
          </table:table-cell>
          <table:table-cell table:style-name="ce13" table:formula="of:=[.C20] * [$Summary.$A$4] * [$Summary.$B$4]" office:value-type="float" office:value="130.847435344195" calcext:value-type="float">
            <text:p>130.85</text:p>
          </table:table-cell>
          <table:table-cell table:style-name="ce13" table:formula="of:=[.D20] * [$Summary.$A$4] * [$Summary.$B$4]" office:value-type="float" office:value="138.265228667479" calcext:value-type="float">
            <text:p>138.27</text:p>
          </table:table-cell>
          <table:table-cell table:formula="of:=[.E20] * [$Summary.$A$4] * [$Summary.$B$4]" office:value-type="float" office:value="144.817931976968" calcext:value-type="float">
            <text:p>144.82</text:p>
          </table:table-cell>
          <table:table-cell table:formula="of:=[.F20] * [$Summary.$A$4] * [$Summary.$B$4]" office:value-type="float" office:value="148.237262688579" calcext:value-type="float">
            <text:p>148.24</text:p>
          </table:table-cell>
          <table:table-cell table:style-name="ce13" table:formula="of:=[.G20] * [$Summary.$A$4] * [$Summary.$B$4]" office:value-type="float" office:value="150.51757446965" calcext:value-type="float">
            <text:p>150.52</text:p>
          </table:table-cell>
          <table:table-cell table:style-name="ce13" table:formula="of:=[.H20] * [$Summary.$A$4] * [$Summary.$B$4]" office:value-type="float" office:value="152.227845316293" calcext:value-type="float">
            <text:p>152.23</text:p>
          </table:table-cell>
          <table:table-cell/>
          <table:table-cell table:style-name="ce110"/>
          <table:table-cell table:style-name="Default"/>
          <table:table-cell table:number-columns-repeated="5"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[.B21] * [$Summary.$A$4] * [$Summary.$B$4]" office:value-type="float" office:value="54.9056606102394" calcext:value-type="float">
            <text:p>54.91</text:p>
          </table:table-cell>
          <table:table-cell table:style-name="ce13" table:formula="of:=[.C21] * [$Summary.$A$4] * [$Summary.$B$4]" office:value-type="float" office:value="133.535315427253" calcext:value-type="float">
            <text:p>133.54</text:p>
          </table:table-cell>
          <table:table-cell table:style-name="ce13" table:formula="of:=[.D21] * [$Summary.$A$4] * [$Summary.$B$4]" office:value-type="float" office:value="140.9556429016" calcext:value-type="float">
            <text:p>140.96</text:p>
          </table:table-cell>
          <table:table-cell table:formula="of:=[.E21] * [$Summary.$A$4] * [$Summary.$B$4]" office:value-type="float" office:value="147.484660683225" calcext:value-type="float">
            <text:p>147.48</text:p>
          </table:table-cell>
          <table:table-cell table:formula="of:=[.F21] * [$Summary.$A$4] * [$Summary.$B$4]" office:value-type="float" office:value="150.899634116315" calcext:value-type="float">
            <text:p>150.90</text:p>
          </table:table-cell>
          <table:table-cell table:style-name="ce13" table:formula="of:=[.G21] * [$Summary.$A$4] * [$Summary.$B$4]" office:value-type="float" office:value="153.188092645579" calcext:value-type="float">
            <text:p>153.19</text:p>
          </table:table-cell>
          <table:table-cell table:style-name="ce13" table:formula="of:=[.H21] * [$Summary.$A$4] * [$Summary.$B$4]" office:value-type="float" office:value="154.913129260594" calcext:value-type="float">
            <text:p>154.91</text:p>
          </table:table-cell>
          <table:table-cell/>
          <table:table-cell table:style-name="ce110"/>
          <table:table-cell table:style-name="Default"/>
          <table:table-cell table:number-columns-repeated="5"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[.B22] * [$Summary.$A$4] * [$Summary.$B$4]" office:value-type="float" office:value="55.7777531482876" calcext:value-type="float">
            <text:p>55.78</text:p>
          </table:table-cell>
          <table:table-cell table:style-name="ce13" table:formula="of:=[.C22] * [$Summary.$A$4] * [$Summary.$B$4]" office:value-type="float" office:value="136.251033021395" calcext:value-type="float">
            <text:p>136.25</text:p>
          </table:table-cell>
          <table:table-cell table:style-name="ce13" table:formula="of:=[.D22] * [$Summary.$A$4] * [$Summary.$B$4]" office:value-type="float" office:value="143.669098116933" calcext:value-type="float">
            <text:p>143.67</text:p>
          </table:table-cell>
          <table:table-cell table:formula="of:=[.E22] * [$Summary.$A$4] * [$Summary.$B$4]" office:value-type="float" office:value="150.175915496961" calcext:value-type="float">
            <text:p>150.18</text:p>
          </table:table-cell>
          <table:table-cell table:formula="of:=[.F22] * [$Summary.$A$4] * [$Summary.$B$4]" office:value-type="float" office:value="154.344045598028" calcext:value-type="float">
            <text:p>154.34</text:p>
          </table:table-cell>
          <table:table-cell table:style-name="ce13" table:formula="of:=[.G22] * [$Summary.$A$4] * [$Summary.$B$4]" office:value-type="float" office:value="155.891201381721" calcext:value-type="float">
            <text:p>155.89</text:p>
          </table:table-cell>
          <table:table-cell table:style-name="ce13" table:formula="of:=[.H22] * [$Summary.$A$4] * [$Summary.$B$4]" office:value-type="float" office:value="157.634681368621" calcext:value-type="float">
            <text:p>157.63</text:p>
          </table:table-cell>
          <table:table-cell/>
          <table:table-cell table:style-name="ce110"/>
          <table:table-cell table:style-name="Default"/>
          <table:table-cell table:number-columns-repeated="5"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[.B23] * [$Summary.$A$4] * [$Summary.$B$4]" office:value-type="float" office:value="56.6593230262124" calcext:value-type="float">
            <text:p>56.66</text:p>
          </table:table-cell>
          <table:table-cell table:style-name="ce13" table:formula="of:=[.C23] * [$Summary.$A$4] * [$Summary.$B$4]" office:value-type="float" office:value="138.992681679254" calcext:value-type="float">
            <text:p>138.99</text:p>
          </table:table-cell>
          <table:table-cell table:style-name="ce13" table:formula="of:=[.D23] * [$Summary.$A$4] * [$Summary.$B$4]" office:value-type="float" office:value="146.40466919277" calcext:value-type="float">
            <text:p>146.40</text:p>
          </table:table-cell>
          <table:table-cell table:formula="of:=[.E23] * [$Summary.$A$4] * [$Summary.$B$4]" office:value-type="float" office:value="152.891677659541" calcext:value-type="float">
            <text:p>152.89</text:p>
          </table:table-cell>
          <table:table-cell table:formula="of:=[.F23] * [$Summary.$A$4] * [$Summary.$B$4]" office:value-type="float" office:value="156.31062409546" calcext:value-type="float">
            <text:p>156.31</text:p>
          </table:table-cell>
          <table:table-cell table:style-name="ce13" table:formula="of:=[.G23] * [$Summary.$A$4] * [$Summary.$B$4]" office:value-type="float" office:value="158.627426580589" calcext:value-type="float">
            <text:p>158.63</text:p>
          </table:table-cell>
          <table:table-cell table:style-name="ce13" table:formula="of:=[.H23] * [$Summary.$A$4] * [$Summary.$B$4]" office:value-type="float" office:value="160.392848331102" calcext:value-type="float">
            <text:p>160.39</text:p>
          </table:table-cell>
          <table:table-cell/>
          <table:table-cell table:style-name="ce110"/>
          <table:table-cell table:style-name="Default"/>
          <table:table-cell table:number-columns-repeated="5"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[.B24] * [$Summary.$A$4] * [$Summary.$B$4]" office:value-type="float" office:value="57.5500839868729" calcext:value-type="float">
            <text:p>57.55</text:p>
          </table:table-cell>
          <table:table-cell table:style-name="ce13" table:formula="of:=[.C24] * [$Summary.$A$4] * [$Summary.$B$4]" office:value-type="float" office:value="141.760346198293" calcext:value-type="float">
            <text:p>141.76</text:p>
          </table:table-cell>
          <table:table-cell table:style-name="ce13" table:formula="of:=[.D24] * [$Summary.$A$4] * [$Summary.$B$4]" office:value-type="float" office:value="149.163280216366" calcext:value-type="float">
            <text:p>149.16</text:p>
          </table:table-cell>
          <table:table-cell table:formula="of:=[.E24] * [$Summary.$A$4] * [$Summary.$B$4]" office:value-type="float" office:value="155.632651800363" calcext:value-type="float">
            <text:p>155.63</text:p>
          </table:table-cell>
          <table:table-cell table:formula="of:=[.F24] * [$Summary.$A$4] * [$Summary.$B$4]" office:value-type="float" office:value="159.06057498496" calcext:value-type="float">
            <text:p>159.06</text:p>
          </table:table-cell>
          <table:table-cell table:style-name="ce13" table:formula="of:=[.G24] * [$Summary.$A$4] * [$Summary.$B$4]" office:value-type="float" office:value="161.397925952588" calcext:value-type="float">
            <text:p>161.40</text:p>
          </table:table-cell>
          <table:table-cell table:style-name="ce13" table:formula="of:=[.H24] * [$Summary.$A$4] * [$Summary.$B$4]" office:value-type="float" office:value="163.18925034522" calcext:value-type="float">
            <text:p>163.19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[.B25] * [$Summary.$A$4] * [$Summary.$B$4]" office:value-type="float" office:value="62.1488105153829" calcext:value-type="float">
            <text:p>62.15</text:p>
          </table:table-cell>
          <table:table-cell table:style-name="ce13" table:formula="of:=[.C25] * [$Summary.$A$4] * [$Summary.$B$4]" office:value-type="float" office:value="155.973741663032" calcext:value-type="float">
            <text:p>155.97</text:p>
          </table:table-cell>
          <table:table-cell table:style-name="ce13" table:formula="of:=[.D25] * [$Summary.$A$4] * [$Summary.$B$4]" office:value-type="float" office:value="163.305417343104" calcext:value-type="float">
            <text:p>163.31</text:p>
          </table:table-cell>
          <table:table-cell table:formula="of:=[.E25] * [$Summary.$A$4] * [$Summary.$B$4]" office:value-type="float" office:value="169.766469222106" calcext:value-type="float">
            <text:p>169.77</text:p>
          </table:table-cell>
          <table:table-cell table:formula="of:=[.F25] * [$Summary.$A$4] * [$Summary.$B$4]" office:value-type="float" office:value="173.321560993762" calcext:value-type="float">
            <text:p>173.32</text:p>
          </table:table-cell>
          <table:table-cell table:style-name="ce13" table:formula="of:=[.G25] * [$Summary.$A$4] * [$Summary.$B$4]" office:value-type="float" office:value="175.832982599947" calcext:value-type="float">
            <text:p>175.83</text:p>
          </table:table-cell>
          <table:table-cell table:style-name="ce13" table:formula="of:=[.H25] * [$Summary.$A$4] * [$Summary.$B$4]" office:value-type="float" office:value="177.814382316479" calcext:value-type="float">
            <text:p>177.81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5"/>
          <table:table-cell table:style-name="ce65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47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7" table:number-rows-spanned="1">
            <text:p>Stepwise summation of RF due to temperature increase</text:p>
          </table:table-cell>
          <table:covered-table-cell table:number-columns-repeated="5" table:style-name="Default"/>
          <table:covered-table-cell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 table:number-columns-spanned="4" table:number-rows-spanned="1">
            <text:p>Cubic polynomial coefficients</text:p>
          </table:table-cell>
          <table:covered-table-cell table:number-columns-repeated="3" table:style-name="ce60"/>
          <table:table-cell table:style-name="ce40" office:value-type="string" calcext:value-type="string" table:number-columns-spanned="1" table:number-rows-spanned="2">
            <text:p>Calibration ΔT/Δ RF</text:p>
          </table:table-cell>
          <table:table-cell table:style-name="ce57" office:value-type="string" calcext:value-type="string" table:number-columns-spanned="1" table:number-rows-spanned="2">
            <text:p>Δ RF </text:p>
          </table:table-cell>
          <table:table-cell table:style-name="ce57" office:value-type="string" calcext:value-type="string" table:number-columns-spanned="1" table:number-rows-spanned="2">
            <text:p>Δ T</text:p>
          </table:table-cell>
          <table:table-cell table:style-name="ce57" office:value-type="string" calcext:value-type="string" table:number-columns-spanned="1" table:number-rows-spanned="2">
            <text:p>Δ T / Δ RF 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covered-table-cell table:style-name="Default"/>
          <table:covered-table-cell table:number-columns-repeated="3" table:style-name="ce8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0" table:formula="of:=INDEX(LINEST([.G29:.G37];[.A29:.A37]^{1;2;3};1;1);1)" office:value-type="float" office:value="0.000206820853515547" calcext:value-type="float">
            <text:p>0.000206820853516</text:p>
          </table:table-cell>
          <table:table-cell table:style-name="ce60" table:formula="of:=INDEX(LINEST([.G29:.G37];[.A29:.A37]^{1;2;3};1;1);1;2)" office:value-type="float" office:value="-0.163586174556966" calcext:value-type="float">
            <text:p>-0.163586174556966</text:p>
          </table:table-cell>
          <table:table-cell table:style-name="ce60" table:formula="of:=INDEX(LINEST([.G29:.G37];[.A29:.A37]^{1;2;3};1;1);1;3)" office:value-type="float" office:value="45.3800400839898" calcext:value-type="float">
            <text:p>45.3800400839898</text:p>
          </table:table-cell>
          <table:table-cell table:style-name="ce60" table:formula="of:=INDEX(LINEST([.G29:.G37];[.A29:.A37]^{1;2;3};1;1);1;4)" office:value-type="float" office:value="-4293.98289237989" calcext:value-type="float">
            <text:p>-4293.98289237989</text:p>
          </table:table-cell>
          <table:table-cell table:style-name="ce65" table:formula="of:=[$Summary.C12]" office:value-type="float" office:value="0.223930939852249" calcext:value-type="float">
            <text:p>0.2239</text:p>
          </table:table-cell>
          <table:table-cell table:formula="of:=[.B94]-[.B46]" office:value-type="float" office:value="2.38477602234713" calcext:value-type="float">
            <text:p>2.38</text:p>
          </table:table-cell>
          <table:table-cell table:style-name="ce13" table:formula="of:=[.A94]-[.A46]" office:value-type="float" office:value="0.915093056866283" calcext:value-type="float">
            <text:p>0.92</text:p>
          </table:table-cell>
          <table:table-cell table:style-name="ce13" table:formula="of:=[.G44]/[.F44]" office:value-type="float" office:value="0.383722852079684" calcext:value-type="float">
            <text:p>0.38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08" office:value-type="string" calcext:value-type="string">
            <text:p>Temperature</text:p>
          </table:table-cell>
          <table:table-cell table:style-name="ce1" office:value-type="string" calcext:value-type="string">
            <text:p>RF</text:p>
          </table:table-cell>
          <table:table-cell table:style-name="ce8" table:number-columns-repeated="2"/>
          <table:table-cell table:number-columns-repeated="2"/>
          <table:table-cell table:style-name="ce13"/>
          <table:table-cell table:number-columns-repeated="2"/>
          <table:table-cell table:style-name="Default" table:number-columns-repeated="2"/>
          <table:table-cell table:number-columns-repeated="2"/>
          <table:table-cell table:style-name="ce13" table:number-columns-repeated="3"/>
        </table:table-row>
        <table:table-row table:style-name="ro1">
          <table:table-cell table:style-name="ce47" office:value-type="float" office:value="287.15" calcext:value-type="float">
            <text:p>287.15</text:p>
          </table:table-cell>
          <table:table-cell table:formula="of:=[.G30]" office:value-type="float" office:value="145.272769999141" calcext:value-type="float">
            <text:p>145.27</text:p>
          </table:table-cell>
          <table:table-cell table:style-name="ce65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2"/>
          <table:table-cell table:style-name="ce13" table:number-columns-repeated="3"/>
        </table:table-row>
        <table:table-row table:style-name="ro1">
          <table:table-cell table:formula="of:=[.A46] + (([.G30]-[$CO2_275ppm.G30]) * [.$E$44])" office:value-type="float" office:value="287.531067920847" calcext:value-type="float">
            <text:p>287.53</text:p>
          </table:table-cell>
          <table:table-cell table:formula="of:=(([.$A$44] * POWER([.A47];3)) + ([.$B$44] * POWER([.A47];2)) + ([.$C$44] * [.A47]) + [.$D$44])" office:value-type="float" office:value="146.262678032026" calcext:value-type="float">
            <text:p>146.26</text:p>
          </table:table-cell>
          <table:table-cell table:number-columns-repeated="7"/>
          <table:table-cell table:style-name="ce47"/>
          <table:table-cell table:style-name="ce51"/>
          <table:table-cell table:number-columns-repeated="2"/>
          <table:table-cell table:style-name="ce13" table:number-columns-repeated="3"/>
        </table:table-row>
        <table:table-row table:style-name="ro1">
          <table:table-cell table:formula="of:=[.A47] + (([.B47]-[.B46]) *[.$E$44])" office:value-type="float" office:value="287.752738957018" calcext:value-type="float">
            <text:p>287.75</text:p>
          </table:table-cell>
          <table:table-cell table:formula="of:=(([.$A$44] * POWER([.A48];3)) + ([.$B$44] * POWER([.A48];2)) + ([.$C$44] * [.A48]) + [.$D$44])" office:value-type="float" office:value="146.840643741079" calcext:value-type="float">
            <text:p>146.84</text:p>
          </table:table-cell>
          <table:table-cell table:number-columns-repeated="14"/>
        </table:table-row>
        <table:table-row table:style-name="ro1">
          <table:table-cell table:formula="of:=[.A48] + (([.B48]-[.B47]) *[.$E$44])" office:value-type="float" office:value="287.882163361449" calcext:value-type="float">
            <text:p>287.88</text:p>
          </table:table-cell>
          <table:table-cell table:formula="of:=(([.$A$44] * POWER([.A49];3)) + ([.$B$44] * POWER([.A49];2)) + ([.$C$44] * [.A49]) + [.$D$44])" office:value-type="float" office:value="147.178772265774" calcext:value-type="float">
            <text:p>147.18</text:p>
          </table:table-cell>
          <table:table-cell table:number-columns-repeated="14"/>
        </table:table-row>
        <table:table-row table:style-name="ro1">
          <table:table-cell table:formula="of:=[.A49] + (([.B49]-[.B48]) *[.$E$44])" office:value-type="float" office:value="287.957880799775" calcext:value-type="float">
            <text:p>287.96</text:p>
          </table:table-cell>
          <table:table-cell table:formula="of:=(([.$A$44] * POWER([.A50];3)) + ([.$B$44] * POWER([.A50];2)) + ([.$C$44] * [.A50]) + [.$D$44])" office:value-type="float" office:value="147.376821672196" calcext:value-type="float">
            <text:p>147.38</text:p>
          </table:table-cell>
          <table:table-cell table:number-columns-repeated="14"/>
        </table:table-row>
        <table:table-row table:style-name="ro1">
          <table:table-cell table:formula="of:=[.A50] + (([.B50]-[.B49]) *[.$E$44])" office:value-type="float" office:value="288.002230189492" calcext:value-type="float">
            <text:p>288.00</text:p>
          </table:table-cell>
          <table:table-cell table:formula="of:=(([.$A$44] * POWER([.A51];3)) + ([.$B$44] * POWER([.A51];2)) + ([.$C$44] * [.A51]) + [.$D$44])" office:value-type="float" office:value="147.492903889386" calcext:value-type="float">
            <text:p>147.49</text:p>
          </table:table-cell>
          <table:table-cell table:number-columns-repeated="14"/>
        </table:table-row>
        <table:table-row table:style-name="ro1">
          <table:table-cell table:formula="of:=[.A51] + (([.B51]-[.B50]) *[.$E$44])" office:value-type="float" office:value="288.028224589488" calcext:value-type="float">
            <text:p>288.03</text:p>
          </table:table-cell>
          <table:table-cell table:formula="of:=(([.$A$44] * POWER([.A52];3)) + ([.$B$44] * POWER([.A52];2)) + ([.$C$44] * [.A52]) + [.$D$44])" office:value-type="float" office:value="147.560970496679" calcext:value-type="float">
            <text:p>147.56</text:p>
          </table:table-cell>
          <table:table-cell table:number-columns-repeated="14"/>
        </table:table-row>
        <table:table-row table:style-name="ro1">
          <table:table-cell table:formula="of:=[.A52] + (([.B52]-[.B51]) *[.$E$44])" office:value-type="float" office:value="288.043466808831" calcext:value-type="float">
            <text:p>288.04</text:p>
          </table:table-cell>
          <table:table-cell table:formula="of:=(([.$A$44] * POWER([.A53];3)) + ([.$B$44] * POWER([.A53];2)) + ([.$C$44] * [.A53]) + [.$D$44])" office:value-type="float" office:value="147.60089191183" calcext:value-type="float">
            <text:p>147.60</text:p>
          </table:table-cell>
          <table:table-cell table:number-columns-repeated="14"/>
        </table:table-row>
        <table:table-row table:style-name="ro1">
          <table:table-cell table:formula="of:=[.A53] + (([.B53]-[.B52]) *[.$E$44])" office:value-type="float" office:value="288.052406448846" calcext:value-type="float">
            <text:p>288.05</text:p>
          </table:table-cell>
          <table:table-cell table:formula="of:=(([.$A$44] * POWER([.A54];3)) + ([.$B$44] * POWER([.A54];2)) + ([.$C$44] * [.A54]) + [.$D$44])" office:value-type="float" office:value="147.624309298426" calcext:value-type="float">
            <text:p>147.62</text:p>
          </table:table-cell>
          <table:table-cell table:number-columns-repeated="14"/>
        </table:table-row>
        <table:table-row table:style-name="ro1">
          <table:table-cell table:formula="of:=[.A54] + (([.B54]-[.B53]) *[.$E$44])" office:value-type="float" office:value="288.057650326236" calcext:value-type="float">
            <text:p>288.06</text:p>
          </table:table-cell>
          <table:table-cell table:formula="of:=(([.$A$44] * POWER([.A55];3)) + ([.$B$44] * POWER([.A55];2)) + ([.$C$44] * [.A55]) + [.$D$44])" office:value-type="float" office:value="147.638046760971" calcext:value-type="float">
            <text:p>147.64</text:p>
          </table:table-cell>
          <table:table-cell table:number-columns-repeated="14"/>
        </table:table-row>
        <table:table-row table:style-name="ro1">
          <table:table-cell table:formula="of:=[.A55] + (([.B55]-[.B54]) *[.$E$44])" office:value-type="float" office:value="288.060726569134" calcext:value-type="float">
            <text:p>288.06</text:p>
          </table:table-cell>
          <table:table-cell table:formula="of:=(([.$A$44] * POWER([.A56];3)) + ([.$B$44] * POWER([.A56];2)) + ([.$C$44] * [.A56]) + [.$D$44])" office:value-type="float" office:value="147.646106027198" calcext:value-type="float">
            <text:p>147.65</text:p>
          </table:table-cell>
          <table:table-cell table:number-columns-repeated="14"/>
        </table:table-row>
        <table:table-row table:style-name="ro1">
          <table:table-cell table:formula="of:=[.A56] + (([.B56]-[.B55]) *[.$E$44])" office:value-type="float" office:value="288.062531288195" calcext:value-type="float">
            <text:p>288.06</text:p>
          </table:table-cell>
          <table:table-cell table:formula="of:=(([.$A$44] * POWER([.A57];3)) + ([.$B$44] * POWER([.A57];2)) + ([.$C$44] * [.A57]) + [.$D$44])" office:value-type="float" office:value="147.650834236978" calcext:value-type="float">
            <text:p>147.65</text:p>
          </table:table-cell>
          <table:table-cell table:number-columns-repeated="14"/>
        </table:table-row>
        <table:table-row table:style-name="ro1">
          <table:table-cell table:formula="of:=[.A57] + (([.B57]-[.B56]) *[.$E$44])" office:value-type="float" office:value="288.063590080655" calcext:value-type="float">
            <text:p>288.06</text:p>
          </table:table-cell>
          <table:table-cell table:formula="of:=(([.$A$44] * POWER([.A58];3)) + ([.$B$44] * POWER([.A58];2)) + ([.$C$44] * [.A58]) + [.$D$44])" office:value-type="float" office:value="147.653608228702" calcext:value-type="float">
            <text:p>147.65</text:p>
          </table:table-cell>
          <table:table-cell table:number-columns-repeated="14"/>
        </table:table-row>
        <table:table-row table:style-name="ro1">
          <table:table-cell table:formula="of:=[.A58] + (([.B58]-[.B57]) *[.$E$44])" office:value-type="float" office:value="288.064211263229" calcext:value-type="float">
            <text:p>288.06</text:p>
          </table:table-cell>
          <table:table-cell table:formula="of:=(([.$A$44] * POWER([.A59];3)) + ([.$B$44] * POWER([.A59];2)) + ([.$C$44] * [.A59]) + [.$D$44])" office:value-type="float" office:value="147.655235716727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59] + (([.B59]-[.B58]) *[.$E$44])" office:value-type="float" office:value="288.064575708152" calcext:value-type="float">
            <text:p>288.06</text:p>
          </table:table-cell>
          <table:table-cell table:formula="of:=(([.$A$44] * POWER([.A60];3)) + ([.$B$44] * POWER([.A60];2)) + ([.$C$44] * [.A60]) + [.$D$44])" office:value-type="float" office:value="147.656190561813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0] + (([.B60]-[.B59]) *[.$E$44])" office:value-type="float" office:value="288.06478952751" calcext:value-type="float">
            <text:p>288.06</text:p>
          </table:table-cell>
          <table:table-cell table:formula="of:=(([.$A$44] * POWER([.A61];3)) + ([.$B$44] * POWER([.A61];2)) + ([.$C$44] * [.A61]) + [.$D$44])" office:value-type="float" office:value="147.656750770046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1] + (([.B61]-[.B60]) *[.$E$44])" office:value-type="float" office:value="288.064914975466" calcext:value-type="float">
            <text:p>288.06</text:p>
          </table:table-cell>
          <table:table-cell table:formula="of:=(([.$A$44] * POWER([.A62];3)) + ([.$B$44] * POWER([.A62];2)) + ([.$C$44] * [.A62]) + [.$D$44])" office:value-type="float" office:value="147.657079445225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2] + (([.B62]-[.B61]) *[.$E$44])" office:value-type="float" office:value="288.064988576008" calcext:value-type="float">
            <text:p>288.06</text:p>
          </table:table-cell>
          <table:table-cell table:formula="of:=(([.$A$44] * POWER([.A63];3)) + ([.$B$44] * POWER([.A63];2)) + ([.$C$44] * [.A63]) + [.$D$44])" office:value-type="float" office:value="147.657272279766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3] + (([.B63]-[.B62]) *[.$E$44])" office:value-type="float" office:value="288.065031757628" calcext:value-type="float">
            <text:p>288.07</text:p>
          </table:table-cell>
          <table:table-cell table:formula="of:=(([.$A$44] * POWER([.A64];3)) + ([.$B$44] * POWER([.A64];2)) + ([.$C$44] * [.A64]) + [.$D$44])" office:value-type="float" office:value="147.657385416345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4] + (([.B64]-[.B63]) *[.$E$44])" office:value-type="float" office:value="288.065057092408" calcext:value-type="float">
            <text:p>288.07</text:p>
          </table:table-cell>
          <table:table-cell table:formula="of:=(([.$A$44] * POWER([.A65];3)) + ([.$B$44] * POWER([.A65];2)) + ([.$C$44] * [.A65]) + [.$D$44])" office:value-type="float" office:value="147.657451793928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5] + (([.B65]-[.B64]) *[.$E$44])" office:value-type="float" office:value="288.065071956403" calcext:value-type="float">
            <text:p>288.07</text:p>
          </table:table-cell>
          <table:table-cell table:formula="of:=(([.$A$44] * POWER([.A66];3)) + ([.$B$44] * POWER([.A66];2)) + ([.$C$44] * [.A66]) + [.$D$44])" office:value-type="float" office:value="147.657490737871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6] + (([.B66]-[.B65]) *[.$E$44])" office:value-type="float" office:value="288.065080677156" calcext:value-type="float">
            <text:p>288.07</text:p>
          </table:table-cell>
          <table:table-cell table:formula="of:=(([.$A$44] * POWER([.A67];3)) + ([.$B$44] * POWER([.A67];2)) + ([.$C$44] * [.A67]) + [.$D$44])" office:value-type="float" office:value="147.65751358641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7] + (([.B67]-[.B66]) *[.$E$44])" office:value-type="float" office:value="288.065085793651" calcext:value-type="float">
            <text:p>288.07</text:p>
          </table:table-cell>
          <table:table-cell table:formula="of:=(([.$A$44] * POWER([.A68];3)) + ([.$B$44] * POWER([.A68];2)) + ([.$C$44] * [.A68]) + [.$D$44])" office:value-type="float" office:value="147.657526991725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8] + (([.B68]-[.B67]) *[.$E$44])" office:value-type="float" office:value="288.065088795516" calcext:value-type="float">
            <text:p>288.07</text:p>
          </table:table-cell>
          <table:table-cell table:formula="of:=(([.$A$44] * POWER([.A69];3)) + ([.$B$44] * POWER([.A69];2)) + ([.$C$44] * [.A69]) + [.$D$44])" office:value-type="float" office:value="147.657534856668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69] + (([.B69]-[.B68]) *[.$E$44])" office:value-type="float" office:value="288.06509055672" calcext:value-type="float">
            <text:p>288.07</text:p>
          </table:table-cell>
          <table:table-cell table:formula="of:=(([.$A$44] * POWER([.A70];3)) + ([.$B$44] * POWER([.A70];2)) + ([.$C$44] * [.A70]) + [.$D$44])" office:value-type="float" office:value="147.65753947106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70] + (([.B70]-[.B69]) *[.$E$44])" office:value-type="float" office:value="288.065091590025" calcext:value-type="float">
            <text:p>288.07</text:p>
          </table:table-cell>
          <table:table-cell table:formula="of:=(([.$A$44] * POWER([.A71];3)) + ([.$B$44] * POWER([.A71];2)) + ([.$C$44] * [.A71]) + [.$D$44])" office:value-type="float" office:value="147.657542178338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1] + (([.B71]-[.B70]) *[.$E$44])" office:value-type="float" office:value="288.065092196269" calcext:value-type="float">
            <text:p>288.07</text:p>
          </table:table-cell>
          <table:table-cell table:formula="of:=(([.$A$44] * POWER([.A72];3)) + ([.$B$44] * POWER([.A72];2)) + ([.$C$44] * [.A72]) + [.$D$44])" office:value-type="float" office:value="147.657543766707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2] + (([.B72]-[.B71]) *[.$E$44])" office:value-type="float" office:value="288.065092551953" calcext:value-type="float">
            <text:p>288.07</text:p>
          </table:table-cell>
          <table:table-cell table:formula="of:=(([.$A$44] * POWER([.A73];3)) + ([.$B$44] * POWER([.A73];2)) + ([.$C$44] * [.A73]) + [.$D$44])" office:value-type="float" office:value="147.65754469861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3] + (([.B73]-[.B72]) *[.$E$44])" office:value-type="float" office:value="288.065092760635" calcext:value-type="float">
            <text:p>288.07</text:p>
          </table:table-cell>
          <table:table-cell table:formula="of:=(([.$A$44] * POWER([.A74];3)) + ([.$B$44] * POWER([.A74];2)) + ([.$C$44] * [.A74]) + [.$D$44])" office:value-type="float" office:value="147.657545245358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4] + (([.B74]-[.B73]) *[.$E$44])" office:value-type="float" office:value="288.065092883069" calcext:value-type="float">
            <text:p>288.07</text:p>
          </table:table-cell>
          <table:table-cell table:formula="of:=(([.$A$44] * POWER([.A75];3)) + ([.$B$44] * POWER([.A75];2)) + ([.$C$44] * [.A75]) + [.$D$44])" office:value-type="float" office:value="147.657545566139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5] + (([.B75]-[.B74]) *[.$E$44])" office:value-type="float" office:value="288.065092954902" calcext:value-type="float">
            <text:p>288.07</text:p>
          </table:table-cell>
          <table:table-cell table:formula="of:=(([.$A$44] * POWER([.A76];3)) + ([.$B$44] * POWER([.A76];2)) + ([.$C$44] * [.A76]) + [.$D$44])" office:value-type="float" office:value="147.65754575434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6] + (([.B76]-[.B75]) *[.$E$44])" office:value-type="float" office:value="288.065092997046" calcext:value-type="float">
            <text:p>288.07</text:p>
          </table:table-cell>
          <table:table-cell table:formula="of:=(([.$A$44] * POWER([.A77];3)) + ([.$B$44] * POWER([.A77];2)) + ([.$C$44] * [.A77]) + [.$D$44])" office:value-type="float" office:value="147.65754586476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7] + (([.B77]-[.B76]) *[.$E$44])" office:value-type="float" office:value="288.065093021772" calcext:value-type="float">
            <text:p>288.07</text:p>
          </table:table-cell>
          <table:table-cell table:formula="of:=(([.$A$44] * POWER([.A78];3)) + ([.$B$44] * POWER([.A78];2)) + ([.$C$44] * [.A78]) + [.$D$44])" office:value-type="float" office:value="147.657545929545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8] + (([.B78]-[.B77]) *[.$E$44])" office:value-type="float" office:value="288.06509303628" calcext:value-type="float">
            <text:p>288.07</text:p>
          </table:table-cell>
          <table:table-cell table:formula="of:=(([.$A$44] * POWER([.A79];3)) + ([.$B$44] * POWER([.A79];2)) + ([.$C$44] * [.A79]) + [.$D$44])" office:value-type="float" office:value="147.657545967553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79] + (([.B79]-[.B78]) *[.$E$44])" office:value-type="float" office:value="288.065093044791" calcext:value-type="float">
            <text:p>288.07</text:p>
          </table:table-cell>
          <table:table-cell table:formula="of:=(([.$A$44] * POWER([.A80];3)) + ([.$B$44] * POWER([.A80];2)) + ([.$C$44] * [.A80]) + [.$D$44])" office:value-type="float" office:value="147.657545989852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0] + (([.B80]-[.B79]) *[.$E$44])" office:value-type="float" office:value="288.065093049784" calcext:value-type="float">
            <text:p>288.07</text:p>
          </table:table-cell>
          <table:table-cell table:formula="of:=(([.$A$44] * POWER([.A81];3)) + ([.$B$44] * POWER([.A81];2)) + ([.$C$44] * [.A81]) + [.$D$44])" office:value-type="float" office:value="147.657546002936" calcext:value-type="float">
            <text:p>147.66</text:p>
          </table:table-cell>
          <table:table-cell/>
          <table:table-cell table:style-name="ce128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1] + (([.B81]-[.B80]) *[.$E$44])" office:value-type="float" office:value="288.065093052714" calcext:value-type="float">
            <text:p>288.07</text:p>
          </table:table-cell>
          <table:table-cell table:formula="of:=(([.$A$44] * POWER([.A82];3)) + ([.$B$44] * POWER([.A82];2)) + ([.$C$44] * [.A82]) + [.$D$44])" office:value-type="float" office:value="147.657546010614" calcext:value-type="float">
            <text:p>147.66</text:p>
          </table:table-cell>
          <table:table-cell/>
          <table:table-cell table:style-name="ce128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2] + (([.B82]-[.B81]) *[.$E$44])" office:value-type="float" office:value="288.065093054434" calcext:value-type="float">
            <text:p>288.07</text:p>
          </table:table-cell>
          <table:table-cell table:formula="of:=(([.$A$44] * POWER([.A83];3)) + ([.$B$44] * POWER([.A83];2)) + ([.$C$44] * [.A83]) + [.$D$44])" office:value-type="float" office:value="147.657546015118" calcext:value-type="float">
            <text:p>147.66</text:p>
          </table:table-cell>
          <table:table-cell/>
          <table:table-cell table:style-name="ce128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3] + (([.B83]-[.B82]) *[.$E$44])" office:value-type="float" office:value="288.065093055442" calcext:value-type="float">
            <text:p>288.07</text:p>
          </table:table-cell>
          <table:table-cell table:formula="of:=(([.$A$44] * POWER([.A84];3)) + ([.$B$44] * POWER([.A84];2)) + ([.$C$44] * [.A84]) + [.$D$44])" office:value-type="float" office:value="147.657546017757" calcext:value-type="float">
            <text:p>147.66</text:p>
          </table:table-cell>
          <table:table-cell/>
          <table:table-cell table:style-name="ce128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4] + (([.B84]-[.B83]) *[.$E$44])" office:value-type="float" office:value="288.065093056033" calcext:value-type="float">
            <text:p>288.07</text:p>
          </table:table-cell>
          <table:table-cell table:formula="of:=(([.$A$44] * POWER([.A85];3)) + ([.$B$44] * POWER([.A85];2)) + ([.$C$44] * [.A85]) + [.$D$44])" office:value-type="float" office:value="147.657546019309" calcext:value-type="float">
            <text:p>147.66</text:p>
          </table:table-cell>
          <table:table-cell/>
          <table:table-cell table:style-name="ce128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5] + (([.B85]-[.B84]) *[.$E$44])" office:value-type="float" office:value="288.065093056381" calcext:value-type="float">
            <text:p>288.07</text:p>
          </table:table-cell>
          <table:table-cell table:formula="of:=(([.$A$44] * POWER([.A86];3)) + ([.$B$44] * POWER([.A86];2)) + ([.$C$44] * [.A86]) + [.$D$44])" office:value-type="float" office:value="147.657546020218" calcext:value-type="float">
            <text:p>147.66</text:p>
          </table:table-cell>
          <table:table-cell/>
          <table:table-cell table:style-name="ce128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6] + (([.B86]-[.B85]) *[.$E$44])" office:value-type="float" office:value="288.065093056584" calcext:value-type="float">
            <text:p>288.07</text:p>
          </table:table-cell>
          <table:table-cell table:formula="of:=(([.$A$44] * POWER([.A87];3)) + ([.$B$44] * POWER([.A87];2)) + ([.$C$44] * [.A87]) + [.$D$44])" office:value-type="float" office:value="147.657546020753" calcext:value-type="float">
            <text:p>147.66</text:p>
          </table:table-cell>
          <table:table-cell table:number-columns-repeated="14"/>
        </table:table-row>
        <table:table-row table:style-name="ro1">
          <table:table-cell table:formula="of:=[.A87] + (([.B87]-[.B86]) *[.$E$44])" office:value-type="float" office:value="288.065093056704" calcext:value-type="float">
            <text:p>288.07</text:p>
          </table:table-cell>
          <table:table-cell table:formula="of:=(([.$A$44] * POWER([.A88];3)) + ([.$B$44] * POWER([.A88];2)) + ([.$C$44] * [.A88]) + [.$D$44])" office:value-type="float" office:value="147.657546021066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8] + (([.B88]-[.B87]) *[.$E$44])" office:value-type="float" office:value="288.065093056774" calcext:value-type="float">
            <text:p>288.07</text:p>
          </table:table-cell>
          <table:table-cell table:formula="of:=(([.$A$44] * POWER([.A89];3)) + ([.$B$44] * POWER([.A89];2)) + ([.$C$44] * [.A89]) + [.$D$44])" office:value-type="float" office:value="147.657546021248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89] + (([.B89]-[.B88]) *[.$E$44])" office:value-type="float" office:value="288.065093056815" calcext:value-type="float">
            <text:p>288.07</text:p>
          </table:table-cell>
          <table:table-cell table:formula="of:=(([.$A$44] * POWER([.A90];3)) + ([.$B$44] * POWER([.A90];2)) + ([.$C$44] * [.A90]) + [.$D$44])" office:value-type="float" office:value="147.657546021357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90] + (([.B90]-[.B89]) *[.$E$44])" office:value-type="float" office:value="288.065093056839" calcext:value-type="float">
            <text:p>288.07</text:p>
          </table:table-cell>
          <table:table-cell table:formula="of:=(([.$A$44] * POWER([.A91];3)) + ([.$B$44] * POWER([.A91];2)) + ([.$C$44] * [.A91]) + [.$D$44])" office:value-type="float" office:value="147.657546021419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91] + (([.B91]-[.B90]) *[.$E$44])" office:value-type="float" office:value="288.065093056853" calcext:value-type="float">
            <text:p>288.07</text:p>
          </table:table-cell>
          <table:table-cell table:formula="of:=(([.$A$44] * POWER([.A92];3)) + ([.$B$44] * POWER([.A92];2)) + ([.$C$44] * [.A92]) + [.$D$44])" office:value-type="float" office:value="147.657546021457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92] + (([.B92]-[.B91]) *[.$E$44])" office:value-type="float" office:value="288.065093056862" calcext:value-type="float">
            <text:p>288.07</text:p>
          </table:table-cell>
          <table:table-cell table:formula="of:=(([.$A$44] * POWER([.A93];3)) + ([.$B$44] * POWER([.A93];2)) + ([.$C$44] * [.A93]) + [.$D$44])" office:value-type="float" office:value="147.657546021477" calcext:value-type="float">
            <text:p>147.66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formula="of:=[.A93] + (([.B93]-[.B92]) *[.$E$44])" office:value-type="float" office:value="288.065093056866" calcext:value-type="float">
            <text:p>288.07</text:p>
          </table:table-cell>
          <table:table-cell table:formula="of:=(([.$A$44] * POWER([.A94];3)) + ([.$B$44] * POWER([.A94];2)) + ([.$C$44] * [.A94]) + [.$D$44])" office:value-type="float" office:value="147.657546021488" calcext:value-type="float">
            <text:p>147.66</text:p>
          </table:table-cell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style-name="Default" table:number-columns-repeated="3"/>
          <table:table-cell table:number-columns-repeated="10"/>
        </table:table-row>
        <table:table-row table:style-name="ro1" table:number-rows-repeated="16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</table:table>
      <table:table table:name="CO2_800ppm" table:style-name="ta1">
        <table:shapes>
          <draw:frame draw:z-index="0" draw:style-name="gr1" draw:text-style-name="P1" svg:width="147.86mm" svg:height="99.97mm" svg:x="53.14mm" svg:y="218.64mm">
            <draw:object draw:notify-on-update-of-ranges="CO2_800ppm.A29:CO2_800ppm.A37 CO2_800ppm.G28:CO2_800ppm.G28 CO2_800ppm.G29:CO2_800ppm.G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3"/>
        <table:table-column table:style-name="co1" table:number-columns-repeated="2" table:default-cell-style-name="ce65"/>
        <table:table-column table:style-name="co1" table:number-columns-repeated="6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800 ppmv</text:p>
          </table:table-cell>
          <table:covered-table-cell table:number-columns-repeated="6" table:style-name="ce40"/>
          <table:covered-table-cell table:style-name="ce74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</table:table-row>
        <table:table-row table:style-name="ro1">
          <table:table-cell table:style-name="ce34" table:formula="of:=[$CO2_0ppm.A4]" office:value-type="float" office:value="283.15" calcext:value-type="float">
            <text:p>283.15</text:p>
          </table:table-cell>
          <table:table-cell table:style-name="ce33" office:value-type="float" office:value="266.820359166976" calcext:value-type="float">
            <text:p>266.82</text:p>
          </table:table-cell>
          <table:table-cell table:style-name="ce33" office:value-type="float" office:value="139.8408158603" calcext:value-type="float">
            <text:p>139.84</text:p>
          </table:table-cell>
          <table:table-cell table:style-name="ce33" office:value-type="float" office:value="126.072818714898" calcext:value-type="float">
            <text:p>126.07</text:p>
          </table:table-cell>
          <table:table-cell table:style-name="ce33" office:value-type="float" office:value="113.483094063378" calcext:value-type="float">
            <text:p>113.48</text:p>
          </table:table-cell>
          <table:table-cell table:style-name="ce33" office:value-type="float" office:value="106.894718891041" calcext:value-type="float">
            <text:p>106.89</text:p>
          </table:table-cell>
          <table:table-cell table:style-name="ce33" office:value-type="float" office:value="102.576743680397" calcext:value-type="float">
            <text:p>102.58</text:p>
          </table:table-cell>
          <table:table-cell table:style-name="ce38" office:value-type="float" office:value="99.410476504205" calcext:value-type="float">
            <text:p>99.41</text:p>
          </table:table-cell>
          <table:table-cell table:style-name="ce13" table:formula="of:=0.0000000567037441900005*POWER([.A4];4)" office:value-type="float" office:value="364.483607161424" calcext:value-type="float">
            <text:p>364.48</text:p>
          </table:table-cell>
          <table:table-cell table:style-name="ce13" office:value-type="float" office:value="362.34484692245" calcext:value-type="float">
            <text:p>362.34</text:p>
          </table:table-cell>
        </table:table-row>
        <table:table-row table:style-name="ro1">
          <table:table-cell table:style-name="ce34" table:formula="of:=[$CO2_0ppm.A5]" office:value-type="float" office:value="287.15" calcext:value-type="float">
            <text:p>287.15</text:p>
          </table:table-cell>
          <table:table-cell table:style-name="ce33" office:value-type="float" office:value="281.330474378447" calcext:value-type="float">
            <text:p>281.33</text:p>
          </table:table-cell>
          <table:table-cell table:style-name="ce33" office:value-type="float" office:value="141.179813653527" calcext:value-type="float">
            <text:p>141.18</text:p>
          </table:table-cell>
          <table:table-cell table:style-name="ce33" office:value-type="float" office:value="127.202254528202" calcext:value-type="float">
            <text:p>127.20</text:p>
          </table:table-cell>
          <table:table-cell table:style-name="ce33" office:value-type="float" office:value="114.780502609821" calcext:value-type="float">
            <text:p>114.78</text:p>
          </table:table-cell>
          <table:table-cell table:style-name="ce33" office:value-type="float" office:value="108.328328515171" calcext:value-type="float">
            <text:p>108.33</text:p>
          </table:table-cell>
          <table:table-cell table:style-name="ce33" office:value-type="float" office:value="104.06445396039" calcext:value-type="float">
            <text:p>104.06</text:p>
          </table:table-cell>
          <table:table-cell table:style-name="ce38" office:value-type="float" office:value="100.895784849847" calcext:value-type="float">
            <text:p>100.90</text:p>
          </table:table-cell>
          <table:table-cell table:style-name="ce13" table:formula="of:=0.0000000567037441900005*POWER([.A5];4)" office:value-type="float" office:value="385.520093917784" calcext:value-type="float">
            <text:p>385.52</text:p>
          </table:table-cell>
          <table:table-cell table:style-name="ce13" office:value-type="float" office:value="383.339838515444" calcext:value-type="float">
            <text:p>383.34</text:p>
          </table:table-cell>
        </table:table-row>
        <table:table-row table:style-name="ro1">
          <table:table-cell table:style-name="ce34" table:formula="of:=[$CO2_0ppm.A6]" office:value-type="float" office:value="288.15" calcext:value-type="float">
            <text:p>288.15</text:p>
          </table:table-cell>
          <table:table-cell table:style-name="ce33" office:value-type="float" office:value="285.046214682537" calcext:value-type="float">
            <text:p>285.05</text:p>
          </table:table-cell>
          <table:table-cell table:style-name="ce33" office:value-type="float" office:value="141.501892430844" calcext:value-type="float">
            <text:p>141.50</text:p>
          </table:table-cell>
          <table:table-cell table:style-name="ce33" office:value-type="float" office:value="127.506004218337" calcext:value-type="float">
            <text:p>127.51</text:p>
          </table:table-cell>
          <table:table-cell table:style-name="ce33" office:value-type="float" office:value="115.135546807974" calcext:value-type="float">
            <text:p>115.14</text:p>
          </table:table-cell>
          <table:table-cell table:style-name="ce33" office:value-type="float" office:value="108.706907083331" calcext:value-type="float">
            <text:p>108.71</text:p>
          </table:table-cell>
          <table:table-cell table:style-name="ce33" office:value-type="float" office:value="104.441985721592" calcext:value-type="float">
            <text:p>104.44</text:p>
          </table:table-cell>
          <table:table-cell table:style-name="ce38" office:value-type="float" office:value="101.258353193571" calcext:value-type="float">
            <text:p>101.26</text:p>
          </table:table-cell>
          <table:table-cell table:style-name="ce13" table:formula="of:=0.0000000567037441900005*POWER([.A6];4)" office:value-type="float" office:value="390.91850776901" calcext:value-type="float">
            <text:p>390.92</text:p>
          </table:table-cell>
          <table:table-cell table:style-name="ce13" office:value-type="float" office:value="388.727817510757" calcext:value-type="float">
            <text:p>388.73</text:p>
          </table:table-cell>
        </table:table-row>
        <table:table-row table:style-name="ro1">
          <table:table-cell table:style-name="ce34" table:formula="of:=[$CO2_0ppm.A7]" office:value-type="float" office:value="289.15" calcext:value-type="float">
            <text:p>289.15</text:p>
          </table:table-cell>
          <table:table-cell table:style-name="ce33" office:value-type="float" office:value="288.795905214783" calcext:value-type="float">
            <text:p>288.80</text:p>
          </table:table-cell>
          <table:table-cell table:style-name="ce33" office:value-type="float" office:value="141.821659344839" calcext:value-type="float">
            <text:p>141.82</text:p>
          </table:table-cell>
          <table:table-cell table:style-name="ce33" office:value-type="float" office:value="127.818538239413" calcext:value-type="float">
            <text:p>127.82</text:p>
          </table:table-cell>
          <table:table-cell table:style-name="ce33" office:value-type="float" office:value="115.499950068082" calcext:value-type="float">
            <text:p>115.50</text:p>
          </table:table-cell>
          <table:table-cell table:style-name="ce33" office:value-type="float" office:value="109.088346720052" calcext:value-type="float">
            <text:p>109.09</text:p>
          </table:table-cell>
          <table:table-cell table:style-name="ce33" office:value-type="float" office:value="104.81547189368" calcext:value-type="float">
            <text:p>104.82</text:p>
          </table:table-cell>
          <table:table-cell table:style-name="ce38" office:value-type="float" office:value="101.610634881721" calcext:value-type="float">
            <text:p>101.61</text:p>
          </table:table-cell>
          <table:table-cell table:style-name="ce13" table:formula="of:=0.0000000567037441900005*POWER([.A7];4)" office:value-type="float" office:value="396.373419363693" calcext:value-type="float">
            <text:p>396.37</text:p>
          </table:table-cell>
          <table:table-cell table:style-name="ce13" office:value-type="float" office:value="394.172268935681" calcext:value-type="float">
            <text:p>394.17</text:p>
          </table:table-cell>
        </table:table-row>
        <table:table-row table:style-name="ro1">
          <table:table-cell table:style-name="ce34" table:formula="of:=[$CO2_0ppm.A8]" office:value-type="float" office:value="290.15" calcext:value-type="float">
            <text:p>290.15</text:p>
          </table:table-cell>
          <table:table-cell table:style-name="ce33" office:value-type="float" office:value="292.581041095082" calcext:value-type="float">
            <text:p>292.58</text:p>
          </table:table-cell>
          <table:table-cell table:style-name="ce33" office:value-type="float" office:value="142.140911752258" calcext:value-type="float">
            <text:p>142.14</text:p>
          </table:table-cell>
          <table:table-cell table:style-name="ce33" office:value-type="float" office:value="128.141046493417" calcext:value-type="float">
            <text:p>128.14</text:p>
          </table:table-cell>
          <table:table-cell table:style-name="ce33" office:value-type="float" office:value="115.872875723339" calcext:value-type="float">
            <text:p>115.87</text:p>
          </table:table-cell>
          <table:table-cell table:style-name="ce33" office:value-type="float" office:value="109.470953792387" calcext:value-type="float">
            <text:p>109.47</text:p>
          </table:table-cell>
          <table:table-cell table:style-name="ce33" office:value-type="float" office:value="105.182732927192" calcext:value-type="float">
            <text:p>105.18</text:p>
          </table:table-cell>
          <table:table-cell table:style-name="ce38" office:value-type="float" office:value="101.949706470953" calcext:value-type="float">
            <text:p>101.95</text:p>
          </table:table-cell>
          <table:table-cell table:style-name="ce13" table:formula="of:=0.0000000567037441900005*POWER([.A8];4)" office:value-type="float" office:value="401.885221522691" calcext:value-type="float">
            <text:p>401.89</text:p>
          </table:table-cell>
          <table:table-cell table:style-name="ce13" office:value-type="float" office:value="399.673585135707" calcext:value-type="float">
            <text:p>399.67</text:p>
          </table:table-cell>
        </table:table-row>
        <table:table-row table:style-name="ro1">
          <table:table-cell table:style-name="ce34" table:formula="of:=[$CO2_0ppm.A9]" office:value-type="float" office:value="291.15" calcext:value-type="float">
            <text:p>291.15</text:p>
          </table:table-cell>
          <table:table-cell table:style-name="ce33" office:value-type="float" office:value="296.403944071579" calcext:value-type="float">
            <text:p>296.40</text:p>
          </table:table-cell>
          <table:table-cell table:style-name="ce33" office:value-type="float" office:value="142.464441557138" calcext:value-type="float">
            <text:p>142.46</text:p>
          </table:table-cell>
          <table:table-cell table:style-name="ce33" office:value-type="float" office:value="128.476775487764" calcext:value-type="float">
            <text:p>128.48</text:p>
          </table:table-cell>
          <table:table-cell table:style-name="ce33" office:value-type="float" office:value="116.255747817547" calcext:value-type="float">
            <text:p>116.26</text:p>
          </table:table-cell>
          <table:table-cell table:style-name="ce33" office:value-type="float" office:value="109.85522208384" calcext:value-type="float">
            <text:p>109.86</text:p>
          </table:table-cell>
          <table:table-cell table:style-name="ce33" office:value-type="float" office:value="105.544125082681" calcext:value-type="float">
            <text:p>105.54</text:p>
          </table:table-cell>
          <table:table-cell table:style-name="ce38" office:value-type="float" office:value="102.275927022637" calcext:value-type="float">
            <text:p>102.28</text:p>
          </table:table-cell>
          <table:table-cell table:style-name="ce13" table:formula="of:=0.0000000567037441900005*POWER([.A9];4)" office:value-type="float" office:value="407.454308427752" calcext:value-type="float">
            <text:p>407.45</text:p>
          </table:table-cell>
          <table:table-cell table:style-name="ce13" office:value-type="float" office:value="405.232159797989" calcext:value-type="float">
            <text:p>405.23</text:p>
          </table:table-cell>
        </table:table-row>
        <table:table-row table:style-name="ro1">
          <table:table-cell table:style-name="ce34" table:formula="of:=[$CO2_0ppm.A10]" office:value-type="float" office:value="292.15" calcext:value-type="float">
            <text:p>292.15</text:p>
          </table:table-cell>
          <table:table-cell table:style-name="ce33" office:value-type="float" office:value="300.265326563019" calcext:value-type="float">
            <text:p>300.27</text:p>
          </table:table-cell>
          <table:table-cell table:style-name="ce33" office:value-type="float" office:value="142.796142600433" calcext:value-type="float">
            <text:p>142.80</text:p>
          </table:table-cell>
          <table:table-cell table:style-name="ce33" office:value-type="float" office:value="128.827651795557" calcext:value-type="float">
            <text:p>128.83</text:p>
          </table:table-cell>
          <table:table-cell table:style-name="ce33" office:value-type="float" office:value="116.648817178062" calcext:value-type="float">
            <text:p>116.65</text:p>
          </table:table-cell>
          <table:table-cell table:style-name="ce33" office:value-type="float" office:value="110.241094545712" calcext:value-type="float">
            <text:p>110.24</text:p>
          </table:table-cell>
          <table:table-cell table:style-name="ce33" office:value-type="float" office:value="105.899102493072" calcext:value-type="float">
            <text:p>105.90</text:p>
          </table:table-cell>
          <table:table-cell table:style-name="ce38" office:value-type="float" office:value="102.588965984105" calcext:value-type="float">
            <text:p>102.59</text:p>
          </table:table-cell>
          <table:table-cell table:style-name="ce13" table:formula="of:=0.0000000567037441900005*POWER([.A10];4)" office:value-type="float" office:value="413.081075621513" calcext:value-type="float">
            <text:p>413.08</text:p>
          </table:table-cell>
          <table:table-cell table:style-name="ce13" office:value-type="float" office:value="410.848387950499" calcext:value-type="float">
            <text:p>410.85</text:p>
          </table:table-cell>
        </table:table-row>
        <table:table-row table:style-name="ro1">
          <table:table-cell table:style-name="ce34" table:formula="of:=[$CO2_0ppm.A11]" office:value-type="float" office:value="293.15" calcext:value-type="float">
            <text:p>293.15</text:p>
          </table:table-cell>
          <table:table-cell table:style-name="ce33" office:value-type="float" office:value="304.166222886271" calcext:value-type="float">
            <text:p>304.17</text:p>
          </table:table-cell>
          <table:table-cell table:style-name="ce33" office:value-type="float" office:value="143.136323460272" calcext:value-type="float">
            <text:p>143.14</text:p>
          </table:table-cell>
          <table:table-cell table:style-name="ce33" office:value-type="float" office:value="129.192441972172" calcext:value-type="float">
            <text:p>129.19</text:p>
          </table:table-cell>
          <table:table-cell table:style-name="ce33" office:value-type="float" office:value="117.051209199153" calcext:value-type="float">
            <text:p>117.05</text:p>
          </table:table-cell>
          <table:table-cell table:style-name="ce33" office:value-type="float" office:value="110.62697130092" calcext:value-type="float">
            <text:p>110.63</text:p>
          </table:table-cell>
          <table:table-cell table:style-name="ce33" office:value-type="float" office:value="106.245822641726" calcext:value-type="float">
            <text:p>106.25</text:p>
          </table:table-cell>
          <table:table-cell table:style-name="ce38" office:value-type="float" office:value="102.886266034944" calcext:value-type="float">
            <text:p>102.89</text:p>
          </table:table-cell>
          <table:table-cell table:style-name="ce13" table:formula="of:=0.0000000567037441900005*POWER([.A11];4)" office:value-type="float" office:value="418.765920007504" calcext:value-type="float">
            <text:p>418.77</text:p>
          </table:table-cell>
          <table:table-cell table:style-name="ce13" office:value-type="float" office:value="416.522665961189" calcext:value-type="float">
            <text:p>416.52</text:p>
          </table:table-cell>
        </table:table-row>
        <table:table-row table:style-name="ro1">
          <table:table-cell table:style-name="ce34" table:formula="of:=[$CO2_0ppm.A12]" office:value-type="float" office:value="298.15" calcext:value-type="float">
            <text:p>298.15</text:p>
          </table:table-cell>
          <table:table-cell table:style-name="ce33" office:value-type="float" office:value="324.261949971241" calcext:value-type="float">
            <text:p>324.26</text:p>
          </table:table-cell>
          <table:table-cell table:style-name="ce33" office:value-type="float" office:value="145.005719735805" calcext:value-type="float">
            <text:p>145.01</text:p>
          </table:table-cell>
          <table:table-cell table:style-name="ce33" office:value-type="float" office:value="131.229595669145" calcext:value-type="float">
            <text:p>131.23</text:p>
          </table:table-cell>
          <table:table-cell table:style-name="ce33" office:value-type="float" office:value="119.117936540525" calcext:value-type="float">
            <text:p>119.12</text:p>
          </table:table-cell>
          <table:table-cell table:style-name="ce33" office:value-type="float" office:value="112.452763332279" calcext:value-type="float">
            <text:p>112.45</text:p>
          </table:table-cell>
          <table:table-cell table:style-name="ce33" office:value-type="float" office:value="107.740049800701" calcext:value-type="float">
            <text:p>107.74</text:p>
          </table:table-cell>
          <table:table-cell table:style-name="ce38" office:value-type="float" office:value="104.018810141393" calcext:value-type="float">
            <text:p>104.02</text:p>
          </table:table-cell>
          <table:table-cell table:style-name="ce13" table:formula="of:=0.0000000567037441900005*POWER([.A12];4)" office:value-type="float" office:value="448.075286706653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</table:table-row>
        <table:table-row table:style-name="ro1">
          <table:table-cell table:style-name="ce40"/>
          <table:table-cell table:style-name="ce31" table:number-columns-repeated="6"/>
          <table:table-cell table:style-name="ce36"/>
          <table:table-cell table:number-columns-repeated="2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31"/>
          <table:covered-table-cell table:style-name="ce36"/>
          <table:table-cell table:number-columns-repeated="2"/>
        </table:table-row>
        <table:table-row table:style-name="ro1">
          <table:table-cell table:style-name="ce40" table:formula="of:=[.A2]" office:value-type="string" office:string-value="800 ppmv" calcext:value-type="string" table:number-columns-spanned="8" table:number-rows-spanned="1">
            <text:p>800 ppmv</text:p>
          </table:table-cell>
          <table:covered-table-cell table:number-columns-repeated="6" table:style-name="ce31"/>
          <table:covered-table-cell table:style-name="ce36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([.$I4] - [.B4])" office:value-type="float" office:value="97.6632479944485" calcext:value-type="float">
            <text:p>97.66</text:p>
          </table:table-cell>
          <table:table-cell table:style-name="ce13" table:formula="of:=([.$I4] - [.C4])" office:value-type="float" office:value="224.642791301124" calcext:value-type="float">
            <text:p>224.64</text:p>
          </table:table-cell>
          <table:table-cell table:style-name="ce13" table:formula="of:=([.$I4] - [.D4])" office:value-type="float" office:value="238.410788446526" calcext:value-type="float">
            <text:p>238.41</text:p>
          </table:table-cell>
          <table:table-cell table:style-name="ce13" table:formula="of:=([.$I4] - [.E4])" office:value-type="float" office:value="251.000513098046" calcext:value-type="float">
            <text:p>251.00</text:p>
          </table:table-cell>
          <table:table-cell table:style-name="ce13" table:formula="of:=([.$I4] - [.F4])" office:value-type="float" office:value="257.588888270383" calcext:value-type="float">
            <text:p>257.59</text:p>
          </table:table-cell>
          <table:table-cell table:style-name="ce13" table:formula="of:=([.$I4] - [.G4])" office:value-type="float" office:value="261.906863481027" calcext:value-type="float">
            <text:p>261.91</text:p>
          </table:table-cell>
          <table:table-cell table:style-name="ce13" table:formula="of:=([.$I4] - [.H4])" office:value-type="float" office:value="265.073130657219" calcext:value-type="float">
            <text:p>265.07</text:p>
          </table:table-cell>
          <table:table-cell table:style-name="ce13"/>
          <table:table-cell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([.$I5] - [.B5])" office:value-type="float" office:value="104.189619539337" calcext:value-type="float">
            <text:p>104.19</text:p>
          </table:table-cell>
          <table:table-cell table:style-name="ce13" table:formula="of:=([.$I5] - [.C5])" office:value-type="float" office:value="244.340280264257" calcext:value-type="float">
            <text:p>244.34</text:p>
          </table:table-cell>
          <table:table-cell table:style-name="ce13" table:formula="of:=([.$I5] - [.D5])" office:value-type="float" office:value="258.317839389582" calcext:value-type="float">
            <text:p>258.32</text:p>
          </table:table-cell>
          <table:table-cell table:style-name="ce13" table:formula="of:=([.$I5] - [.E5])" office:value-type="float" office:value="270.739591307963" calcext:value-type="float">
            <text:p>270.74</text:p>
          </table:table-cell>
          <table:table-cell table:style-name="ce13" table:formula="of:=([.$I5] - [.F5])" office:value-type="float" office:value="277.191765402613" calcext:value-type="float">
            <text:p>277.19</text:p>
          </table:table-cell>
          <table:table-cell table:style-name="ce13" table:formula="of:=([.$I5] - [.G5])" office:value-type="float" office:value="281.455639957394" calcext:value-type="float">
            <text:p>281.46</text:p>
          </table:table-cell>
          <table:table-cell table:style-name="ce13" table:formula="of:=([.$I5] - [.H5])" office:value-type="float" office:value="284.624309067937" calcext:value-type="float">
            <text:p>284.62</text:p>
          </table:table-cell>
          <table:table-cell table:style-name="ce13"/>
          <table:table-cell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([.$I6] - [.B6])" office:value-type="float" office:value="105.872293086473" calcext:value-type="float">
            <text:p>105.87</text:p>
          </table:table-cell>
          <table:table-cell table:style-name="ce13" table:formula="of:=([.$I6] - [.C6])" office:value-type="float" office:value="249.416615338166" calcext:value-type="float">
            <text:p>249.42</text:p>
          </table:table-cell>
          <table:table-cell table:style-name="ce13" table:formula="of:=([.$I6] - [.D6])" office:value-type="float" office:value="263.412503550673" calcext:value-type="float">
            <text:p>263.41</text:p>
          </table:table-cell>
          <table:table-cell table:style-name="ce13" table:formula="of:=([.$I6] - [.E6])" office:value-type="float" office:value="275.782960961036" calcext:value-type="float">
            <text:p>275.78</text:p>
          </table:table-cell>
          <table:table-cell table:style-name="ce13" table:formula="of:=([.$I6] - [.F6])" office:value-type="float" office:value="282.211600685679" calcext:value-type="float">
            <text:p>282.21</text:p>
          </table:table-cell>
          <table:table-cell table:style-name="ce13" table:formula="of:=([.$I6] - [.G6])" office:value-type="float" office:value="286.476522047418" calcext:value-type="float">
            <text:p>286.48</text:p>
          </table:table-cell>
          <table:table-cell table:style-name="ce13" table:formula="of:=([.$I6] - [.H6])" office:value-type="float" office:value="289.660154575439" calcext:value-type="float">
            <text:p>289.66</text:p>
          </table:table-cell>
          <table:table-cell table:style-name="ce13"/>
          <table:table-cell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([.$I7] - [.B7])" office:value-type="float" office:value="107.57751414891" calcext:value-type="float">
            <text:p>107.58</text:p>
          </table:table-cell>
          <table:table-cell table:style-name="ce13" table:formula="of:=([.$I7] - [.C7])" office:value-type="float" office:value="254.551760018854" calcext:value-type="float">
            <text:p>254.55</text:p>
          </table:table-cell>
          <table:table-cell table:style-name="ce13" table:formula="of:=([.$I7] - [.D7])" office:value-type="float" office:value="268.55488112428" calcext:value-type="float">
            <text:p>268.55</text:p>
          </table:table-cell>
          <table:table-cell table:style-name="ce13" table:formula="of:=([.$I7] - [.E7])" office:value-type="float" office:value="280.873469295611" calcext:value-type="float">
            <text:p>280.87</text:p>
          </table:table-cell>
          <table:table-cell table:style-name="ce13" table:formula="of:=([.$I7] - [.F7])" office:value-type="float" office:value="287.285072643641" calcext:value-type="float">
            <text:p>287.29</text:p>
          </table:table-cell>
          <table:table-cell table:style-name="ce13" table:formula="of:=([.$I7] - [.G7])" office:value-type="float" office:value="291.557947470013" calcext:value-type="float">
            <text:p>291.56</text:p>
          </table:table-cell>
          <table:table-cell table:style-name="ce13" table:formula="of:=([.$I7] - [.H7])" office:value-type="float" office:value="294.762784481972" calcext:value-type="float">
            <text:p>294.76</text:p>
          </table:table-cell>
          <table:table-cell table:style-name="ce13"/>
          <table:table-cell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([.$I8] - [.B8])" office:value-type="float" office:value="109.304180427609" calcext:value-type="float">
            <text:p>109.30</text:p>
          </table:table-cell>
          <table:table-cell table:style-name="ce13" table:formula="of:=([.$I8] - [.C8])" office:value-type="float" office:value="259.744309770433" calcext:value-type="float">
            <text:p>259.74</text:p>
          </table:table-cell>
          <table:table-cell table:style-name="ce13" table:formula="of:=([.$I8] - [.D8])" office:value-type="float" office:value="273.744175029274" calcext:value-type="float">
            <text:p>273.74</text:p>
          </table:table-cell>
          <table:table-cell table:style-name="ce13" table:formula="of:=([.$I8] - [.E8])" office:value-type="float" office:value="286.012345799352" calcext:value-type="float">
            <text:p>286.01</text:p>
          </table:table-cell>
          <table:table-cell table:style-name="ce13" table:formula="of:=([.$I8] - [.F8])" office:value-type="float" office:value="292.414267730304" calcext:value-type="float">
            <text:p>292.41</text:p>
          </table:table-cell>
          <table:table-cell table:style-name="ce13" table:formula="of:=([.$I8] - [.G8])" office:value-type="float" office:value="296.702488595499" calcext:value-type="float">
            <text:p>296.70</text:p>
          </table:table-cell>
          <table:table-cell table:style-name="ce13" table:formula="of:=([.$I8] - [.H8])" office:value-type="float" office:value="299.935515051738" calcext:value-type="float">
            <text:p>299.94</text:p>
          </table:table-cell>
          <table:table-cell table:style-name="ce13"/>
          <table:table-cell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([.$I9] - [.B9])" office:value-type="float" office:value="111.050364356173" calcext:value-type="float">
            <text:p>111.05</text:p>
          </table:table-cell>
          <table:table-cell table:style-name="ce13" table:formula="of:=([.$I9] - [.C9])" office:value-type="float" office:value="264.989866870614" calcext:value-type="float">
            <text:p>264.99</text:p>
          </table:table-cell>
          <table:table-cell table:style-name="ce13" table:formula="of:=([.$I9] - [.D9])" office:value-type="float" office:value="278.977532939988" calcext:value-type="float">
            <text:p>278.98</text:p>
          </table:table-cell>
          <table:table-cell table:style-name="ce13" table:formula="of:=([.$I9] - [.E9])" office:value-type="float" office:value="291.198560610205" calcext:value-type="float">
            <text:p>291.20</text:p>
          </table:table-cell>
          <table:table-cell table:style-name="ce13" table:formula="of:=([.$I9] - [.F9])" office:value-type="float" office:value="297.599086343912" calcext:value-type="float">
            <text:p>297.60</text:p>
          </table:table-cell>
          <table:table-cell table:style-name="ce13" table:formula="of:=([.$I9] - [.G9])" office:value-type="float" office:value="301.910183345071" calcext:value-type="float">
            <text:p>301.91</text:p>
          </table:table-cell>
          <table:table-cell table:style-name="ce13" table:formula="of:=([.$I9] - [.H9])" office:value-type="float" office:value="305.178381405115" calcext:value-type="float">
            <text:p>305.18</text:p>
          </table:table-cell>
          <table:table-cell table:style-name="ce13"/>
          <table:table-cell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([.$I10] - [.B10])" office:value-type="float" office:value="112.815749058494" calcext:value-type="float">
            <text:p>112.82</text:p>
          </table:table-cell>
          <table:table-cell table:style-name="ce13" table:formula="of:=([.$I10] - [.C10])" office:value-type="float" office:value="270.28493302108" calcext:value-type="float">
            <text:p>270.28</text:p>
          </table:table-cell>
          <table:table-cell table:style-name="ce13" table:formula="of:=([.$I10] - [.D10])" office:value-type="float" office:value="284.253423825956" calcext:value-type="float">
            <text:p>284.25</text:p>
          </table:table-cell>
          <table:table-cell table:style-name="ce13" table:formula="of:=([.$I10] - [.E10])" office:value-type="float" office:value="296.432258443451" calcext:value-type="float">
            <text:p>296.43</text:p>
          </table:table-cell>
          <table:table-cell table:style-name="ce13" table:formula="of:=([.$I10] - [.F10])" office:value-type="float" office:value="302.839981075801" calcext:value-type="float">
            <text:p>302.84</text:p>
          </table:table-cell>
          <table:table-cell table:style-name="ce13" table:formula="of:=([.$I10] - [.G10])" office:value-type="float" office:value="307.181973128441" calcext:value-type="float">
            <text:p>307.18</text:p>
          </table:table-cell>
          <table:table-cell table:style-name="ce13" table:formula="of:=([.$I10] - [.H10])" office:value-type="float" office:value="310.492109637408" calcext:value-type="float">
            <text:p>310.49</text:p>
          </table:table-cell>
          <table:table-cell table:style-name="ce13"/>
          <table:table-cell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([.$I11] - [.B11])" office:value-type="float" office:value="114.599697121233" calcext:value-type="float">
            <text:p>114.60</text:p>
          </table:table-cell>
          <table:table-cell table:style-name="ce13" table:formula="of:=([.$I11] - [.C11])" office:value-type="float" office:value="275.629596547232" calcext:value-type="float">
            <text:p>275.63</text:p>
          </table:table-cell>
          <table:table-cell table:style-name="ce13" table:formula="of:=([.$I11] - [.D11])" office:value-type="float" office:value="289.573478035332" calcext:value-type="float">
            <text:p>289.57</text:p>
          </table:table-cell>
          <table:table-cell table:style-name="ce13" table:formula="of:=([.$I11] - [.E11])" office:value-type="float" office:value="301.714710808351" calcext:value-type="float">
            <text:p>301.71</text:p>
          </table:table-cell>
          <table:table-cell table:style-name="ce13" table:formula="of:=([.$I11] - [.F11])" office:value-type="float" office:value="308.138948706584" calcext:value-type="float">
            <text:p>308.14</text:p>
          </table:table-cell>
          <table:table-cell table:style-name="ce13" table:formula="of:=([.$I11] - [.G11])" office:value-type="float" office:value="312.520097365778" calcext:value-type="float">
            <text:p>312.52</text:p>
          </table:table-cell>
          <table:table-cell table:style-name="ce13" table:formula="of:=([.$I11] - [.H11])" office:value-type="float" office:value="315.87965397256" calcext:value-type="float">
            <text:p>315.88</text:p>
          </table:table-cell>
          <table:table-cell table:style-name="ce13"/>
          <table:table-cell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([.$I12] - [.B12])" office:value-type="float" office:value="123.813336735412" calcext:value-type="float">
            <text:p>123.81</text:p>
          </table:table-cell>
          <table:table-cell table:style-name="ce13" table:formula="of:=([.$I12] - [.C12])" office:value-type="float" office:value="303.069566970848" calcext:value-type="float">
            <text:p>303.07</text:p>
          </table:table-cell>
          <table:table-cell table:style-name="ce13" table:formula="of:=([.$I12] - [.D12])" office:value-type="float" office:value="316.845691037508" calcext:value-type="float">
            <text:p>316.85</text:p>
          </table:table-cell>
          <table:table-cell table:style-name="ce13" table:formula="of:=([.$I12] - [.E12])" office:value-type="float" office:value="328.957350166128" calcext:value-type="float">
            <text:p>328.96</text:p>
          </table:table-cell>
          <table:table-cell table:style-name="ce13" table:formula="of:=([.$I12] - [.F12])" office:value-type="float" office:value="335.622523374374" calcext:value-type="float">
            <text:p>335.62</text:p>
          </table:table-cell>
          <table:table-cell table:style-name="ce13" table:formula="of:=([.$I12] - [.G12])" office:value-type="float" office:value="340.335236905952" calcext:value-type="float">
            <text:p>340.34</text:p>
          </table:table-cell>
          <table:table-cell table:style-name="ce13" table:formula="of:=([.$I12] - [.H12])" office:value-type="float" office:value="344.05647656526" calcext:value-type="float">
            <text:p>344.06</text:p>
          </table:table-cell>
          <table:table-cell table:style-name="ce13"/>
          <table:table-cell/>
        </table:table-row>
        <table:table-row table:style-name="ro1">
          <table:table-cell table:style-name="ce28"/>
          <table:table-cell table:style-name="ce11" table:number-columns-repeated="7"/>
          <table:table-cell table:style-name="ce13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Radiative Forcing</text:p>
          </table:table-cell>
          <table:covered-table-cell table:number-columns-repeated="3" table:style-name="Default"/>
          <table:covered-table-cell table:number-columns-repeated="4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/>
          <table:table-cell table:style-name="ce57"/>
        </table:table-row>
        <table:table-row table:style-name="ro1">
          <table:table-cell table:style-name="ce30" table:formula="of:=[.A4]" office:value-type="float" office:value="283.15" calcext:value-type="float">
            <text:p>283.15</text:p>
          </table:table-cell>
          <table:table-cell table:formula="of:=[.B17] * [$Summary.$A$4] * [$Summary.$B$4]" office:value-type="float" office:value="50.7262910083165" calcext:value-type="float">
            <text:p>50.73</text:p>
          </table:table-cell>
          <table:table-cell table:style-name="ce13" table:formula="of:=[.C17] * [$Summary.$A$4] * [$Summary.$B$4]" office:value-type="float" office:value="116.679465801804" calcext:value-type="float">
            <text:p>116.68</text:p>
          </table:table-cell>
          <table:table-cell table:style-name="ce13" table:formula="of:=[.D17] * [$Summary.$A$4] * [$Summary.$B$4]" office:value-type="float" office:value="123.830563519126" calcext:value-type="float">
            <text:p>123.83</text:p>
          </table:table-cell>
          <table:table-cell table:style-name="ce13" table:formula="of:=[.E17] * [$Summary.$A$4] * [$Summary.$B$4]" office:value-type="float" office:value="130.369666503125" calcext:value-type="float">
            <text:p>130.37</text:p>
          </table:table-cell>
          <table:table-cell table:style-name="ce13" table:formula="of:=[.F17] * [$Summary.$A$4] * [$Summary.$B$4]" office:value-type="float" office:value="133.791668567637" calcext:value-type="float">
            <text:p>133.79</text:p>
          </table:table-cell>
          <table:table-cell table:style-name="ce13" table:formula="of:=[.G17] * [$Summary.$A$4] * [$Summary.$B$4]" office:value-type="float" office:value="136.034424892046" calcext:value-type="float">
            <text:p>136.03</text:p>
          </table:table-cell>
          <table:table-cell table:style-name="ce13" table:formula="of:=[.H17] * [$Summary.$A$4] * [$Summary.$B$4]" office:value-type="float" office:value="137.67898406336" calcext:value-type="float">
            <text:p>137.68</text:p>
          </table:table-cell>
          <table:table-cell table:number-columns-repeated="2"/>
        </table:table-row>
        <table:table-row table:style-name="ro1">
          <table:table-cell table:style-name="ce30" table:formula="of:=[.A5]" office:value-type="float" office:value="287.15" calcext:value-type="float">
            <text:p>287.15</text:p>
          </table:table-cell>
          <table:table-cell table:formula="of:=[.B18] * [$Summary.$A$4] * [$Summary.$B$4]" office:value-type="float" office:value="54.1160883887315" calcext:value-type="float">
            <text:p>54.12</text:p>
          </table:table-cell>
          <table:table-cell table:style-name="ce13" table:formula="of:=[.C18] * [$Summary.$A$4] * [$Summary.$B$4]" office:value-type="float" office:value="126.910341569255" calcext:value-type="float">
            <text:p>126.91</text:p>
          </table:table-cell>
          <table:table-cell table:style-name="ce13" table:formula="of:=[.D18] * [$Summary.$A$4] * [$Summary.$B$4]" office:value-type="float" office:value="134.170285778949" calcext:value-type="float">
            <text:p>134.17</text:p>
          </table:table-cell>
          <table:table-cell table:style-name="ce13" table:formula="of:=[.E18] * [$Summary.$A$4] * [$Summary.$B$4]" office:value-type="float" office:value="140.622143725356" calcext:value-type="float">
            <text:p>140.62</text:p>
          </table:table-cell>
          <table:table-cell table:style-name="ce13" table:formula="of:=[.F18] * [$Summary.$A$4] * [$Summary.$B$4]" office:value-type="float" office:value="143.973402950117" calcext:value-type="float">
            <text:p>143.97</text:p>
          </table:table-cell>
          <table:table-cell table:style-name="ce13" table:formula="of:=[.G18] * [$Summary.$A$4] * [$Summary.$B$4]" office:value-type="float" office:value="146.18805939387" calcext:value-type="float">
            <text:p>146.19</text:p>
          </table:table-cell>
          <table:table-cell table:style-name="ce13" table:formula="of:=[.H18] * [$Summary.$A$4] * [$Summary.$B$4]" office:value-type="float" office:value="147.833866129886" calcext:value-type="float">
            <text:p>147.83</text:p>
          </table:table-cell>
          <table:table-cell table:number-columns-repeated="2"/>
        </table:table-row>
        <table:table-row table:style-name="ro1">
          <table:table-cell table:style-name="ce30" table:formula="of:=[.A6]" office:value-type="float" office:value="288.15" calcext:value-type="float">
            <text:p>288.15</text:p>
          </table:table-cell>
          <table:table-cell table:formula="of:=[.B19] * [$Summary.$A$4] * [$Summary.$B$4]" office:value-type="float" office:value="54.9900690291141" calcext:value-type="float">
            <text:p>54.99</text:p>
          </table:table-cell>
          <table:table-cell table:style-name="ce13" table:formula="of:=[.C19] * [$Summary.$A$4] * [$Summary.$B$4]" office:value-type="float" office:value="129.546990006643" calcext:value-type="float">
            <text:p>129.55</text:p>
          </table:table-cell>
          <table:table-cell table:style-name="ce13" table:formula="of:=[.D19] * [$Summary.$A$4] * [$Summary.$B$4]" office:value-type="float" office:value="136.81645434422" calcext:value-type="float">
            <text:p>136.82</text:p>
          </table:table-cell>
          <table:table-cell table:style-name="ce13" table:formula="of:=[.E19] * [$Summary.$A$4] * [$Summary.$B$4]" office:value-type="float" office:value="143.241669923162" calcext:value-type="float">
            <text:p>143.24</text:p>
          </table:table-cell>
          <table:table-cell table:style-name="ce13" table:formula="of:=[.F19] * [$Summary.$A$4] * [$Summary.$B$4]" office:value-type="float" office:value="146.580705396142" calcext:value-type="float">
            <text:p>146.58</text:p>
          </table:table-cell>
          <table:table-cell table:style-name="ce13" table:formula="of:=[.G19] * [$Summary.$A$4] * [$Summary.$B$4]" office:value-type="float" office:value="148.795905551429" calcext:value-type="float">
            <text:p>148.80</text:p>
          </table:table-cell>
          <table:table-cell table:style-name="ce13" table:formula="of:=[.H19] * [$Summary.$A$4] * [$Summary.$B$4]" office:value-type="float" office:value="150.449484286483" calcext:value-type="float">
            <text:p>150.45</text:p>
          </table:table-cell>
          <table:table-cell table:number-columns-repeated="2"/>
        </table:table-row>
        <table:table-row table:style-name="ro1">
          <table:table-cell table:style-name="ce30" table:formula="of:=[.A7]" office:value-type="float" office:value="289.15" calcext:value-type="float">
            <text:p>289.15</text:p>
          </table:table-cell>
          <table:table-cell table:formula="of:=[.B20] * [$Summary.$A$4] * [$Summary.$B$4]" office:value-type="float" office:value="55.8757608489439" calcext:value-type="float">
            <text:p>55.88</text:p>
          </table:table-cell>
          <table:table-cell table:style-name="ce13" table:formula="of:=[.C20] * [$Summary.$A$4] * [$Summary.$B$4]" office:value-type="float" office:value="132.214184153793" calcext:value-type="float">
            <text:p>132.21</text:p>
          </table:table-cell>
          <table:table-cell table:style-name="ce13" table:formula="of:=[.D20] * [$Summary.$A$4] * [$Summary.$B$4]" office:value-type="float" office:value="139.487405255951" calcext:value-type="float">
            <text:p>139.49</text:p>
          </table:table-cell>
          <table:table-cell table:style-name="ce13" table:formula="of:=[.E20] * [$Summary.$A$4] * [$Summary.$B$4]" office:value-type="float" office:value="145.88567995214" calcext:value-type="float">
            <text:p>145.89</text:p>
          </table:table-cell>
          <table:table-cell table:style-name="ce13" table:formula="of:=[.F20] * [$Summary.$A$4] * [$Summary.$B$4]" office:value-type="float" office:value="149.215866731107" calcext:value-type="float">
            <text:p>149.22</text:p>
          </table:table-cell>
          <table:table-cell table:style-name="ce13" table:formula="of:=[.G20] * [$Summary.$A$4] * [$Summary.$B$4]" office:value-type="float" office:value="151.435197915925" calcext:value-type="float">
            <text:p>151.44</text:p>
          </table:table-cell>
          <table:table-cell table:style-name="ce13" table:formula="of:=[.H20] * [$Summary.$A$4] * [$Summary.$B$4]" office:value-type="float" office:value="153.099790259936" calcext:value-type="float">
            <text:p>153.10</text:p>
          </table:table-cell>
          <table:table-cell table:number-columns-repeated="2"/>
        </table:table-row>
        <table:table-row table:style-name="ro1">
          <table:table-cell table:style-name="ce30" table:formula="of:=[.A8]" office:value-type="float" office:value="290.15" calcext:value-type="float">
            <text:p>290.15</text:p>
          </table:table-cell>
          <table:table-cell table:formula="of:=[.B21] * [$Summary.$A$4] * [$Summary.$B$4]" office:value-type="float" office:value="56.7725913141" calcext:value-type="float">
            <text:p>56.77</text:p>
          </table:table-cell>
          <table:table-cell table:style-name="ce13" table:formula="of:=[.C21] * [$Summary.$A$4] * [$Summary.$B$4]" office:value-type="float" office:value="134.911194494763" calcext:value-type="float">
            <text:p>134.91</text:p>
          </table:table-cell>
          <table:table-cell table:style-name="ce13" table:formula="of:=[.D21] * [$Summary.$A$4] * [$Summary.$B$4]" office:value-type="float" office:value="142.182724510205" calcext:value-type="float">
            <text:p>142.18</text:p>
          </table:table-cell>
          <table:table-cell table:style-name="ce13" table:formula="of:=[.E21] * [$Summary.$A$4] * [$Summary.$B$4]" office:value-type="float" office:value="148.554812408183" calcext:value-type="float">
            <text:p>148.55</text:p>
          </table:table-cell>
          <table:table-cell table:style-name="ce13" table:formula="of:=[.F21] * [$Summary.$A$4] * [$Summary.$B$4]" office:value-type="float" office:value="151.87997065912" calcext:value-type="float">
            <text:p>151.88</text:p>
          </table:table-cell>
          <table:table-cell table:style-name="ce13" table:formula="of:=[.G21] * [$Summary.$A$4] * [$Summary.$B$4]" office:value-type="float" office:value="154.107272576502" calcext:value-type="float">
            <text:p>154.11</text:p>
          </table:table-cell>
          <table:table-cell table:style-name="ce13" table:formula="of:=[.H21] * [$Summary.$A$4] * [$Summary.$B$4]" office:value-type="float" office:value="155.786506517873" calcext:value-type="float">
            <text:p>155.79</text:p>
          </table:table-cell>
          <table:table-cell table:number-columns-repeated="2"/>
        </table:table-row>
        <table:table-row table:style-name="ro1">
          <table:table-cell table:style-name="ce30" table:formula="of:=[.A9]" office:value-type="float" office:value="291.15" calcext:value-type="float">
            <text:p>291.15</text:p>
          </table:table-cell>
          <table:table-cell table:formula="of:=[.B22] * [$Summary.$A$4] * [$Summary.$B$4]" office:value-type="float" office:value="57.6795592465961" calcext:value-type="float">
            <text:p>57.68</text:p>
          </table:table-cell>
          <table:table-cell table:style-name="ce13" table:formula="of:=[.C22] * [$Summary.$A$4] * [$Summary.$B$4]" office:value-type="float" office:value="137.635736852597" calcext:value-type="float">
            <text:p>137.64</text:p>
          </table:table-cell>
          <table:table-cell table:style-name="ce13" table:formula="of:=[.D22] * [$Summary.$A$4] * [$Summary.$B$4]" office:value-type="float" office:value="144.90093060903" calcext:value-type="float">
            <text:p>144.90</text:p>
          </table:table-cell>
          <table:table-cell table:style-name="ce13" table:formula="of:=[.E22] * [$Summary.$A$4] * [$Summary.$B$4]" office:value-type="float" office:value="151.24853238094" calcext:value-type="float">
            <text:p>151.25</text:p>
          </table:table-cell>
          <table:table-cell table:style-name="ce13" table:formula="of:=[.F22] * [$Summary.$A$4] * [$Summary.$B$4]" office:value-type="float" office:value="154.572965447028" calcext:value-type="float">
            <text:p>154.57</text:p>
          </table:table-cell>
          <table:table-cell table:style-name="ce13" table:formula="of:=[.G22] * [$Summary.$A$4] * [$Summary.$B$4]" office:value-type="float" office:value="156.81214922943" calcext:value-type="float">
            <text:p>156.81</text:p>
          </table:table-cell>
          <table:table-cell table:style-name="ce13" table:formula="of:=[.H22] * [$Summary.$A$4] * [$Summary.$B$4]" office:value-type="float" office:value="158.509651301817" calcext:value-type="float">
            <text:p>158.51</text:p>
          </table:table-cell>
          <table:table-cell table:number-columns-repeated="2"/>
        </table:table-row>
        <table:table-row table:style-name="ro1">
          <table:table-cell table:style-name="ce30" table:formula="of:=[.A10]" office:value-type="float" office:value="292.15" calcext:value-type="float">
            <text:p>292.15</text:p>
          </table:table-cell>
          <table:table-cell table:formula="of:=[.B23] * [$Summary.$A$4] * [$Summary.$B$4]" office:value-type="float" office:value="58.596500060982" calcext:value-type="float">
            <text:p>58.60</text:p>
          </table:table-cell>
          <table:table-cell table:style-name="ce13" table:formula="of:=[.C23] * [$Summary.$A$4] * [$Summary.$B$4]" office:value-type="float" office:value="140.385994211149" calcext:value-type="float">
            <text:p>140.39</text:p>
          </table:table-cell>
          <table:table-cell table:style-name="ce13" table:formula="of:=[.D23] * [$Summary.$A$4] * [$Summary.$B$4]" office:value-type="float" office:value="147.641228335202" calcext:value-type="float">
            <text:p>147.64</text:p>
          </table:table-cell>
          <table:table-cell table:style-name="ce13" table:formula="of:=[.E23] * [$Summary.$A$4] * [$Summary.$B$4]" office:value-type="float" office:value="153.966915035529" calcext:value-type="float">
            <text:p>153.97</text:p>
          </table:table-cell>
          <table:table-cell table:style-name="ce13" table:formula="of:=[.F23] * [$Summary.$A$4] * [$Summary.$B$4]" office:value-type="float" office:value="157.295086170771" calcext:value-type="float">
            <text:p>157.30</text:p>
          </table:table-cell>
          <table:table-cell table:style-name="ce13" table:formula="of:=[.G23] * [$Summary.$A$4] * [$Summary.$B$4]" office:value-type="float" office:value="159.550316842913" calcext:value-type="float">
            <text:p>159.55</text:p>
          </table:table-cell>
          <table:table-cell table:style-name="ce13" table:formula="of:=[.H23] * [$Summary.$A$4] * [$Summary.$B$4]" office:value-type="float" office:value="161.26960174567" calcext:value-type="float">
            <text:p>161.27</text:p>
          </table:table-cell>
          <table:table-cell table:number-columns-repeated="2"/>
        </table:table-row>
        <table:table-row table:style-name="ro1">
          <table:table-cell table:style-name="ce30" table:formula="of:=[.A11]" office:value-type="float" office:value="293.15" calcext:value-type="float">
            <text:p>293.15</text:p>
          </table:table-cell>
          <table:table-cell table:formula="of:=[.B24] * [$Summary.$A$4] * [$Summary.$B$4]" office:value-type="float" office:value="59.5230826847684" calcext:value-type="float">
            <text:p>59.52</text:p>
          </table:table-cell>
          <table:table-cell table:style-name="ce13" table:formula="of:=[.C24] * [$Summary.$A$4] * [$Summary.$B$4]" office:value-type="float" office:value="143.162012446632" calcext:value-type="float">
            <text:p>143.16</text:p>
          </table:table-cell>
          <table:table-cell table:style-name="ce13" table:formula="of:=[.D24] * [$Summary.$A$4] * [$Summary.$B$4]" office:value-type="float" office:value="150.404464491551" calcext:value-type="float">
            <text:p>150.40</text:p>
          </table:table-cell>
          <table:table-cell table:style-name="ce13" table:formula="of:=[.E24] * [$Summary.$A$4] * [$Summary.$B$4]" office:value-type="float" office:value="156.710620793858" calcext:value-type="float">
            <text:p>156.71</text:p>
          </table:table-cell>
          <table:table-cell table:style-name="ce13" table:formula="of:=[.F24] * [$Summary.$A$4] * [$Summary.$B$4]" office:value-type="float" office:value="160.0473699582" calcext:value-type="float">
            <text:p>160.05</text:p>
          </table:table-cell>
          <table:table-cell table:style-name="ce13" table:formula="of:=[.G24] * [$Summary.$A$4] * [$Summary.$B$4]" office:value-type="float" office:value="162.322938571785" calcext:value-type="float">
            <text:p>162.32</text:p>
          </table:table-cell>
          <table:table-cell table:style-name="ce13" table:formula="of:=[.H24] * [$Summary.$A$4] * [$Summary.$B$4]" office:value-type="float" office:value="164.067892273348" calcext:value-type="float">
            <text:p>164.07</text:p>
          </table:table-cell>
          <table:table-cell table:number-columns-repeated="2"/>
        </table:table-row>
        <table:table-row table:style-name="ro1">
          <table:table-cell table:style-name="ce30" table:formula="of:=[.A12]" office:value-type="float" office:value="298.15" calcext:value-type="float">
            <text:p>298.15</text:p>
          </table:table-cell>
          <table:table-cell table:formula="of:=[.B25] * [$Summary.$A$4] * [$Summary.$B$4]" office:value-type="float" office:value="64.308647100373" calcext:value-type="float">
            <text:p>64.31</text:p>
          </table:table-cell>
          <table:table-cell table:style-name="ce13" table:formula="of:=[.C25] * [$Summary.$A$4] * [$Summary.$B$4]" office:value-type="float" office:value="157.414333084659" calcext:value-type="float">
            <text:p>157.41</text:p>
          </table:table-cell>
          <table:table-cell table:style-name="ce13" table:formula="of:=[.D25] * [$Summary.$A$4] * [$Summary.$B$4]" office:value-type="float" office:value="164.569651924882" calcext:value-type="float">
            <text:p>164.57</text:p>
          </table:table-cell>
          <table:table-cell table:style-name="ce13" table:formula="of:=[.E25] * [$Summary.$A$4] * [$Summary.$B$4]" office:value-type="float" office:value="170.860447676287" calcext:value-type="float">
            <text:p>170.86</text:p>
          </table:table-cell>
          <table:table-cell table:style-name="ce13" table:formula="of:=[.F25] * [$Summary.$A$4] * [$Summary.$B$4]" office:value-type="float" office:value="174.32233864065" calcext:value-type="float">
            <text:p>174.32</text:p>
          </table:table-cell>
          <table:table-cell table:style-name="ce13" table:formula="of:=[.G25] * [$Summary.$A$4] * [$Summary.$B$4]" office:value-type="float" office:value="176.770122048951" calcext:value-type="float">
            <text:p>176.77</text:p>
          </table:table-cell>
          <table:table-cell table:style-name="ce13" table:formula="of:=[.H25] * [$Summary.$A$4] * [$Summary.$B$4]" office:value-type="float" office:value="178.702933927996" calcext:value-type="float">
            <text:p>178.70</text:p>
          </table:table-cell>
          <table:table-cell table:number-columns-repeated="2"/>
        </table:table-row>
        <table:table-row table:style-name="ro1">
          <table:table-cell table:style-name="ce30"/>
          <table:table-cell/>
          <table:table-cell table:style-name="ce13" table:number-columns-repeated="6"/>
          <table:table-cell table:number-columns-repeated="2"/>
        </table:table-row>
        <table:table-row table:style-name="ro1">
          <table:table-cell table:style-name="ce30"/>
          <table:table-cell table:style-name="Default"/>
          <table:table-cell table:style-name="ce13" table:number-columns-repeated="6"/>
          <table:table-cell table:number-columns-repeated="2"/>
        </table:table-row>
        <table:table-row table:style-name="ro1">
          <table:table-cell table:style-name="ce30"/>
          <table:table-cell table:style-name="ce47"/>
          <table:table-cell table:style-name="ce13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Stepwise summation of RF due to temperature increase</text:p>
          </table:table-cell>
          <table:covered-table-cell table:number-columns-repeated="3" table:style-name="Default"/>
          <table:covered-table-cell table:number-columns-repeated="3"/>
          <table:table-cell table:number-columns-repeated="2"/>
          <table:table-cell table:style-name="ce1"/>
        </table:table-row>
        <table:table-row table:style-name="ro1">
          <table:table-cell table:style-name="ce49" office:value-type="string" calcext:value-type="string" table:number-columns-spanned="4" table:number-rows-spanned="1">
            <text:p>Cubic polynomial coefficients</text:p>
          </table:table-cell>
          <table:covered-table-cell table:number-columns-repeated="3" table:style-name="ce60"/>
          <table:table-cell table:style-name="ce40" office:value-type="string" calcext:value-type="string" table:number-columns-spanned="1" table:number-rows-spanned="2">
            <text:p>Calibration ΔT/Δ RF</text:p>
          </table:table-cell>
          <table:table-cell table:style-name="ce57" office:value-type="string" calcext:value-type="string" table:number-columns-spanned="1" table:number-rows-spanned="2">
            <text:p>Δ RF </text:p>
          </table:table-cell>
          <table:table-cell table:style-name="ce57" office:value-type="string" calcext:value-type="string" table:number-columns-spanned="1" table:number-rows-spanned="2">
            <text:p>Δ T</text:p>
          </table:table-cell>
          <table:table-cell table:style-name="ce57" office:value-type="string" calcext:value-type="string" table:number-columns-spanned="1" table:number-rows-spanned="2">
            <text:p>Δ T / Δ RF </text:p>
          </table:table-cell>
          <table:table-cell/>
          <table:table-cell table:style-name="ce1"/>
        </table:table-row>
        <table:table-row table:style-name="ro1"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covered-table-cell/>
          <table:covered-table-cell table:number-columns-repeated="3" table:style-name="ce8"/>
          <table:table-cell table:number-columns-repeated="2"/>
        </table:table-row>
        <table:table-row table:style-name="ro1">
          <table:table-cell table:style-name="ce60" table:formula="of:=INDEX(LINEST([.G29:.G37];[.A29:.A37]^{1;2;3};1;1);1)" office:value-type="float" office:value="0.000204394122168926" calcext:value-type="float">
            <text:p>0.000204394122169</text:p>
          </table:table-cell>
          <table:table-cell table:style-name="ce60" table:formula="of:=INDEX(LINEST([.G29:.G37];[.A29:.A37]^{1;2;3};1;1);1;2)" office:value-type="float" office:value="-0.161380356795474" calcext:value-type="float">
            <text:p>-0.161380356795474</text:p>
          </table:table-cell>
          <table:table-cell table:style-name="ce60" table:formula="of:=INDEX(LINEST([.G29:.G37];[.A29:.A37]^{1;2;3};1;1);1;3)" office:value-type="float" office:value="44.7145487330482" calcext:value-type="float">
            <text:p>44.7145487330482</text:p>
          </table:table-cell>
          <table:table-cell table:style-name="ce60" table:formula="of:=INDEX(LINEST([.G29:.G37];[.A29:.A37]^{1;2;3};1;1);1;4)" office:value-type="float" office:value="-4226.39513428925" calcext:value-type="float">
            <text:p>-4226.39513428925</text:p>
          </table:table-cell>
          <table:table-cell table:style-name="ce65" table:formula="of:=[$Summary.C12]" office:value-type="float" office:value="0.223930939852249" calcext:value-type="float">
            <text:p>0.2239</text:p>
          </table:table-cell>
          <table:table-cell table:style-name="ce13" table:formula="of:=[.B95]-[.B46]" office:value-type="float" office:value="3.69709234077268" calcext:value-type="float">
            <text:p>3.70</text:p>
          </table:table-cell>
          <table:table-cell table:style-name="ce13" table:formula="of:=[.A95]-[.A46]" office:value-type="float" office:value="1.41392289783215" calcext:value-type="float">
            <text:p>1.41</text:p>
          </table:table-cell>
          <table:table-cell table:style-name="ce13" table:formula="of:=[.G44]/[.F44]" office:value-type="float" office:value="0.382441867150293" calcext:value-type="float">
            <text:p>0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F</text:p>
          </table:table-cell>
          <table:table-cell table:style-name="ce8" table:number-columns-repeated="2"/>
          <table:table-cell table:style-name="ce13" table:number-columns-repeated="3"/>
          <table:table-cell table:number-columns-repeated="3"/>
        </table:table-row>
        <table:table-row table:style-name="ro1">
          <table:table-cell table:style-name="ce47" office:value-type="float" office:value="287.15" calcext:value-type="float">
            <text:p>287.15</text:p>
          </table:table-cell>
          <table:table-cell table:formula="of:=[.G30]" office:value-type="float" office:value="146.18805939387" calcext:value-type="float">
            <text:p>146.19</text:p>
          </table:table-cell>
          <table:table-cell table:number-columns-repeated="2"/>
          <table:table-cell table:style-name="ce13" table:number-columns-repeated="3"/>
          <table:table-cell table:number-columns-repeated="3"/>
        </table:table-row>
        <table:table-row table:style-name="ro1">
          <table:table-cell table:formula="of:=[.A46] + (([.G30]-[$CO2_275ppm.G30]) * [.$E$44])" office:value-type="float" office:value="287.736029535246" calcext:value-type="float">
            <text:p>287.74</text:p>
          </table:table-cell>
          <table:table-cell table:formula="of:=(([.$A$44] * POWER([.A47];3)) + ([.$B$44] * POWER([.A47];2)) + ([.$C$44] * [.A47]) + [.$D$44])" office:value-type="float" office:value="147.712863561468" calcext:value-type="float">
            <text:p>147.71</text:p>
          </table:table-cell>
          <table:table-cell table:number-columns-repeated="8"/>
        </table:table-row>
        <table:table-row table:style-name="ro1">
          <table:table-cell table:formula="of:=[.A47] + (([.B47]-[.B46]) * [.$E$44])" office:value-type="float" office:value="288.077480365587" calcext:value-type="float">
            <text:p>288.08</text:p>
          </table:table-cell>
          <table:table-cell table:formula="of:=(([.$A$44] * POWER([.A48];3)) + ([.$B$44] * POWER([.A48];2)) + ([.$C$44] * [.A48]) + [.$D$44])" office:value-type="float" office:value="148.606247482241" calcext:value-type="float">
            <text:p>148.61</text:p>
          </table:table-cell>
          <table:table-cell table:number-columns-repeated="8"/>
        </table:table-row>
        <table:table-row table:style-name="ro1">
          <table:table-cell table:formula="of:=[.A48] + (([.B48]-[.B47]) * [.$E$44])" office:value-type="float" office:value="288.277536666614" calcext:value-type="float">
            <text:p>288.28</text:p>
          </table:table-cell>
          <table:table-cell table:formula="of:=(([.$A$44] * POWER([.A49];3)) + ([.$B$44] * POWER([.A49];2)) + ([.$C$44] * [.A49]) + [.$D$44])" office:value-type="float" office:value="149.131332212708" calcext:value-type="float">
            <text:p>149.13</text:p>
          </table:table-cell>
          <table:table-cell table:number-columns-repeated="8"/>
        </table:table-row>
        <table:table-row table:style-name="ro1">
          <table:table-cell table:formula="of:=[.A49] + (([.B49]-[.B48]) * [.$E$44])" office:value-type="float" office:value="288.39511938381" calcext:value-type="float">
            <text:p>288.40</text:p>
          </table:table-cell>
          <table:table-cell table:formula="of:=(([.$A$44] * POWER([.A50];3)) + ([.$B$44] * POWER([.A50];2)) + ([.$C$44] * [.A50]) + [.$D$44])" office:value-type="float" office:value="149.44052381495" calcext:value-type="float">
            <text:p>149.44</text:p>
          </table:table-cell>
          <table:table-cell table:number-columns-repeated="8"/>
        </table:table-row>
        <table:table-row table:style-name="ro1">
          <table:table-cell table:formula="of:=[.A50] + (([.B50]-[.B49]) * [.$E$44])" office:value-type="float" office:value="288.464356949894" calcext:value-type="float">
            <text:p>288.46</text:p>
          </table:table-cell>
          <table:table-cell table:formula="of:=(([.$A$44] * POWER([.A51];3)) + ([.$B$44] * POWER([.A51];2)) + ([.$C$44] * [.A51]) + [.$D$44])" office:value-type="float" office:value="149.622788442721" calcext:value-type="float">
            <text:p>149.62</text:p>
          </table:table-cell>
          <table:table-cell table:number-columns-repeated="8"/>
        </table:table-row>
        <table:table-row table:style-name="ro1">
          <table:table-cell table:formula="of:=[.A51] + (([.B51]-[.B50]) * [.$E$44])" office:value-type="float" office:value="288.505171639293" calcext:value-type="float">
            <text:p>288.51</text:p>
          </table:table-cell>
          <table:table-cell table:formula="of:=(([.$A$44] * POWER([.A52];3)) + ([.$B$44] * POWER([.A52];2)) + ([.$C$44] * [.A52]) + [.$D$44])" office:value-type="float" office:value="149.730300787964" calcext:value-type="float">
            <text:p>149.73</text:p>
          </table:table-cell>
          <table:table-cell table:number-columns-repeated="8"/>
        </table:table-row>
        <table:table-row table:style-name="ro1">
          <table:table-cell table:formula="of:=[.A52] + (([.B52]-[.B51]) * [.$E$44])" office:value-type="float" office:value="288.529246979809" calcext:value-type="float">
            <text:p>288.53</text:p>
          </table:table-cell>
          <table:table-cell table:formula="of:=(([.$A$44] * POWER([.A53];3)) + ([.$B$44] * POWER([.A53];2)) + ([.$C$44] * [.A53]) + [.$D$44])" office:value-type="float" office:value="149.793743291559" calcext:value-type="float">
            <text:p>149.79</text:p>
          </table:table-cell>
          <table:table-cell table:number-columns-repeated="8"/>
        </table:table-row>
        <table:table-row table:style-name="ro1">
          <table:table-cell table:formula="of:=[.A53] + (([.B53]-[.B52]) * [.$E$44])" office:value-type="float" office:value="288.543453719265" calcext:value-type="float">
            <text:p>288.54</text:p>
          </table:table-cell>
          <table:table-cell table:formula="of:=(([.$A$44] * POWER([.A54];3)) + ([.$B$44] * POWER([.A54];2)) + ([.$C$44] * [.A54]) + [.$D$44])" office:value-type="float" office:value="149.831188850314" calcext:value-type="float">
            <text:p>149.83</text:p>
          </table:table-cell>
          <table:table-cell table:number-columns-repeated="8"/>
        </table:table-row>
        <table:table-row table:style-name="ro1">
          <table:table-cell table:formula="of:=[.A54] + (([.B54]-[.B53]) * [.$E$44])" office:value-type="float" office:value="288.551838938431" calcext:value-type="float">
            <text:p>288.55</text:p>
          </table:table-cell>
          <table:table-cell table:formula="of:=(([.$A$44] * POWER([.A55];3)) + ([.$B$44] * POWER([.A55];2)) + ([.$C$44] * [.A55]) + [.$D$44])" office:value-type="float" office:value="149.853293222874" calcext:value-type="float">
            <text:p>149.85</text:p>
          </table:table-cell>
          <table:table-cell table:number-columns-repeated="8"/>
        </table:table-row>
        <table:table-row table:style-name="ro1">
          <table:table-cell table:formula="of:=[.A55] + (([.B55]-[.B54]) * [.$E$44])" office:value-type="float" office:value="288.556788791353" calcext:value-type="float">
            <text:p>288.56</text:p>
          </table:table-cell>
          <table:table-cell table:formula="of:=(([.$A$44] * POWER([.A56];3)) + ([.$B$44] * POWER([.A56];2)) + ([.$C$44] * [.A56]) + [.$D$44])" office:value-type="float" office:value="149.866342613679" calcext:value-type="float">
            <text:p>149.87</text:p>
          </table:table-cell>
          <table:table-cell table:number-columns-repeated="8"/>
        </table:table-row>
        <table:table-row table:style-name="ro1">
          <table:table-cell table:formula="of:=[.A56] + (([.B56]-[.B55]) * [.$E$44])" office:value-type="float" office:value="288.5597109537" calcext:value-type="float">
            <text:p>288.56</text:p>
          </table:table-cell>
          <table:table-cell table:formula="of:=(([.$A$44] * POWER([.A57];3)) + ([.$B$44] * POWER([.A57];2)) + ([.$C$44] * [.A57]) + [.$D$44])" office:value-type="float" office:value="149.874046723366" calcext:value-type="float">
            <text:p>149.87</text:p>
          </table:table-cell>
          <table:table-cell table:number-columns-repeated="8"/>
        </table:table-row>
        <table:table-row table:style-name="ro1">
          <table:table-cell table:formula="of:=[.A57] + (([.B57]-[.B56]) * [.$E$44])" office:value-type="float" office:value="288.561436142223" calcext:value-type="float">
            <text:p>288.56</text:p>
          </table:table-cell>
          <table:table-cell table:formula="of:=(([.$A$44] * POWER([.A58];3)) + ([.$B$44] * POWER([.A58];2)) + ([.$C$44] * [.A58]) + [.$D$44])" office:value-type="float" office:value="149.878595206495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58] + (([.B58]-[.B57]) * [.$E$44])" office:value-type="float" office:value="288.562454688325" calcext:value-type="float">
            <text:p>288.56</text:p>
          </table:table-cell>
          <table:table-cell table:formula="of:=(([.$A$44] * POWER([.A59];3)) + ([.$B$44] * POWER([.A59];2)) + ([.$C$44] * [.A59]) + [.$D$44])" office:value-type="float" office:value="149.881280660704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59] + (([.B59]-[.B58]) * [.$E$44])" office:value-type="float" office:value="288.56305604461" calcext:value-type="float">
            <text:p>288.56</text:p>
          </table:table-cell>
          <table:table-cell table:formula="of:=(([.$A$44] * POWER([.A60];3)) + ([.$B$44] * POWER([.A60];2)) + ([.$C$44] * [.A60]) + [.$D$44])" office:value-type="float" office:value="149.882866185604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60] + (([.B60]-[.B59]) * [.$E$44])" office:value-type="float" office:value="288.563411092691" calcext:value-type="float">
            <text:p>288.56</text:p>
          </table:table-cell>
          <table:table-cell table:formula="of:=(([.$A$44] * POWER([.A61];3)) + ([.$B$44] * POWER([.A61];2)) + ([.$C$44] * [.A61]) + [.$D$44])" office:value-type="float" office:value="149.883802304117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61] + (([.B61]-[.B60]) * [.$E$44])" office:value-type="float" office:value="288.563620718589" calcext:value-type="float">
            <text:p>288.56</text:p>
          </table:table-cell>
          <table:table-cell table:formula="of:=(([.$A$44] * POWER([.A62];3)) + ([.$B$44] * POWER([.A62];2)) + ([.$C$44] * [.A62]) + [.$D$44])" office:value-type="float" office:value="149.884355004862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62] + (([.B62]-[.B61]) * [.$E$44])" office:value-type="float" office:value="288.563744485387" calcext:value-type="float">
            <text:p>288.56</text:p>
          </table:table-cell>
          <table:table-cell table:formula="of:=(([.$A$44] * POWER([.A63];3)) + ([.$B$44] * POWER([.A63];2)) + ([.$C$44] * [.A63]) + [.$D$44])" office:value-type="float" office:value="149.88468132969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63] + (([.B63]-[.B62]) * [.$E$44])" office:value-type="float" office:value="288.563817559612" calcext:value-type="float">
            <text:p>288.56</text:p>
          </table:table-cell>
          <table:table-cell table:formula="of:=(([.$A$44] * POWER([.A64];3)) + ([.$B$44] * POWER([.A64];2)) + ([.$C$44] * [.A64]) + [.$D$44])" office:value-type="float" office:value="149.88487399818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64] + (([.B64]-[.B63]) * [.$E$44])" office:value-type="float" office:value="288.563860704048" calcext:value-type="float">
            <text:p>288.56</text:p>
          </table:table-cell>
          <table:table-cell table:formula="of:=(([.$A$44] * POWER([.A65];3)) + ([.$B$44] * POWER([.A65];2)) + ([.$C$44] * [.A65]) + [.$D$44])" office:value-type="float" office:value="149.884987753459" calcext:value-type="float">
            <text:p>149.88</text:p>
          </table:table-cell>
          <table:table-cell table:number-columns-repeated="8"/>
        </table:table-row>
        <table:table-row table:style-name="ro1">
          <table:table-cell table:formula="of:=[.A65] + (([.B65]-[.B64]) * [.$E$44])" office:value-type="float" office:value="288.563886177375" calcext:value-type="float">
            <text:p>288.56</text:p>
          </table:table-cell>
          <table:table-cell table:formula="of:=(([.$A$44] * POWER([.A66];3)) + ([.$B$44] * POWER([.A66];2)) + ([.$C$44] * [.A66]) + [.$D$44])" office:value-type="float" office:value="149.88505491685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66] + (([.B66]-[.B65]) * [.$E$44])" office:value-type="float" office:value="288.563901217336" calcext:value-type="float">
            <text:p>288.56</text:p>
          </table:table-cell>
          <table:table-cell table:formula="of:=(([.$A$44] * POWER([.A67];3)) + ([.$B$44] * POWER([.A67];2)) + ([.$C$44] * [.A67]) + [.$D$44])" office:value-type="float" office:value="149.885094571468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67] + (([.B67]-[.B66]) * [.$E$44])" office:value-type="float" office:value="288.563910097232" calcext:value-type="float">
            <text:p>288.56</text:p>
          </table:table-cell>
          <table:table-cell table:formula="of:=(([.$A$44] * POWER([.A68];3)) + ([.$B$44] * POWER([.A68];2)) + ([.$C$44] * [.A68]) + [.$D$44])" office:value-type="float" office:value="149.885117984355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68] + (([.B68]-[.B67]) * [.$E$44])" office:value-type="float" office:value="288.563915340102" calcext:value-type="float">
            <text:p>288.56</text:p>
          </table:table-cell>
          <table:table-cell table:formula="of:=(([.$A$44] * POWER([.A69];3)) + ([.$B$44] * POWER([.A69];2)) + ([.$C$44] * [.A69]) + [.$D$44])" office:value-type="float" office:value="149.885131807798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69] + (([.B69]-[.B68]) * [.$E$44])" office:value-type="float" office:value="288.563918435598" calcext:value-type="float">
            <text:p>288.56</text:p>
          </table:table-cell>
          <table:table-cell table:formula="of:=(([.$A$44] * POWER([.A70];3)) + ([.$B$44] * POWER([.A70];2)) + ([.$C$44] * [.A70]) + [.$D$44])" office:value-type="float" office:value="149.88513996944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0] + (([.B70]-[.B69]) * [.$E$44])" office:value-type="float" office:value="288.563920263243" calcext:value-type="float">
            <text:p>288.56</text:p>
          </table:table-cell>
          <table:table-cell table:formula="of:=(([.$A$44] * POWER([.A71];3)) + ([.$B$44] * POWER([.A71];2)) + ([.$C$44] * [.A71]) + [.$D$44])" office:value-type="float" office:value="149.885144788237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1] + (([.B71]-[.B70]) * [.$E$44])" office:value-type="float" office:value="288.56392134232" calcext:value-type="float">
            <text:p>288.56</text:p>
          </table:table-cell>
          <table:table-cell table:formula="of:=(([.$A$44] * POWER([.A72];3)) + ([.$B$44] * POWER([.A72];2)) + ([.$C$44] * [.A72]) + [.$D$44])" office:value-type="float" office:value="149.885147633353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2] + (([.B72]-[.B71]) * [.$E$44])" office:value-type="float" office:value="288.56392197943" calcext:value-type="float">
            <text:p>288.56</text:p>
          </table:table-cell>
          <table:table-cell table:formula="of:=(([.$A$44] * POWER([.A73];3)) + ([.$B$44] * POWER([.A73];2)) + ([.$C$44] * [.A73]) + [.$D$44])" office:value-type="float" office:value="149.885149313168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3] + (([.B73]-[.B72]) * [.$E$44])" office:value-type="float" office:value="288.563922355592" calcext:value-type="float">
            <text:p>288.56</text:p>
          </table:table-cell>
          <table:table-cell table:formula="of:=(([.$A$44] * POWER([.A74];3)) + ([.$B$44] * POWER([.A74];2)) + ([.$C$44] * [.A74]) + [.$D$44])" office:value-type="float" office:value="149.885150304963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4] + (([.B74]-[.B73]) * [.$E$44])" office:value-type="float" office:value="288.563922577686" calcext:value-type="float">
            <text:p>288.56</text:p>
          </table:table-cell>
          <table:table-cell table:formula="of:=(([.$A$44] * POWER([.A75];3)) + ([.$B$44] * POWER([.A75];2)) + ([.$C$44] * [.A75]) + [.$D$44])" office:value-type="float" office:value="149.885150890539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5] + (([.B75]-[.B74]) * [.$E$44])" office:value-type="float" office:value="288.563922708814" calcext:value-type="float">
            <text:p>288.56</text:p>
          </table:table-cell>
          <table:table-cell table:formula="of:=(([.$A$44] * POWER([.A76];3)) + ([.$B$44] * POWER([.A76];2)) + ([.$C$44] * [.A76]) + [.$D$44])" office:value-type="float" office:value="149.885151236278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6] + (([.B76]-[.B75]) * [.$E$44])" office:value-type="float" office:value="288.563922786236" calcext:value-type="float">
            <text:p>288.56</text:p>
          </table:table-cell>
          <table:table-cell table:formula="of:=(([.$A$44] * POWER([.A77];3)) + ([.$B$44] * POWER([.A77];2)) + ([.$C$44] * [.A77]) + [.$D$44])" office:value-type="float" office:value="149.885151440409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7] + (([.B77]-[.B76]) * [.$E$44])" office:value-type="float" office:value="288.563922831947" calcext:value-type="float">
            <text:p>288.56</text:p>
          </table:table-cell>
          <table:table-cell table:formula="of:=(([.$A$44] * POWER([.A78];3)) + ([.$B$44] * POWER([.A78];2)) + ([.$C$44] * [.A78]) + [.$D$44])" office:value-type="float" office:value="149.885151560933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8] + (([.B78]-[.B77]) * [.$E$44])" office:value-type="float" office:value="288.563922858936" calcext:value-type="float">
            <text:p>288.56</text:p>
          </table:table-cell>
          <table:table-cell table:formula="of:=(([.$A$44] * POWER([.A79];3)) + ([.$B$44] * POWER([.A79];2)) + ([.$C$44] * [.A79]) + [.$D$44])" office:value-type="float" office:value="149.88515163209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79] + (([.B79]-[.B78]) * [.$E$44])" office:value-type="float" office:value="288.563922874871" calcext:value-type="float">
            <text:p>288.56</text:p>
          </table:table-cell>
          <table:table-cell table:formula="of:=(([.$A$44] * POWER([.A80];3)) + ([.$B$44] * POWER([.A80];2)) + ([.$C$44] * [.A80]) + [.$D$44])" office:value-type="float" office:value="149.885151674105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0] + (([.B80]-[.B79]) * [.$E$44])" office:value-type="float" office:value="288.563922884279" calcext:value-type="float">
            <text:p>288.56</text:p>
          </table:table-cell>
          <table:table-cell table:formula="of:=(([.$A$44] * POWER([.A81];3)) + ([.$B$44] * POWER([.A81];2)) + ([.$C$44] * [.A81]) + [.$D$44])" office:value-type="float" office:value="149.88515169891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1] + (([.B81]-[.B80]) * [.$E$44])" office:value-type="float" office:value="288.563922889834" calcext:value-type="float">
            <text:p>288.56</text:p>
          </table:table-cell>
          <table:table-cell table:formula="of:=(([.$A$44] * POWER([.A82];3)) + ([.$B$44] * POWER([.A82];2)) + ([.$C$44] * [.A82]) + [.$D$44])" office:value-type="float" office:value="149.885151713554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2] + (([.B82]-[.B81]) * [.$E$44])" office:value-type="float" office:value="288.563922893113" calcext:value-type="float">
            <text:p>288.56</text:p>
          </table:table-cell>
          <table:table-cell table:formula="of:=(([.$A$44] * POWER([.A83];3)) + ([.$B$44] * POWER([.A83];2)) + ([.$C$44] * [.A83]) + [.$D$44])" office:value-type="float" office:value="149.88515172220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3] + (([.B83]-[.B82]) * [.$E$44])" office:value-type="float" office:value="288.563922895049" calcext:value-type="float">
            <text:p>288.56</text:p>
          </table:table-cell>
          <table:table-cell table:formula="of:=(([.$A$44] * POWER([.A84];3)) + ([.$B$44] * POWER([.A84];2)) + ([.$C$44] * [.A84]) + [.$D$44])" office:value-type="float" office:value="149.885151727305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4] + (([.B84]-[.B83]) * [.$E$44])" office:value-type="float" office:value="288.563922896192" calcext:value-type="float">
            <text:p>288.56</text:p>
          </table:table-cell>
          <table:table-cell table:formula="of:=(([.$A$44] * POWER([.A85];3)) + ([.$B$44] * POWER([.A85];2)) + ([.$C$44] * [.A85]) + [.$D$44])" office:value-type="float" office:value="149.88515173032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5] + (([.B85]-[.B84]) * [.$E$44])" office:value-type="float" office:value="288.563922896868" calcext:value-type="float">
            <text:p>288.56</text:p>
          </table:table-cell>
          <table:table-cell table:formula="of:=(([.$A$44] * POWER([.A86];3)) + ([.$B$44] * POWER([.A86];2)) + ([.$C$44] * [.A86]) + [.$D$44])" office:value-type="float" office:value="149.885151732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6] + (([.B86]-[.B85]) * [.$E$44])" office:value-type="float" office:value="288.563922897266" calcext:value-type="float">
            <text:p>288.56</text:p>
          </table:table-cell>
          <table:table-cell table:formula="of:=(([.$A$44] * POWER([.A87];3)) + ([.$B$44] * POWER([.A87];2)) + ([.$C$44] * [.A87]) + [.$D$44])" office:value-type="float" office:value="149.885151733153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7] + (([.B87]-[.B86]) * [.$E$44])" office:value-type="float" office:value="288.563922897502" calcext:value-type="float">
            <text:p>288.56</text:p>
          </table:table-cell>
          <table:table-cell table:formula="of:=(([.$A$44] * POWER([.A88];3)) + ([.$B$44] * POWER([.A88];2)) + ([.$C$44] * [.A88]) + [.$D$44])" office:value-type="float" office:value="149.885151733772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8] + (([.B88]-[.B87]) * [.$E$44])" office:value-type="float" office:value="288.56392289764" calcext:value-type="float">
            <text:p>288.56</text:p>
          </table:table-cell>
          <table:table-cell table:formula="of:=(([.$A$44] * POWER([.A89];3)) + ([.$B$44] * POWER([.A89];2)) + ([.$C$44] * [.A89]) + [.$D$44])" office:value-type="float" office:value="149.885151734137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89] + (([.B89]-[.B88]) * [.$E$44])" office:value-type="float" office:value="288.563922897722" calcext:value-type="float">
            <text:p>288.56</text:p>
          </table:table-cell>
          <table:table-cell table:formula="of:=(([.$A$44] * POWER([.A90];3)) + ([.$B$44] * POWER([.A90];2)) + ([.$C$44] * [.A90]) + [.$D$44])" office:value-type="float" office:value="149.885151734356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90] + (([.B90]-[.B89]) * [.$E$44])" office:value-type="float" office:value="288.563922897771" calcext:value-type="float">
            <text:p>288.56</text:p>
          </table:table-cell>
          <table:table-cell table:formula="of:=(([.$A$44] * POWER([.A91];3)) + ([.$B$44] * POWER([.A91];2)) + ([.$C$44] * [.A91]) + [.$D$44])" office:value-type="float" office:value="149.885151734481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91] + (([.B91]-[.B90]) * [.$E$44])" office:value-type="float" office:value="288.563922897799" calcext:value-type="float">
            <text:p>288.56</text:p>
          </table:table-cell>
          <table:table-cell table:formula="of:=(([.$A$44] * POWER([.A92];3)) + ([.$B$44] * POWER([.A92];2)) + ([.$C$44] * [.A92]) + [.$D$44])" office:value-type="float" office:value="149.885151734557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92] + (([.B92]-[.B91]) * [.$E$44])" office:value-type="float" office:value="288.563922897816" calcext:value-type="float">
            <text:p>288.56</text:p>
          </table:table-cell>
          <table:table-cell table:formula="of:=(([.$A$44] * POWER([.A93];3)) + ([.$B$44] * POWER([.A93];2)) + ([.$C$44] * [.A93]) + [.$D$44])" office:value-type="float" office:value="149.885151734603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93] + (([.B93]-[.B92]) * [.$E$44])" office:value-type="float" office:value="288.563922897826" calcext:value-type="float">
            <text:p>288.56</text:p>
          </table:table-cell>
          <table:table-cell table:formula="of:=(([.$A$44] * POWER([.A94];3)) + ([.$B$44] * POWER([.A94];2)) + ([.$C$44] * [.A94]) + [.$D$44])" office:value-type="float" office:value="149.885151734628" calcext:value-type="float">
            <text:p>149.89</text:p>
          </table:table-cell>
          <table:table-cell table:number-columns-repeated="8"/>
        </table:table-row>
        <table:table-row table:style-name="ro1">
          <table:table-cell table:formula="of:=[.A94] + (([.B94]-[.B93]) * [.$E$44])" office:value-type="float" office:value="288.563922897832" calcext:value-type="float">
            <text:p>288.56</text:p>
          </table:table-cell>
          <table:table-cell table:formula="of:=(([.$A$44] * POWER([.A95];3)) + ([.$B$44] * POWER([.A95];2)) + ([.$C$44] * [.A95]) + [.$D$44])" office:value-type="float" office:value="149.885151734643" calcext:value-type="float">
            <text:p>149.89</text:p>
          </table:table-cell>
          <table:table-cell table:number-columns-repeated="8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CO2_1600ppm" table:style-name="ta1" table:print="false">
        <table:shapes>
          <draw:frame draw:z-index="0" draw:style-name="gr1" draw:text-style-name="P1" svg:width="147.86mm" svg:height="99.97mm" svg:x="48.46mm" svg:y="219.8mm">
            <draw:object draw:notify-on-update-of-ranges="CO2_1600ppm.A29:CO2_1600ppm.A37 CO2_1600ppm.G28:CO2_1600ppm.G28 CO2_1600ppm.G29:CO2_1600ppm.G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13"/>
        <table:table-column table:style-name="co1" table:number-columns-repeated="2" table:default-cell-style-name="ce65"/>
        <table:table-column table:style-name="co1" table:number-columns-repeated="7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ransmittance for 0 – 100% RH</text:p>
          </table:table-cell>
          <table:covered-table-cell table:number-columns-repeated="6" table:style-name="ce40"/>
          <table:covered-table-cell table:style-name="ce74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8" table:number-rows-spanned="1">
            <text:p>1600 ppmv</text:p>
          </table:table-cell>
          <table:covered-table-cell table:number-columns-repeated="6" table:style-name="ce40"/>
          <table:covered-table-cell table:style-name="ce74"/>
          <table:table-cell table:number-columns-repeated="3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style-name="ce17" office:value-type="string" calcext:value-type="string">
            <text:p>σT^4</text:p>
          </table:table-cell>
          <table:table-cell table:style-name="ce18" office:value-type="string" calcext:value-type="string">
            <text:p>Planck summation</text:p>
          </table:table-cell>
          <table:table-cell/>
        </table:table-row>
        <table:table-row table:style-name="ro1">
          <table:table-cell table:style-name="ce34" table:formula="of:=[$CO2_0ppm.A4]" office:value-type="float" office:value="283.15" calcext:value-type="float">
            <text:p>283.15</text:p>
          </table:table-cell>
          <table:table-cell table:style-name="ce11" office:value-type="float" office:value="260.77590489141" calcext:value-type="float">
            <text:p>260.78</text:p>
          </table:table-cell>
          <table:table-cell table:style-name="ce11" office:value-type="float" office:value="135.054968371674" calcext:value-type="float">
            <text:p>135.05</text:p>
          </table:table-cell>
          <table:table-cell table:style-name="ce11" office:value-type="float" office:value="121.703870397323" calcext:value-type="float">
            <text:p>121.70</text:p>
          </table:table-cell>
          <table:table-cell table:style-name="ce11" office:value-type="float" office:value="109.581925378938" calcext:value-type="float">
            <text:p>109.58</text:p>
          </table:table-cell>
          <table:table-cell table:style-name="ce11" office:value-type="float" office:value="103.27487288694" calcext:value-type="float">
            <text:p>103.27</text:p>
          </table:table-cell>
          <table:table-cell table:style-name="ce11" office:value-type="float" office:value="99.1537491820169" calcext:value-type="float">
            <text:p>99.15</text:p>
          </table:table-cell>
          <table:table-cell table:style-name="ce11" office:value-type="float" office:value="96.1363808968972" calcext:value-type="float">
            <text:p>96.14</text:p>
          </table:table-cell>
          <table:table-cell table:style-name="ce13" table:formula="of:=0.0000000567037441900006*POWER([.A4];4)" office:value-type="float" office:value="364.483607161425" calcext:value-type="float">
            <text:p>364.48</text:p>
          </table:table-cell>
          <table:table-cell table:style-name="ce13" office:value-type="float" office:value="362.34484692245" calcext:value-type="float">
            <text:p>362.34</text:p>
          </table:table-cell>
          <table:table-cell/>
        </table:table-row>
        <table:table-row table:style-name="ro1">
          <table:table-cell table:style-name="ce34" table:formula="of:=[$CO2_0ppm.A5]" office:value-type="float" office:value="287.15" calcext:value-type="float">
            <text:p>287.15</text:p>
          </table:table-cell>
          <table:table-cell table:style-name="ce11" office:value-type="float" office:value="274.752776477051" calcext:value-type="float">
            <text:p>274.75</text:p>
          </table:table-cell>
          <table:table-cell table:style-name="ce11" office:value-type="float" office:value="136.171421435836" calcext:value-type="float">
            <text:p>136.17</text:p>
          </table:table-cell>
          <table:table-cell table:style-name="ce11" office:value-type="float" office:value="122.672961782944" calcext:value-type="float">
            <text:p>122.67</text:p>
          </table:table-cell>
          <table:table-cell table:style-name="ce11" office:value-type="float" office:value="110.76369599004" calcext:value-type="float">
            <text:p>110.76</text:p>
          </table:table-cell>
          <table:table-cell table:style-name="ce11" office:value-type="float" office:value="104.608519779858" calcext:value-type="float">
            <text:p>104.61</text:p>
          </table:table-cell>
          <table:table-cell table:style-name="ce11" office:value-type="float" office:value="100.548206903995" calcext:value-type="float">
            <text:p>100.55</text:p>
          </table:table-cell>
          <table:table-cell table:style-name="ce11" office:value-type="float" office:value="97.5317121083083" calcext:value-type="float">
            <text:p>97.53</text:p>
          </table:table-cell>
          <table:table-cell table:style-name="ce13" table:formula="of:=0.0000000567037441900006*POWER([.A5];4)" office:value-type="float" office:value="385.520093917784" calcext:value-type="float">
            <text:p>385.52</text:p>
          </table:table-cell>
          <table:table-cell table:style-name="ce13" office:value-type="float" office:value="383.339838515444" calcext:value-type="float">
            <text:p>383.34</text:p>
          </table:table-cell>
          <table:table-cell/>
        </table:table-row>
        <table:table-row table:style-name="ro1">
          <table:table-cell table:style-name="ce34" table:formula="of:=[$CO2_0ppm.A6]" office:value-type="float" office:value="288.15" calcext:value-type="float">
            <text:p>288.15</text:p>
          </table:table-cell>
          <table:table-cell table:style-name="ce11" office:value-type="float" office:value="278.328236599906" calcext:value-type="float">
            <text:p>278.33</text:p>
          </table:table-cell>
          <table:table-cell table:style-name="ce11" office:value-type="float" office:value="136.438612143833" calcext:value-type="float">
            <text:p>136.44</text:p>
          </table:table-cell>
          <table:table-cell table:style-name="ce11" office:value-type="float" office:value="122.936649149926" calcext:value-type="float">
            <text:p>122.94</text:p>
          </table:table-cell>
          <table:table-cell table:style-name="ce11" office:value-type="float" office:value="111.088573379661" calcext:value-type="float">
            <text:p>111.09</text:p>
          </table:table-cell>
          <table:table-cell table:style-name="ce11" office:value-type="float" office:value="104.960072787435" calcext:value-type="float">
            <text:p>104.96</text:p>
          </table:table-cell>
          <table:table-cell table:style-name="ce11" office:value-type="float" office:value="100.899990761081" calcext:value-type="float">
            <text:p>100.90</text:p>
          </table:table-cell>
          <table:table-cell table:style-name="ce11" office:value-type="float" office:value="97.8693705534103" calcext:value-type="float">
            <text:p>97.87</text:p>
          </table:table-cell>
          <table:table-cell table:style-name="ce13" table:formula="of:=0.0000000567037441900006*POWER([.A6];4)" office:value-type="float" office:value="390.918507769011" calcext:value-type="float">
            <text:p>390.92</text:p>
          </table:table-cell>
          <table:table-cell table:style-name="ce13" office:value-type="float" office:value="388.727817510757" calcext:value-type="float">
            <text:p>388.73</text:p>
          </table:table-cell>
          <table:table-cell/>
        </table:table-row>
        <table:table-row table:style-name="ro1">
          <table:table-cell table:style-name="ce34" table:formula="of:=[$CO2_0ppm.A7]" office:value-type="float" office:value="289.15" calcext:value-type="float">
            <text:p>289.15</text:p>
          </table:table-cell>
          <table:table-cell table:style-name="ce11" office:value-type="float" office:value="281.93467524301" calcext:value-type="float">
            <text:p>281.93</text:p>
          </table:table-cell>
          <table:table-cell table:style-name="ce11" office:value-type="float" office:value="136.703480555721" calcext:value-type="float">
            <text:p>136.70</text:p>
          </table:table-cell>
          <table:table-cell table:style-name="ce11" office:value-type="float" office:value="123.208963845951" calcext:value-type="float">
            <text:p>123.21</text:p>
          </table:table-cell>
          <table:table-cell table:style-name="ce11" office:value-type="float" office:value="111.422033337713" calcext:value-type="float">
            <text:p>111.42</text:p>
          </table:table-cell>
          <table:table-cell table:style-name="ce11" office:value-type="float" office:value="105.313456020272" calcext:value-type="float">
            <text:p>105.31</text:p>
          </table:table-cell>
          <table:table-cell table:style-name="ce11" office:value-type="float" office:value="101.246692952356" calcext:value-type="float">
            <text:p>101.25</text:p>
          </table:table-cell>
          <table:table-cell table:style-name="ce11" office:value-type="float" office:value="98.1957104863857" calcext:value-type="float">
            <text:p>98.20</text:p>
          </table:table-cell>
          <table:table-cell table:style-name="ce13" table:formula="of:=0.0000000567037441900006*POWER([.A7];4)" office:value-type="float" office:value="396.373419363694" calcext:value-type="float">
            <text:p>396.37</text:p>
          </table:table-cell>
          <table:table-cell table:style-name="ce13" office:value-type="float" office:value="394.172268935681" calcext:value-type="float">
            <text:p>394.17</text:p>
          </table:table-cell>
          <table:table-cell/>
        </table:table-row>
        <table:table-row table:style-name="ro1">
          <table:table-cell table:style-name="ce34" table:formula="of:=[$CO2_0ppm.A8]" office:value-type="float" office:value="290.15" calcext:value-type="float">
            <text:p>290.15</text:p>
          </table:table-cell>
          <table:table-cell table:style-name="ce11" office:value-type="float" office:value="285.573709237841" calcext:value-type="float">
            <text:p>285.57</text:p>
          </table:table-cell>
          <table:table-cell table:style-name="ce11" office:value-type="float" office:value="136.968027277293" calcext:value-type="float">
            <text:p>136.97</text:p>
          </table:table-cell>
          <table:table-cell table:style-name="ce11" office:value-type="float" office:value="123.490983098296" calcext:value-type="float">
            <text:p>123.49</text:p>
          </table:table-cell>
          <table:table-cell table:style-name="ce11" office:value-type="float" office:value="111.763300984108" calcext:value-type="float">
            <text:p>111.76</text:p>
          </table:table-cell>
          <table:table-cell table:style-name="ce11" office:value-type="float" office:value="105.667071954767" calcext:value-type="float">
            <text:p>105.67</text:p>
          </table:table-cell>
          <table:table-cell table:style-name="ce11" office:value-type="float" office:value="101.58619866587" calcext:value-type="float">
            <text:p>101.59</text:p>
          </table:table-cell>
          <table:table-cell table:style-name="ce11" office:value-type="float" office:value="98.507954433457" calcext:value-type="float">
            <text:p>98.51</text:p>
          </table:table-cell>
          <table:table-cell table:style-name="ce13" table:formula="of:=0.0000000567037441900006*POWER([.A8];4)" office:value-type="float" office:value="401.885221522692" calcext:value-type="float">
            <text:p>401.89</text:p>
          </table:table-cell>
          <table:table-cell table:style-name="ce13" office:value-type="float" office:value="399.673585135707" calcext:value-type="float">
            <text:p>399.67</text:p>
          </table:table-cell>
          <table:table-cell/>
        </table:table-row>
        <table:table-row table:style-name="ro1">
          <table:table-cell table:style-name="ce34" table:formula="of:=[$CO2_0ppm.A9]" office:value-type="float" office:value="291.15" calcext:value-type="float">
            <text:p>291.15</text:p>
          </table:table-cell>
          <table:table-cell table:style-name="ce11" office:value-type="float" office:value="289.247927343279" calcext:value-type="float">
            <text:p>289.25</text:p>
          </table:table-cell>
          <table:table-cell table:style-name="ce11" office:value-type="float" office:value="137.237284271019" calcext:value-type="float">
            <text:p>137.24</text:p>
          </table:table-cell>
          <table:table-cell table:style-name="ce11" office:value-type="float" office:value="123.786230681225" calcext:value-type="float">
            <text:p>123.79</text:p>
          </table:table-cell>
          <table:table-cell table:style-name="ce11" office:value-type="float" office:value="112.113998305521" calcext:value-type="float">
            <text:p>112.11</text:p>
          </table:table-cell>
          <table:table-cell table:style-name="ce11" office:value-type="float" office:value="106.016774192097" calcext:value-type="float">
            <text:p>106.02</text:p>
          </table:table-cell>
          <table:table-cell table:style-name="ce11" office:value-type="float" office:value="101.919192224685" calcext:value-type="float">
            <text:p>101.92</text:p>
          </table:table-cell>
          <table:table-cell table:style-name="ce11" office:value-type="float" office:value="98.8068255057063" calcext:value-type="float">
            <text:p>98.81</text:p>
          </table:table-cell>
          <table:table-cell table:style-name="ce13" table:formula="of:=0.0000000567037441900006*POWER([.A9];4)" office:value-type="float" office:value="407.454308427752" calcext:value-type="float">
            <text:p>407.45</text:p>
          </table:table-cell>
          <table:table-cell table:style-name="ce13" office:value-type="float" office:value="405.232159797989" calcext:value-type="float">
            <text:p>405.23</text:p>
          </table:table-cell>
          <table:table-cell/>
        </table:table-row>
        <table:table-row table:style-name="ro1">
          <table:table-cell table:style-name="ce34" table:formula="of:=[$CO2_0ppm.A10]" office:value-type="float" office:value="292.15" calcext:value-type="float">
            <text:p>292.15</text:p>
          </table:table-cell>
          <table:table-cell table:style-name="ce11" office:value-type="float" office:value="292.958523847335" calcext:value-type="float">
            <text:p>292.96</text:p>
          </table:table-cell>
          <table:table-cell table:style-name="ce11" office:value-type="float" office:value="137.515265747052" calcext:value-type="float">
            <text:p>137.52</text:p>
          </table:table-cell>
          <table:table-cell table:style-name="ce11" office:value-type="float" office:value="124.096644848591" calcext:value-type="float">
            <text:p>124.10</text:p>
          </table:table-cell>
          <table:table-cell table:style-name="ce11" office:value-type="float" office:value="112.474416231777" calcext:value-type="float">
            <text:p>112.47</text:p>
          </table:table-cell>
          <table:table-cell table:style-name="ce11" office:value-type="float" office:value="106.377265445796" calcext:value-type="float">
            <text:p>106.38</text:p>
          </table:table-cell>
          <table:table-cell table:style-name="ce11" office:value-type="float" office:value="102.24509957729" calcext:value-type="float">
            <text:p>102.25</text:p>
          </table:table-cell>
          <table:table-cell table:style-name="ce11" office:value-type="float" office:value="99.0921354895986" calcext:value-type="float">
            <text:p>99.09</text:p>
          </table:table-cell>
          <table:table-cell table:style-name="ce13" table:formula="of:=0.0000000567037441900006*POWER([.A10];4)" office:value-type="float" office:value="413.081075621514" calcext:value-type="float">
            <text:p>413.08</text:p>
          </table:table-cell>
          <table:table-cell table:style-name="ce13" office:value-type="float" office:value="410.848387950499" calcext:value-type="float">
            <text:p>410.85</text:p>
          </table:table-cell>
          <table:table-cell/>
        </table:table-row>
        <table:table-row table:style-name="ro1">
          <table:table-cell table:style-name="ce34" table:formula="of:=[$CO2_0ppm.A11]" office:value-type="float" office:value="293.15" calcext:value-type="float">
            <text:p>293.15</text:p>
          </table:table-cell>
          <table:table-cell table:style-name="ce11" office:value-type="float" office:value="296.706412797572" calcext:value-type="float">
            <text:p>296.71</text:p>
          </table:table-cell>
          <table:table-cell table:style-name="ce11" office:value-type="float" office:value="137.802238661756" calcext:value-type="float">
            <text:p>137.80</text:p>
          </table:table-cell>
          <table:table-cell table:style-name="ce11" office:value-type="float" office:value="124.421058784242" calcext:value-type="float">
            <text:p>124.42</text:p>
          </table:table-cell>
          <table:table-cell table:style-name="ce11" office:value-type="float" office:value="112.843670192775" calcext:value-type="float">
            <text:p>112.84</text:p>
          </table:table-cell>
          <table:table-cell table:style-name="ce11" office:value-type="float" office:value="106.732215941959" calcext:value-type="float">
            <text:p>106.73</text:p>
          </table:table-cell>
          <table:table-cell table:style-name="ce11" office:value-type="float" office:value="102.562397931609" calcext:value-type="float">
            <text:p>102.56</text:p>
          </table:table-cell>
          <table:table-cell table:style-name="ce11" office:value-type="float" office:value="99.3615647346429" calcext:value-type="float">
            <text:p>99.36</text:p>
          </table:table-cell>
          <table:table-cell table:style-name="ce13" table:formula="of:=0.0000000567037441900006*POWER([.A11];4)" office:value-type="float" office:value="418.765920007505" calcext:value-type="float">
            <text:p>418.77</text:p>
          </table:table-cell>
          <table:table-cell table:style-name="ce13" office:value-type="float" office:value="416.522665961189" calcext:value-type="float">
            <text:p>416.52</text:p>
          </table:table-cell>
          <table:table-cell/>
        </table:table-row>
        <table:table-row table:style-name="ro1">
          <table:table-cell table:style-name="ce34" table:formula="of:=[$CO2_0ppm.A12]" office:value-type="float" office:value="298.15" calcext:value-type="float">
            <text:p>298.15</text:p>
          </table:table-cell>
          <table:table-cell table:style-name="ce11" office:value-type="float" office:value="316.00456834419" calcext:value-type="float">
            <text:p>316.00</text:p>
          </table:table-cell>
          <table:table-cell table:style-name="ce11" office:value-type="float" office:value="139.411436691237" calcext:value-type="float">
            <text:p>139.41</text:p>
          </table:table-cell>
          <table:table-cell table:style-name="ce11" office:value-type="float" office:value="126.255199191264" calcext:value-type="float">
            <text:p>126.26</text:p>
          </table:table-cell>
          <table:table-cell table:style-name="ce11" office:value-type="float" office:value="114.738063974022" calcext:value-type="float">
            <text:p>114.74</text:p>
          </table:table-cell>
          <table:table-cell table:style-name="ce11" office:value-type="float" office:value="108.39770255073" calcext:value-type="float">
            <text:p>108.40</text:p>
          </table:table-cell>
          <table:table-cell table:style-name="ce11" office:value-type="float" office:value="103.907568460698" calcext:value-type="float">
            <text:p>103.91</text:p>
          </table:table-cell>
          <table:table-cell table:style-name="ce11" office:value-type="float" office:value="100.357342428187" calcext:value-type="float">
            <text:p>100.36</text:p>
          </table:table-cell>
          <table:table-cell table:style-name="ce13" table:formula="of:=0.0000000567037441900006*POWER([.A12];4)" office:value-type="float" office:value="448.075286706654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  <table:table-cell/>
        </table:table-row>
        <table:table-row table:style-name="ro1">
          <table:table-cell table:style-name="ce40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0" office:value-type="string" calcext:value-type="string" table:number-columns-spanned="8" table:number-rows-spanned="1">
            <text:p><text:s/>absorption for 0 – 100% RH</text:p>
          </table:table-cell>
          <table:covered-table-cell table:number-columns-repeated="6" table:style-name="ce31"/>
          <table:covered-table-cell table:style-name="ce36"/>
          <table:table-cell table:number-columns-repeated="3"/>
        </table:table-row>
        <table:table-row table:style-name="ro1">
          <table:table-cell table:style-name="ce40" table:formula="of:=[.A2]" office:value-type="string" office:string-value="1600 ppmv" calcext:value-type="string" table:number-columns-spanned="8" table:number-rows-spanned="1">
            <text:p>1600 ppmv</text:p>
          </table:table-cell>
          <table:covered-table-cell table:number-columns-repeated="6" table:style-name="ce31"/>
          <table:covered-table-cell table:style-name="ce36"/>
          <table:table-cell table:number-columns-repeated="3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1" office:value-type="percentage" office:value="0.2" calcext:value-type="percentage">
            <text:p>2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style-name="ce36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([.$I4] - [.B4])" office:value-type="float" office:value="103.707702270015" calcext:value-type="float">
            <text:p>103.71</text:p>
          </table:table-cell>
          <table:table-cell table:style-name="ce13" table:formula="of:=([.$I4] - [.C4])" office:value-type="float" office:value="229.428638789751" calcext:value-type="float">
            <text:p>229.43</text:p>
          </table:table-cell>
          <table:table-cell table:style-name="ce13" table:formula="of:=([.$I4] - [.D4])" office:value-type="float" office:value="242.779736764102" calcext:value-type="float">
            <text:p>242.78</text:p>
          </table:table-cell>
          <table:table-cell table:style-name="ce13" table:formula="of:=([.$I4] - [.E4])" office:value-type="float" office:value="254.901681782487" calcext:value-type="float">
            <text:p>254.90</text:p>
          </table:table-cell>
          <table:table-cell table:style-name="ce13" table:formula="of:=([.$I4] - [.F4])" office:value-type="float" office:value="261.208734274485" calcext:value-type="float">
            <text:p>261.21</text:p>
          </table:table-cell>
          <table:table-cell table:style-name="ce13" table:formula="of:=([.$I4] - [.G4])" office:value-type="float" office:value="265.329857979408" calcext:value-type="float">
            <text:p>265.33</text:p>
          </table:table-cell>
          <table:table-cell table:style-name="ce13" table:formula="of:=([.$I4] - [.H4])" office:value-type="float" office:value="268.347226264528" calcext:value-type="float">
            <text:p>268.35</text:p>
          </table:table-cell>
          <table:table-cell table:number-columns-repeated="3"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([.$I5] - [.B5])" office:value-type="float" office:value="110.767317440733" calcext:value-type="float">
            <text:p>110.77</text:p>
          </table:table-cell>
          <table:table-cell table:style-name="ce13" table:formula="of:=([.$I5] - [.C5])" office:value-type="float" office:value="249.348672481948" calcext:value-type="float">
            <text:p>249.35</text:p>
          </table:table-cell>
          <table:table-cell table:style-name="ce13" table:formula="of:=([.$I5] - [.D5])" office:value-type="float" office:value="262.84713213484" calcext:value-type="float">
            <text:p>262.85</text:p>
          </table:table-cell>
          <table:table-cell table:style-name="ce13" table:formula="of:=([.$I5] - [.E5])" office:value-type="float" office:value="274.756397927744" calcext:value-type="float">
            <text:p>274.76</text:p>
          </table:table-cell>
          <table:table-cell table:style-name="ce13" table:formula="of:=([.$I5] - [.F5])" office:value-type="float" office:value="280.911574137926" calcext:value-type="float">
            <text:p>280.91</text:p>
          </table:table-cell>
          <table:table-cell table:style-name="ce13" table:formula="of:=([.$I5] - [.G5])" office:value-type="float" office:value="284.971887013789" calcext:value-type="float">
            <text:p>284.97</text:p>
          </table:table-cell>
          <table:table-cell table:style-name="ce13" table:formula="of:=([.$I5] - [.H5])" office:value-type="float" office:value="287.988381809476" calcext:value-type="float">
            <text:p>287.99</text:p>
          </table:table-cell>
          <table:table-cell table:number-columns-repeated="3"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([.$I6] - [.B6])" office:value-type="float" office:value="112.590271169105" calcext:value-type="float">
            <text:p>112.59</text:p>
          </table:table-cell>
          <table:table-cell table:style-name="ce13" table:formula="of:=([.$I6] - [.C6])" office:value-type="float" office:value="254.479895625178" calcext:value-type="float">
            <text:p>254.48</text:p>
          </table:table-cell>
          <table:table-cell table:style-name="ce13" table:formula="of:=([.$I6] - [.D6])" office:value-type="float" office:value="267.981858619085" calcext:value-type="float">
            <text:p>267.98</text:p>
          </table:table-cell>
          <table:table-cell table:style-name="ce13" table:formula="of:=([.$I6] - [.E6])" office:value-type="float" office:value="279.82993438935" calcext:value-type="float">
            <text:p>279.83</text:p>
          </table:table-cell>
          <table:table-cell table:style-name="ce13" table:formula="of:=([.$I6] - [.F6])" office:value-type="float" office:value="285.958434981576" calcext:value-type="float">
            <text:p>285.96</text:p>
          </table:table-cell>
          <table:table-cell table:style-name="ce13" table:formula="of:=([.$I6] - [.G6])" office:value-type="float" office:value="290.01851700793" calcext:value-type="float">
            <text:p>290.02</text:p>
          </table:table-cell>
          <table:table-cell table:style-name="ce13" table:formula="of:=([.$I6] - [.H6])" office:value-type="float" office:value="293.0491372156" calcext:value-type="float">
            <text:p>293.05</text:p>
          </table:table-cell>
          <table:table-cell table:number-columns-repeated="3"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([.$I7] - [.B7])" office:value-type="float" office:value="114.438744120684" calcext:value-type="float">
            <text:p>114.44</text:p>
          </table:table-cell>
          <table:table-cell table:style-name="ce13" table:formula="of:=([.$I7] - [.C7])" office:value-type="float" office:value="259.669938807973" calcext:value-type="float">
            <text:p>259.67</text:p>
          </table:table-cell>
          <table:table-cell table:style-name="ce13" table:formula="of:=([.$I7] - [.D7])" office:value-type="float" office:value="273.164455517743" calcext:value-type="float">
            <text:p>273.16</text:p>
          </table:table-cell>
          <table:table-cell table:style-name="ce13" table:formula="of:=([.$I7] - [.E7])" office:value-type="float" office:value="284.951386025981" calcext:value-type="float">
            <text:p>284.95</text:p>
          </table:table-cell>
          <table:table-cell table:style-name="ce13" table:formula="of:=([.$I7] - [.F7])" office:value-type="float" office:value="291.059963343422" calcext:value-type="float">
            <text:p>291.06</text:p>
          </table:table-cell>
          <table:table-cell table:style-name="ce13" table:formula="of:=([.$I7] - [.G7])" office:value-type="float" office:value="295.126726411338" calcext:value-type="float">
            <text:p>295.13</text:p>
          </table:table-cell>
          <table:table-cell table:style-name="ce13" table:formula="of:=([.$I7] - [.H7])" office:value-type="float" office:value="298.177708877308" calcext:value-type="float">
            <text:p>298.18</text:p>
          </table:table-cell>
          <table:table-cell table:number-columns-repeated="3"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([.$I8] - [.B8])" office:value-type="float" office:value="116.311512284851" calcext:value-type="float">
            <text:p>116.31</text:p>
          </table:table-cell>
          <table:table-cell table:style-name="ce13" table:formula="of:=([.$I8] - [.C8])" office:value-type="float" office:value="264.917194245399" calcext:value-type="float">
            <text:p>264.92</text:p>
          </table:table-cell>
          <table:table-cell table:style-name="ce13" table:formula="of:=([.$I8] - [.D8])" office:value-type="float" office:value="278.394238424396" calcext:value-type="float">
            <text:p>278.39</text:p>
          </table:table-cell>
          <table:table-cell table:style-name="ce13" table:formula="of:=([.$I8] - [.E8])" office:value-type="float" office:value="290.121920538584" calcext:value-type="float">
            <text:p>290.12</text:p>
          </table:table-cell>
          <table:table-cell table:style-name="ce13" table:formula="of:=([.$I8] - [.F8])" office:value-type="float" office:value="296.218149567925" calcext:value-type="float">
            <text:p>296.22</text:p>
          </table:table-cell>
          <table:table-cell table:style-name="ce13" table:formula="of:=([.$I8] - [.G8])" office:value-type="float" office:value="300.299022856822" calcext:value-type="float">
            <text:p>300.30</text:p>
          </table:table-cell>
          <table:table-cell table:style-name="ce13" table:formula="of:=([.$I8] - [.H8])" office:value-type="float" office:value="303.377267089235" calcext:value-type="float">
            <text:p>303.38</text:p>
          </table:table-cell>
          <table:table-cell table:number-columns-repeated="3"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([.$I9] - [.B9])" office:value-type="float" office:value="118.206381084473" calcext:value-type="float">
            <text:p>118.21</text:p>
          </table:table-cell>
          <table:table-cell table:style-name="ce13" table:formula="of:=([.$I9] - [.C9])" office:value-type="float" office:value="270.217024156733" calcext:value-type="float">
            <text:p>270.22</text:p>
          </table:table-cell>
          <table:table-cell table:style-name="ce13" table:formula="of:=([.$I9] - [.D9])" office:value-type="float" office:value="283.668077746527" calcext:value-type="float">
            <text:p>283.67</text:p>
          </table:table-cell>
          <table:table-cell table:style-name="ce13" table:formula="of:=([.$I9] - [.E9])" office:value-type="float" office:value="295.340310122231" calcext:value-type="float">
            <text:p>295.34</text:p>
          </table:table-cell>
          <table:table-cell table:style-name="ce13" table:formula="of:=([.$I9] - [.F9])" office:value-type="float" office:value="301.437534235655" calcext:value-type="float">
            <text:p>301.44</text:p>
          </table:table-cell>
          <table:table-cell table:style-name="ce13" table:formula="of:=([.$I9] - [.G9])" office:value-type="float" office:value="305.535116203067" calcext:value-type="float">
            <text:p>305.54</text:p>
          </table:table-cell>
          <table:table-cell table:style-name="ce13" table:formula="of:=([.$I9] - [.H9])" office:value-type="float" office:value="308.647482922046" calcext:value-type="float">
            <text:p>308.65</text:p>
          </table:table-cell>
          <table:table-cell table:number-columns-repeated="3"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([.$I10] - [.B10])" office:value-type="float" office:value="120.122551774179" calcext:value-type="float">
            <text:p>120.12</text:p>
          </table:table-cell>
          <table:table-cell table:style-name="ce13" table:formula="of:=([.$I10] - [.C10])" office:value-type="float" office:value="275.565809874462" calcext:value-type="float">
            <text:p>275.57</text:p>
          </table:table-cell>
          <table:table-cell table:style-name="ce13" table:formula="of:=([.$I10] - [.D10])" office:value-type="float" office:value="288.984430772923" calcext:value-type="float">
            <text:p>288.98</text:p>
          </table:table-cell>
          <table:table-cell table:style-name="ce13" table:formula="of:=([.$I10] - [.E10])" office:value-type="float" office:value="300.606659389737" calcext:value-type="float">
            <text:p>300.61</text:p>
          </table:table-cell>
          <table:table-cell table:style-name="ce13" table:formula="of:=([.$I10] - [.F10])" office:value-type="float" office:value="306.703810175718" calcext:value-type="float">
            <text:p>306.70</text:p>
          </table:table-cell>
          <table:table-cell table:style-name="ce13" table:formula="of:=([.$I10] - [.G10])" office:value-type="float" office:value="310.835976044224" calcext:value-type="float">
            <text:p>310.84</text:p>
          </table:table-cell>
          <table:table-cell table:style-name="ce13" table:formula="of:=([.$I10] - [.H10])" office:value-type="float" office:value="313.988940131915" calcext:value-type="float">
            <text:p>313.99</text:p>
          </table:table-cell>
          <table:table-cell table:number-columns-repeated="3"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([.$I11] - [.B11])" office:value-type="float" office:value="122.059507209933" calcext:value-type="float">
            <text:p>122.06</text:p>
          </table:table-cell>
          <table:table-cell table:style-name="ce13" table:formula="of:=([.$I11] - [.C11])" office:value-type="float" office:value="280.963681345749" calcext:value-type="float">
            <text:p>280.96</text:p>
          </table:table-cell>
          <table:table-cell table:style-name="ce13" table:formula="of:=([.$I11] - [.D11])" office:value-type="float" office:value="294.344861223263" calcext:value-type="float">
            <text:p>294.34</text:p>
          </table:table-cell>
          <table:table-cell table:style-name="ce13" table:formula="of:=([.$I11] - [.E11])" office:value-type="float" office:value="305.92224981473" calcext:value-type="float">
            <text:p>305.92</text:p>
          </table:table-cell>
          <table:table-cell table:style-name="ce13" table:formula="of:=([.$I11] - [.F11])" office:value-type="float" office:value="312.033704065546" calcext:value-type="float">
            <text:p>312.03</text:p>
          </table:table-cell>
          <table:table-cell table:style-name="ce13" table:formula="of:=([.$I11] - [.G11])" office:value-type="float" office:value="316.203522075896" calcext:value-type="float">
            <text:p>316.20</text:p>
          </table:table-cell>
          <table:table-cell table:style-name="ce13" table:formula="of:=([.$I11] - [.H11])" office:value-type="float" office:value="319.404355272862" calcext:value-type="float">
            <text:p>319.40</text:p>
          </table:table-cell>
          <table:table-cell table:number-columns-repeated="3"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([.$I12] - [.B12])" office:value-type="float" office:value="132.070718362464" calcext:value-type="float">
            <text:p>132.07</text:p>
          </table:table-cell>
          <table:table-cell table:style-name="ce13" table:formula="of:=([.$I12] - [.C12])" office:value-type="float" office:value="308.663850015417" calcext:value-type="float">
            <text:p>308.66</text:p>
          </table:table-cell>
          <table:table-cell table:style-name="ce13" table:formula="of:=([.$I12] - [.D12])" office:value-type="float" office:value="321.82008751539" calcext:value-type="float">
            <text:p>321.82</text:p>
          </table:table-cell>
          <table:table-cell table:style-name="ce13" table:formula="of:=([.$I12] - [.E12])" office:value-type="float" office:value="333.337222732632" calcext:value-type="float">
            <text:p>333.34</text:p>
          </table:table-cell>
          <table:table-cell table:style-name="ce13" table:formula="of:=([.$I12] - [.F12])" office:value-type="float" office:value="339.677584155924" calcext:value-type="float">
            <text:p>339.68</text:p>
          </table:table-cell>
          <table:table-cell table:style-name="ce13" table:formula="of:=([.$I12] - [.G12])" office:value-type="float" office:value="344.167718245956" calcext:value-type="float">
            <text:p>344.17</text:p>
          </table:table-cell>
          <table:table-cell table:style-name="ce13" table:formula="of:=([.$I12] - [.H12])" office:value-type="float" office:value="347.717944278467" calcext:value-type="float">
            <text:p>347.72</text:p>
          </table:table-cell>
          <table:table-cell table:number-columns-repeated="3"/>
        </table:table-row>
        <table:table-row table:style-name="ro1">
          <table:table-cell table:style-name="ce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Radiative Forcing</text:p>
          </table:table-cell>
          <table:covered-table-cell table:number-columns-repeated="3" table:style-name="Default"/>
          <table:covered-table-cell table:number-columns-repeated="4"/>
          <table:table-cell table:number-columns-repeated="3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40" office:value-type="string" calcext:value-type="string">
            <text:p>0% RH</text:p>
          </table:table-cell>
          <table:table-cell table:style-name="ce40" office:value-type="string" calcext:value-type="string">
            <text:p>10% RH</text:p>
          </table:table-cell>
          <table:table-cell table:style-name="ce40" office:value-type="string" calcext:value-type="string">
            <text:p>20% RH</text:p>
          </table:table-cell>
          <table:table-cell table:style-name="ce40" office:value-type="string" calcext:value-type="string">
            <text:p>40% RH</text:p>
          </table:table-cell>
          <table:table-cell table:style-name="ce40" office:value-type="string" calcext:value-type="string">
            <text:p>60% RH</text:p>
          </table:table-cell>
          <table:table-cell table:style-name="ce40" office:value-type="string" calcext:value-type="string">
            <text:p>80% RH</text:p>
          </table:table-cell>
          <table:table-cell table:style-name="ce74" office:value-type="string" calcext:value-type="string">
            <text:p>100% RH</text:p>
          </table:table-cell>
          <table:table-cell table:style-name="ce117"/>
          <table:table-cell table:style-name="ce57"/>
          <table:table-cell/>
        </table:table-row>
        <table:table-row table:style-name="ro1">
          <table:table-cell table:style-name="ce47" table:formula="of:=[.A4]" office:value-type="float" office:value="283.15" calcext:value-type="float">
            <text:p>283.15</text:p>
          </table:table-cell>
          <table:table-cell table:formula="of:=[.B17] * [$Summary.$A$4] * [$Summary.$B$4]" office:value-type="float" office:value="53.8657805590458" calcext:value-type="float">
            <text:p>53.87</text:p>
          </table:table-cell>
          <table:table-cell table:style-name="ce13" table:formula="of:=[.C17] * [$Summary.$A$4] * [$Summary.$B$4]" office:value-type="float" office:value="119.165234987397" calcext:value-type="float">
            <text:p>119.17</text:p>
          </table:table-cell>
          <table:table-cell table:style-name="ce13" table:formula="of:=[.D17] * [$Summary.$A$4] * [$Summary.$B$4]" office:value-type="float" office:value="126.099795275275" calcext:value-type="float">
            <text:p>126.10</text:p>
          </table:table-cell>
          <table:table-cell table:style-name="ce13" table:formula="of:=[.E17] * [$Summary.$A$4] * [$Summary.$B$4]" office:value-type="float" office:value="132.395933517824" calcext:value-type="float">
            <text:p>132.40</text:p>
          </table:table-cell>
          <table:table-cell table:style-name="ce13" table:formula="of:=[.F17] * [$Summary.$A$4] * [$Summary.$B$4]" office:value-type="float" office:value="135.671816582168" calcext:value-type="float">
            <text:p>135.67</text:p>
          </table:table-cell>
          <table:table-cell table:style-name="ce13" table:formula="of:=[.G17] * [$Summary.$A$4] * [$Summary.$B$4]" office:value-type="float" office:value="137.812328234505" calcext:value-type="float">
            <text:p>137.81</text:p>
          </table:table-cell>
          <table:table-cell table:style-name="ce13" table:formula="of:=[.H17] * [$Summary.$A$4] * [$Summary.$B$4]" office:value-type="float" office:value="139.379549321796" calcext:value-type="float">
            <text:p>139.38</text:p>
          </table:table-cell>
          <table:table-cell table:number-columns-repeated="3"/>
        </table:table-row>
        <table:table-row table:style-name="ro1">
          <table:table-cell table:style-name="ce47" table:formula="of:=[.A5]" office:value-type="float" office:value="287.15" calcext:value-type="float">
            <text:p>287.15</text:p>
          </table:table-cell>
          <table:table-cell table:formula="of:=[.B18] * [$Summary.$A$4] * [$Summary.$B$4]" office:value-type="float" office:value="57.5325446787169" calcext:value-type="float">
            <text:p>57.53</text:p>
          </table:table-cell>
          <table:table-cell table:style-name="ce13" table:formula="of:=[.C18] * [$Summary.$A$4] * [$Summary.$B$4]" office:value-type="float" office:value="129.511700487124" calcext:value-type="float">
            <text:p>129.51</text:p>
          </table:table-cell>
          <table:table-cell table:style-name="ce13" table:formula="of:=[.D18] * [$Summary.$A$4] * [$Summary.$B$4]" office:value-type="float" office:value="136.522800430836" calcext:value-type="float">
            <text:p>136.52</text:p>
          </table:table-cell>
          <table:table-cell table:style-name="ce13" table:formula="of:=[.E18] * [$Summary.$A$4] * [$Summary.$B$4]" office:value-type="float" office:value="142.70847308367" calcext:value-type="float">
            <text:p>142.71</text:p>
          </table:table-cell>
          <table:table-cell table:style-name="ce13" table:formula="of:=[.F18] * [$Summary.$A$4] * [$Summary.$B$4]" office:value-type="float" office:value="145.905471607239" calcext:value-type="float">
            <text:p>145.91</text:p>
          </table:table-cell>
          <table:table-cell table:style-name="ce13" table:formula="of:=[.G18] * [$Summary.$A$4] * [$Summary.$B$4]" office:value-type="float" office:value="148.014398114962" calcext:value-type="float">
            <text:p>148.01</text:p>
          </table:table-cell>
          <table:table-cell table:style-name="ce13" table:formula="of:=[.H18] * [$Summary.$A$4] * [$Summary.$B$4]" office:value-type="float" office:value="149.581165511842" calcext:value-type="float">
            <text:p>149.58</text:p>
          </table:table-cell>
          <table:table-cell/>
          <table:table-cell table:style-name="ce129" table:number-columns-repeated="2"/>
        </table:table-row>
        <table:table-row table:style-name="ro1">
          <table:table-cell table:style-name="ce47" table:formula="of:=[.A6]" office:value-type="float" office:value="288.15" calcext:value-type="float">
            <text:p>288.15</text:p>
          </table:table-cell>
          <table:table-cell table:formula="of:=[.B19] * [$Summary.$A$4] * [$Summary.$B$4]" office:value-type="float" office:value="58.479386845233" calcext:value-type="float">
            <text:p>58.48</text:p>
          </table:table-cell>
          <table:table-cell table:style-name="ce13" table:formula="of:=[.C19] * [$Summary.$A$4] * [$Summary.$B$4]" office:value-type="float" office:value="132.176857787717" calcext:value-type="float">
            <text:p>132.18</text:p>
          </table:table-cell>
          <table:table-cell table:style-name="ce13" table:formula="of:=[.D19] * [$Summary.$A$4] * [$Summary.$B$4]" office:value-type="float" office:value="139.189777366753" calcext:value-type="float">
            <text:p>139.19</text:p>
          </table:table-cell>
          <table:table-cell table:style-name="ce13" table:formula="of:=[.E19] * [$Summary.$A$4] * [$Summary.$B$4]" office:value-type="float" office:value="145.343667921828" calcext:value-type="float">
            <text:p>145.34</text:p>
          </table:table-cell>
          <table:table-cell table:style-name="ce13" table:formula="of:=[.F19] * [$Summary.$A$4] * [$Summary.$B$4]" office:value-type="float" office:value="148.52681112943" calcext:value-type="float">
            <text:p>148.53</text:p>
          </table:table-cell>
          <table:table-cell table:style-name="ce13" table:formula="of:=[.G19] * [$Summary.$A$4] * [$Summary.$B$4]" office:value-type="float" office:value="150.635617733919" calcext:value-type="float">
            <text:p>150.64</text:p>
          </table:table-cell>
          <table:table-cell table:style-name="ce13" table:formula="of:=[.H19] * [$Summary.$A$4] * [$Summary.$B$4]" office:value-type="float" office:value="152.209721869783" calcext:value-type="float">
            <text:p>152.21</text:p>
          </table:table-cell>
          <table:table-cell table:number-columns-repeated="3"/>
        </table:table-row>
        <table:table-row table:style-name="ro1">
          <table:table-cell table:style-name="ce47" table:formula="of:=[.A7]" office:value-type="float" office:value="289.15" calcext:value-type="float">
            <text:p>289.15</text:p>
          </table:table-cell>
          <table:table-cell table:formula="of:=[.B20] * [$Summary.$A$4] * [$Summary.$B$4]" office:value-type="float" office:value="59.4394836962831" calcext:value-type="float">
            <text:p>59.44</text:p>
          </table:table-cell>
          <table:table-cell table:style-name="ce13" table:formula="of:=[.C20] * [$Summary.$A$4] * [$Summary.$B$4]" office:value-type="float" office:value="134.872566216861" calcext:value-type="float">
            <text:p>134.87</text:p>
          </table:table-cell>
          <table:table-cell table:style-name="ce13" table:formula="of:=[.D20] * [$Summary.$A$4] * [$Summary.$B$4]" office:value-type="float" office:value="141.881618195916" calcext:value-type="float">
            <text:p>141.88</text:p>
          </table:table-cell>
          <table:table-cell table:style-name="ce13" table:formula="of:=[.E20] * [$Summary.$A$4] * [$Summary.$B$4]" office:value-type="float" office:value="148.003749901894" calcext:value-type="float">
            <text:p>148.00</text:p>
          </table:table-cell>
          <table:table-cell table:style-name="ce13" table:formula="of:=[.F20] * [$Summary.$A$4] * [$Summary.$B$4]" office:value-type="float" office:value="151.176544960573" calcext:value-type="float">
            <text:p>151.18</text:p>
          </table:table-cell>
          <table:table-cell table:style-name="ce13" table:formula="of:=[.G20] * [$Summary.$A$4] * [$Summary.$B$4]" office:value-type="float" office:value="153.288821698049" calcext:value-type="float">
            <text:p>153.29</text:p>
          </table:table-cell>
          <table:table-cell table:style-name="ce13" table:formula="of:=[.H20] * [$Summary.$A$4] * [$Summary.$B$4]" office:value-type="float" office:value="154.873501990874" calcext:value-type="float">
            <text:p>154.87</text:p>
          </table:table-cell>
          <table:table-cell table:number-columns-repeated="3"/>
        </table:table-row>
        <table:table-row table:style-name="ro1">
          <table:table-cell table:style-name="ce47" table:formula="of:=[.A8]" office:value-type="float" office:value="290.15" calcext:value-type="float">
            <text:p>290.15</text:p>
          </table:table-cell>
          <table:table-cell table:formula="of:=[.B21] * [$Summary.$A$4] * [$Summary.$B$4]" office:value-type="float" office:value="60.4121994807514" calcext:value-type="float">
            <text:p>60.41</text:p>
          </table:table-cell>
          <table:table-cell table:style-name="ce13" table:formula="of:=[.C21] * [$Summary.$A$4] * [$Summary.$B$4]" office:value-type="float" office:value="137.59799069106" calcext:value-type="float">
            <text:p>137.60</text:p>
          </table:table-cell>
          <table:table-cell table:style-name="ce13" table:formula="of:=[.D21] * [$Summary.$A$4] * [$Summary.$B$4]" office:value-type="float" office:value="144.597967437631" calcext:value-type="float">
            <text:p>144.60</text:p>
          </table:table-cell>
          <table:table-cell table:style-name="ce13" table:formula="of:=[.E21] * [$Summary.$A$4] * [$Summary.$B$4]" office:value-type="float" office:value="150.68932552774" calcext:value-type="float">
            <text:p>150.69</text:p>
          </table:table-cell>
          <table:table-cell table:style-name="ce13" table:formula="of:=[.F21] * [$Summary.$A$4] * [$Summary.$B$4]" office:value-type="float" office:value="153.85570688558" calcext:value-type="float">
            <text:p>153.86</text:p>
          </table:table-cell>
          <table:table-cell table:style-name="ce13" table:formula="of:=[.G21] * [$Summary.$A$4] * [$Summary.$B$4]" office:value-type="float" office:value="155.975312471833" calcext:value-type="float">
            <text:p>155.98</text:p>
          </table:table-cell>
          <table:table-cell table:style-name="ce13" table:formula="of:=[.H21] * [$Summary.$A$4] * [$Summary.$B$4]" office:value-type="float" office:value="157.574152526148" calcext:value-type="float">
            <text:p>157.57</text:p>
          </table:table-cell>
          <table:table-cell table:number-columns-repeated="3"/>
        </table:table-row>
        <table:table-row table:style-name="ro1">
          <table:table-cell table:style-name="ce47" table:formula="of:=[.A9]" office:value-type="float" office:value="291.15" calcext:value-type="float">
            <text:p>291.15</text:p>
          </table:table-cell>
          <table:table-cell table:formula="of:=[.B22] * [$Summary.$A$4] * [$Summary.$B$4]" office:value-type="float" office:value="61.3963943352754" calcext:value-type="float">
            <text:p>61.40</text:p>
          </table:table-cell>
          <table:table-cell table:style-name="ce13" table:formula="of:=[.C22] * [$Summary.$A$4] * [$Summary.$B$4]" office:value-type="float" office:value="140.350722347007" calcext:value-type="float">
            <text:p>140.35</text:p>
          </table:table-cell>
          <table:table-cell table:style-name="ce13" table:formula="of:=[.D22] * [$Summary.$A$4] * [$Summary.$B$4]" office:value-type="float" office:value="147.337199581546" calcext:value-type="float">
            <text:p>147.34</text:p>
          </table:table-cell>
          <table:table-cell table:style-name="ce13" table:formula="of:=[.E22] * [$Summary.$A$4] * [$Summary.$B$4]" office:value-type="float" office:value="153.399757077487" calcext:value-type="float">
            <text:p>153.40</text:p>
          </table:table-cell>
          <table:table-cell table:style-name="ce13" table:formula="of:=[.F22] * [$Summary.$A$4] * [$Summary.$B$4]" office:value-type="float" office:value="156.566655281999" calcext:value-type="float">
            <text:p>156.57</text:p>
          </table:table-cell>
          <table:table-cell table:style-name="ce13" table:formula="of:=[.G22] * [$Summary.$A$4] * [$Summary.$B$4]" office:value-type="float" office:value="158.694939355873" calcext:value-type="float">
            <text:p>158.69</text:p>
          </table:table-cell>
          <table:table-cell table:style-name="ce13" table:formula="of:=[.H22] * [$Summary.$A$4] * [$Summary.$B$4]" office:value-type="float" office:value="160.311502629711" calcext:value-type="float">
            <text:p>160.31</text:p>
          </table:table-cell>
          <table:table-cell table:number-columns-repeated="3"/>
        </table:table-row>
        <table:table-row table:style-name="ro1">
          <table:table-cell table:style-name="ce47" table:formula="of:=[.A10]" office:value-type="float" office:value="292.15" calcext:value-type="float">
            <text:p>292.15</text:p>
          </table:table-cell>
          <table:table-cell table:formula="of:=[.B23] * [$Summary.$A$4] * [$Summary.$B$4]" office:value-type="float" office:value="62.3916533915086" calcext:value-type="float">
            <text:p>62.39</text:p>
          </table:table-cell>
          <table:table-cell table:style-name="ce13" table:formula="of:=[.C23] * [$Summary.$A$4] * [$Summary.$B$4]" office:value-type="float" office:value="143.128881648796" calcext:value-type="float">
            <text:p>143.13</text:p>
          </table:table-cell>
          <table:table-cell table:style-name="ce13" table:formula="of:=[.D23] * [$Summary.$A$4] * [$Summary.$B$4]" office:value-type="float" office:value="150.098513343456" calcext:value-type="float">
            <text:p>150.10</text:p>
          </table:table-cell>
          <table:table-cell table:style-name="ce13" table:formula="of:=[.E23] * [$Summary.$A$4] * [$Summary.$B$4]" office:value-type="float" office:value="156.135098887029" calcext:value-type="float">
            <text:p>156.14</text:p>
          </table:table-cell>
          <table:table-cell table:style-name="ce13" table:formula="of:=[.F23] * [$Summary.$A$4] * [$Summary.$B$4]" office:value-type="float" office:value="159.301959005268" calcext:value-type="float">
            <text:p>159.30</text:p>
          </table:table-cell>
          <table:table-cell table:style-name="ce13" table:formula="of:=[.G23] * [$Summary.$A$4] * [$Summary.$B$4]" office:value-type="float" office:value="161.44820595737" calcext:value-type="float">
            <text:p>161.45</text:p>
          </table:table-cell>
          <table:table-cell table:style-name="ce13" table:formula="of:=[.H23] * [$Summary.$A$4] * [$Summary.$B$4]" office:value-type="float" office:value="163.085855504517" calcext:value-type="float">
            <text:p>163.09</text:p>
          </table:table-cell>
          <table:table-cell table:number-columns-repeated="3"/>
        </table:table-row>
        <table:table-row table:style-name="ro1">
          <table:table-cell table:style-name="ce47" table:formula="of:=[.A11]" office:value-type="float" office:value="293.15" calcext:value-type="float">
            <text:p>293.15</text:p>
          </table:table-cell>
          <table:table-cell table:formula="of:=[.B24] * [$Summary.$A$4] * [$Summary.$B$4]" office:value-type="float" office:value="63.3977080448391" calcext:value-type="float">
            <text:p>63.40</text:p>
          </table:table-cell>
          <table:table-cell table:style-name="ce13" table:formula="of:=[.C24] * [$Summary.$A$4] * [$Summary.$B$4]" office:value-type="float" office:value="145.932536090982" calcext:value-type="float">
            <text:p>145.93</text:p>
          </table:table-cell>
          <table:table-cell table:style-name="ce13" table:formula="of:=[.D24] * [$Summary.$A$4] * [$Summary.$B$4]" office:value-type="float" office:value="152.882720919363" calcext:value-type="float">
            <text:p>152.88</text:p>
          </table:table-cell>
          <table:table-cell table:style-name="ce13" table:formula="of:=[.E24] * [$Summary.$A$4] * [$Summary.$B$4]" office:value-type="float" office:value="158.896016553771" calcext:value-type="float">
            <text:p>158.90</text:p>
          </table:table-cell>
          <table:table-cell table:style-name="ce13" table:formula="of:=[.F24] * [$Summary.$A$4] * [$Summary.$B$4]" office:value-type="float" office:value="162.070305891644" calcext:value-type="float">
            <text:p>162.07</text:p>
          </table:table-cell>
          <table:table-cell table:style-name="ce13" table:formula="of:=[.G24] * [$Summary.$A$4] * [$Summary.$B$4]" office:value-type="float" office:value="164.23610936622" calcext:value-type="float">
            <text:p>164.24</text:p>
          </table:table-cell>
          <table:table-cell table:style-name="ce13" table:formula="of:=[.H24] * [$Summary.$A$4] * [$Summary.$B$4]" office:value-type="float" office:value="165.898622128724" calcext:value-type="float">
            <text:p>165.90</text:p>
          </table:table-cell>
          <table:table-cell table:number-columns-repeated="3"/>
        </table:table-row>
        <table:table-row table:style-name="ro1">
          <table:table-cell table:style-name="ce47" table:formula="of:=[.A12]" office:value-type="float" office:value="298.15" calcext:value-type="float">
            <text:p>298.15</text:p>
          </table:table-cell>
          <table:table-cell table:formula="of:=[.B25] * [$Summary.$A$4] * [$Summary.$B$4]" office:value-type="float" office:value="68.5975311174637" calcext:value-type="float">
            <text:p>68.60</text:p>
          </table:table-cell>
          <table:table-cell table:style-name="ce13" table:formula="of:=[.C25] * [$Summary.$A$4] * [$Summary.$B$4]" office:value-type="float" office:value="160.320003698008" calcext:value-type="float">
            <text:p>160.32</text:p>
          </table:table-cell>
          <table:table-cell table:style-name="ce13" table:formula="of:=[.D25] * [$Summary.$A$4] * [$Summary.$B$4]" office:value-type="float" office:value="167.153353455494" calcext:value-type="float">
            <text:p>167.15</text:p>
          </table:table-cell>
          <table:table-cell table:style-name="ce13" table:formula="of:=[.E25] * [$Summary.$A$4] * [$Summary.$B$4]" office:value-type="float" office:value="173.135353487329" calcext:value-type="float">
            <text:p>173.14</text:p>
          </table:table-cell>
          <table:table-cell table:style-name="ce13" table:formula="of:=[.F25] * [$Summary.$A$4] * [$Summary.$B$4]" office:value-type="float" office:value="176.428537210587" calcext:value-type="float">
            <text:p>176.43</text:p>
          </table:table-cell>
          <table:table-cell table:style-name="ce13" table:formula="of:=[.G25] * [$Summary.$A$4] * [$Summary.$B$4]" office:value-type="float" office:value="178.760712856949" calcext:value-type="float">
            <text:p>178.76</text:p>
          </table:table-cell>
          <table:table-cell table:style-name="ce13" table:formula="of:=[.H25] * [$Summary.$A$4] * [$Summary.$B$4]" office:value-type="float" office:value="180.604700258236" calcext:value-type="float">
            <text:p>180.60</text:p>
          </table:table-cell>
          <table:table-cell table:number-columns-repeated="3"/>
        </table:table-row>
        <table:table-row table:style-name="ro1" table:number-rows-repeated="3">
          <table:table-cell table:style-name="ce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tepwise summation of RF due to temperature increase</text:p>
          </table:table-cell>
          <table:covered-table-cell table:number-columns-repeated="3" table:style-name="Default"/>
          <table:covered-table-cell table:number-columns-repeated="3"/>
          <table:table-cell table:number-columns-repeated="2"/>
          <table:table-cell table:style-name="ce1"/>
          <table:table-cell/>
        </table:table-row>
        <table:table-row table:style-name="ro1">
          <table:table-cell table:style-name="ce49" office:value-type="string" calcext:value-type="string" table:number-columns-spanned="4" table:number-rows-spanned="1">
            <text:p>Cubic polynomial coefficients</text:p>
          </table:table-cell>
          <table:covered-table-cell table:number-columns-repeated="3" table:style-name="ce60"/>
          <table:table-cell table:style-name="ce40" office:value-type="string" calcext:value-type="string" table:number-columns-spanned="1" table:number-rows-spanned="2">
            <text:p>Calibration ΔT/Δ RF</text:p>
          </table:table-cell>
          <table:table-cell table:style-name="ce57" office:value-type="string" calcext:value-type="string" table:number-columns-spanned="1" table:number-rows-spanned="2">
            <text:p>Δ RF </text:p>
          </table:table-cell>
          <table:table-cell table:style-name="ce57" office:value-type="string" calcext:value-type="string" table:number-columns-spanned="1" table:number-rows-spanned="2">
            <text:p>Δ T</text:p>
          </table:table-cell>
          <table:table-cell table:style-name="ce57" office:value-type="string" calcext:value-type="string" table:number-columns-spanned="1" table:number-rows-spanned="2">
            <text:p>Δ T / Δ RF </text:p>
          </table:table-cell>
          <table:table-cell/>
          <table:table-cell table:style-name="ce1"/>
          <table:table-cell/>
        </table:table-row>
        <table:table-row table:style-name="ro1"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d</text:p>
          </table:table-cell>
          <table:covered-table-cell/>
          <table:covered-table-cell table:number-columns-repeated="3" table:style-name="ce8"/>
          <table:table-cell table:number-columns-repeated="3"/>
        </table:table-row>
        <table:table-row table:style-name="ro1">
          <table:table-cell table:style-name="ce131" table:formula="of:=INDEX(LINEST([.G29:.G37];[.A29:.A37]^{1;2;3};1;1);1)" office:value-type="float" office:value="0.000194473808691741" calcext:value-type="float">
            <text:p>1.94474E-04</text:p>
          </table:table-cell>
          <table:table-cell table:style-name="ce131" table:formula="of:=INDEX(LINEST([.G29:.G37];[.A29:.A37]^{1;2;3};1;1);1;2)" office:value-type="float" office:value="-0.152573293386834" calcext:value-type="float">
            <text:p>-1.52573E-01</text:p>
          </table:table-cell>
          <table:table-cell table:style-name="ce131" table:formula="of:=INDEX(LINEST([.G29:.G37];[.A29:.A37]^{1;2;3};1;1);1;3)" office:value-type="float" office:value="42.1238668424772" calcext:value-type="float">
            <text:p>4.21239E+01</text:p>
          </table:table-cell>
          <table:table-cell table:style-name="ce132" table:formula="of:=INDEX(LINEST([.G29:.G37];[.A29:.A37]^{1;2;3};1;1);1;4)" office:value-type="float" office:value="-3971.95897279843" calcext:value-type="float">
            <text:p>-3.9720E+03</text:p>
          </table:table-cell>
          <table:table-cell table:style-name="ce93" table:formula="of:=[$Summary.C12]" office:value-type="float" office:value="0.223930939852249" calcext:value-type="float">
            <text:p>0.223931</text:p>
          </table:table-cell>
          <table:table-cell table:style-name="ce13" table:formula="of:=[.B95]-[.B46]" office:value-type="float" office:value="6.45252161571082" calcext:value-type="float">
            <text:p>6.45</text:p>
          </table:table-cell>
          <table:table-cell table:style-name="ce13" table:formula="of:=[.A95]-[.A46]" office:value-type="float" office:value="2.43992251135791" calcext:value-type="float">
            <text:p>2.44</text:p>
          </table:table-cell>
          <table:table-cell table:style-name="ce13" table:formula="of:=[.G44]/[.F44]" office:value-type="float" office:value="0.378134728819366" calcext:value-type="float">
            <text:p>0.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F</text:p>
          </table:table-cell>
          <table:table-cell table:style-name="ce8" table:number-columns-repeated="2"/>
          <table:table-cell table:style-name="ce13" table:number-columns-repeated="3"/>
          <table:table-cell table:number-columns-repeated="4"/>
        </table:table-row>
        <table:table-row table:style-name="ro1">
          <table:table-cell table:style-name="ce47" office:value-type="float" office:value="287.15" calcext:value-type="float">
            <text:p>287.15</text:p>
          </table:table-cell>
          <table:table-cell table:formula="of:=[.G30]" office:value-type="float" office:value="148.014398114962" calcext:value-type="float">
            <text:p>148.01</text:p>
          </table:table-cell>
          <table:table-cell table:number-columns-repeated="2"/>
          <table:table-cell table:style-name="ce13" table:number-columns-repeated="3"/>
          <table:table-cell table:number-columns-repeated="4"/>
        </table:table-row>
        <table:table-row table:style-name="ro1">
          <table:table-cell table:formula="of:=[.A46] + ((([.G30]-[$CO2_275ppm.G30])) * [.$E$44])" office:value-type="float" office:value="288.145003281548" calcext:value-type="float">
            <text:p>288.15</text:p>
          </table:table-cell>
          <table:table-cell table:formula="of:=(([.$A$44] * POWER([.A47];3)) + ([.$B$44] * POWER([.A47];2)) + ([.$C$44] * [.A47]) + [.$D$44])" office:value-type="float" office:value="150.62299337528" calcext:value-type="float">
            <text:p>150.62</text:p>
          </table:table-cell>
          <table:table-cell table:number-columns-repeated="9"/>
        </table:table-row>
        <table:table-row table:style-name="ro1">
          <table:table-cell table:formula="of:=[.A47] + (([.B47]-[.B46]) * [.$E$44])" office:value-type="float" office:value="288.729148469886" calcext:value-type="float">
            <text:p>288.73</text:p>
          </table:table-cell>
          <table:table-cell table:formula="of:=(([.$A$44] * POWER([.A48];3)) + ([.$B$44] * POWER([.A48];2)) + ([.$C$44] * [.A48]) + [.$D$44])" office:value-type="float" office:value="152.168987427937" calcext:value-type="float">
            <text:p>152.17</text:p>
          </table:table-cell>
          <table:table-cell table:number-columns-repeated="9"/>
        </table:table-row>
        <table:table-row table:style-name="ro1">
          <table:table-cell table:formula="of:=[.A48] + (([.B48]-[.B47]) * [.$E$44])" office:value-type="float" office:value="289.075344371103" calcext:value-type="float">
            <text:p>289.08</text:p>
          </table:table-cell>
          <table:table-cell table:formula="of:=(([.$A$44] * POWER([.A49];3)) + ([.$B$44] * POWER([.A49];2)) + ([.$C$44] * [.A49]) + [.$D$44])" office:value-type="float" office:value="153.090325690485" calcext:value-type="float">
            <text:p>153.09</text:p>
          </table:table-cell>
          <table:table-cell table:number-columns-repeated="9"/>
        </table:table-row>
        <table:table-row table:style-name="ro1">
          <table:table-cell table:formula="of:=[.A49] + (([.B49]-[.B48]) * [.$E$44])" office:value-type="float" office:value="289.281660514157" calcext:value-type="float">
            <text:p>289.28</text:p>
          </table:table-cell>
          <table:table-cell table:formula="of:=(([.$A$44] * POWER([.A50];3)) + ([.$B$44] * POWER([.A50];2)) + ([.$C$44] * [.A50]) + [.$D$44])" office:value-type="float" office:value="153.641228910526" calcext:value-type="float">
            <text:p>153.64</text:p>
          </table:table-cell>
          <table:table-cell table:number-columns-repeated="9"/>
        </table:table-row>
        <table:table-row table:style-name="ro1">
          <table:table-cell table:formula="of:=[.A50] + (([.B50]-[.B49]) * [.$E$44])" office:value-type="float" office:value="289.405024789988" calcext:value-type="float">
            <text:p>289.41</text:p>
          </table:table-cell>
          <table:table-cell table:formula="of:=(([.$A$44] * POWER([.A51];3)) + ([.$B$44] * POWER([.A51];2)) + ([.$C$44] * [.A51]) + [.$D$44])" office:value-type="float" office:value="153.97129312073" calcext:value-type="float">
            <text:p>153.97</text:p>
          </table:table-cell>
          <table:table-cell table:number-columns-repeated="9"/>
        </table:table-row>
        <table:table-row table:style-name="ro1">
          <table:table-cell table:formula="of:=[.A51] + (([.B51]-[.B50]) * [.$E$44])" office:value-type="float" office:value="289.478936378791" calcext:value-type="float">
            <text:p>289.48</text:p>
          </table:table-cell>
          <table:table-cell table:formula="of:=(([.$A$44] * POWER([.A52];3)) + ([.$B$44] * POWER([.A52];2)) + ([.$C$44] * [.A52]) + [.$D$44])" office:value-type="float" office:value="154.169282546443" calcext:value-type="float">
            <text:p>154.17</text:p>
          </table:table-cell>
          <table:table-cell table:number-columns-repeated="9"/>
        </table:table-row>
        <table:table-row table:style-name="ro1">
          <table:table-cell table:formula="of:=[.A52] + (([.B52]-[.B51]) * [.$E$44])" office:value-type="float" office:value="289.523272336972" calcext:value-type="float">
            <text:p>289.52</text:p>
          </table:table-cell>
          <table:table-cell table:formula="of:=(([.$A$44] * POWER([.A53];3)) + ([.$B$44] * POWER([.A53];2)) + ([.$C$44] * [.A53]) + [.$D$44])" office:value-type="float" office:value="154.288132251681" calcext:value-type="float">
            <text:p>154.29</text:p>
          </table:table-cell>
          <table:table-cell table:number-columns-repeated="9"/>
        </table:table-row>
        <table:table-row table:style-name="ro1">
          <table:table-cell table:formula="of:=[.A53] + (([.B53]-[.B52]) * [.$E$44])" office:value-type="float" office:value="289.549886463167" calcext:value-type="float">
            <text:p>289.55</text:p>
          </table:table-cell>
          <table:table-cell table:formula="of:=(([.$A$44] * POWER([.A54];3)) + ([.$B$44] * POWER([.A54];2)) + ([.$C$44] * [.A54]) + [.$D$44])" office:value-type="float" office:value="154.359506569956" calcext:value-type="float">
            <text:p>154.36</text:p>
          </table:table-cell>
          <table:table-cell table:number-columns-repeated="9"/>
        </table:table-row>
        <table:table-row table:style-name="ro1">
          <table:table-cell table:formula="of:=[.A54] + (([.B54]-[.B53]) * [.$E$44])" office:value-type="float" office:value="289.56586938134" calcext:value-type="float">
            <text:p>289.57</text:p>
          </table:table-cell>
          <table:table-cell table:formula="of:=(([.$A$44] * POWER([.A55];3)) + ([.$B$44] * POWER([.A55];2)) + ([.$C$44] * [.A55]) + [.$D$44])" office:value-type="float" office:value="154.402381027382" calcext:value-type="float">
            <text:p>154.40</text:p>
          </table:table-cell>
          <table:table-cell table:number-columns-repeated="9"/>
        </table:table-row>
        <table:table-row table:style-name="ro1">
          <table:table-cell table:formula="of:=[.A55] + (([.B55]-[.B54]) * [.$E$44])" office:value-type="float" office:value="289.575470298887" calcext:value-type="float">
            <text:p>289.58</text:p>
          </table:table-cell>
          <table:table-cell table:formula="of:=(([.$A$44] * POWER([.A56];3)) + ([.$B$44] * POWER([.A56];2)) + ([.$C$44] * [.A56]) + [.$D$44])" office:value-type="float" office:value="154.428139676115" calcext:value-type="float">
            <text:p>154.43</text:p>
          </table:table-cell>
          <table:table-cell table:number-columns-repeated="9"/>
        </table:table-row>
        <table:table-row table:style-name="ro1">
          <table:table-cell table:formula="of:=[.A56] + (([.B56]-[.B55]) * [.$E$44])" office:value-type="float" office:value="289.581238457307" calcext:value-type="float">
            <text:p>289.58</text:p>
          </table:table-cell>
          <table:table-cell table:formula="of:=(([.$A$44] * POWER([.A57];3)) + ([.$B$44] * POWER([.A57];2)) + ([.$C$44] * [.A57]) + [.$D$44])" office:value-type="float" office:value="154.443616728106" calcext:value-type="float">
            <text:p>154.44</text:p>
          </table:table-cell>
          <table:table-cell table:number-columns-repeated="9"/>
        </table:table-row>
        <table:table-row table:style-name="ro1">
          <table:table-cell table:formula="of:=[.A57] + (([.B57]-[.B56]) * [.$E$44])" office:value-type="float" office:value="289.584704248105" calcext:value-type="float">
            <text:p>289.58</text:p>
          </table:table-cell>
          <table:table-cell table:formula="of:=(([.$A$44] * POWER([.A58];3)) + ([.$B$44] * POWER([.A58];2)) + ([.$C$44] * [.A58]) + [.$D$44])" office:value-type="float" office:value="154.452916619533" calcext:value-type="float">
            <text:p>154.45</text:p>
          </table:table-cell>
          <table:table-cell table:number-columns-repeated="9"/>
        </table:table-row>
        <table:table-row table:style-name="ro1">
          <table:table-cell table:formula="of:=[.A58] + (([.B58]-[.B57]) * [.$E$44])" office:value-type="float" office:value="289.586786781533" calcext:value-type="float">
            <text:p>289.59</text:p>
          </table:table-cell>
          <table:table-cell table:formula="of:=(([.$A$44] * POWER([.A59];3)) + ([.$B$44] * POWER([.A59];2)) + ([.$C$44] * [.A59]) + [.$D$44])" office:value-type="float" office:value="154.458504951803" calcext:value-type="float">
            <text:p>154.46</text:p>
          </table:table-cell>
          <table:table-cell table:number-columns-repeated="9"/>
        </table:table-row>
        <table:table-row table:style-name="ro1">
          <table:table-cell table:formula="of:=[.A59] + (([.B59]-[.B58]) * [.$E$44])" office:value-type="float" office:value="289.58803818203" calcext:value-type="float">
            <text:p>289.59</text:p>
          </table:table-cell>
          <table:table-cell table:formula="of:=(([.$A$44] * POWER([.A60];3)) + ([.$B$44] * POWER([.A60];2)) + ([.$C$44] * [.A60]) + [.$D$44])" office:value-type="float" office:value="154.461863065524" calcext:value-type="float">
            <text:p>154.46</text:p>
          </table:table-cell>
          <table:table-cell table:number-columns-repeated="9"/>
        </table:table-row>
        <table:table-row table:style-name="ro1">
          <table:table-cell table:formula="of:=[.A60] + (([.B60]-[.B59]) * [.$E$44])" office:value-type="float" office:value="289.588790167592" calcext:value-type="float">
            <text:p>289.59</text:p>
          </table:table-cell>
          <table:table-cell table:formula="of:=(([.$A$44] * POWER([.A61];3)) + ([.$B$44] * POWER([.A61];2)) + ([.$C$44] * [.A61]) + [.$D$44])" office:value-type="float" office:value="154.463881031729" calcext:value-type="float">
            <text:p>154.46</text:p>
          </table:table-cell>
          <table:table-cell table:number-columns-repeated="9"/>
        </table:table-row>
        <table:table-row table:style-name="ro1">
          <table:table-cell table:formula="of:=[.A61] + (([.B61]-[.B60]) * [.$E$44])" office:value-type="float" office:value="289.589242052661" calcext:value-type="float">
            <text:p>289.59</text:p>
          </table:table-cell>
          <table:table-cell table:formula="of:=(([.$A$44] * POWER([.A62];3)) + ([.$B$44] * POWER([.A62];2)) + ([.$C$44] * [.A62]) + [.$D$44])" office:value-type="float" office:value="154.465093682004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2] + (([.B62]-[.B61]) * [.$E$44])" office:value-type="float" office:value="289.589513602577" calcext:value-type="float">
            <text:p>289.59</text:p>
          </table:table-cell>
          <table:table-cell table:formula="of:=(([.$A$44] * POWER([.A63];3)) + ([.$B$44] * POWER([.A63];2)) + ([.$C$44] * [.A63]) + [.$D$44])" office:value-type="float" office:value="154.465822399451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3] + (([.B63]-[.B62]) * [.$E$44])" office:value-type="float" office:value="289.58967678496" calcext:value-type="float">
            <text:p>289.59</text:p>
          </table:table-cell>
          <table:table-cell table:formula="of:=(([.$A$44] * POWER([.A64];3)) + ([.$B$44] * POWER([.A64];2)) + ([.$C$44] * [.A64]) + [.$D$44])" office:value-type="float" office:value="154.4662603085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4] + (([.B64]-[.B63]) * [.$E$44])" office:value-type="float" office:value="289.589774846344" calcext:value-type="float">
            <text:p>289.59</text:p>
          </table:table-cell>
          <table:table-cell table:formula="of:=(([.$A$44] * POWER([.A65];3)) + ([.$B$44] * POWER([.A65];2)) + ([.$C$44] * [.A65]) + [.$D$44])" office:value-type="float" office:value="154.466523462125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5] + (([.B65]-[.B64]) * [.$E$44])" office:value-type="float" office:value="289.589833774583" calcext:value-type="float">
            <text:p>289.59</text:p>
          </table:table-cell>
          <table:table-cell table:formula="of:=(([.$A$44] * POWER([.A66];3)) + ([.$B$44] * POWER([.A66];2)) + ([.$C$44] * [.A66]) + [.$D$44])" office:value-type="float" office:value="154.466681599753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6] + (([.B66]-[.B65]) * [.$E$44])" office:value-type="float" office:value="289.589869186491" calcext:value-type="float">
            <text:p>289.59</text:p>
          </table:table-cell>
          <table:table-cell table:formula="of:=(([.$A$44] * POWER([.A67];3)) + ([.$B$44] * POWER([.A67];2)) + ([.$C$44] * [.A67]) + [.$D$44])" office:value-type="float" office:value="154.466776629884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7] + (([.B67]-[.B66]) * [.$E$44])" office:value-type="float" office:value="289.589890466677" calcext:value-type="float">
            <text:p>289.59</text:p>
          </table:table-cell>
          <table:table-cell table:formula="of:=(([.$A$44] * POWER([.A68];3)) + ([.$B$44] * POWER([.A68];2)) + ([.$C$44] * [.A68]) + [.$D$44])" office:value-type="float" office:value="154.466833736656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8] + (([.B68]-[.B67]) * [.$E$44])" office:value-type="float" office:value="289.58990325465" calcext:value-type="float">
            <text:p>289.59</text:p>
          </table:table-cell>
          <table:table-cell table:formula="of:=(([.$A$44] * POWER([.A69];3)) + ([.$B$44] * POWER([.A69];2)) + ([.$C$44] * [.A69]) + [.$D$44])" office:value-type="float" office:value="154.466868054021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69] + (([.B69]-[.B68]) * [.$E$44])" office:value-type="float" office:value="289.58991093937" calcext:value-type="float">
            <text:p>289.59</text:p>
          </table:table-cell>
          <table:table-cell table:formula="of:=(([.$A$44] * POWER([.A70];3)) + ([.$B$44] * POWER([.A70];2)) + ([.$C$44] * [.A70]) + [.$D$44])" office:value-type="float" office:value="154.466888676475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0] + (([.B70]-[.B69]) * [.$E$44])" office:value-type="float" office:value="289.589915557376" calcext:value-type="float">
            <text:p>289.59</text:p>
          </table:table-cell>
          <table:table-cell table:formula="of:=(([.$A$44] * POWER([.A71];3)) + ([.$B$44] * POWER([.A71];2)) + ([.$C$44] * [.A71]) + [.$D$44])" office:value-type="float" office:value="154.4669010692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1] + (([.B71]-[.B70]) * [.$E$44])" office:value-type="float" office:value="289.58991833249" calcext:value-type="float">
            <text:p>289.59</text:p>
          </table:table-cell>
          <table:table-cell table:formula="of:=(([.$A$44] * POWER([.A72];3)) + ([.$B$44] * POWER([.A72];2)) + ([.$C$44] * [.A72]) + [.$D$44])" office:value-type="float" office:value="154.466908516405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2] + (([.B72]-[.B71]) * [.$E$44])" office:value-type="float" office:value="289.58992000015" calcext:value-type="float">
            <text:p>289.59</text:p>
          </table:table-cell>
          <table:table-cell table:formula="of:=(([.$A$44] * POWER([.A73];3)) + ([.$B$44] * POWER([.A73];2)) + ([.$C$44] * [.A73]) + [.$D$44])" office:value-type="float" office:value="154.466912991678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3] + (([.B73]-[.B72]) * [.$E$44])" office:value-type="float" office:value="289.589921002302" calcext:value-type="float">
            <text:p>289.59</text:p>
          </table:table-cell>
          <table:table-cell table:formula="of:=(([.$A$44] * POWER([.A74];3)) + ([.$B$44] * POWER([.A74];2)) + ([.$C$44] * [.A74]) + [.$D$44])" office:value-type="float" office:value="154.466915681021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4] + (([.B74]-[.B73]) * [.$E$44])" office:value-type="float" office:value="289.589921604529" calcext:value-type="float">
            <text:p>289.59</text:p>
          </table:table-cell>
          <table:table-cell table:formula="of:=(([.$A$44] * POWER([.A75];3)) + ([.$B$44] * POWER([.A75];2)) + ([.$C$44] * [.A75]) + [.$D$44])" office:value-type="float" office:value="154.466917297138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5] + (([.B75]-[.B74]) * [.$E$44])" office:value-type="float" office:value="289.589921966428" calcext:value-type="float">
            <text:p>289.59</text:p>
          </table:table-cell>
          <table:table-cell table:formula="of:=(([.$A$44] * POWER([.A76];3)) + ([.$B$44] * POWER([.A76];2)) + ([.$C$44] * [.A76]) + [.$D$44])" office:value-type="float" office:value="154.466918268316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6] + (([.B76]-[.B75]) * [.$E$44])" office:value-type="float" office:value="289.589922183905" calcext:value-type="float">
            <text:p>289.59</text:p>
          </table:table-cell>
          <table:table-cell table:formula="of:=(([.$A$44] * POWER([.A77];3)) + ([.$B$44] * POWER([.A77];2)) + ([.$C$44] * [.A77]) + [.$D$44])" office:value-type="float" office:value="154.46691885193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7] + (([.B77]-[.B76]) * [.$E$44])" office:value-type="float" office:value="289.589922314594" calcext:value-type="float">
            <text:p>289.59</text:p>
          </table:table-cell>
          <table:table-cell table:formula="of:=(([.$A$44] * POWER([.A78];3)) + ([.$B$44] * POWER([.A78];2)) + ([.$C$44] * [.A78]) + [.$D$44])" office:value-type="float" office:value="154.466919202644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8] + (([.B78]-[.B77]) * [.$E$44])" office:value-type="float" office:value="289.589922393129" calcext:value-type="float">
            <text:p>289.59</text:p>
          </table:table-cell>
          <table:table-cell table:formula="of:=(([.$A$44] * POWER([.A79];3)) + ([.$B$44] * POWER([.A79];2)) + ([.$C$44] * [.A79]) + [.$D$44])" office:value-type="float" office:value="154.466919413399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79] + (([.B79]-[.B78]) * [.$E$44])" office:value-type="float" office:value="289.589922440324" calcext:value-type="float">
            <text:p>289.59</text:p>
          </table:table-cell>
          <table:table-cell table:formula="of:=(([.$A$44] * POWER([.A80];3)) + ([.$B$44] * POWER([.A80];2)) + ([.$C$44] * [.A80]) + [.$D$44])" office:value-type="float" office:value="154.466919540048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0] + (([.B80]-[.B79]) * [.$E$44])" office:value-type="float" office:value="289.589922468685" calcext:value-type="float">
            <text:p>289.59</text:p>
          </table:table-cell>
          <table:table-cell table:formula="of:=(([.$A$44] * POWER([.A81];3)) + ([.$B$44] * POWER([.A81];2)) + ([.$C$44] * [.A81]) + [.$D$44])" office:value-type="float" office:value="154.466919616156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1] + (([.B81]-[.B80]) * [.$E$44])" office:value-type="float" office:value="289.589922485728" calcext:value-type="float">
            <text:p>289.59</text:p>
          </table:table-cell>
          <table:table-cell table:formula="of:=(([.$A$44] * POWER([.A82];3)) + ([.$B$44] * POWER([.A82];2)) + ([.$C$44] * [.A82]) + [.$D$44])" office:value-type="float" office:value="154.466919661892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2] + (([.B82]-[.B81]) * [.$E$44])" office:value-type="float" office:value="289.589922495969" calcext:value-type="float">
            <text:p>289.59</text:p>
          </table:table-cell>
          <table:table-cell table:formula="of:=(([.$A$44] * POWER([.A83];3)) + ([.$B$44] * POWER([.A83];2)) + ([.$C$44] * [.A83]) + [.$D$44])" office:value-type="float" office:value="154.466919689376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3] + (([.B83]-[.B82]) * [.$E$44])" office:value-type="float" office:value="289.589922502124" calcext:value-type="float">
            <text:p>289.59</text:p>
          </table:table-cell>
          <table:table-cell table:formula="of:=(([.$A$44] * POWER([.A84];3)) + ([.$B$44] * POWER([.A84];2)) + ([.$C$44] * [.A84]) + [.$D$44])" office:value-type="float" office:value="154.466919705893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4] + (([.B84]-[.B83]) * [.$E$44])" office:value-type="float" office:value="289.589922505822" calcext:value-type="float">
            <text:p>289.59</text:p>
          </table:table-cell>
          <table:table-cell table:formula="of:=(([.$A$44] * POWER([.A85];3)) + ([.$B$44] * POWER([.A85];2)) + ([.$C$44] * [.A85]) + [.$D$44])" office:value-type="float" office:value="154.466919715818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5] + (([.B85]-[.B84]) * [.$E$44])" office:value-type="float" office:value="289.589922508045" calcext:value-type="float">
            <text:p>289.59</text:p>
          </table:table-cell>
          <table:table-cell table:formula="of:=(([.$A$44] * POWER([.A86];3)) + ([.$B$44] * POWER([.A86];2)) + ([.$C$44] * [.A86]) + [.$D$44])" office:value-type="float" office:value="154.466919721785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6] + (([.B86]-[.B85]) * [.$E$44])" office:value-type="float" office:value="289.589922509381" calcext:value-type="float">
            <text:p>289.59</text:p>
          </table:table-cell>
          <table:table-cell table:formula="of:=(([.$A$44] * POWER([.A87];3)) + ([.$B$44] * POWER([.A87];2)) + ([.$C$44] * [.A87]) + [.$D$44])" office:value-type="float" office:value="154.46691972537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7] + (([.B87]-[.B86]) * [.$E$44])" office:value-type="float" office:value="289.589922510184" calcext:value-type="float">
            <text:p>289.59</text:p>
          </table:table-cell>
          <table:table-cell table:formula="of:=(([.$A$44] * POWER([.A88];3)) + ([.$B$44] * POWER([.A88];2)) + ([.$C$44] * [.A88]) + [.$D$44])" office:value-type="float" office:value="154.466919727523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8] + (([.B88]-[.B87]) * [.$E$44])" office:value-type="float" office:value="289.589922510666" calcext:value-type="float">
            <text:p>289.59</text:p>
          </table:table-cell>
          <table:table-cell table:formula="of:=(([.$A$44] * POWER([.A89];3)) + ([.$B$44] * POWER([.A89];2)) + ([.$C$44] * [.A89]) + [.$D$44])" office:value-type="float" office:value="154.466919728815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89] + (([.B89]-[.B88]) * [.$E$44])" office:value-type="float" office:value="289.589922510955" calcext:value-type="float">
            <text:p>289.59</text:p>
          </table:table-cell>
          <table:table-cell table:formula="of:=(([.$A$44] * POWER([.A90];3)) + ([.$B$44] * POWER([.A90];2)) + ([.$C$44] * [.A90]) + [.$D$44])" office:value-type="float" office:value="154.466919729593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90] + (([.B90]-[.B89]) * [.$E$44])" office:value-type="float" office:value="289.58992251113" calcext:value-type="float">
            <text:p>289.59</text:p>
          </table:table-cell>
          <table:table-cell table:formula="of:=(([.$A$44] * POWER([.A91];3)) + ([.$B$44] * POWER([.A91];2)) + ([.$C$44] * [.A91]) + [.$D$44])" office:value-type="float" office:value="154.46691973006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91] + (([.B91]-[.B90]) * [.$E$44])" office:value-type="float" office:value="289.589922511234" calcext:value-type="float">
            <text:p>289.59</text:p>
          </table:table-cell>
          <table:table-cell table:formula="of:=(([.$A$44] * POWER([.A92];3)) + ([.$B$44] * POWER([.A92];2)) + ([.$C$44] * [.A92]) + [.$D$44])" office:value-type="float" office:value="154.466919730343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92] + (([.B92]-[.B91]) * [.$E$44])" office:value-type="float" office:value="289.589922511298" calcext:value-type="float">
            <text:p>289.59</text:p>
          </table:table-cell>
          <table:table-cell table:formula="of:=(([.$A$44] * POWER([.A93];3)) + ([.$B$44] * POWER([.A93];2)) + ([.$C$44] * [.A93]) + [.$D$44])" office:value-type="float" office:value="154.466919730511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93] + (([.B93]-[.B92]) * [.$E$44])" office:value-type="float" office:value="289.589922511335" calcext:value-type="float">
            <text:p>289.59</text:p>
          </table:table-cell>
          <table:table-cell table:formula="of:=(([.$A$44] * POWER([.A94];3)) + ([.$B$44] * POWER([.A94];2)) + ([.$C$44] * [.A94]) + [.$D$44])" office:value-type="float" office:value="154.466919730612" calcext:value-type="float">
            <text:p>154.47</text:p>
          </table:table-cell>
          <table:table-cell table:number-columns-repeated="9"/>
        </table:table-row>
        <table:table-row table:style-name="ro1">
          <table:table-cell table:formula="of:=[.A94] + (([.B94]-[.B93]) * [.$E$44])" office:value-type="float" office:value="289.589922511358" calcext:value-type="float">
            <text:p>289.59</text:p>
          </table:table-cell>
          <table:table-cell table:formula="of:=(([.$A$44] * POWER([.A95];3)) + ([.$B$44] * POWER([.A95];2)) + ([.$C$44] * [.A95]) + [.$D$44])" office:value-type="float" office:value="154.466919730673" calcext:value-type="float">
            <text:p>154.47</text:p>
          </table:table-cell>
          <table:table-cell table:style-name="Default" table:number-columns-repeated="2"/>
          <table:table-cell table:number-columns-repeated="7"/>
        </table:table-row>
      </table:table>
      <table:table table:name="CH4andN2O" table:style-name="ta1">
        <table:table-column table:style-name="co1" table:default-cell-style-name="ce28"/>
        <table:table-column table:style-name="co5" table:number-columns-repeated="10" table:default-cell-style-name="ce13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Default" table:number-columns-repeated="11"/>
          <table:table-cell table:style-name="ce17" office:value-type="string" calcext:value-type="string" table:number-columns-spanned="1" table:number-rows-spanned="2">
            <text:p>σT^4</text:p>
          </table:table-cell>
          <table:table-cell table:style-name="ce117" office:value-type="string" calcext:value-type="string" table:number-columns-spanned="1" table:number-rows-spanned="2">
            <text:p>Planck summation</text:p>
          </table:table-cell>
        </table:table-row>
        <table:table-row table:style-name="ro1">
          <table:table-cell table:style-name="Default"/>
          <table:table-cell table:style-name="ce1" office:value-type="string" calcext:value-type="string" table:number-columns-spanned="5" table:number-rows-spanned="1">
            <text:p>CH4</text:p>
          </table:table-cell>
          <table:covered-table-cell table:number-columns-repeated="4" table:style-name="Default"/>
          <table:table-cell table:style-name="ce1" office:value-type="string" calcext:value-type="string" table:number-columns-spanned="5" table:number-rows-spanned="1">
            <text:p>N2O</text:p>
          </table:table-cell>
          <table:covered-table-cell table:number-columns-repeated="4" table:style-name="Default"/>
          <table:covered-table-cell table:style-name="ce1"/>
          <table:covered-table-cell/>
        </table:table-row>
        <table:table-row table:style-name="ro1">
          <table:table-cell table:style-name="Default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/>
          <table:table-cell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106" office:value-type="float" office:value="0.00000085" calcext:value-type="float">
            <text:p>8.50E-07</text:p>
          </table:table-cell>
          <table:table-cell table:style-name="ce106" office:value-type="float" office:value="0.0000017" calcext:value-type="float">
            <text:p>1.70E-06</text:p>
          </table:table-cell>
          <table:table-cell table:style-name="ce106" office:value-type="float" office:value="0.00000255" calcext:value-type="float">
            <text:p>2.55E-06</text:p>
          </table:table-cell>
          <table:table-cell table:style-name="ce106" office:value-type="float" office:value="0.0000034" calcext:value-type="float">
            <text:p>3.40E-06</text:p>
          </table:table-cell>
          <table:table-cell table:style-name="ce106" office:value-type="float" office:value="0.00000425" calcext:value-type="float">
            <text:p>4.25E-06</text:p>
          </table:table-cell>
          <table:table-cell table:style-name="ce106" office:value-type="float" office:value="0.00000016" calcext:value-type="float">
            <text:p>1.60E-07</text:p>
          </table:table-cell>
          <table:table-cell table:style-name="ce106" office:value-type="float" office:value="0.00000032" calcext:value-type="float">
            <text:p>3.20E-07</text:p>
          </table:table-cell>
          <table:table-cell table:style-name="ce106" office:value-type="float" office:value="0.00000048" calcext:value-type="float">
            <text:p>4.80E-07</text:p>
          </table:table-cell>
          <table:table-cell table:style-name="ce106" office:value-type="float" office:value="0.00000064" calcext:value-type="float">
            <text:p>6.40E-07</text:p>
          </table:table-cell>
          <table:table-cell table:style-name="ce106" office:value-type="float" office:value="0.0000008" calcext:value-type="float">
            <text:p>8.00E-07</text:p>
          </table:table-cell>
          <table:table-cell table:number-columns-repeated="2"/>
        </table:table-row>
        <table:table-row table:style-name="ro1">
          <table:table-cell table:style-name="ce47" office:value-type="float" office:value="283.15" calcext:value-type="float">
            <text:p>283.15</text:p>
          </table:table-cell>
          <table:table-cell office:value-type="float" office:value="106.194505473554" calcext:value-type="float">
            <text:p>106.19</text:p>
          </table:table-cell>
          <table:table-cell office:value-type="float" office:value="105.848284701308" calcext:value-type="float">
            <text:p>105.85</text:p>
          </table:table-cell>
          <table:table-cell office:value-type="float" office:value="105.59590012515" calcext:value-type="float">
            <text:p>105.60</text:p>
          </table:table-cell>
          <table:table-cell office:value-type="float" office:value="105.390477340544" calcext:value-type="float">
            <text:p>105.39</text:p>
          </table:table-cell>
          <table:table-cell office:value-type="float" office:value="105.214325113637" calcext:value-type="float">
            <text:p>105.21</text:p>
          </table:table-cell>
          <table:table-cell office:value-type="float" office:value="106.299286045013" calcext:value-type="float">
            <text:p>106.30</text:p>
          </table:table-cell>
          <table:table-cell office:value-type="float" office:value="105.848284701308" calcext:value-type="float">
            <text:p>105.85</text:p>
          </table:table-cell>
          <table:table-cell office:value-type="float" office:value="105.489993200624" calcext:value-type="float">
            <text:p>105.49</text:p>
          </table:table-cell>
          <table:table-cell office:value-type="float" office:value="105.184873793564" calcext:value-type="float">
            <text:p>105.18</text:p>
          </table:table-cell>
          <table:table-cell office:value-type="float" office:value="104.915751735667" calcext:value-type="float">
            <text:p>104.92</text:p>
          </table:table-cell>
          <table:table-cell table:style-name="ce13" table:formula="of:=0.0000000567037441900004*POWER([.A5];4)" office:value-type="float" office:value="364.483607161424" calcext:value-type="float">
            <text:p>364.48</text:p>
          </table:table-cell>
          <table:table-cell table:style-name="ce13" office:value-type="float" office:value="362.344846922449" calcext:value-type="float">
            <text:p>362.34</text:p>
          </table:table-cell>
        </table:table-row>
        <table:table-row table:style-name="ro1">
          <table:table-cell office:value-type="float" office:value="287.15" calcext:value-type="float">
            <text:p>287.15</text:p>
          </table:table-cell>
          <table:table-cell office:value-type="float" office:value="107.649677277595" calcext:value-type="float">
            <text:p>107.65</text:p>
          </table:table-cell>
          <table:table-cell office:value-type="float" office:value="107.322906534209" calcext:value-type="float">
            <text:p>107.32</text:p>
          </table:table-cell>
          <table:table-cell office:value-type="float" office:value="107.083606530639" calcext:value-type="float">
            <text:p>107.08</text:p>
          </table:table-cell>
          <table:table-cell office:value-type="float" office:value="106.888188495496" calcext:value-type="float">
            <text:p>106.89</text:p>
          </table:table-cell>
          <table:table-cell office:value-type="float" office:value="106.720120368958" calcext:value-type="float">
            <text:p>106.72</text:p>
          </table:table-cell>
          <table:table-cell office:value-type="float" office:value="107.737921419764" calcext:value-type="float">
            <text:p>107.74</text:p>
          </table:table-cell>
          <table:table-cell office:value-type="float" office:value="107.322906534209" calcext:value-type="float">
            <text:p>107.32</text:p>
          </table:table-cell>
          <table:table-cell office:value-type="float" office:value="106.991862833586" calcext:value-type="float">
            <text:p>106.99</text:p>
          </table:table-cell>
          <table:table-cell office:value-type="float" office:value="106.708965168433" calcext:value-type="float">
            <text:p>106.71</text:p>
          </table:table-cell>
          <table:table-cell office:value-type="float" office:value="106.458573961364" calcext:value-type="float">
            <text:p>106.46</text:p>
          </table:table-cell>
          <table:table-cell table:style-name="ce13" table:formula="of:=0.0000000567037441900004*POWER([.A6];4)" office:value-type="float" office:value="385.520093917783" calcext:value-type="float">
            <text:p>385.52</text:p>
          </table:table-cell>
          <table:table-cell table:style-name="ce13" office:value-type="float" office:value="383.339838515445" calcext:value-type="float">
            <text:p>383.34</text:p>
          </table:table-cell>
        </table:table-row>
        <table:table-row table:style-name="ro1">
          <table:table-cell office:value-type="float" office:value="288.15" calcext:value-type="float">
            <text:p>288.15</text:p>
          </table:table-cell>
          <table:table-cell office:value-type="float" office:value="108.081492572789" calcext:value-type="float">
            <text:p>108.08</text:p>
          </table:table-cell>
          <table:table-cell office:value-type="float" office:value="107.759632295812" calcext:value-type="float">
            <text:p>107.76</text:p>
          </table:table-cell>
          <table:table-cell office:value-type="float" office:value="107.523627520317" calcext:value-type="float">
            <text:p>107.52</text:p>
          </table:table-cell>
          <table:table-cell office:value-type="float" office:value="107.330686158947" calcext:value-type="float">
            <text:p>107.33</text:p>
          </table:table-cell>
          <table:table-cell office:value-type="float" office:value="107.164639164196" calcext:value-type="float">
            <text:p>107.16</text:p>
          </table:table-cell>
          <table:table-cell office:value-type="float" office:value="108.166596848502" calcext:value-type="float">
            <text:p>108.17</text:p>
          </table:table-cell>
          <table:table-cell office:value-type="float" office:value="107.759632295812" calcext:value-type="float">
            <text:p>107.76</text:p>
          </table:table-cell>
          <table:table-cell office:value-type="float" office:value="107.434723294836" calcext:value-type="float">
            <text:p>107.43</text:p>
          </table:table-cell>
          <table:table-cell office:value-type="float" office:value="107.156815012521" calcext:value-type="float">
            <text:p>107.16</text:p>
          </table:table-cell>
          <table:table-cell office:value-type="float" office:value="106.91059956823" calcext:value-type="float">
            <text:p>106.91</text:p>
          </table:table-cell>
          <table:table-cell table:style-name="ce13" table:formula="of:=0.0000000567037441900004*POWER([.A7];4)" office:value-type="float" office:value="390.918507769009" calcext:value-type="float">
            <text:p>390.92</text:p>
          </table:table-cell>
          <table:table-cell table:style-name="ce13" office:value-type="float" office:value="388.727817510758" calcext:value-type="float">
            <text:p>388.73</text:p>
          </table:table-cell>
        </table:table-row>
        <table:table-row table:style-name="ro1">
          <table:table-cell office:value-type="float" office:value="289.15" calcext:value-type="float">
            <text:p>289.15</text:p>
          </table:table-cell>
          <table:table-cell office:value-type="float" office:value="108.447865535417" calcext:value-type="float">
            <text:p>108.45</text:p>
          </table:table-cell>
          <table:table-cell office:value-type="float" office:value="108.131687255025" calcext:value-type="float">
            <text:p>108.13</text:p>
          </table:table-cell>
          <table:table-cell office:value-type="float" office:value="107.899460750855" calcext:value-type="float">
            <text:p>107.90</text:p>
          </table:table-cell>
          <table:table-cell office:value-type="float" office:value="107.709450403013" calcext:value-type="float">
            <text:p>107.71</text:p>
          </table:table-cell>
          <table:table-cell office:value-type="float" office:value="107.545797093998" calcext:value-type="float">
            <text:p>107.55</text:p>
          </table:table-cell>
          <table:table-cell office:value-type="float" office:value="108.530018784248" calcext:value-type="float">
            <text:p>108.53</text:p>
          </table:table-cell>
          <table:table-cell office:value-type="float" office:value="108.131687255025" calcext:value-type="float">
            <text:p>108.13</text:p>
          </table:table-cell>
          <table:table-cell office:value-type="float" office:value="107.813298053532" calcext:value-type="float">
            <text:p>107.81</text:p>
          </table:table-cell>
          <table:table-cell office:value-type="float" office:value="107.540679823618" calcext:value-type="float">
            <text:p>107.54</text:p>
          </table:table-cell>
          <table:table-cell office:value-type="float" office:value="107.298944048899" calcext:value-type="float">
            <text:p>107.30</text:p>
          </table:table-cell>
          <table:table-cell table:style-name="ce13" table:formula="of:=0.0000000567037441900004*POWER([.A8];4)" office:value-type="float" office:value="396.373419363692" calcext:value-type="float">
            <text:p>396.37</text:p>
          </table:table-cell>
          <table:table-cell table:style-name="ce13" office:value-type="float" office:value="394.172268935682" calcext:value-type="float">
            <text:p>394.17</text:p>
          </table:table-cell>
        </table:table-row>
        <table:table-row table:style-name="ro1">
          <table:table-cell office:value-type="float" office:value="290.15" calcext:value-type="float">
            <text:p>290.15</text:p>
          </table:table-cell>
          <table:table-cell office:value-type="float" office:value="108.808470155029" calcext:value-type="float">
            <text:p>108.81</text:p>
          </table:table-cell>
          <table:table-cell office:value-type="float" office:value="108.498232213938" calcext:value-type="float">
            <text:p>108.50</text:p>
          </table:table-cell>
          <table:table-cell office:value-type="float" office:value="108.269991441074" calcext:value-type="float">
            <text:p>108.27</text:p>
          </table:table-cell>
          <table:table-cell office:value-type="float" office:value="108.083030846036" calcext:value-type="float">
            <text:p>108.08</text:p>
          </table:table-cell>
          <table:table-cell office:value-type="float" office:value="107.921843049031" calcext:value-type="float">
            <text:p>107.92</text:p>
          </table:table-cell>
          <table:table-cell office:value-type="float" office:value="108.88810850589" calcext:value-type="float">
            <text:p>108.89</text:p>
          </table:table-cell>
          <table:table-cell office:value-type="float" office:value="108.498232213938" calcext:value-type="float">
            <text:p>108.50</text:p>
          </table:table-cell>
          <table:table-cell office:value-type="float" office:value="108.186260372641" calcext:value-type="float">
            <text:p>108.19</text:p>
          </table:table-cell>
          <table:table-cell office:value-type="float" office:value="107.918807019504" calcext:value-type="float">
            <text:p>107.92</text:p>
          </table:table-cell>
          <table:table-cell office:value-type="float" office:value="107.681457122127" calcext:value-type="float">
            <text:p>107.68</text:p>
          </table:table-cell>
          <table:table-cell table:style-name="ce13" table:formula="of:=0.0000000567037441900004*POWER([.A9];4)" office:value-type="float" office:value="401.88522152269" calcext:value-type="float">
            <text:p>401.89</text:p>
          </table:table-cell>
          <table:table-cell table:style-name="ce13" office:value-type="float" office:value="399.673585135707" calcext:value-type="float">
            <text:p>399.67</text:p>
          </table:table-cell>
        </table:table-row>
        <table:table-row table:style-name="ro1">
          <table:table-cell office:value-type="float" office:value="291.15" calcext:value-type="float">
            <text:p>291.15</text:p>
          </table:table-cell>
          <table:table-cell office:value-type="float" office:value="109.103017486057" calcext:value-type="float">
            <text:p>109.10</text:p>
          </table:table-cell>
          <table:table-cell office:value-type="float" office:value="108.799417270448" calcext:value-type="float">
            <text:p>108.80</text:p>
          </table:table-cell>
          <table:table-cell office:value-type="float" office:value="108.575674800698" calcext:value-type="float">
            <text:p>108.58</text:p>
          </table:table-cell>
          <table:table-cell office:value-type="float" office:value="108.392210642034" calcext:value-type="float">
            <text:p>108.39</text:p>
          </table:table-cell>
          <table:table-cell office:value-type="float" office:value="108.233877157833" calcext:value-type="float">
            <text:p>108.23</text:p>
          </table:table-cell>
          <table:table-cell office:value-type="float" office:value="109.180331199892" calcext:value-type="float">
            <text:p>109.18</text:p>
          </table:table-cell>
          <table:table-cell office:value-type="float" office:value="108.799417270448" calcext:value-type="float">
            <text:p>108.80</text:p>
          </table:table-cell>
          <table:table-cell office:value-type="float" office:value="108.494213595005" calcext:value-type="float">
            <text:p>108.49</text:p>
          </table:table-cell>
          <table:table-cell office:value-type="float" office:value="108.232223375842" calcext:value-type="float">
            <text:p>108.23</text:p>
          </table:table-cell>
          <table:table-cell office:value-type="float" office:value="107.999480593434" calcext:value-type="float">
            <text:p>108.00</text:p>
          </table:table-cell>
          <table:table-cell table:style-name="ce13" table:formula="of:=0.0000000567037441900004*POWER([.A10];4)" office:value-type="float" office:value="407.454308427751" calcext:value-type="float">
            <text:p>407.45</text:p>
          </table:table-cell>
          <table:table-cell table:style-name="ce13" office:value-type="float" office:value="405.23215979799" calcext:value-type="float">
            <text:p>405.23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109.452435650391" calcext:value-type="float">
            <text:p>109.45</text:p>
          </table:table-cell>
          <table:table-cell office:value-type="float" office:value="109.15526971349" calcext:value-type="float">
            <text:p>109.16</text:p>
          </table:table-cell>
          <table:table-cell office:value-type="float" office:value="108.935843024119" calcext:value-type="float">
            <text:p>108.94</text:p>
          </table:table-cell>
          <table:table-cell office:value-type="float" office:value="108.755683548651" calcext:value-type="float">
            <text:p>108.76</text:p>
          </table:table-cell>
          <table:table-cell office:value-type="float" office:value="108.600049868888" calcext:value-type="float">
            <text:p>108.60</text:p>
          </table:table-cell>
          <table:table-cell office:value-type="float" office:value="109.528119326088" calcext:value-type="float">
            <text:p>109.53</text:p>
          </table:table-cell>
          <table:table-cell office:value-type="float" office:value="109.15526971349" calcext:value-type="float">
            <text:p>109.16</text:p>
          </table:table-cell>
          <table:table-cell office:value-type="float" office:value="108.85613244469" calcext:value-type="float">
            <text:p>108.86</text:p>
          </table:table-cell>
          <table:table-cell office:value-type="float" office:value="108.599160575853" calcext:value-type="float">
            <text:p>108.60</text:p>
          </table:table-cell>
          <table:table-cell office:value-type="float" office:value="108.370535762525" calcext:value-type="float">
            <text:p>108.37</text:p>
          </table:table-cell>
          <table:table-cell table:style-name="ce13" table:formula="of:=0.0000000567037441900004*POWER([.A11];4)" office:value-type="float" office:value="413.081075621513" calcext:value-type="float">
            <text:p>413.08</text:p>
          </table:table-cell>
          <table:table-cell table:style-name="ce13" office:value-type="float" office:value="410.848387950501" calcext:value-type="float">
            <text:p>410.85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float" office:value="109.793929958424" calcext:value-type="float">
            <text:p>109.79</text:p>
          </table:table-cell>
          <table:table-cell office:value-type="float" office:value="109.503443269699" calcext:value-type="float">
            <text:p>109.50</text:p>
          </table:table-cell>
          <table:table-cell office:value-type="float" office:value="109.28852660344" calcext:value-type="float">
            <text:p>109.29</text:p>
          </table:table-cell>
          <table:table-cell office:value-type="float" office:value="109.111823592676" calcext:value-type="float">
            <text:p>109.11</text:p>
          </table:table-cell>
          <table:table-cell office:value-type="float" office:value="108.959013989579" calcext:value-type="float">
            <text:p>108.96</text:p>
          </table:table-cell>
          <table:table-cell office:value-type="float" office:value="109.868457959329" calcext:value-type="float">
            <text:p>109.87</text:p>
          </table:table-cell>
          <table:table-cell office:value-type="float" office:value="109.503443269699" calcext:value-type="float">
            <text:p>109.50</text:p>
          </table:table-cell>
          <table:table-cell office:value-type="float" office:value="109.210237961276" calcext:value-type="float">
            <text:p>109.21</text:p>
          </table:table-cell>
          <table:table-cell office:value-type="float" office:value="108.958092767053" calcext:value-type="float">
            <text:p>108.96</text:p>
          </table:table-cell>
          <table:table-cell office:value-type="float" office:value="108.733539175499" calcext:value-type="float">
            <text:p>108.73</text:p>
          </table:table-cell>
          <table:table-cell table:style-name="ce13" table:formula="of:=0.0000000567037441900004*POWER([.A12];4)" office:value-type="float" office:value="418.765920007503" calcext:value-type="float">
            <text:p>418.77</text:p>
          </table:table-cell>
          <table:table-cell table:style-name="ce13" office:value-type="float" office:value="416.52266596119" calcext:value-type="float">
            <text:p>416.52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111.263444850477" calcext:value-type="float">
            <text:p>111.26</text:p>
          </table:table-cell>
          <table:table-cell office:value-type="float" office:value="111.010246456456" calcext:value-type="float">
            <text:p>111.01</text:p>
          </table:table-cell>
          <table:table-cell office:value-type="float" office:value="110.820531466695" calcext:value-type="float">
            <text:p>110.82</text:p>
          </table:table-cell>
          <table:table-cell office:value-type="float" office:value="110.66329288507" calcext:value-type="float">
            <text:p>110.66</text:p>
          </table:table-cell>
          <table:table-cell office:value-type="float" office:value="110.526385220011" calcext:value-type="float">
            <text:p>110.53</text:p>
          </table:table-cell>
          <table:table-cell office:value-type="float" office:value="111.338671481255" calcext:value-type="float">
            <text:p>111.34</text:p>
          </table:table-cell>
          <table:table-cell office:value-type="float" office:value="111.010246456456" calcext:value-type="float">
            <text:p>111.01</text:p>
          </table:table-cell>
          <table:table-cell office:value-type="float" office:value="110.74496526685" calcext:value-type="float">
            <text:p>110.74</text:p>
          </table:table-cell>
          <table:table-cell office:value-type="float" office:value="110.515392834338" calcext:value-type="float">
            <text:p>110.52</text:p>
          </table:table-cell>
          <table:table-cell office:value-type="float" office:value="110.309954849429" calcext:value-type="float">
            <text:p>110.31</text:p>
          </table:table-cell>
          <table:table-cell table:style-name="ce13" table:formula="of:=0.0000000567037441900004*POWER([.A13];4)" office:value-type="float" office:value="448.075286706652" calcext:value-type="float">
            <text:p>448.08</text:p>
          </table:table-cell>
          <table:table-cell table:style-name="ce13" office:value-type="float" office:value="445.778770449153" calcext:value-type="float">
            <text:p>445.78</text:p>
          </table:table-cell>
        </table:table-row>
        <table:table-row table:style-name="ro1" table:number-rows-repeated="2">
          <table:table-cell table:style-name="Default" table:number-columns-repeated="11"/>
          <table:table-cell table:number-columns-repeated="2"/>
        </table:table-row>
        <table:table-row table:style-name="ro3">
          <table:table-cell table:style-name="ce40" office:value-type="string" calcext:value-type="string">
            <text:p>Temperature (K)</text:p>
          </table:table-cell>
          <table:table-cell table:style-name="ce97" table:formula="of:=[.B4] * 1000000" office:value-type="float" office:value="0.85" calcext:value-type="float">
            <text:p>0.85</text:p>
          </table:table-cell>
          <table:table-cell table:style-name="ce97" table:formula="of:=[.C4] * 1000000" office:value-type="float" office:value="1.7" calcext:value-type="float">
            <text:p>1.7</text:p>
          </table:table-cell>
          <table:table-cell table:style-name="ce97" table:formula="of:=[.D4] * 1000000" office:value-type="float" office:value="2.55" calcext:value-type="float">
            <text:p>2.55</text:p>
          </table:table-cell>
          <table:table-cell table:style-name="ce97" table:formula="of:=[.E4] * 1000000" office:value-type="float" office:value="3.4" calcext:value-type="float">
            <text:p>3.4</text:p>
          </table:table-cell>
          <table:table-cell table:style-name="ce97" table:formula="of:=[.F4] * 1000000" office:value-type="float" office:value="4.25" calcext:value-type="float">
            <text:p>4.25</text:p>
          </table:table-cell>
          <table:table-cell table:style-name="ce97" table:formula="of:=[.G4] * 1000000" office:value-type="float" office:value="0.16" calcext:value-type="float">
            <text:p>0.16</text:p>
          </table:table-cell>
          <table:table-cell table:style-name="ce97" table:formula="of:=[.H4] * 1000000" office:value-type="float" office:value="0.32" calcext:value-type="float">
            <text:p>0.32</text:p>
          </table:table-cell>
          <table:table-cell table:style-name="ce97" table:formula="of:=[.I4] * 1000000" office:value-type="float" office:value="0.48" calcext:value-type="float">
            <text:p>0.48</text:p>
          </table:table-cell>
          <table:table-cell table:style-name="ce97" table:formula="of:=[.J4] * 1000000" office:value-type="float" office:value="0.64" calcext:value-type="float">
            <text:p>0.64</text:p>
          </table:table-cell>
          <table:table-cell table:style-name="ce97" table:formula="of:=[.K4] * 100000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47" office:value-type="float" office:value="283.15" calcext:value-type="float">
            <text:p>283.15</text:p>
          </table:table-cell>
          <table:table-cell table:formula="of:=[.$L5]-[.B5]" office:value-type="float" office:value="258.28910168787" calcext:value-type="float">
            <text:p>258.29</text:p>
          </table:table-cell>
          <table:table-cell table:formula="of:=[.$L5]-[.C5]" office:value-type="float" office:value="258.635322460116" calcext:value-type="float">
            <text:p>258.64</text:p>
          </table:table-cell>
          <table:table-cell table:formula="of:=[.$L5]-[.D5]" office:value-type="float" office:value="258.887707036274" calcext:value-type="float">
            <text:p>258.89</text:p>
          </table:table-cell>
          <table:table-cell table:formula="of:=[.$L5]-[.E5]" office:value-type="float" office:value="259.09312982088" calcext:value-type="float">
            <text:p>259.09</text:p>
          </table:table-cell>
          <table:table-cell table:formula="of:=[.$L5]-[.F5]" office:value-type="float" office:value="259.269282047787" calcext:value-type="float">
            <text:p>259.27</text:p>
          </table:table-cell>
          <table:table-cell table:formula="of:=[.$L5]-[.G5]" office:value-type="float" office:value="258.184321116411" calcext:value-type="float">
            <text:p>258.18</text:p>
          </table:table-cell>
          <table:table-cell table:formula="of:=[.$L5]-[.H5]" office:value-type="float" office:value="258.635322460116" calcext:value-type="float">
            <text:p>258.64</text:p>
          </table:table-cell>
          <table:table-cell table:formula="of:=[.$L5]-[.I5]" office:value-type="float" office:value="258.9936139608" calcext:value-type="float">
            <text:p>258.99</text:p>
          </table:table-cell>
          <table:table-cell table:formula="of:=[.$L5]-[.J5]" office:value-type="float" office:value="259.29873336786" calcext:value-type="float">
            <text:p>259.30</text:p>
          </table:table-cell>
          <table:table-cell table:formula="of:=[.$L5]-[.K5]" office:value-type="float" office:value="259.567855425757" calcext:value-type="float">
            <text:p>259.57</text:p>
          </table:table-cell>
          <table:table-cell table:number-columns-repeated="2"/>
        </table:table-row>
        <table:table-row table:style-name="ro1">
          <table:table-cell office:value-type="float" office:value="287.15" calcext:value-type="float">
            <text:p>287.15</text:p>
          </table:table-cell>
          <table:table-cell table:formula="of:=[.$L6]-[.B6]" office:value-type="float" office:value="277.870416640188" calcext:value-type="float">
            <text:p>277.87</text:p>
          </table:table-cell>
          <table:table-cell table:formula="of:=[.$L6]-[.C6]" office:value-type="float" office:value="278.197187383574" calcext:value-type="float">
            <text:p>278.20</text:p>
          </table:table-cell>
          <table:table-cell table:formula="of:=[.$L6]-[.D6]" office:value-type="float" office:value="278.436487387144" calcext:value-type="float">
            <text:p>278.44</text:p>
          </table:table-cell>
          <table:table-cell table:formula="of:=[.$L6]-[.E6]" office:value-type="float" office:value="278.631905422287" calcext:value-type="float">
            <text:p>278.63</text:p>
          </table:table-cell>
          <table:table-cell table:formula="of:=[.$L6]-[.F6]" office:value-type="float" office:value="278.799973548825" calcext:value-type="float">
            <text:p>278.80</text:p>
          </table:table-cell>
          <table:table-cell table:formula="of:=[.$L6]-[.G6]" office:value-type="float" office:value="277.782172498019" calcext:value-type="float">
            <text:p>277.78</text:p>
          </table:table-cell>
          <table:table-cell table:formula="of:=[.$L6]-[.H6]" office:value-type="float" office:value="278.197187383574" calcext:value-type="float">
            <text:p>278.20</text:p>
          </table:table-cell>
          <table:table-cell table:formula="of:=[.$L6]-[.I6]" office:value-type="float" office:value="278.528231084197" calcext:value-type="float">
            <text:p>278.53</text:p>
          </table:table-cell>
          <table:table-cell table:formula="of:=[.$L6]-[.J6]" office:value-type="float" office:value="278.81112874935" calcext:value-type="float">
            <text:p>278.81</text:p>
          </table:table-cell>
          <table:table-cell table:formula="of:=[.$L6]-[.K6]" office:value-type="float" office:value="279.061519956419" calcext:value-type="float">
            <text:p>279.06</text:p>
          </table:table-cell>
          <table:table-cell table:number-columns-repeated="2"/>
        </table:table-row>
        <table:table-row table:style-name="ro1">
          <table:table-cell office:value-type="float" office:value="288.15" calcext:value-type="float">
            <text:p>288.15</text:p>
          </table:table-cell>
          <table:table-cell table:formula="of:=[.$L7]-[.B7]" office:value-type="float" office:value="282.83701519622" calcext:value-type="float">
            <text:p>282.84</text:p>
          </table:table-cell>
          <table:table-cell table:formula="of:=[.$L7]-[.C7]" office:value-type="float" office:value="283.158875473197" calcext:value-type="float">
            <text:p>283.16</text:p>
          </table:table-cell>
          <table:table-cell table:formula="of:=[.$L7]-[.D7]" office:value-type="float" office:value="283.394880248692" calcext:value-type="float">
            <text:p>283.39</text:p>
          </table:table-cell>
          <table:table-cell table:formula="of:=[.$L7]-[.E7]" office:value-type="float" office:value="283.587821610062" calcext:value-type="float">
            <text:p>283.59</text:p>
          </table:table-cell>
          <table:table-cell table:formula="of:=[.$L7]-[.F7]" office:value-type="float" office:value="283.753868604813" calcext:value-type="float">
            <text:p>283.75</text:p>
          </table:table-cell>
          <table:table-cell table:formula="of:=[.$L7]-[.G7]" office:value-type="float" office:value="282.751910920507" calcext:value-type="float">
            <text:p>282.75</text:p>
          </table:table-cell>
          <table:table-cell table:formula="of:=[.$L7]-[.H7]" office:value-type="float" office:value="283.158875473197" calcext:value-type="float">
            <text:p>283.16</text:p>
          </table:table-cell>
          <table:table-cell table:formula="of:=[.$L7]-[.I7]" office:value-type="float" office:value="283.483784474173" calcext:value-type="float">
            <text:p>283.48</text:p>
          </table:table-cell>
          <table:table-cell table:formula="of:=[.$L7]-[.J7]" office:value-type="float" office:value="283.761692756488" calcext:value-type="float">
            <text:p>283.76</text:p>
          </table:table-cell>
          <table:table-cell table:formula="of:=[.$L7]-[.K7]" office:value-type="float" office:value="284.007908200779" calcext:value-type="float">
            <text:p>284.01</text:p>
          </table:table-cell>
          <table:table-cell table:number-columns-repeated="2"/>
        </table:table-row>
        <table:table-row table:style-name="ro1">
          <table:table-cell office:value-type="float" office:value="289.15" calcext:value-type="float">
            <text:p>289.15</text:p>
          </table:table-cell>
          <table:table-cell table:formula="of:=[.$L8]-[.B8]" office:value-type="float" office:value="287.925553828275" calcext:value-type="float">
            <text:p>287.93</text:p>
          </table:table-cell>
          <table:table-cell table:formula="of:=[.$L8]-[.C8]" office:value-type="float" office:value="288.241732108667" calcext:value-type="float">
            <text:p>288.24</text:p>
          </table:table-cell>
          <table:table-cell table:formula="of:=[.$L8]-[.D8]" office:value-type="float" office:value="288.473958612837" calcext:value-type="float">
            <text:p>288.47</text:p>
          </table:table-cell>
          <table:table-cell table:formula="of:=[.$L8]-[.E8]" office:value-type="float" office:value="288.663968960679" calcext:value-type="float">
            <text:p>288.66</text:p>
          </table:table-cell>
          <table:table-cell table:formula="of:=[.$L8]-[.F8]" office:value-type="float" office:value="288.827622269694" calcext:value-type="float">
            <text:p>288.83</text:p>
          </table:table-cell>
          <table:table-cell table:formula="of:=[.$L8]-[.G8]" office:value-type="float" office:value="287.843400579444" calcext:value-type="float">
            <text:p>287.84</text:p>
          </table:table-cell>
          <table:table-cell table:formula="of:=[.$L8]-[.H8]" office:value-type="float" office:value="288.241732108667" calcext:value-type="float">
            <text:p>288.24</text:p>
          </table:table-cell>
          <table:table-cell table:formula="of:=[.$L8]-[.I8]" office:value-type="float" office:value="288.56012131016" calcext:value-type="float">
            <text:p>288.56</text:p>
          </table:table-cell>
          <table:table-cell table:formula="of:=[.$L8]-[.J8]" office:value-type="float" office:value="288.832739540074" calcext:value-type="float">
            <text:p>288.83</text:p>
          </table:table-cell>
          <table:table-cell table:formula="of:=[.$L8]-[.K8]" office:value-type="float" office:value="289.074475314793" calcext:value-type="float">
            <text:p>289.07</text:p>
          </table:table-cell>
          <table:table-cell table:number-columns-repeated="2"/>
        </table:table-row>
        <table:table-row table:style-name="ro1">
          <table:table-cell office:value-type="float" office:value="290.15" calcext:value-type="float">
            <text:p>290.15</text:p>
          </table:table-cell>
          <table:table-cell table:formula="of:=[.$L9]-[.B9]" office:value-type="float" office:value="293.076751367661" calcext:value-type="float">
            <text:p>293.08</text:p>
          </table:table-cell>
          <table:table-cell table:formula="of:=[.$L9]-[.C9]" office:value-type="float" office:value="293.386989308752" calcext:value-type="float">
            <text:p>293.39</text:p>
          </table:table-cell>
          <table:table-cell table:formula="of:=[.$L9]-[.D9]" office:value-type="float" office:value="293.615230081616" calcext:value-type="float">
            <text:p>293.62</text:p>
          </table:table-cell>
          <table:table-cell table:formula="of:=[.$L9]-[.E9]" office:value-type="float" office:value="293.802190676654" calcext:value-type="float">
            <text:p>293.80</text:p>
          </table:table-cell>
          <table:table-cell table:formula="of:=[.$L9]-[.F9]" office:value-type="float" office:value="293.963378473659" calcext:value-type="float">
            <text:p>293.96</text:p>
          </table:table-cell>
          <table:table-cell table:formula="of:=[.$L9]-[.G9]" office:value-type="float" office:value="292.9971130168" calcext:value-type="float">
            <text:p>293.00</text:p>
          </table:table-cell>
          <table:table-cell table:formula="of:=[.$L9]-[.H9]" office:value-type="float" office:value="293.386989308752" calcext:value-type="float">
            <text:p>293.39</text:p>
          </table:table-cell>
          <table:table-cell table:formula="of:=[.$L9]-[.I9]" office:value-type="float" office:value="293.69896115005" calcext:value-type="float">
            <text:p>293.70</text:p>
          </table:table-cell>
          <table:table-cell table:formula="of:=[.$L9]-[.J9]" office:value-type="float" office:value="293.966414503186" calcext:value-type="float">
            <text:p>293.97</text:p>
          </table:table-cell>
          <table:table-cell table:formula="of:=[.$L9]-[.K9]" office:value-type="float" office:value="294.203764400563" calcext:value-type="float">
            <text:p>294.20</text:p>
          </table:table-cell>
          <table:table-cell table:number-columns-repeated="2"/>
        </table:table-row>
        <table:table-row table:style-name="ro1">
          <table:table-cell office:value-type="float" office:value="291.15" calcext:value-type="float">
            <text:p>291.15</text:p>
          </table:table-cell>
          <table:table-cell table:formula="of:=[.$L10]-[.B10]" office:value-type="float" office:value="298.351290941694" calcext:value-type="float">
            <text:p>298.35</text:p>
          </table:table-cell>
          <table:table-cell table:formula="of:=[.$L10]-[.C10]" office:value-type="float" office:value="298.654891157302" calcext:value-type="float">
            <text:p>298.65</text:p>
          </table:table-cell>
          <table:table-cell table:formula="of:=[.$L10]-[.D10]" office:value-type="float" office:value="298.878633627053" calcext:value-type="float">
            <text:p>298.88</text:p>
          </table:table-cell>
          <table:table-cell table:formula="of:=[.$L10]-[.E10]" office:value-type="float" office:value="299.062097785717" calcext:value-type="float">
            <text:p>299.06</text:p>
          </table:table-cell>
          <table:table-cell table:formula="of:=[.$L10]-[.F10]" office:value-type="float" office:value="299.220431269918" calcext:value-type="float">
            <text:p>299.22</text:p>
          </table:table-cell>
          <table:table-cell table:formula="of:=[.$L10]-[.G10]" office:value-type="float" office:value="298.273977227858" calcext:value-type="float">
            <text:p>298.27</text:p>
          </table:table-cell>
          <table:table-cell table:formula="of:=[.$L10]-[.H10]" office:value-type="float" office:value="298.654891157302" calcext:value-type="float">
            <text:p>298.65</text:p>
          </table:table-cell>
          <table:table-cell table:formula="of:=[.$L10]-[.I10]" office:value-type="float" office:value="298.960094832746" calcext:value-type="float">
            <text:p>298.96</text:p>
          </table:table-cell>
          <table:table-cell table:formula="of:=[.$L10]-[.J10]" office:value-type="float" office:value="299.222085051908" calcext:value-type="float">
            <text:p>299.22</text:p>
          </table:table-cell>
          <table:table-cell table:formula="of:=[.$L10]-[.K10]" office:value-type="float" office:value="299.454827834317" calcext:value-type="float">
            <text:p>299.45</text:p>
          </table:table-cell>
          <table:table-cell table:number-columns-repeated="2"/>
        </table:table-row>
        <table:table-row table:style-name="ro1">
          <table:table-cell office:value-type="float" office:value="292.15" calcext:value-type="float">
            <text:p>292.15</text:p>
          </table:table-cell>
          <table:table-cell table:formula="of:=[.$L11]-[.B11]" office:value-type="float" office:value="303.628639971122" calcext:value-type="float">
            <text:p>303.63</text:p>
          </table:table-cell>
          <table:table-cell table:formula="of:=[.$L11]-[.C11]" office:value-type="float" office:value="303.925805908022" calcext:value-type="float">
            <text:p>303.93</text:p>
          </table:table-cell>
          <table:table-cell table:formula="of:=[.$L11]-[.D11]" office:value-type="float" office:value="304.145232597394" calcext:value-type="float">
            <text:p>304.15</text:p>
          </table:table-cell>
          <table:table-cell table:formula="of:=[.$L11]-[.E11]" office:value-type="float" office:value="304.325392072861" calcext:value-type="float">
            <text:p>304.33</text:p>
          </table:table-cell>
          <table:table-cell table:formula="of:=[.$L11]-[.F11]" office:value-type="float" office:value="304.481025752625" calcext:value-type="float">
            <text:p>304.48</text:p>
          </table:table-cell>
          <table:table-cell table:formula="of:=[.$L11]-[.G11]" office:value-type="float" office:value="303.552956295424" calcext:value-type="float">
            <text:p>303.55</text:p>
          </table:table-cell>
          <table:table-cell table:formula="of:=[.$L11]-[.H11]" office:value-type="float" office:value="303.925805908022" calcext:value-type="float">
            <text:p>303.93</text:p>
          </table:table-cell>
          <table:table-cell table:formula="of:=[.$L11]-[.I11]" office:value-type="float" office:value="304.224943176822" calcext:value-type="float">
            <text:p>304.22</text:p>
          </table:table-cell>
          <table:table-cell table:formula="of:=[.$L11]-[.J11]" office:value-type="float" office:value="304.48191504566" calcext:value-type="float">
            <text:p>304.48</text:p>
          </table:table-cell>
          <table:table-cell table:formula="of:=[.$L11]-[.K11]" office:value-type="float" office:value="304.710539858988" calcext:value-type="float">
            <text:p>304.71</text:p>
          </table:table-cell>
          <table:table-cell table:number-columns-repeated="2"/>
        </table:table-row>
        <table:table-row table:style-name="ro1">
          <table:table-cell office:value-type="float" office:value="293.15" calcext:value-type="float">
            <text:p>293.15</text:p>
          </table:table-cell>
          <table:table-cell table:formula="of:=[.$L12]-[.B12]" office:value-type="float" office:value="308.97199004908" calcext:value-type="float">
            <text:p>308.97</text:p>
          </table:table-cell>
          <table:table-cell table:formula="of:=[.$L12]-[.C12]" office:value-type="float" office:value="309.262476737805" calcext:value-type="float">
            <text:p>309.26</text:p>
          </table:table-cell>
          <table:table-cell table:formula="of:=[.$L12]-[.D12]" office:value-type="float" office:value="309.477393404064" calcext:value-type="float">
            <text:p>309.48</text:p>
          </table:table-cell>
          <table:table-cell table:formula="of:=[.$L12]-[.E12]" office:value-type="float" office:value="309.654096414827" calcext:value-type="float">
            <text:p>309.65</text:p>
          </table:table-cell>
          <table:table-cell table:formula="of:=[.$L12]-[.F12]" office:value-type="float" office:value="309.806906017924" calcext:value-type="float">
            <text:p>309.81</text:p>
          </table:table-cell>
          <table:table-cell table:formula="of:=[.$L12]-[.G12]" office:value-type="float" office:value="308.897462048174" calcext:value-type="float">
            <text:p>308.90</text:p>
          </table:table-cell>
          <table:table-cell table:formula="of:=[.$L12]-[.H12]" office:value-type="float" office:value="309.262476737805" calcext:value-type="float">
            <text:p>309.26</text:p>
          </table:table-cell>
          <table:table-cell table:formula="of:=[.$L12]-[.I12]" office:value-type="float" office:value="309.555682046227" calcext:value-type="float">
            <text:p>309.56</text:p>
          </table:table-cell>
          <table:table-cell table:formula="of:=[.$L12]-[.J12]" office:value-type="float" office:value="309.80782724045" calcext:value-type="float">
            <text:p>309.81</text:p>
          </table:table-cell>
          <table:table-cell table:formula="of:=[.$L12]-[.K12]" office:value-type="float" office:value="310.032380832005" calcext:value-type="float">
            <text:p>310.03</text:p>
          </table:table-cell>
          <table:table-cell table:number-columns-repeated="2"/>
        </table:table-row>
        <table:table-row table:style-name="ro1">
          <table:table-cell office:value-type="float" office:value="298.15" calcext:value-type="float">
            <text:p>298.15</text:p>
          </table:table-cell>
          <table:table-cell table:formula="of:=[.$L13]-[.B13]" office:value-type="float" office:value="336.811841856176" calcext:value-type="float">
            <text:p>336.81</text:p>
          </table:table-cell>
          <table:table-cell table:formula="of:=[.$L13]-[.C13]" office:value-type="float" office:value="337.065040250197" calcext:value-type="float">
            <text:p>337.07</text:p>
          </table:table-cell>
          <table:table-cell table:formula="of:=[.$L13]-[.D13]" office:value-type="float" office:value="337.254755239957" calcext:value-type="float">
            <text:p>337.25</text:p>
          </table:table-cell>
          <table:table-cell table:formula="of:=[.$L13]-[.E13]" office:value-type="float" office:value="337.411993821582" calcext:value-type="float">
            <text:p>337.41</text:p>
          </table:table-cell>
          <table:table-cell table:formula="of:=[.$L13]-[.F13]" office:value-type="float" office:value="337.548901486642" calcext:value-type="float">
            <text:p>337.55</text:p>
          </table:table-cell>
          <table:table-cell table:formula="of:=[.$L13]-[.G13]" office:value-type="float" office:value="336.736615225397" calcext:value-type="float">
            <text:p>336.74</text:p>
          </table:table-cell>
          <table:table-cell table:formula="of:=[.$L13]-[.H13]" office:value-type="float" office:value="337.065040250197" calcext:value-type="float">
            <text:p>337.07</text:p>
          </table:table-cell>
          <table:table-cell table:formula="of:=[.$L13]-[.I13]" office:value-type="float" office:value="337.330321439802" calcext:value-type="float">
            <text:p>337.33</text:p>
          </table:table-cell>
          <table:table-cell table:formula="of:=[.$L13]-[.J13]" office:value-type="float" office:value="337.559893872315" calcext:value-type="float">
            <text:p>337.56</text:p>
          </table:table-cell>
          <table:table-cell table:formula="of:=[.$L13]-[.K13]" office:value-type="float" office:value="337.765331857223" calcext:value-type="float">
            <text:p>337.77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9" office:value-type="string" calcext:value-type="string">
            <text:p>Absorption:</text:p>
          </table:table-cell>
          <table:table-cell table:style-name="ce47" table:formula="of:=[$Summary.A4]" office:value-type="float" office:value="0.53" calcext:value-type="float">
            <text:p>0.53</text:p>
          </table:table-cell>
          <table:table-cell table:style-name="ce9" office:value-type="string" calcext:value-type="string">
            <text:p>Emissivity:</text:p>
          </table:table-cell>
          <table:table-cell table:style-name="ce47" table:formula="of:=[$Summary.B4]" office:value-type="float" office:value="0.98" calcext:value-type="float">
            <text:p>0.98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9"/>
          <table:table-cell table:style-name="ce47"/>
          <table:table-cell table:style-name="ce9"/>
          <table:table-cell table:style-name="ce47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9" office:value-type="string" calcext:value-type="string" table:number-columns-spanned="11" table:number-rows-spanned="1">
            <text:p>Radiative Forcing, 80%RH, 400 ppmv CO2</text:p>
          </table:table-cell>
          <table:covered-table-cell table:style-name="ce56"/>
          <table:covered-table-cell table:style-name="ce48"/>
          <table:covered-table-cell table:style-name="ce56"/>
          <table:covered-table-cell table:number-columns-repeated="7" table:style-name="ce60"/>
          <table:table-cell table:number-columns-repeated="2"/>
        </table:table-row>
        <table:table-row table:style-name="ro1">
          <table:table-cell table:style-name="ce60"/>
          <table:table-cell table:style-name="ce49" office:value-type="string" calcext:value-type="string" table:number-columns-spanned="5" table:number-rows-spanned="1">
            <text:p>CH4 ppmv</text:p>
          </table:table-cell>
          <table:covered-table-cell table:number-columns-repeated="4" table:style-name="ce60"/>
          <table:table-cell table:style-name="ce99" office:value-type="string" calcext:value-type="string" table:number-columns-spanned="5" table:number-rows-spanned="1">
            <text:p>N2O ppmv</text:p>
          </table:table-cell>
          <table:covered-table-cell table:number-columns-repeated="4" table:style-name="ce60"/>
          <table:table-cell table:number-columns-repeated="2"/>
        </table:table-row>
        <table:table-row table:style-name="ro3">
          <table:table-cell table:style-name="ce46" office:value-type="string" calcext:value-type="string">
            <text:p>Temperature (K)</text:p>
          </table:table-cell>
          <table:table-cell table:style-name="ce98" table:formula="of:=[.B4] * 1000000" office:value-type="float" office:value="0.85" calcext:value-type="float">
            <text:p>0.85</text:p>
          </table:table-cell>
          <table:table-cell table:style-name="ce98" table:formula="of:=[.C4] * 1000000" office:value-type="float" office:value="1.7" calcext:value-type="float">
            <text:p>1.7</text:p>
          </table:table-cell>
          <table:table-cell table:style-name="ce98" table:formula="of:=[.C31] * 1.5" office:value-type="float" office:value="2.55" calcext:value-type="float">
            <text:p>2.55</text:p>
          </table:table-cell>
          <table:table-cell table:style-name="ce98" table:formula="of:=[.E4] * 1000000" office:value-type="float" office:value="3.4" calcext:value-type="float">
            <text:p>3.4</text:p>
          </table:table-cell>
          <table:table-cell table:style-name="ce98" table:formula="of:=[.F4] * 1000000" office:value-type="float" office:value="4.25" calcext:value-type="float">
            <text:p>4.25</text:p>
          </table:table-cell>
          <table:table-cell table:style-name="ce98" table:formula="of:=[.G4] * 1000000" office:value-type="float" office:value="0.16" calcext:value-type="float">
            <text:p>0.16</text:p>
          </table:table-cell>
          <table:table-cell table:style-name="ce98" table:formula="of:=[.H4] * 1000000" office:value-type="float" office:value="0.32" calcext:value-type="float">
            <text:p>0.32</text:p>
          </table:table-cell>
          <table:table-cell table:style-name="ce98" table:formula="of:=[.I4] * 1000000" office:value-type="float" office:value="0.48" calcext:value-type="float">
            <text:p>0.48</text:p>
          </table:table-cell>
          <table:table-cell table:style-name="ce98" table:formula="of:=[.J4] * 1000000" office:value-type="float" office:value="0.64" calcext:value-type="float">
            <text:p>0.64</text:p>
          </table:table-cell>
          <table:table-cell table:style-name="ce98" table:formula="of:=[.K4] * 100000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56" office:value-type="float" office:value="283.15" calcext:value-type="float">
            <text:p>283.15</text:p>
          </table:table-cell>
          <table:table-cell table:style-name="ce64" table:formula="of:=[.B17] * [.$B$27] * [.$D$27]" office:value-type="float" office:value="134.15535941668" calcext:value-type="float">
            <text:p>134.16</text:p>
          </table:table-cell>
          <table:table-cell table:style-name="ce64" table:formula="of:=[.C17] * [.$B$27] * [.$D$27]" office:value-type="float" office:value="134.335186485784" calcext:value-type="float">
            <text:p>134.34</text:p>
          </table:table-cell>
          <table:table-cell table:style-name="ce64" table:formula="of:=[.D17] * [.$B$27] * [.$D$27]" office:value-type="float" office:value="134.466275034641" calcext:value-type="float">
            <text:p>134.47</text:p>
          </table:table-cell>
          <table:table-cell table:style-name="ce64" table:formula="of:=[.E17] * [.$B$27] * [.$D$27]" office:value-type="float" office:value="134.572971628965" calcext:value-type="float">
            <text:p>134.57</text:p>
          </table:table-cell>
          <table:table-cell table:style-name="ce64" table:formula="of:=[.F17] * [.$B$27] * [.$D$27]" office:value-type="float" office:value="134.66446509562" calcext:value-type="float">
            <text:p>134.66</text:p>
          </table:table-cell>
          <table:table-cell table:style-name="ce64" table:formula="of:=[.G17] * [.$B$27] * [.$D$27]" office:value-type="float" office:value="134.100936387864" calcext:value-type="float">
            <text:p>134.10</text:p>
          </table:table-cell>
          <table:table-cell table:style-name="ce64" table:formula="of:=[.H17] * [.$B$27] * [.$D$27]" office:value-type="float" office:value="134.335186485784" calcext:value-type="float">
            <text:p>134.34</text:p>
          </table:table-cell>
          <table:table-cell table:style-name="ce64" table:formula="of:=[.I17] * [.$B$27] * [.$D$27]" office:value-type="float" office:value="134.521283091239" calcext:value-type="float">
            <text:p>134.52</text:p>
          </table:table-cell>
          <table:table-cell table:style-name="ce64" table:formula="of:=[.J17] * [.$B$27] * [.$D$27]" office:value-type="float" office:value="134.679762111266" calcext:value-type="float">
            <text:p>134.68</text:p>
          </table:table-cell>
          <table:table-cell table:style-name="ce64" table:formula="of:=[.K17] * [.$B$27] * [.$D$27]" office:value-type="float" office:value="134.819544108138" calcext:value-type="float">
            <text:p>134.82</text:p>
          </table:table-cell>
          <table:table-cell table:number-columns-repeated="2"/>
        </table:table-row>
        <table:table-row table:style-name="ro1">
          <table:table-cell table:style-name="ce95" office:value-type="float" office:value="287.15" calcext:value-type="float">
            <text:p>287.15</text:p>
          </table:table-cell>
          <table:table-cell table:style-name="ce64" table:formula="of:=[.B18] * [.$B$27] * [.$D$27]" office:value-type="float" office:value="144.325894402914" calcext:value-type="float">
            <text:p>144.33</text:p>
          </table:table-cell>
          <table:table-cell table:style-name="ce64" table:formula="of:=[.C18] * [.$B$27] * [.$D$27]" office:value-type="float" office:value="144.495619127028" calcext:value-type="float">
            <text:p>144.50</text:p>
          </table:table-cell>
          <table:table-cell table:style-name="ce64" table:formula="of:=[.D18] * [.$B$27] * [.$D$27]" office:value-type="float" office:value="144.619911548883" calcext:value-type="float">
            <text:p>144.62</text:p>
          </table:table-cell>
          <table:table-cell table:style-name="ce64" table:formula="of:=[.E18] * [.$B$27] * [.$D$27]" office:value-type="float" office:value="144.721411676336" calcext:value-type="float">
            <text:p>144.72</text:p>
          </table:table-cell>
          <table:table-cell table:style-name="ce64" table:formula="of:=[.F18] * [.$B$27] * [.$D$27]" office:value-type="float" office:value="144.80870626126" calcext:value-type="float">
            <text:p>144.81</text:p>
          </table:table-cell>
          <table:table-cell table:style-name="ce64" table:formula="of:=[.G18] * [.$B$27] * [.$D$27]" office:value-type="float" office:value="144.280060395471" calcext:value-type="float">
            <text:p>144.28</text:p>
          </table:table-cell>
          <table:table-cell table:style-name="ce64" table:formula="of:=[.H18] * [.$B$27] * [.$D$27]" office:value-type="float" office:value="144.495619127028" calcext:value-type="float">
            <text:p>144.50</text:p>
          </table:table-cell>
          <table:table-cell table:style-name="ce64" table:formula="of:=[.I18] * [.$B$27] * [.$D$27]" office:value-type="float" office:value="144.667563225132" calcext:value-type="float">
            <text:p>144.67</text:p>
          </table:table-cell>
          <table:table-cell table:style-name="ce64" table:formula="of:=[.J18] * [.$B$27] * [.$D$27]" office:value-type="float" office:value="144.814500272412" calcext:value-type="float">
            <text:p>144.81</text:p>
          </table:table-cell>
          <table:table-cell table:style-name="ce64" table:formula="of:=[.K18] * [.$B$27] * [.$D$27]" office:value-type="float" office:value="144.944553465364" calcext:value-type="float">
            <text:p>144.94</text:p>
          </table:table-cell>
          <table:table-cell table:number-columns-repeated="2"/>
        </table:table-row>
        <table:table-row table:style-name="ro1">
          <table:table-cell table:style-name="ce95" office:value-type="float" office:value="288.15" calcext:value-type="float">
            <text:p>288.15</text:p>
          </table:table-cell>
          <table:table-cell table:style-name="ce64" table:formula="of:=[.B19] * [.$B$27] * [.$D$27]" office:value-type="float" office:value="146.905545692917" calcext:value-type="float">
            <text:p>146.91</text:p>
          </table:table-cell>
          <table:table-cell table:style-name="ce64" table:formula="of:=[.C19] * [.$B$27] * [.$D$27]" office:value-type="float" office:value="147.072719920779" calcext:value-type="float">
            <text:p>147.07</text:p>
          </table:table-cell>
          <table:table-cell table:style-name="ce64" table:formula="of:=[.D19] * [.$B$27] * [.$D$27]" office:value-type="float" office:value="147.195300801171" calcext:value-type="float">
            <text:p>147.20</text:p>
          </table:table-cell>
          <table:table-cell table:style-name="ce64" table:formula="of:=[.E19] * [.$B$27] * [.$D$27]" office:value-type="float" office:value="147.295514544266" calcext:value-type="float">
            <text:p>147.30</text:p>
          </table:table-cell>
          <table:table-cell table:style-name="ce64" table:formula="of:=[.F19] * [.$B$27] * [.$D$27]" office:value-type="float" office:value="147.38175935334" calcext:value-type="float">
            <text:p>147.38</text:p>
          </table:table-cell>
          <table:table-cell table:style-name="ce64" table:formula="of:=[.G19] * [.$B$27] * [.$D$27]" office:value-type="float" office:value="146.861342532112" calcext:value-type="float">
            <text:p>146.86</text:p>
          </table:table-cell>
          <table:table-cell table:style-name="ce64" table:formula="of:=[.H19] * [.$B$27] * [.$D$27]" office:value-type="float" office:value="147.072719920779" calcext:value-type="float">
            <text:p>147.07</text:p>
          </table:table-cell>
          <table:table-cell table:style-name="ce64" table:formula="of:=[.I19] * [.$B$27] * [.$D$27]" office:value-type="float" office:value="147.241477655886" calcext:value-type="float">
            <text:p>147.24</text:p>
          </table:table-cell>
          <table:table-cell table:style-name="ce64" table:formula="of:=[.J19] * [.$B$27] * [.$D$27]" office:value-type="float" office:value="147.38582321772" calcext:value-type="float">
            <text:p>147.39</text:p>
          </table:table-cell>
          <table:table-cell table:style-name="ce64" table:formula="of:=[.K19] * [.$B$27] * [.$D$27]" office:value-type="float" office:value="147.513707519485" calcext:value-type="float">
            <text:p>147.51</text:p>
          </table:table-cell>
          <table:table-cell table:number-columns-repeated="2"/>
        </table:table-row>
        <table:table-row table:style-name="ro1">
          <table:table-cell table:style-name="ce95" office:value-type="float" office:value="289.15" calcext:value-type="float">
            <text:p>289.15</text:p>
          </table:table-cell>
          <table:table-cell table:style-name="ce64" table:formula="of:=[.B20] * [.$B$27] * [.$D$27]" office:value-type="float" office:value="149.548532658406" calcext:value-type="float">
            <text:p>149.55</text:p>
          </table:table-cell>
          <table:table-cell table:style-name="ce64" table:formula="of:=[.C20] * [.$B$27] * [.$D$27]" office:value-type="float" office:value="149.712755657242" calcext:value-type="float">
            <text:p>149.71</text:p>
          </table:table-cell>
          <table:table-cell table:style-name="ce64" table:formula="of:=[.D20] * [.$B$27] * [.$D$27]" office:value-type="float" office:value="149.833374103508" calcext:value-type="float">
            <text:p>149.83</text:p>
          </table:table-cell>
          <table:table-cell table:style-name="ce64" table:formula="of:=[.E20] * [.$B$27] * [.$D$27]" office:value-type="float" office:value="149.932065478177" calcext:value-type="float">
            <text:p>149.93</text:p>
          </table:table-cell>
          <table:table-cell table:style-name="ce64" table:formula="of:=[.F20] * [.$B$27] * [.$D$27]" office:value-type="float" office:value="150.017067006879" calcext:value-type="float">
            <text:p>150.02</text:p>
          </table:table-cell>
          <table:table-cell table:style-name="ce64" table:formula="of:=[.G20] * [.$B$27] * [.$D$27]" office:value-type="float" office:value="149.505862260963" calcext:value-type="float">
            <text:p>149.51</text:p>
          </table:table-cell>
          <table:table-cell table:style-name="ce64" table:formula="of:=[.H20] * [.$B$27] * [.$D$27]" office:value-type="float" office:value="149.712755657242" calcext:value-type="float">
            <text:p>149.71</text:p>
          </table:table-cell>
          <table:table-cell table:style-name="ce64" table:formula="of:=[.I20] * [.$B$27] * [.$D$27]" office:value-type="float" office:value="149.878127008497" calcext:value-type="float">
            <text:p>149.88</text:p>
          </table:table-cell>
          <table:table-cell table:style-name="ce64" table:formula="of:=[.J20] * [.$B$27] * [.$D$27]" office:value-type="float" office:value="150.019724917115" calcext:value-type="float">
            <text:p>150.02</text:p>
          </table:table-cell>
          <table:table-cell table:style-name="ce64" table:formula="of:=[.K20] * [.$B$27] * [.$D$27]" office:value-type="float" office:value="150.145282478504" calcext:value-type="float">
            <text:p>150.15</text:p>
          </table:table-cell>
          <table:table-cell table:number-columns-repeated="2"/>
        </table:table-row>
        <table:table-row table:style-name="ro1">
          <table:table-cell table:style-name="ce95" office:value-type="float" office:value="290.15" calcext:value-type="float">
            <text:p>290.15</text:p>
          </table:table-cell>
          <table:table-cell table:style-name="ce64" table:formula="of:=[.B21] * [.$B$27] * [.$D$27]" office:value-type="float" office:value="152.224064660363" calcext:value-type="float">
            <text:p>152.22</text:p>
          </table:table-cell>
          <table:table-cell table:style-name="ce64" table:formula="of:=[.C21] * [.$B$27] * [.$D$27]" office:value-type="float" office:value="152.385202246966" calcext:value-type="float">
            <text:p>152.39</text:p>
          </table:table-cell>
          <table:table-cell table:style-name="ce64" table:formula="of:=[.D21] * [.$B$27] * [.$D$27]" office:value-type="float" office:value="152.503750504392" calcext:value-type="float">
            <text:p>152.50</text:p>
          </table:table-cell>
          <table:table-cell table:style-name="ce64" table:formula="of:=[.E21] * [.$B$27] * [.$D$27]" office:value-type="float" office:value="152.600857837454" calcext:value-type="float">
            <text:p>152.60</text:p>
          </table:table-cell>
          <table:table-cell table:style-name="ce64" table:formula="of:=[.F21] * [.$B$27] * [.$D$27]" office:value-type="float" office:value="152.684578779219" calcext:value-type="float">
            <text:p>152.68</text:p>
          </table:table-cell>
          <table:table-cell table:style-name="ce64" table:formula="of:=[.G21] * [.$B$27] * [.$D$27]" office:value-type="float" office:value="152.182700500926" calcext:value-type="float">
            <text:p>152.18</text:p>
          </table:table-cell>
          <table:table-cell table:style-name="ce64" table:formula="of:=[.H21] * [.$B$27] * [.$D$27]" office:value-type="float" office:value="152.385202246966" calcext:value-type="float">
            <text:p>152.39</text:p>
          </table:table-cell>
          <table:table-cell table:style-name="ce64" table:formula="of:=[.I21] * [.$B$27] * [.$D$27]" office:value-type="float" office:value="152.547240421336" calcext:value-type="float">
            <text:p>152.55</text:p>
          </table:table-cell>
          <table:table-cell table:style-name="ce64" table:formula="of:=[.J21] * [.$B$27] * [.$D$27]" office:value-type="float" office:value="152.686155692955" calcext:value-type="float">
            <text:p>152.69</text:p>
          </table:table-cell>
          <table:table-cell table:style-name="ce64" table:formula="of:=[.K21] * [.$B$27] * [.$D$27]" office:value-type="float" office:value="152.809435229652" calcext:value-type="float">
            <text:p>152.81</text:p>
          </table:table-cell>
          <table:table-cell table:number-columns-repeated="2"/>
        </table:table-row>
        <table:table-row table:style-name="ro1">
          <table:table-cell table:style-name="ce95" office:value-type="float" office:value="291.15" calcext:value-type="float">
            <text:p>291.15</text:p>
          </table:table-cell>
          <table:table-cell table:style-name="ce64" table:formula="of:=[.B22] * [.$B$27] * [.$D$27]" office:value-type="float" office:value="154.963660515116" calcext:value-type="float">
            <text:p>154.96</text:p>
          </table:table-cell>
          <table:table-cell table:style-name="ce64" table:formula="of:=[.C22] * [.$B$27] * [.$D$27]" office:value-type="float" office:value="155.121350467103" calcext:value-type="float">
            <text:p>155.12</text:p>
          </table:table-cell>
          <table:table-cell table:style-name="ce64" table:formula="of:=[.D22] * [.$B$27] * [.$D$27]" office:value-type="float" office:value="155.237562305891" calcext:value-type="float">
            <text:p>155.24</text:p>
          </table:table-cell>
          <table:table-cell table:style-name="ce64" table:formula="of:=[.E22] * [.$B$27] * [.$D$27]" office:value-type="float" office:value="155.332853589902" calcext:value-type="float">
            <text:p>155.33</text:p>
          </table:table-cell>
          <table:table-cell table:style-name="ce64" table:formula="of:=[.F22] * [.$B$27] * [.$D$27]" office:value-type="float" office:value="155.415092001595" calcext:value-type="float">
            <text:p>155.42</text:p>
          </table:table-cell>
          <table:table-cell table:style-name="ce64" table:formula="of:=[.G22] * [.$B$27] * [.$D$27]" office:value-type="float" office:value="154.92350377215" calcext:value-type="float">
            <text:p>154.92</text:p>
          </table:table-cell>
          <table:table-cell table:style-name="ce64" table:formula="of:=[.H22] * [.$B$27] * [.$D$27]" office:value-type="float" office:value="155.121350467103" calcext:value-type="float">
            <text:p>155.12</text:p>
          </table:table-cell>
          <table:table-cell table:style-name="ce64" table:formula="of:=[.I22] * [.$B$27] * [.$D$27]" office:value-type="float" office:value="155.279873256128" calcext:value-type="float">
            <text:p>155.28</text:p>
          </table:table-cell>
          <table:table-cell table:style-name="ce64" table:formula="of:=[.J22] * [.$B$27] * [.$D$27]" office:value-type="float" office:value="155.415950975961" calcext:value-type="float">
            <text:p>155.42</text:p>
          </table:table-cell>
          <table:table-cell table:style-name="ce64" table:formula="of:=[.K22] * [.$B$27] * [.$D$27]" office:value-type="float" office:value="155.536837577144" calcext:value-type="float">
            <text:p>155.54</text:p>
          </table:table-cell>
          <table:table-cell table:number-columns-repeated="2"/>
        </table:table-row>
        <table:table-row table:style-name="ro1">
          <table:table-cell table:style-name="ce95" office:value-type="float" office:value="292.15" calcext:value-type="float">
            <text:p>292.15</text:p>
          </table:table-cell>
          <table:table-cell table:style-name="ce64" table:formula="of:=[.B23] * [.$B$27] * [.$D$27]" office:value-type="float" office:value="157.704715601001" calcext:value-type="float">
            <text:p>157.70</text:p>
          </table:table-cell>
          <table:table-cell table:style-name="ce64" table:formula="of:=[.C23] * [.$B$27] * [.$D$27]" office:value-type="float" office:value="157.859063588627" calcext:value-type="float">
            <text:p>157.86</text:p>
          </table:table-cell>
          <table:table-cell table:style-name="ce64" table:formula="of:=[.D23] * [.$B$27] * [.$D$27]" office:value-type="float" office:value="157.973033811086" calcext:value-type="float">
            <text:p>157.97</text:p>
          </table:table-cell>
          <table:table-cell table:style-name="ce64" table:formula="of:=[.E23] * [.$B$27] * [.$D$27]" office:value-type="float" office:value="158.066608642644" calcext:value-type="float">
            <text:p>158.07</text:p>
          </table:table-cell>
          <table:table-cell table:style-name="ce64" table:formula="of:=[.F23] * [.$B$27] * [.$D$27]" office:value-type="float" office:value="158.147444775913" calcext:value-type="float">
            <text:p>158.15</text:p>
          </table:table-cell>
          <table:table-cell table:style-name="ce64" table:formula="of:=[.G23] * [.$B$27] * [.$D$27]" office:value-type="float" office:value="157.665405499843" calcext:value-type="float">
            <text:p>157.67</text:p>
          </table:table-cell>
          <table:table-cell table:style-name="ce64" table:formula="of:=[.H23] * [.$B$27] * [.$D$27]" office:value-type="float" office:value="157.859063588627" calcext:value-type="float">
            <text:p>157.86</text:p>
          </table:table-cell>
          <table:table-cell table:style-name="ce64" table:formula="of:=[.I23] * [.$B$27] * [.$D$27]" office:value-type="float" office:value="158.014435486042" calcext:value-type="float">
            <text:p>158.01</text:p>
          </table:table-cell>
          <table:table-cell table:style-name="ce64" table:formula="of:=[.J23] * [.$B$27] * [.$D$27]" office:value-type="float" office:value="158.147906674716" calcext:value-type="float">
            <text:p>158.15</text:p>
          </table:table-cell>
          <table:table-cell table:style-name="ce64" table:formula="of:=[.K23] * [.$B$27] * [.$D$27]" office:value-type="float" office:value="158.266654402758" calcext:value-type="float">
            <text:p>158.27</text:p>
          </table:table-cell>
          <table:table-cell table:number-columns-repeated="2"/>
        </table:table-row>
        <table:table-row table:style-name="ro1">
          <table:table-cell table:style-name="ce95" office:value-type="float" office:value="293.15" calcext:value-type="float">
            <text:p>293.15</text:p>
          </table:table-cell>
          <table:table-cell table:style-name="ce64" table:formula="of:=[.B24] * [.$B$27] * [.$D$27]" office:value-type="float" office:value="160.480051631492" calcext:value-type="float">
            <text:p>160.48</text:p>
          </table:table-cell>
          <table:table-cell table:style-name="ce64" table:formula="of:=[.C24] * [.$B$27] * [.$D$27]" office:value-type="float" office:value="160.630930417616" calcext:value-type="float">
            <text:p>160.63</text:p>
          </table:table-cell>
          <table:table-cell table:style-name="ce64" table:formula="of:=[.D24] * [.$B$27] * [.$D$27]" office:value-type="float" office:value="160.742558134071" calcext:value-type="float">
            <text:p>160.74</text:p>
          </table:table-cell>
          <table:table-cell table:style-name="ce64" table:formula="of:=[.E24] * [.$B$27] * [.$D$27]" office:value-type="float" office:value="160.834337677861" calcext:value-type="float">
            <text:p>160.83</text:p>
          </table:table-cell>
          <table:table-cell table:style-name="ce64" table:formula="of:=[.F24] * [.$B$27] * [.$D$27]" office:value-type="float" office:value="160.91370698571" calcext:value-type="float">
            <text:p>160.91</text:p>
          </table:table-cell>
          <table:table-cell table:style-name="ce64" table:formula="of:=[.G24] * [.$B$27] * [.$D$27]" office:value-type="float" office:value="160.441341787822" calcext:value-type="float">
            <text:p>160.44</text:p>
          </table:table-cell>
          <table:table-cell table:style-name="ce64" table:formula="of:=[.H24] * [.$B$27] * [.$D$27]" office:value-type="float" office:value="160.630930417616" calcext:value-type="float">
            <text:p>160.63</text:p>
          </table:table-cell>
          <table:table-cell table:style-name="ce64" table:formula="of:=[.I24] * [.$B$27] * [.$D$27]" office:value-type="float" office:value="160.78322125481" calcext:value-type="float">
            <text:p>160.78</text:p>
          </table:table-cell>
          <table:table-cell table:style-name="ce64" table:formula="of:=[.J24] * [.$B$27] * [.$D$27]" office:value-type="float" office:value="160.91418546869" calcext:value-type="float">
            <text:p>160.91</text:p>
          </table:table-cell>
          <table:table-cell table:style-name="ce64" table:formula="of:=[.K24] * [.$B$27] * [.$D$27]" office:value-type="float" office:value="161.030818604143" calcext:value-type="float">
            <text:p>161.03</text:p>
          </table:table-cell>
          <table:table-cell table:number-columns-repeated="2"/>
        </table:table-row>
        <table:table-row table:style-name="ro1">
          <table:table-cell table:style-name="ce95" office:value-type="float" office:value="298.15" calcext:value-type="float">
            <text:p>298.15</text:p>
          </table:table-cell>
          <table:table-cell table:style-name="ce64" table:formula="of:=[.B25] * [.$B$27] * [.$D$27]" office:value-type="float" office:value="174.940070660098" calcext:value-type="float">
            <text:p>174.94</text:p>
          </table:table-cell>
          <table:table-cell table:style-name="ce64" table:formula="of:=[.C25] * [.$B$27] * [.$D$27]" office:value-type="float" office:value="175.071581905952" calcext:value-type="float">
            <text:p>175.07</text:p>
          </table:table-cell>
          <table:table-cell table:style-name="ce64" table:formula="of:=[.D25] * [.$B$27] * [.$D$27]" office:value-type="float" office:value="175.170119871634" calcext:value-type="float">
            <text:p>175.17</text:p>
          </table:table-cell>
          <table:table-cell table:style-name="ce64" table:formula="of:=[.E25] * [.$B$27] * [.$D$27]" office:value-type="float" office:value="175.25178959093" calcext:value-type="float">
            <text:p>175.25</text:p>
          </table:table-cell>
          <table:table-cell table:style-name="ce64" table:formula="of:=[.F25] * [.$B$27] * [.$D$27]" office:value-type="float" office:value="175.322899432162" calcext:value-type="float">
            <text:p>175.32</text:p>
          </table:table-cell>
          <table:table-cell table:style-name="ce64" table:formula="of:=[.G25] * [.$B$27] * [.$D$27]" office:value-type="float" office:value="174.900997948071" calcext:value-type="float">
            <text:p>174.90</text:p>
          </table:table-cell>
          <table:table-cell table:style-name="ce64" table:formula="of:=[.H25] * [.$B$27] * [.$D$27]" office:value-type="float" office:value="175.071581905952" calcext:value-type="float">
            <text:p>175.07</text:p>
          </table:table-cell>
          <table:table-cell table:style-name="ce64" table:formula="of:=[.I25] * [.$B$27] * [.$D$27]" office:value-type="float" office:value="175.209368955833" calcext:value-type="float">
            <text:p>175.21</text:p>
          </table:table-cell>
          <table:table-cell table:style-name="ce64" table:formula="of:=[.J25] * [.$B$27] * [.$D$27]" office:value-type="float" office:value="175.32860887728" calcext:value-type="float">
            <text:p>175.33</text:p>
          </table:table-cell>
          <table:table-cell table:style-name="ce64" table:formula="of:=[.K25] * [.$B$27] * [.$D$27]" office:value-type="float" office:value="175.435313366642" calcext:value-type="float">
            <text:p>175.4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3" table:formula="of:=[.E34]-[.C34]" office:value-type="float" office:value="0.222794623487687" calcext:value-type="float">
            <text:p>0.222795</text:p>
          </table:table-cell>
          <table:table-cell table:style-name="Default" table:number-columns-repeated="4"/>
          <table:table-cell table:style-name="ce9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percentage-style style:name="N138">
      <number:number number:decimal-places="4" loext:min-decimal-places="4" number:min-integer-digits="1"/>
      <number:text>%</number:text>
    </number:percentage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5" loext:min-decimal-places="5" number:min-integer-digits="1"/>
      <number:text>%</number:text>
    </number:percentage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scientific-number number:decimal-places="0" loext:min-decimal-places="0" number:min-integer-digits="1" number:min-exponent-digits="2" loext:exponent-interval="1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1:29:55.703147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07:38:00.454123594</meta:creation-date>
    <dc:date>2021-11-29T21:40:15.159505116</dc:date>
    <meta:editing-duration>P19DT10H3M28S</meta:editing-duration>
    <meta:editing-cycles>92</meta:editing-cycles>
    <meta:generator>LibreOffice/6.1.5.2$Linux_x86 LibreOffice_project/10$Build-2</meta:generator>
    <meta:document-statistic meta:table-count="9" meta:cell-count="27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solid" svg:stroke-width="0.04cm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4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3cm" svg:height="9cm" xlink:href=".." xlink:type="simple" chart:class="chart:scatter" chart:style-name="ch1">
        <chart:title svg:x="0.171cm" svg:y="0.2cm" chart:style-name="ch2">
          <text:p>Temperature vs. CO2 concentration including water vapour and Lapse Rate feedbacks</text:p>
        </chart:title>
        <chart:plot-area chart:style-name="ch3" table:cell-range-address="Summary.A17:Summary.A21 Summary.D16:Summary.D21" chart:data-source-has-labels="row" svg:x="1.351cm" svg:y="1.2cm" svg:width="15.322cm" svg:height="6.639cm">
          <chartooo:coordinate-region svg:x="2.263cm" svg:y="1.399cm" svg:width="14.038cm" svg:height="5.793cm"/>
          <chart:axis chart:dimension="x" chart:name="primary-x" chart:style-name="ch4">
            <chart:title svg:x="7.063cm" svg:y="8.019cm" chart:style-name="ch5">
              <text:p>CO2 concentration (ppmv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833cm" chart:style-name="ch9">
              <text:p>Temperature (°C)</text:p>
            </chart:title>
            <chart:grid chart:style-name="ch6" chart:class="major"/>
            <chart:grid chart:style-name="ch7" chart:class="minor"/>
          </chart:axis>
          <chart:axis chart:dimension="y" chart:name="secondary-y" chart:style-name="ch10"/>
          <chart:series chart:attached-axis="primary-y" chart:style-name="ch11" chart:values-cell-range-address="Summary.D17:Summary.D21" chart:label-cell-address="Summary.D16:Summary.D16" chart:class="chart:scatter">
            <chart:domain table:cell-range-address="Summary.A17:Summary.A21"/>
            <chart:regression-curve chart:style-name="ch12">
              <chart:equation chart:display-equation="true" chart:display-r-square="true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°C )</text:p>
                <draw:g>
                  <svg:desc>Summary.D16:Summary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">
                <text:p>275</text:p>
                <draw:g>
                  <svg:desc>Summary.A17:Summary.A21</svg:desc>
                </draw:g>
              </table:table-cell>
              <table:table-cell office:value-type="float" office:value="14">
                <text:p>14</text:p>
                <draw:g>
                  <svg:desc>Summary.D17:Summary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4.4960197106539">
                <text:p>14.4960197106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14.9150930568663">
                <text:p>14.9150930568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5.4139228978322">
                <text:p>15.4139228978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16.4399225113579">
                <text:p>16.439922511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3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0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55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400ppm.A29:CO2_400ppm.A37 CO2_400ppm.G28:CO2_400ppm.G37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400ppm.G29:CO2_400ppm.G37" chart:label-cell-address="CO2_400ppm.G28:CO2_400ppm.G28" chart:class="chart:scatter">
            <chart:domain table:cell-range-address="CO2_400ppm.A29:CO2_400ppm.A37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400ppm.G28:CO2_400ppm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400ppm.A29:CO2_400ppm.A37</svg:desc>
                </draw:g>
              </table:table-cell>
              <table:table-cell office:value-type="float" office:value="134.335186485785">
                <text:p>134.335186485785</text:p>
                <draw:g>
                  <svg:desc>CO2_400ppm.G29:CO2_400ppm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4.495619127029">
                <text:p>144.495619127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7.104439111227">
                <text:p>147.104439111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49.744330617243">
                <text:p>149.744330617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2.416606227373">
                <text:p>152.416606227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5.121350467103">
                <text:p>155.121350467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7.859063588627">
                <text:p>157.859063588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0.630930417616">
                <text:p>160.630930417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5.071581905952">
                <text:p>175.0715819059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3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8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800ppm.A29:CO2_800ppm.A37 CO2_800ppm.G28:CO2_800ppm.G37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800ppm.G29:CO2_800ppm.G37" chart:label-cell-address="CO2_800ppm.G28:CO2_800ppm.G28" chart:class="chart:scatter">
            <chart:domain table:cell-range-address="CO2_800ppm.A29:CO2_800ppm.A37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800ppm.G28:CO2_800ppm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800ppm.A29:CO2_800ppm.A37</svg:desc>
                </draw:g>
              </table:table-cell>
              <table:table-cell office:value-type="float" office:value="136.034424892046">
                <text:p>136.034424892046</text:p>
                <draw:g>
                  <svg:desc>CO2_800ppm.G29:CO2_800ppm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6.18805939387">
                <text:p>146.18805939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8.795905551429">
                <text:p>148.79590555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1.435197915925">
                <text:p>151.435197915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4.107272576502">
                <text:p>154.107272576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6.81214922943">
                <text:p>156.81214922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9.550316842913">
                <text:p>159.550316842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2.322938571785">
                <text:p>162.322938571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6.770122048951">
                <text:p>176.7701220489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4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3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37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55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550ppm.A29:CO2_550ppm.A37 CO2_550ppm.G28:CO2_550ppm.G37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550ppm.G29:CO2_550ppm.G37" chart:label-cell-address="CO2_550ppm.G28:CO2_550ppm.G28" chart:class="chart:scatter">
            <chart:domain table:cell-range-address="CO2_550ppm.A29:CO2_550ppm.A37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550ppm.G28:CO2_550ppm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550ppm.A29:CO2_550ppm.A37</svg:desc>
                </draw:g>
              </table:table-cell>
              <table:table-cell office:value-type="float" office:value="135.121321486815">
                <text:p>135.121321486815</text:p>
                <draw:g>
                  <svg:desc>CO2_550ppm.G29:CO2_550ppm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5.272769999141">
                <text:p>145.272769999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7.879568548552">
                <text:p>147.879568548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0.51757446965">
                <text:p>150.51757446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3.188092645579">
                <text:p>153.188092645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5.891201381721">
                <text:p>155.891201381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8.627426580589">
                <text:p>158.627426580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1.397925952588">
                <text:p>161.397925952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5.832982599947">
                <text:p>175.832982599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30" chart:maximum="19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8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1600ppm.A29:CO2_1600ppm.A37 CO2_1600ppm.G28:CO2_1600ppm.G37" chart:data-source-has-labels="row" svg:x="1.304cm" svg:y="1.199cm" svg:width="10.391cm" svg:height="6.948cm">
          <chartooo:coordinate-region svg:x="2.111cm" svg:y="1.398cm" svg:width="9.304cm" svg:height="6.103cm"/>
          <chart:axis chart:dimension="x" chart:name="primary-x" chart:style-name="ch5">
            <chart:title svg:x="5.264cm" svg:y="8.346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1600ppm.G29:CO2_1600ppm.G37" chart:label-cell-address="CO2_1600ppm.G28:CO2_1600ppm.G28" chart:class="chart:scatter">
            <chart:domain table:cell-range-address="CO2_1600ppm.A29:CO2_1600ppm.A37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1600ppm.G28:CO2_1600ppm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1600ppm.A29:CO2_1600ppm.A37</svg:desc>
                </draw:g>
              </table:table-cell>
              <table:table-cell office:value-type="float" office:value="137.812328234505">
                <text:p>137.812328234505</text:p>
                <draw:g>
                  <svg:desc>CO2_1600ppm.G29:CO2_1600ppm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8.014398114962">
                <text:p>148.014398114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0.635617733919">
                <text:p>150.635617733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3.288821698049">
                <text:p>153.288821698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5.975312471833">
                <text:p>155.97531247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8.694939355873">
                <text:p>158.694939355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1.44820595737">
                <text:p>161.44820595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4.23610936622">
                <text:p>164.23610936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8.760712856949">
                <text:p>178.7607128569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3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0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275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275ppm.A29:CO2_275ppm.A37 CO2_275ppm.G28:CO2_275ppm.G37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275ppm.G29:CO2_275ppm.G37" chart:label-cell-address="CO2_275ppm.G28:CO2_275ppm.G28" chart:class="chart:scatter">
            <chart:domain table:cell-range-address="CO2_275ppm.A29:CO2_275ppm.A37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275ppm.G28:CO2_275ppm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275ppm.A29:CO2_275ppm.A37</svg:desc>
                </draw:g>
              </table:table-cell>
              <table:table-cell office:value-type="float" office:value="133.39133923183">
                <text:p>133.39133923183</text:p>
                <draw:g>
                  <svg:desc>CO2_275ppm.G29:CO2_275ppm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43.571049276231">
                <text:p>143.571049276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46.184813673543">
                <text:p>146.184813673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48.829578852567">
                <text:p>148.829578852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51.506671747799">
                <text:p>151.506671747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54.216159638448">
                <text:p>154.216159638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56.958570406833">
                <text:p>156.958570406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59.73499299249">
                <text:p>159.73499299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74.197559742003">
                <text:p>174.1975597420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